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5aba" officeooo:paragraph-rsid="00125aba"/>
    </style:style>
    <style:style style:name="P2" style:family="paragraph" style:parent-style-name="Preformatted_20_Text">
      <style:text-properties fo:font-variant="normal" fo:text-transform="none" fo:color="#000000" fo:letter-spacing="normal" officeooo:rsid="00125aba" officeooo:paragraph-rsid="00125aba"/>
    </style:style>
    <style:style style:name="P3" style:family="paragraph" style:parent-style-name="Preformatted_20_Text">
      <style:text-properties fo:font-variant="normal" fo:text-transform="none" fo:color="#000000" style:font-name="monospace" fo:font-size="9.75pt" fo:letter-spacing="normal" fo:font-style="normal" fo:font-weight="normal" officeooo:rsid="00125aba" officeooo:paragraph-rsid="00125aba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fo:letter-spacing="normal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fo:letter-spacing="normal" officeooo:rsid="00125aba" officeooo:paragraph-rsid="00125aba"/>
    </style:style>
    <style:style style:name="P6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fo:letter-spacing="normal"/>
    </style:style>
    <style:style style:name="P7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fo:letter-spacing="normal" officeooo:rsid="00125aba" officeooo:paragraph-rsid="00125aba"/>
    </style:style>
    <style:style style:name="P8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monospace" fo:font-size="9.75pt" fo:letter-spacing="normal" fo:font-style="normal" fo:font-weight="normal" officeooo:rsid="00125aba" officeooo:paragraph-rsid="00125aba"/>
    </style:style>
    <style:style style:name="P9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monospace" fo:font-size="9.75pt" fo:letter-spacing="normal" fo:font-style="normal" fo:font-weight="normal"/>
    </style:style>
    <style:style style:name="P10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officeooo:paragraph-rsid="00125aba"/>
    </style:style>
    <style:style style:name="T1" style:family="text">
      <style:text-properties style:font-name="monospace" fo:font-size="9.75pt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-start text:name="__DdeLink__3967_3062245043"/>Capillovirus</text:p>
      <text:p text:style-name="P4"/>
      <text:p text:style-name="P4"><text:bookmark-start text:name="__DdeLink__3829_3062245043"/><text:s/><text:bookmark-start text:name="__DdeLink__14734_127468092"/><text:bookmark-start text:name="__DdeLink__14511_127468092"/><text:span text:style-name="T1">1 </text:span><text:bookmark text:name="NC_001749.2_1"/><text:span text:style-name="T1">aaatttaaca ggcttaattt ccgcgcttta cgtcaatggc tttcacttac agaaaccccc</text:span></text:p>
      <text:p text:style-name="P6"><text:s text:c="7"/><text:span text:style-name="T1">61 </text:span><text:bookmark text:name="NC_001749.2_61"/><text:span text:style-name="T1">tcgaaattgc aatcaacaaa cttcctagta agcagtctga tcaactgctt tccttgacca</text:span></text:p>
      <text:p text:style-name="P6"><text:s text:c="6"/><text:span text:style-name="T1">121 </text:span><text:bookmark text:name="NC_001749.2_121"/><text:span text:style-name="T1">ccgacgagat tgaaaagacc ttagaagtga ccaaccgctt cttctctttt tcaatcacac</text:span></text:p>
      <text:p text:style-name="P6"><text:s text:c="6"/><text:span text:style-name="T1">181 </text:span><text:bookmark text:name="NC_001749.2_181"/><text:span text:style-name="T1">cagaagatca agaattgttg actaagcatg gtctaacact tgcacctata gggtttaagt</text:span></text:p>
      <text:p text:style-name="P6"><text:s text:c="6"/><text:span text:style-name="T1">241 </text:span><text:bookmark text:name="NC_001749.2_241"/><text:span text:style-name="T1">cacactccca tccaatatcc aaaatgatag aaaatcatct cctgtatata tgtgttccga</text:span></text:p>
      <text:p text:style-name="P6"><text:s text:c="6"/><text:span text:style-name="T1">301 </text:span><text:bookmark text:name="NC_001749.2_301"/><text:span text:style-name="T1">gtcttttatc ctcctttaag tcagttgcct ttttttcact tagggaaaat aaagtagaca</text:span></text:p>
      <text:p text:style-name="P6"><text:s text:c="6"/><text:span text:style-name="T1">361 </text:span><text:bookmark text:name="NC_001749.2_361"/><text:span text:style-name="T1">gttttcttaa gatgcattca gtcttttccc atggaaaaat taaatctttg gggatgtaca</text:span></text:p>
      <text:p text:style-name="P6"><text:s text:c="6"/><text:span text:style-name="T1">421 </text:span><text:bookmark text:name="NC_001749.2_421"/><text:span text:style-name="T1">atgctataat tgatgggaaa gataaatata ggtatggtga tgtagagttt tcatctttta</text:span></text:p>
      <text:p text:style-name="P6"><text:s text:c="6"/><text:span text:style-name="T1">481 </text:span><text:bookmark text:name="NC_001749.2_481"/><text:span text:style-name="T1">gggatagagt gattggtctt agagatcaat gccttacacg taacaaattt ccaaaagttc</text:span></text:p>
      <text:p text:style-name="P6"><text:s text:c="6"/><text:span text:style-name="T1">541 </text:span><text:bookmark text:name="NC_001749.2_541"/><text:span text:style-name="T1">tgtttcttca cgacgagttg cactttctaa gtccatttga catggctttc ctatttgaga</text:span></text:p>
      <text:p text:style-name="P6"><text:s text:c="6"/><text:span text:style-name="T1">601 </text:span><text:bookmark text:name="NC_001749.2_601"/><text:span text:style-name="T1">caatcccaga aattgataga gttgttgcaa ccacagtttt tccaatagaa cttttattcg</text:span></text:p>
      <text:p text:style-name="P6"><text:s text:c="6"/><text:span text:style-name="T1">661 </text:span><text:bookmark text:name="NC_001749.2_661"/><text:span text:style-name="T1">gggacaaggt ctctaaggaa cccagggttt atacctacaa ggtccatggc tcttcatttt</text:span></text:p>
      <text:p text:style-name="P6"><text:s text:c="6"/><text:span text:style-name="T1">721 </text:span><text:bookmark text:name="NC_001749.2_721"/><text:span text:style-name="T1">cattttatcc ggatggtgtt gcctctgagt gttacgaaca gaatttggca aattctaaat</text:span></text:p>
      <text:p text:style-name="P6"><text:s text:c="6"/><text:span text:style-name="T1">781 </text:span><text:bookmark text:name="NC_001749.2_781"/><text:span text:style-name="T1">ggcccttcac ctgcagcggc atacaatggg ctaacaggaa aattagggta accaagctac</text:span></text:p>
      <text:p text:style-name="P6"><text:s text:c="6"/><text:span text:style-name="T1">841 </text:span><text:bookmark text:name="NC_001749.2_841"/><text:span text:style-name="T1">agagtctctt cgcccatcat gttttctcat ttgacagggg gagggcttgt aatgaattta</text:span></text:p>
      <text:p text:style-name="P6"><text:s text:c="6"/><text:span text:style-name="T1">901 </text:span><text:bookmark text:name="NC_001749.2_901"/><text:span text:style-name="T1">atcatttcga caaacctagc tgtctacttg cggaagaaat gcgccttttg accaaaaggt</text:span></text:p>
      <text:p text:style-name="P6"><text:s text:c="6"/><text:span text:style-name="T1">961 </text:span><text:bookmark text:name="NC_001749.2_961"/><text:span text:style-name="T1">ttgataaagc agttattaac agaagcacag tctcttccct cagtacatac atggcttgtc</text:span></text:p>
      <text:p text:style-name="P6"><text:s text:c="5"/><text:span text:style-name="T1">1021 </text:span><text:bookmark text:name="NC_001749.2_1021"/><text:span text:style-name="T1">ttaaaactgc aaatgcggct tcagctgttg ccaagctgag gcagttggag aagagggatc</text:span></text:p>
      <text:p text:style-name="P6"><text:s text:c="5"/><text:span text:style-name="T1">1081 </text:span><text:bookmark text:name="NC_001749.2_1081"/><text:span text:style-name="T1">tttacccaga tgagttgaac ttcgtctatt cctttggaga gcatttcaaa aattttggga</text:span></text:p>
      <text:p text:style-name="P6"><text:s text:c="5"/><text:span text:style-name="T1">1141 </text:span><text:bookmark text:name="NC_001749.2_1141"/><text:span text:style-name="T1">tgagagatga ctttgatgtg tcagttctac aatgggtcaa agacaaattt tgccaggtca</text:span></text:p>
      <text:p text:style-name="P6"><text:s text:c="5"/><text:span text:style-name="T1">1201 </text:span><text:bookmark text:name="NC_001749.2_1201"/><text:span text:style-name="T1">tgcctcactt catcgccgcc agtttctttg aaccaacaga atttcattta aacatgcgca</text:span></text:p>
      <text:p text:style-name="P6"><text:s text:c="5"/><text:span text:style-name="T1">1261 </text:span><text:bookmark text:name="NC_001749.2_1261"/><text:span text:style-name="T1">aattgttgaa tgatctggct actaaaggaa tagaggttcc cctttctgtg atcatcctgg</text:span></text:p>
      <text:p text:style-name="P6"><text:s text:c="5"/><text:span text:style-name="T1">1321 </text:span><text:bookmark text:name="NC_001749.2_1321"/><text:span text:style-name="T1">acaaagtcaa cttcatagag accagatttc atgccaggat gttcgacata gcacaggcaa</text:span></text:p>
      <text:p text:style-name="P6"><text:s text:c="5"/><text:span text:style-name="T1">1381 </text:span><text:bookmark text:name="NC_001749.2_1381"/><text:span text:style-name="T1">tcggggtgaa cctagattta ctggggaaaa gatttgatta tgaggctgag agtgaagagt</text:span></text:p>
      <text:p text:style-name="P6"><text:s text:c="5"/><text:span text:style-name="T1">1441 </text:span><text:bookmark text:name="NC_001749.2_1441"/><text:span text:style-name="T1">acttttcaga gaacggttac atctttatgc cctctaaatc aaatccagag agaaattgga</text:span></text:p>
      <text:p text:style-name="P6"><text:s text:c="5"/><text:span text:style-name="T1">1501 </text:span><text:bookmark text:name="NC_001749.2_1501"/><text:span text:style-name="T1">ttctaaattc cggttcgctg aaaattgact attcaagatt ggtaagagcc aggagattta</text:span></text:p>
      <text:p text:style-name="P6"><text:s text:c="5"/><text:span text:style-name="T1">1561 </text:span><text:bookmark text:name="NC_001749.2_1561"/><text:span text:style-name="T1">gattgagaag agatttccta gatcccatat ctaaaggaaa atcccctaga aaacaactct</text:span></text:p>
      <text:p text:style-name="P6"><text:s text:c="5"/><text:span text:style-name="T1">1621 </text:span><text:bookmark text:name="NC_001749.2_1621"/><text:span text:style-name="T1">tcttggagtc aacgggaaac attaaatcaa atcccaatgc tgaaaaaaat agcgagagcg</text:span></text:p>
      <text:p text:style-name="P6"><text:s text:c="5"/><text:span text:style-name="T1">1681 </text:span><text:bookmark text:name="NC_001749.2_1681"/><text:span text:style-name="T1">gcgaaataaa gattgaaggc agtgccgaaa atgatcagcc acatgaggta tcacatactt</text:span></text:p>
      <text:p text:style-name="P6"><text:s text:c="5"/><text:span text:style-name="T1">1741 </text:span><text:bookmark text:name="NC_001749.2_1741"/><text:span text:style-name="T1">caatggaaac cgaggatgga cagggttttg aaggttcaat accagttgat ttaatcaatt</text:span><text:bookmark-end text:name="__DdeLink__3829_3062245043"/></text:p>
      <text:p text:style-name="P6"><text:s text:c="5"/><text:span text:style-name="T1">1801 </text:span><text:bookmark text:name="NC_001749.2_1801"/><text:span text:style-name="T1">gctttgaacc agaagaaatc aagcttccaa agagaagaag gaaaaatgat tgcgtcttca</text:span></text:p>
      <text:p text:style-name="P6"><text:s text:c="5"/><text:span text:style-name="T1">1861 </text:span><text:bookmark text:name="NC_001749.2_1861"/><text:span text:style-name="T1">aggccatctc tgcacacttg gggattgact ctcaagattt gttgaatttt ttggtaaatg</text:span></text:p>
      <text:p text:style-name="P6"><text:s text:c="5"/><text:span text:style-name="T1">1921 </text:span><text:bookmark text:name="NC_001749.2_1921"/><text:span text:style-name="T1">aagacatatc agatgaatta cttgattgca ttgaagagga caaaggactg tcacatgaaa</text:span></text:p>
      <text:p text:style-name="P6"><text:s text:c="5"/><text:span text:style-name="T1">1981 </text:span><text:bookmark text:name="NC_001749.2_1981"/><text:span text:style-name="T1">tgattgaaga agttttgatc acaaagggtc tttcaatggt ttatacttct gacttcaaag</text:span></text:p>
      <text:p text:style-name="P6"><text:s text:c="5"/><text:span text:style-name="T1">2041 </text:span><text:bookmark text:name="NC_001749.2_2041"/><text:span text:style-name="T1">aaatggcagt tcttaataga aagtatggag tgaatggcaa gatgtactgc acaattaaag</text:span></text:p>
      <text:p text:style-name="P6"><text:s text:c="5"/><text:span text:style-name="T1">2101 </text:span><text:bookmark text:name="NC_001749.2_2101"/><text:span text:style-name="T1">gcaatcactg cgagctgagt tccaaagagt gcttcatcag attattgaaa gaaggtggtg</text:span></text:p>
      <text:p text:style-name="P6"><text:s text:c="5"/><text:span text:style-name="T1">2161 </text:span><text:bookmark text:name="NC_001749.2_2161"/><text:span text:style-name="T1">aagcgcagat gtcaaatgaa aatctaaatg ctgattcctt gttcgacctt ggaagatttg</text:span></text:p>
      <text:p text:style-name="P6"><text:s text:c="5"/><text:span text:style-name="T1">2221 </text:span><text:bookmark text:name="NC_001749.2_2221"/><text:span text:style-name="T1">tgcataatag agacagggct gtcaagctag caaaatcaat ggcaagaggc acaacaggcc</text:span></text:p>
      <text:p text:style-name="P6"><text:s text:c="5"/><text:span text:style-name="T1">2281 </text:span><text:bookmark text:name="NC_001749.2_2281"/><text:span text:style-name="T1">tcctgaatga attcgaccta gaattctgca agaacatggt gaccctttcg gagttgtttc</text:span></text:p>
      <text:p text:style-name="P6"><text:s text:c="5"/><text:span text:style-name="T1">2341 </text:span><text:bookmark text:name="NC_001749.2_2341"/><text:span text:style-name="T1">ctgaaaactt ttcttctgtt gtcgggctaa ggcttgggtt tgcgggttct ggtaaaacgc</text:span></text:p>
      <text:p text:style-name="P6"><text:s text:c="5"/><text:span text:style-name="T1">2401 </text:span><text:bookmark text:name="NC_001749.2_2401"/><text:span text:style-name="T1">ataaggtgct tcaatggatt aattacactc caagtgtcaa aagaatgttt ataagtccaa</text:span></text:p>
      <text:p text:style-name="P6"><text:s text:c="5"/><text:span text:style-name="T1">2461 </text:span><text:bookmark text:name="NC_001749.2_2461"/><text:span text:style-name="T1">ggagaatgct ggcggatgaa gttgaacctc aactcaaggg aacggcctgt caggtgcata</text:span></text:p>
      <text:p text:style-name="P6"><text:s text:c="5"/><text:span text:style-name="T1">2521 </text:span><text:bookmark text:name="NC_001749.2_2521"/><text:span text:style-name="T1">catgggagac tgcacttaaa aaaatcgacg gaacttttat ggaagttttt gttgatgaaa</text:span></text:p>
      <text:p text:style-name="P6"><text:s text:c="5"/><text:span text:style-name="T1">2581 </text:span><text:bookmark text:name="NC_001749.2_2581"/><text:span text:style-name="T1">taggtttgta cccacctgga taccttacac tgctacagat gtgtgctttc agaaagattg</text:span></text:p>
      <text:p text:style-name="P6"><text:s text:c="5"/><text:span text:style-name="T1">2641 </text:span><text:bookmark text:name="NC_001749.2_2641"/><text:span text:style-name="T1">ttaagggaca aagtgaaaat ttcttgaaag gcaaactgtt ggaattgtca aagacttgct</text:span></text:p>
      <text:p text:style-name="P6"><text:s text:c="5"/><text:span text:style-name="T1">2701 </text:span><text:bookmark text:name="NC_001749.2_2701"/><text:span text:style-name="T1">taaacataag atgttttggt gatccattgc aattaaggta ttactcagct gaagacacca</text:span></text:p>
      <text:p text:style-name="P6"><text:s text:c="5"/><text:span text:style-name="T1">2761 </text:span><text:bookmark text:name="NC_001749.2_2761"/><text:span text:style-name="T1">atctattgga caaaacacat gatattgacc tcatgatcaa gacgatcaag cacaaatatc</text:span></text:p>
      <text:p text:style-name="P6"><text:s text:c="5"/><text:span text:style-name="T1">2821 </text:span><text:bookmark text:name="NC_001749.2_2821"/><text:span text:style-name="T1">ttttccaagg gtacaggttc ggtcagtggt ttcaagaact ggtgaacatg cccactagag</text:span></text:p>
      <text:p text:style-name="P6"><text:s text:c="5"/><text:span text:style-name="T1">2881 </text:span><text:bookmark text:name="NC_001749.2_2881"/><text:span text:style-name="T1">tggatgagtc gaaattctca aggaagttct ttgcagacat ttcaagtgta aaaactgaag</text:span></text:p>
      <text:p text:style-name="P6"><text:s text:c="5"/><text:span text:style-name="T1">2941 </text:span><text:bookmark text:name="NC_001749.2_2941"/><text:span text:style-name="T1">attacggact catcctagtt gccaagagag aagataaagg tgtcttcgct ggaagagttc</text:span></text:p>
      <text:p text:style-name="P6"><text:s text:c="5"/><text:span text:style-name="T1">3001 </text:span><text:bookmark text:name="NC_001749.2_3001"/><text:span text:style-name="T1">ctgtagcaac agtgagtgaa tctcagggaa tgaccattag caaaagggtg ttgatatgtt</text:span></text:p>
      <text:p text:style-name="P6"><text:s text:c="5"/><text:span text:style-name="T1">3061 </text:span><text:bookmark text:name="NC_001749.2_3061"/><text:span text:style-name="T1">tggaccaaaa tctttttgcc gggggagcca atgcagccat tgttgcaata acaagatcaa</text:span></text:p>
      <text:p text:style-name="P6"><text:s text:c="5"/><text:span text:style-name="T1">3121 </text:span><text:bookmark text:name="NC_001749.2_3121"/><text:span text:style-name="T1">aggtcggctt tgactttatc cttaaaggga attcattgaa agaggtacag aggatggcac</text:span></text:p>
      <text:p text:style-name="P6"><text:s text:c="5"/><text:span text:style-name="T1">3181 </text:span><text:bookmark text:name="NC_001749.2_3181"/><text:span text:style-name="T1">aaaagacaat ttggcagttc atcattgaag ggaagtctat tccgatggag aggatagtga</text:span></text:p>
      <text:p text:style-name="P6"><text:soft-page-break/><text:s text:c="5"/><text:span text:style-name="T1">3241 </text:span><text:bookmark text:name="NC_001749.2_3241"/><text:span text:style-name="T1">acatgaatcc tggagccagc ttttatgaga gtcctttgga tgttggaaat tcatcaattc</text:span></text:p>
      <text:p text:style-name="P6"><text:s text:c="5"/><text:span text:style-name="T1">3301 </text:span><text:bookmark text:name="NC_001749.2_3301"/><text:span text:style-name="T1">aagacaaagc ttctaatgac ctgttcataa tgccttttat aaatttggct gaggaagaag</text:span></text:p>
      <text:p text:style-name="P6"><text:s text:c="5"/><text:span text:style-name="T1">3361 </text:span><text:bookmark text:name="NC_001749.2_3361"/><text:span text:style-name="T1">ttgacccaga ggaagttgtt ggggacgtaa ttcaacctgt tgagtggttc aaatgtcatg</text:span></text:p>
      <text:p text:style-name="P6"><text:s text:c="5"/><text:span text:style-name="T1">3421 </text:span><text:bookmark text:name="NC_001749.2_3421"/><text:span text:style-name="T1">tgcctgtctt cgacacagat ccgacgcttg cggagatttt tgataaggtt gcagcaaaag</text:span></text:p>
      <text:p text:style-name="P6"><text:s text:c="5"/><text:span text:style-name="T1">3481 </text:span><text:bookmark text:name="NC_001749.2_3481"/><text:span text:style-name="T1">aaaaaaggga attccagtct gtgctgggtc tttcaaatca atttcttgac atggaaaaga</text:span></text:p>
      <text:p text:style-name="P6"><text:s text:c="5"/><text:span text:style-name="T1">3541 </text:span><text:bookmark text:name="NC_001749.2_3541"/><text:span text:style-name="T1">atggatgcaa aatagacatc ttgccctttg cgcgacaaaa tgtttttcca catcatcaag</text:span></text:p>
      <text:p text:style-name="P6"><text:s text:c="5"/><text:span text:style-name="T1">3601 </text:span><text:bookmark text:name="NC_001749.2_3601"/><text:span text:style-name="T1">cgtctgatga tgttactttc tgggcaggtg ttcaaaaaag aattagaaag tcgaactgga</text:span></text:p>
      <text:p text:style-name="P6"><text:s text:c="5"/><text:span text:style-name="T1">3661 </text:span><text:bookmark text:name="NC_001749.2_3661"/><text:span text:style-name="T1">gaagggagaa atcgaagttt gaggaatttg aaagccaagg gaaagaactt cttcaagaat</text:span></text:p>
      <text:p text:style-name="P6"><text:s text:c="5"/><text:span text:style-name="T1">3721 </text:span><text:bookmark text:name="NC_001749.2_3721"/><text:span text:style-name="T1">tcatctcaat gctaccgttt gaattcaaag tgaatatcaa ggagattgaa gatggagaga</text:span></text:p>
      <text:p text:style-name="P6"><text:s text:c="5"/><text:span text:style-name="T1">3781 </text:span><text:bookmark text:name="NC_001749.2_3781"/><text:span text:style-name="T1">agagcttttt agaaaaaaga aagctaaaat ctgagaaaat gtgggcaaat cattcggaga</text:span></text:p>
      <text:p text:style-name="P6"><text:s text:c="5"/><text:span text:style-name="T1">3841 </text:span><text:bookmark text:name="NC_001749.2_3841"/><text:span text:style-name="T1">gatcagacat tgactggaaa cttgaccacg cctttctctt catgaaatca caatattgca</text:span></text:p>
      <text:p text:style-name="P6"><text:s text:c="5"/><text:span text:style-name="T1">3901 </text:span><text:bookmark text:name="NC_001749.2_3901"/><text:span text:style-name="T1">cgaaggaagg gaagatgttc accgaagcta aagctggcca aactttggcc tgtttccaac</text:span></text:p>
      <text:p text:style-name="P6"><text:s text:c="5"/><text:span text:style-name="T1">3961 </text:span><text:bookmark text:name="NC_001749.2_3961"/><text:span text:style-name="T1">atatagtcct atttagattt ggacccatgt tgagagc</text:span><text:bookmark-start text:name="__DdeLink__14743_127468092"/><text:span text:style-name="T1">aat tgaaagtgcc tttttgagaa</text:span></text:p>
      <text:p text:style-name="P6"><text:s text:c="5"/><text:span text:style-name="T1">4021 </text:span><text:bookmark text:name="NC_001749.2_4021"/><text:span text:style-name="T1">gctgtggaga ctcatac</text:span><text:bookmark-start text:name="__DdeLink__3974_3062245043"/><text:span text:style-name="T1">tac atacactccg ggaaaaactt cttctgcctg gatagctttg</text:span></text:p>
      <text:p text:style-name="P6"><text:s text:c="5"/><text:span text:style-name="T1">4081 </text:span><text:bookmark text:name="NC_001749.2_4081"/><text:span text:style-name="T1">tgacaaagaa tgcaagtgtc tttgatggat tttcaattga gtcagactac acggcctttg</text:span></text:p>
      <text:p text:style-name="P6"><text:s text:c="5"/><text:span text:style-name="T1">4141 </text:span><text:bookmark text:name="NC_001749.2_4141"/><text:span text:style-name="T1">actcatctca ggaccacg</text:span><text:bookmark-end text:name="__DdeLink__3974_3062245043"/><text:span text:style-name="T1">tc atattggcct ttgaaatggc actgttacaa tacctgggcg</text:span></text:p>
      <text:p text:style-name="P6"><text:s text:c="5"/><text:span text:style-name="T1">4201 </text:span><text:bookmark text:name="NC_001749.2_4201"/><text:span text:style-name="T1">tgtcaaagga gtttcagcta gattacctta gactgaaatt aactctcgga tgccgtctcg</text:span></text:p>
      <text:p text:style-name="P6"><text:s text:c="5"/><text:span text:style-name="T1">4261 </text:span><text:bookmark text:name="NC_001749.2_4261"/><text:span text:style-name="T1">gatcactagc aataatgagg ttcacaggag aattttgcac tttcttattc aacacatttg</text:span></text:p>
      <text:p text:style-name="P6"><text:s text:c="5"/><text:span text:style-name="T1">4321 </text:span><text:bookmark text:name="NC_001749.2_4321"/><text:span text:style-name="T1">ccaatatgct gtttactcaa ttgaagtaca agatagac</text:span><text:bookmark-end text:name="__DdeLink__14743_127468092"/><text:span text:style-name="T1">cc aaggaggcat aggattttat</text:span></text:p>
      <text:p text:style-name="P6"><text:s text:c="5"/><text:span text:style-name="T1">4381 </text:span><text:bookmark text:name="NC_001749.2_4381"/><text:span text:style-name="T1">ttgctgggga cgatatgtgt tccttgagct ctctcaaaag aaggagaggg gagagagcga</text:span></text:p>
      <text:p text:style-name="P6"><text:s text:c="5"/><text:span text:style-name="T1">4441 </text:span><text:bookmark text:name="NC_001749.2_4441"/><text:span text:style-name="T1">caagattgat gaagagcttt tccctaactg cagtagaaga ggtgagaaaa ttcccaatgt</text:span></text:p>
      <text:p text:style-name="P6"><text:s text:c="5"/><text:span text:style-name="T1">4501 </text:span><text:bookmark text:name="NC_001749.2_4501"/><text:span text:style-name="T1">tttgtggatg gtacttaagt ccatatggta tcattaaatc tccaaaattg ctgtgggcca</text:span></text:p>
      <text:p text:style-name="P6"><text:s text:c="5"/><text:span text:style-name="T1">4561 </text:span><text:bookmark text:name="NC_001749.2_4561"/><text:span text:style-name="T1">ggatcaagat gatgagtgag agacagcttt tgaaggaatg tgttgataat tacctatttg</text:span></text:p>
      <text:p text:style-name="P6"><text:s text:c="5"/><text:span text:style-name="T1">4621 </text:span><text:bookmark text:name="NC_001749.2_4621"/><text:span text:style-name="T1">aggcgatatt tgcctacaga ttaggtgaga ggctttacac aattttgaaa gaagaggatt</text:span></text:p>
      <text:p text:style-name="P6"><text:s text:c="5"/><text:span text:style-name="T1">4681 </text:span><text:bookmark text:name="NC_001749.2_4681"/><text:span text:style-name="T1">ttgaatacca ttatcttgtc ataagatttt ttgttagaaa ttcaaaattg ttaacagggt</text:span></text:p>
      <text:p text:style-name="P6"><text:s text:c="5"/><text:span text:style-name="T1">4741 </text:span><text:bookmark text:name="NC_001749.2_4741"/><text:span text:style-name="T1">tgagcaaaag cttgatattt gaaattgggg agggcatcgg gtccaaatgg ctatcgtcaa</text:span></text:p>
      <text:p text:style-name="P6"><text:s text:c="5"/><text:span text:style-name="T1">4801 </text:span><text:bookmark text:name="NC_001749.2_4801"/><text:span text:style-name="T1">cgtcaaccgc ttc</text:span><text:bookmark-start text:name="__DdeLink__14910_127468092"/><text:span text:style-name="T1">ctcaagg aggtcgaatc tacagacctc aaaattgatg ctatctcgtc</text:span></text:p>
      <text:p text:style-name="P6"><text:s text:c="5"/><text:span text:style-name="T1">4861 </text:span><text:bookmark text:name="NC_001749.2_4861"/><text:span text:style-name="T1">ctcagagctt tacaaggatg caaccttttt caaaccagac gtgcttaatt gcatcaaaag</text:span></text:p>
      <text:p text:style-name="P6"><text:s text:c="5"/><text:span text:style-name="T1">4921 </text:span><text:bookmark text:name="NC_001749.2_4921"/><text:span text:style-name="T1">gtttgaatca aacgtcaagg tttcctctcg atctggtgac ggcctcgtcc tgtctgattt</text:span></text:p>
      <text:p text:style-name="P6"><text:s text:c="5"/><text:span text:style-name="T1">4981 </text:span><text:bookmark text:name="NC_001749.2_4981"/><text:span text:style-name="T1">caaactgctt gatgacaccg aaattgattc aatcaggaag aaaagcaaca agtacaaata</text:span></text:p>
      <text:p text:style-name="P6"><text:s text:c="5"/><text:span text:style-name="T1">5041 </text:span><text:bookmark text:name="NC_001749.2_5041"/><text:span text:style-name="T1">cttacactat ggagtcatcc tggttgggat caaagcaatg ttgccaaact ttagaggcat</text:span></text:p>
      <text:p text:style-name="P6"><text:s text:c="5"/><text:span text:style-name="T1">5101 </text:span><text:bookmark text:name="NC_001749.2_5101"/><text:span text:style-name="T1">ggaagggaga gtcattgtat atgatggagc ctgcctggat ccgaaaagag gccacatttg</text:span></text:p>
      <text:p text:style-name="P6"><text:s text:c="5"/><text:span text:style-name="T1">5161 </text:span><text:bookmark text:name="NC_001749.2_5161"/><text:span text:style-name="T1">ctcgtatctt ttca</text:span><text:bookmark-end text:name="__DdeLink__14910_127468092"/><text:span text:style-name="T1">agtttg agtctgactg ttgctacttt ggtctcaggc cagagcactg</text:span></text:p>
      <text:p text:style-name="P6"><text:s text:c="5"/><text:span text:style-name="T1">5221 </text:span><text:bookmark text:name="NC_001749.2_5221"/><text:span text:style-name="T1">tttgtctacc acagacgcaa atttggccaa aaggtttaga tttcgtgtgg actttgattg</text:span></text:p>
      <text:p text:style-name="P6"><text:s text:c="5"/><text:span text:style-name="T1">5281 </text:span><text:bookmark text:name="NC_001749.2_5281"/><text:span text:style-name="T1">tccacaatat gaacaggaca ctgagttgtt tgctcttgac attggagttg catacagatg</text:span></text:p>
      <text:p text:style-name="P6"><text:s text:c="5"/><text:span text:style-name="T1">5341 </text:span><text:bookmark text:name="NC_001749.2_5341"/><text:span text:style-name="T1">cgtcaactct gcaaggtttt tggaaaccaa aactggcgat tcaggatggg cttcacaggc</text:span></text:p>
      <text:p text:style-name="P6"><text:s text:c="5"/><text:span text:style-name="T1">5401 </text:span><text:bookmark text:name="NC_001749.2_5401"/><text:span text:style-name="T1">aatcagcggc tgtgaagcac ttaaattcaa tgaggaaatc aagatggcca tcctggatcg</text:span></text:p>
      <text:p text:style-name="P6"><text:s text:c="5"/><text:span text:style-name="T1">5461 </text:span><text:bookmark text:name="NC_001749.2_5461"/><text:span text:style-name="T1">cagatccccg ctgtttctgg aagaaggtgc accaaacgtg cacattgaaa agagattgtt</text:span></text:p>
      <text:p text:style-name="P6"><text:s text:c="5"/><text:span text:style-name="T1">5521 </text:span><text:bookmark text:name="NC_001749.2_5521"/><text:span text:style-name="T1">cagaggtgac aaggttagaa ggtcacgctc aatttccgct aaaagggggc caaactcaag</text:span></text:p>
      <text:p text:style-name="P6"><text:s text:c="5"/><text:span text:style-name="T1">5581 </text:span><text:bookmark text:name="NC_001749.2_5581"/><text:span text:style-name="T1">ggtgcaagaa aagagaggat ttaggtccct ctcggctaga attgaaagat ttggaaaaaa</text:span></text:p>
      <text:p text:style-name="P6"><text:s text:c="5"/><text:span text:style-name="T1">5641 </text:span><text:bookmark text:name="NC_001749.2_5641"/><text:span text:style-name="T1">tgagtttgga agacgtgctt cagcaagcga ggcgccaccg ggtaggagta tatctatgga</text:span></text:p>
      <text:p text:style-name="P6"><text:s text:c="5"/><text:span text:style-name="T1">5701 </text:span><text:bookmark text:name="NC_001749.2_5701"/><text:span text:style-name="T1">agactcacat agacccggca aaggaacttc tgacggttcc tccccctgaa ggatttaagg</text:span></text:p>
      <text:p text:style-name="P6"><text:s text:c="5"/><text:span text:style-name="T1">5761 </text:span><text:bookmark text:name="NC_001749.2_5761"/><text:span text:style-name="T1">aaggtgaaag ctttgagggc aaagagcttt accttcttct ttgcaaccat tactgtaaat</text:span></text:p>
      <text:p text:style-name="P6"><text:s text:c="5"/><text:span text:style-name="T1">5821 </text:span><text:bookmark text:name="NC_001749.2_5821"/><text:span text:style-name="T1">acttgttcgg taatattgct gtctttgggt catctgataa gacccagttt cccgctgttg</text:span></text:p>
      <text:p text:style-name="P6"><text:s text:c="5"/><text:span text:style-name="T1">5881 </text:span><text:bookmark text:name="NC_001749.2_5881"/><text:span text:style-name="T1">gatttgatac acctccggtt cattataatt tgacaacgac cccaaaggaa ggggagactg</text:span></text:p>
      <text:p text:style-name="P6"><text:s text:c="5"/><text:span text:style-name="T1">5941 </text:span><text:bookmark text:name="NC_001749.2_5941"/><text:span text:style-name="T1">acgaaggaag gaaggccaga gcgggttcgt ctggcgaaaa aacaaaaatt tggaggatcg</text:span></text:p>
      <text:p text:style-name="P6"><text:s text:c="5"/><text:span text:style-name="T1">6001 </text:span><text:bookmark text:name="NC_001749.2_6001"/><text:span text:style-name="T1">atttgtcaaa tgttgttcct gaattgaaaa cctttgctgc cacttccagg cagaactctt</text:span></text:p>
      <text:p text:style-name="P6"><text:s text:c="5"/><text:span text:style-name="T1">6061 </text:span><text:bookmark text:name="NC_001749.2_6061"/><text:span text:style-name="T1">tgaacgaatg tacgttcaga aagctttgcg agccatttgc cgatttggct cgagaatttc</text:span></text:p>
      <text:p text:style-name="P6"><text:s text:c="5"/><text:span text:style-name="T1">6121 </text:span><text:bookmark text:name="NC_001749.2_6121"/><text:span text:style-name="T1">tacatgaaag gtggtctaag ggattggcca ccaatattta caagaaatgg cccaaagctt</text:span></text:p>
      <text:p text:style-name="P6"><text:s text:c="5"/><text:span text:style-name="T1">6181 </text:span><text:bookmark text:name="NC_001749.2_6181"/><text:span text:style-name="T1">tcgaaaaaag tccatgggtg gcctttgatt ttgccactgg tctgaaaatg aatcgtctaa</text:span></text:p>
      <text:p text:style-name="P6"><text:s text:c="5"/><text:span text:style-name="T1">6241 </text:span><text:bookmark text:name="NC_001749.2_6241"/><text:span text:style-name="T1">cacctgatga gaaacaggtg attgatagaa tgaccaaaag actttttcgt actgaaggac</text:span></text:p>
      <text:p text:style-name="P6"><text:s text:c="5"/><text:span text:style-name="T1">6301 </text:span><text:bookmark text:name="NC_001749.2_6301"/><text:span text:style-name="T1">aaaaaggggt tttcgaggca ggttcggaaa gtaacctgga actggagggt taggagtcgt</text:span></text:p>
      <text:p text:style-name="P6"><text:s text:c="5"/><text:span text:style-name="T1">6361 </text:span><text:bookmark text:name="NC_001749.2_6361"/><text:span text:style-name="T1">gtgaaattcc gcaaacttgg tcgcggtctt gcaggttgac atgcctgcct ttatacttaa</text:span></text:p>
      <text:p text:style-name="P6"><text:s text:c="5"/><text:span text:style-name="T1">6421 </text:span><text:bookmark text:name="NC_001749.2_6421"/><text:span text:style-name="T1">ttaaagggtt cccccggttt tctgagcatt tccgggttag tgtggttttt ctagagtcta</text:span></text:p>
      <text:p text:style-name="P6"><text:s text:c="5"/><text:span text:style-name="T1">6481 </text:span><text:bookmark text:name="NC_001749.2_6481"/><text:span text:style-name="T1">gagtttgtcc actct</text:span><text:bookmark-end text:name="__DdeLink__14511_127468092"/><text:bookmark-end text:name="__DdeLink__14734_127468092"/><text:bookmark-end text:name="__DdeLink__3967_3062245043"/></text:p>
      <text:p text:style-name="P9"/>
      <text:p text:style-name="P8"><text:soft-page-break/>Chordovirus</text:p>
      <text:p text:style-name="P8"/>
      <text:p text:style-name="P4"><text:bookmark-start text:name="__DdeLink__15061_127468092"/><text:bookmark-start text:name="__DdeLink__4126_3062245043"/><text:s/><text:span text:style-name="T1">1 </text:span><text:bookmark text:name="NC_025469.1_1"/><text:span text:style-name="T1">gcgatattca ttactattct tctatttaat caactttcgt tggtatttcc acttctcaaa</text:span></text:p>
      <text:p text:style-name="P6"><text:s text:c="7"/><text:span text:style-name="T1">61 </text:span><text:bookmark text:name="NC_025469.1_61"/><text:span text:style-name="T1">ttcactaaga ttaattctaa tcaaacaatc cccatcaatc atgtcttacg gattccgtac</text:span></text:p>
      <text:p text:style-name="P6"><text:s text:c="6"/><text:span text:style-name="T1">121 </text:span><text:bookmark text:name="NC_025469.1_121"/><text:span text:style-name="T1">cccacaagag aaaattttat caactttcag cccttccttt atcgacaatg ttcagtccac</text:span></text:p>
      <text:p text:style-name="P6"><text:s text:c="6"/><text:span text:style-name="T1">181 </text:span><text:bookmark text:name="NC_025469.1_181"/><text:span text:style-name="T1">ttctggacgt acatttgaag atgaggaaaa tcgaattggt aaatttttca attttaactt</text:span></text:p>
      <text:p text:style-name="P6"><text:s text:c="6"/><text:span text:style-name="T1">241 </text:span><text:bookmark text:name="NC_025469.1_241"/><text:span text:style-name="T1">ggatgacagg aagaaagagt ttgcatcaaa ttctggtata tatctttctc cctattcata</text:span></text:p>
      <text:p text:style-name="P6"><text:s text:c="6"/><text:span text:style-name="T1">301 </text:span><text:bookmark text:name="NC_025469.1_301"/><text:span text:style-name="T1">caaatctcac tcgcatcctt tatgcaagac cattgagaat catttgctgt atgtggtgat</text:span></text:p>
      <text:p text:style-name="P6"><text:s text:c="6"/><text:span text:style-name="T1">361 </text:span><text:bookmark text:name="NC_025469.1_361"/><text:span text:style-name="T1">tccaccactt atacaaaatt ttaataatct caatgtcgtt tcaatgaagg aatcgaaact</text:span></text:p>
      <text:p text:style-name="P6"><text:s text:c="6"/><text:span text:style-name="T1">421 </text:span><text:bookmark text:name="NC_025469.1_421"/><text:span text:style-name="T1">caaaatactt catgaatcga gtgatgctcc aaagaaaatg tcaattaatc taataaatag</text:span></text:p>
      <text:p text:style-name="P6"><text:s text:c="6"/><text:span text:style-name="T1">481 </text:span><text:bookmark text:name="NC_025469.1_481"/><text:span text:style-name="T1">attaatggat gtcaaagata gtttcagata caagtcaggt gatggtttgt caatcaaata</text:span></text:p>
      <text:p text:style-name="P6"><text:s text:c="6"/><text:span text:style-name="T1">541 </text:span><text:bookmark text:name="NC_025469.1_541"/><text:span text:style-name="T1">tccaactcag ctgcttgaat caaatacaag agactatgat cccttaatgg atgttagaat</text:span></text:p>
      <text:p text:style-name="P6"><text:s text:c="6"/><text:span text:style-name="T1">601 </text:span><text:bookmark text:name="NC_025469.1_601"/><text:span text:style-name="T1">tgaaaaagga agcaatttct tattccatga tgaactccat tactggactt tctctatgat</text:span></text:p>
      <text:p text:style-name="P6"><text:s text:c="6"/><text:span text:style-name="T1">661 </text:span><text:bookmark text:name="NC_025469.1_661"/><text:span text:style-name="T1">gcttgatttt ctggaaaaat ttgaaccctc ccatgttata tgtacagctg tttttcctgt</text:span></text:p>
      <text:p text:style-name="P6"><text:s text:c="6"/><text:span text:style-name="T1">721 </text:span><text:bookmark text:name="NC_025469.1_721"/><text:span text:style-name="T1">agaaatatta gagggaatca agcaatcgct ttaccctgag gtttactctt tcgagattct</text:span></text:p>
      <text:p text:style-name="P6"><text:s text:c="6"/><text:span text:style-name="T1">781 </text:span><text:bookmark text:name="NC_025469.1_781"/><text:span text:style-name="T1">tcagactggt aacttcgttt ttgctccgga tggggtctat tcagagtcct atgagcaaag</text:span></text:p>
      <text:p text:style-name="P6"><text:s text:c="6"/><text:span text:style-name="T1">841 </text:span><text:bookmark text:name="NC_025469.1_841"/><text:span text:style-name="T1">tgttaacatg aagtggctat tcagcgcttc atcttttaaa gtaagagatc agatttactc</text:span></text:p>
      <text:p text:style-name="P6"><text:s text:c="6"/><text:span text:style-name="T1">901 </text:span><text:bookmark text:name="NC_025469.1_901"/><text:span text:style-name="T1">agttgatctg attaaaacca taggggccca ccatctattt actattgtaa agggcaggag</text:span></text:p>
      <text:p text:style-name="P6"><text:s text:c="6"/><text:span text:style-name="T1">961 </text:span><text:bookmark text:name="NC_025469.1_961"/><text:span text:style-name="T1">aatttcaagg tccattcgcc tcttcaaggg atttgacaca cttgatatgt cagcttttct</text:span></text:p>
      <text:p text:style-name="P6"><text:s text:c="5"/><text:span text:style-name="T1">1021 </text:span><text:bookmark text:name="NC_025469.1_1021"/><text:span text:style-name="T1">tgggactaag tacaaaatgc ctatagctga tgttcatttc tcctttttca agaagatagt</text:span></text:p>
      <text:p text:style-name="P6"><text:s text:c="5"/><text:span text:style-name="T1">1081 </text:span><text:bookmark text:name="NC_025469.1_1081"/><text:span text:style-name="T1">tatctatctc aagtctctca agaaaccgga cactcaatcg gctgttgcaa aattgaggca</text:span></text:p>
      <text:p text:style-name="P6"><text:s text:c="5"/><text:span text:style-name="T1">1141 </text:span><text:bookmark text:name="NC_025469.1_1141"/><text:span text:style-name="T1">attagttggt gattctatat cattaactga agtcctcttt attgaggact ttgcctcaag</text:span></text:p>
      <text:p text:style-name="P6"><text:s text:c="5"/><text:span text:style-name="T1">1201 </text:span><text:bookmark text:name="NC_025469.1_1201"/><text:span text:style-name="T1">atttcaagaa catggagcag cgaaattgag taatgatggg atttttgatc aattcataca</text:span></text:p>
      <text:p text:style-name="P6"><text:s text:c="5"/><text:span text:style-name="T1">1261 </text:span><text:bookmark text:name="NC_025469.1_1261"/><text:span text:style-name="T1">ttcgctgaag agcattcttc cagaattcgt gaggagattg atgggatcct ttcagagaga</text:span></text:p>
      <text:p text:style-name="P6"><text:s text:c="5"/><text:span text:style-name="T1">1321 </text:span><text:bookmark text:name="NC_025469.1_1321"/><text:span text:style-name="T1">taacttgctg aagcaaatat ccgaagccaa agcgttcgaa gtaagaatag agacgtgttc</text:span></text:p>
      <text:p text:style-name="P6"><text:s text:c="5"/><text:span text:style-name="T1">1381 </text:span><text:bookmark text:name="NC_025469.1_1381"/><text:span text:style-name="T1">cattaatagg aattatgaca acaacgcttt atggagatac atcaaagatc tggcattcca</text:span></text:p>
      <text:p text:style-name="P6"><text:s text:c="5"/><text:span text:style-name="T1">1441 </text:span><text:bookmark text:name="NC_025469.1_1441"/><text:span text:style-name="T1">tgatgtaaat gagctccaat cagataagct tcttttcaaa gaaagggaga aaggagagga</text:span></text:p>
      <text:p text:style-name="P6"><text:s text:c="5"/><text:span text:style-name="T1">1501 </text:span><text:bookmark text:name="NC_025469.1_1501"/><text:span text:style-name="T1">tgaggaatca agagacagaa gaaacatagt gaatggcttc actcctagct tctactctta</text:span></text:p>
      <text:p text:style-name="P6"><text:s text:c="5"/><text:span text:style-name="T1">1561 </text:span><text:bookmark text:name="NC_025469.1_1561"/><text:span text:style-name="T1">ccccggtgga gacaatacca aatttaaaaa gatcaaaatc ggtctgctca aagaggaacc</text:span></text:p>
      <text:p text:style-name="P6"><text:s text:c="5"/><text:span text:style-name="T1">1621 </text:span><text:bookmark text:name="NC_025469.1_1621"/><text:span text:style-name="T1">tggagttctg agagacatca ctatgattga actcaagtct aataaaggtt actctttgat</text:span></text:p>
      <text:p text:style-name="P6"><text:s text:c="5"/><text:span text:style-name="T1">1681 </text:span><text:bookmark text:name="NC_025469.1_1681"/><text:span text:style-name="T1">tgatgagaag ttaatagagt ataacaataa gaaactaatg gccgccatga aagagttcgg</text:span></text:p>
      <text:p text:style-name="P6"><text:s text:c="5"/><text:span text:style-name="T1">1741 </text:span><text:bookmark text:name="NC_025469.1_1741"/><text:span text:style-name="T1">tcaaaattgt caaagggaca gaagatcatt cagacctttc tacattgaga taatgttatc</text:span></text:p>
      <text:p text:style-name="P6"><text:s text:c="5"/><text:span text:style-name="T1">1801 </text:span><text:bookmark text:name="NC_025469.1_1801"/><text:span text:style-name="T1">cggaagtttt ctacctttaa gacaaatttg tggtgacttt accgcaagtt gtgtccatga</text:span></text:p>
      <text:p text:style-name="P6"><text:s text:c="5"/><text:span text:style-name="T1">1861 </text:span><text:bookmark text:name="NC_025469.1_1861"/><text:span text:style-name="T1">aactcttgat gatatgcttg atgttctaag tgagatcaaa atggcatacc ctttgaccac</text:span></text:p>
      <text:p text:style-name="P6"><text:s text:c="5"/><text:span text:style-name="T1">1921 </text:span><text:bookmark text:name="NC_025469.1_1921"/><text:span text:style-name="T1">tgatgtcatt caattggaga aggatgtgga gaccaaatta gaagagatat cagcaaatgc</text:span></text:p>
      <text:p text:style-name="P6"><text:s text:c="5"/><text:span text:style-name="T1">1981 </text:span><text:bookmark text:name="NC_025469.1_1981"/><text:span text:style-name="T1">aaatgaaaat gaagattcag tgactatggt ttctgtatca tctagctcat cttcctcgac</text:span></text:p>
      <text:p text:style-name="P6"><text:s text:c="5"/><text:span text:style-name="T1">2041 </text:span><text:bookmark text:name="NC_025469.1_2041"/><text:span text:style-name="T1">ctcaggcaga gaaattgaga tagatacatc tgatttgagt gatcacttga atgatataag</text:span></text:p>
      <text:p text:style-name="P6"><text:s text:c="5"/><text:span text:style-name="T1">2101 </text:span><text:bookmark text:name="NC_025469.1_2101"/><text:span text:style-name="T1">gggaatcaag ccggatgatc gttggagtga tctagtggtt gagataaagg atagctcatt</text:span></text:p>
      <text:p text:style-name="P6"><text:s text:c="5"/><text:span text:style-name="T1">2161 </text:span><text:bookmark text:name="NC_025469.1_2161"/><text:span text:style-name="T1">tctacaatgt ggaattgacc ttgataatct gctcaaggga ataaagagcc aaaagctcaa</text:span></text:p>
      <text:p text:style-name="P6"><text:s text:c="5"/><text:span text:style-name="T1">2221 </text:span><text:bookmark text:name="NC_025469.1_2221"/><text:span text:style-name="T1">aacgaggaag gcgttctatt tctgcaagga tgctaatttc gattatggtc atgataaggt</text:span></text:p>
      <text:p text:style-name="P6"><text:s text:c="5"/><text:span text:style-name="T1">2281 </text:span><text:bookmark text:name="NC_025469.1_2281"/><text:span text:style-name="T1">caagtaccag aatatgggct ggcctaactt catcagtgaa ttgaataaaa ttgcctgcga</text:span></text:p>
      <text:p text:style-name="P6"><text:s text:c="5"/><text:span text:style-name="T1">2341 </text:span><text:bookmark text:name="NC_025469.1_2341"/><text:span text:style-name="T1">tgtaactgga ttcaaattca attcagtatt gataaatgag tataccaggg ggggtagaat</text:span></text:p>
      <text:p text:style-name="P6"><text:s text:c="5"/><text:span text:style-name="T1">2401 </text:span><text:bookmark text:name="NC_025469.1_2401"/><text:span text:style-name="T1">tcattggcac gcagatgatg aaaatgtcta tgatctggat agaaatcctg ttctcacggt</text:span></text:p>
      <text:p text:style-name="P6"><text:s text:c="5"/><text:span text:style-name="T1">2461 </text:span><text:bookmark text:name="NC_025469.1_2461"/><text:span text:style-name="T1">caacatgata ggagaaggca tgttctcagt caagatggga aagtatgagc acagcttccc</text:span></text:p>
      <text:p text:style-name="P6"><text:s text:c="5"/><text:span text:style-name="T1">2521 </text:span><text:bookmark text:name="NC_025469.1_2521"/><text:span text:style-name="T1">tatgagtccg ggggatatga ttctgatgaa aaatggagcg caaaagagaa tgaagcactc</text:span></text:p>
      <text:p text:style-name="P6"><text:s text:c="5"/><text:span text:style-name="T1">2581 </text:span><text:bookmark text:name="NC_025469.1_2581"/><text:span text:style-name="T1">tgtgatagca aaagatagga gagtgtctct gaccttcagg gagcaaatca gatcaaagag</text:span></text:p>
      <text:p text:style-name="P6"><text:s text:c="5"/><text:span text:style-name="T1">2641 </text:span><text:bookmark text:name="NC_025469.1_2641"/><text:span text:style-name="T1">cctgattagt ttggcgagct ccattgaaga ggaagaaatc aatgatttga aagagtcttg</text:span></text:p>
      <text:p text:style-name="P6"><text:s text:c="5"/><text:span text:style-name="T1">2701 </text:span><text:bookmark text:name="NC_025469.1_2701"/><text:span text:style-name="T1">cttgatagat tctttggctg aagaaattag aataagcaga tccaaattaa tcaacttgtt</text:span></text:p>
      <text:p text:style-name="P6"><text:s text:c="5"/><text:span text:style-name="T1">2761 </text:span><text:bookmark text:name="NC_025469.1_2761"/><text:span text:style-name="T1">ggttaaagag gatagcacat ttctgatcaa gatcaaagat gataagggtt tgactattga</text:span></text:p>
      <text:p text:style-name="P6"><text:s text:c="5"/><text:span text:style-name="T1">2821 </text:span><text:bookmark text:name="NC_025469.1_2821"/><text:span text:style-name="T1">tgatctctcg attatagcta atctcttgaa cttgagcgtc agagtgctaa ttgacgggca</text:span></text:p>
      <text:p text:style-name="P6"><text:s text:c="5"/><text:span text:style-name="T1">2881 </text:span><text:bookmark text:name="NC_025469.1_2881"/><text:span text:style-name="T1">gtggtcttat ttcggagtga aagaatccaa ttatagatta atatctctga aactgatcaa</text:span></text:p>
      <text:p text:style-name="P6"><text:s text:c="5"/><text:span text:style-name="T1">2941 </text:span><text:bookmark text:name="NC_025469.1_2941"/><text:span text:style-name="T1">aagacatttc tctgtttata atggtgaagt tcttaaattg gccctcggtg atgaaagctc</text:span></text:p>
      <text:p text:style-name="P6"><text:s text:c="5"/><text:span text:style-name="T1">3001 </text:span><text:bookmark text:name="NC_025469.1_3001"/><text:span text:style-name="T1">agataaattg atcaagttat cagacagtgg attctataat tcattcttga ataagataga</text:span></text:p>
      <text:p text:style-name="P6"><text:s text:c="5"/><text:span text:style-name="T1">3061 </text:span><text:bookmark text:name="NC_025469.1_3061"/><text:span text:style-name="T1">tccaaggaat aaatttgtta acaaatttga tagaatgatc aattttgaaa gagccgcttt</text:span></text:p>
      <text:p text:style-name="P6"><text:s text:c="5"/><text:span text:style-name="T1">3121 </text:span><text:bookmark text:name="NC_025469.1_3121"/><text:span text:style-name="T1">gctgatccat agctttctga ggggaagtac aggagttgta acttctagtg gtttcaataa</text:span></text:p>
      <text:p text:style-name="P6"><text:s text:c="5"/><text:span text:style-name="T1">3181 </text:span><text:bookmark text:name="NC_025469.1_3181"/><text:span text:style-name="T1">tggagttgat tacttttcag ggaggaaaag aaatattgat ccagagagct ttagggatcc</text:span></text:p>
      <text:p text:style-name="P6"><text:soft-page-break/><text:s text:c="5"/><text:span text:style-name="T1">3241 </text:span><text:bookmark text:name="NC_025469.1_3241"/><text:span text:style-name="T1">aaaatttctt aaagaaatga cgaaaggtga tgctgtagtg aagggagcgg tgattctagg</text:span></text:p>
      <text:p text:style-name="P6"><text:s text:c="5"/><text:span text:style-name="T1">3301 </text:span><text:bookmark text:name="NC_025469.1_3301"/><text:span text:style-name="T1">gtttgctgga tgcggaaaat ctagaccagt tcaaatggct cttgattcaa tggactctcc</text:span></text:p>
      <text:p text:style-name="P6"><text:s text:c="5"/><text:span text:style-name="T1">3361 </text:span><text:bookmark text:name="NC_025469.1_3361"/><text:span text:style-name="T1">aatgaaaata ttgcttatat cacctagagt caatttattg gcggactgga aattaaaagt</text:span></text:p>
      <text:p text:style-name="P6"><text:s text:c="5"/><text:span text:style-name="T1">3421 </text:span><text:bookmark text:name="NC_025469.1_3421"/><text:span text:style-name="T1">gagcaacaag aatgtcactt ttaagactta cgaatctgct ctaaaggaaa atctctcgaa</text:span></text:p>
      <text:p text:style-name="P6"><text:s text:c="5"/><text:span text:style-name="T1">3481 </text:span><text:bookmark text:name="NC_025469.1_3481"/><text:span text:style-name="T1">gtttagccta attataatag atgaatttcc attaactcct aggggttaca ctgatgtaat</text:span></text:p>
      <text:p text:style-name="P6"><text:s text:c="5"/><text:span text:style-name="T1">3541 </text:span><text:bookmark text:name="NC_025469.1_3541"/><text:span text:style-name="T1">agcttacaaa agtaaagtag ataacttaac ttgtagatta gagaagaagg taactaagct</text:span></text:p>
      <text:p text:style-name="P6"><text:s text:c="5"/><text:span text:style-name="T1">3601 </text:span><text:bookmark text:name="NC_025469.1_3601"/><text:span text:style-name="T1">tttgttgata ggtgacccgc ttcaagcttc atattactct gagagtgacg atgatctgct</text:span></text:p>
      <text:p text:style-name="P6"><text:s text:c="5"/><text:span text:style-name="T1">3661 </text:span><text:bookmark text:name="NC_025469.1_3661"/><text:span text:style-name="T1">agctcaaggt ggtgaattga gttcgcttga gattgattat cccagatact tgttatattc</text:span></text:p>
      <text:p text:style-name="P6"><text:s text:c="5"/><text:span text:style-name="T1">3721 </text:span><text:bookmark text:name="NC_025469.1_3721"/><text:span text:style-name="T1">tcatagactc ccaaaaggaa tgaaatcgat gatggatatc aatatgctag gatcttttga</text:span></text:p>
      <text:p text:style-name="P6"><text:s text:c="5"/><text:span text:style-name="T1">3781 </text:span><text:bookmark text:name="NC_025469.1_3781"/><text:span text:style-name="T1">gggggagact aaatggaagc tttacaattc agcagctgcc gcattttcag aaaaagcttt</text:span></text:p>
      <text:p text:style-name="P6"><text:s text:c="5"/><text:span text:style-name="T1">3841 </text:span><text:bookmark text:name="NC_025469.1_3841"/><text:span text:style-name="T1">tgatgtgatt ctagtggctg ggagacaaga gaaaacattc tttgggaatt tcacggtgat</text:span></text:p>
      <text:p text:style-name="P6"><text:s text:c="5"/><text:span text:style-name="T1">3901 </text:span><text:bookmark text:name="NC_025469.1_3901"/><text:span text:style-name="T1">gacttttgga gaatcacaag gtttgacctt caataaagtt tgtatagctc taactgaaga</text:span></text:p>
      <text:p text:style-name="P6"><text:s text:c="5"/><text:span text:style-name="T1">3961 </text:span><text:bookmark text:name="NC_025469.1_3961"/><text:span text:style-name="T1">ttctctattg gcttctgata accatatgat ggttgggtta actagagcca aggaaacaat</text:span></text:p>
      <text:p text:style-name="P6"><text:s text:c="5"/><text:span text:style-name="T1">4021 </text:span><text:bookmark text:name="NC_025469.1_4021"/><text:span text:style-name="T1">caatttcatt aagggctttg gttacccgct gaatgagtat gtgaagaagg ctggaaataa</text:span></text:p>
      <text:p text:style-name="P6"><text:s text:c="5"/><text:span text:style-name="T1">4081 </text:span><text:bookmark text:name="NC_025469.1_4081"/><text:span text:style-name="T1">attgatagga aaggtccttc aaggaaaagt cattaaaaga gctgaattag agaatatgtc</text:span></text:p>
      <text:p text:style-name="P6"><text:s text:c="5"/><text:span text:style-name="T1">4141 </text:span><text:bookmark text:name="NC_025469.1_4141"/><text:span text:style-name="T1">aggtatggaa gatgtgactt tcattactga gccccctact tttggtggac atgaagacaa</text:span></text:p>
      <text:p text:style-name="P6"><text:s text:c="5"/><text:span text:style-name="T1">4201 </text:span><text:bookmark text:name="NC_025469.1_4201"/><text:span text:style-name="T1">agtgcaagga gatccatgga tgaaaagcct tttaaccttg acccaaaggg aggactcaca</text:span></text:p>
      <text:p text:style-name="P6"><text:s text:c="5"/><text:span text:style-name="T1">4261 </text:span><text:bookmark text:name="NC_025469.1_4261"/><text:span text:style-name="T1">agaggtcgaa ttgatagaac cagatattgt tgaatcaaaa atgaaggttc atatcaacat</text:span></text:p>
      <text:p text:style-name="P6"><text:s text:c="5"/><text:span text:style-name="T1">4321 </text:span><text:bookmark text:name="NC_025469.1_4321"/><text:span text:style-name="T1">aactgacaaa tcatatgctt taatgattat taatgaccaa ttgagagcga aggagaacag</text:span></text:p>
      <text:p text:style-name="P6"><text:s text:c="5"/><text:span text:style-name="T1">4381 </text:span><text:bookmark text:name="NC_025469.1_4381"/><text:span text:style-name="T1">agagttcaag agtaaagatt catggtccaa tcaattcaaa gataatgacc agaatcttaa</text:span></text:p>
      <text:p text:style-name="P6"><text:s text:c="5"/><text:span text:style-name="T1">4441 </text:span><text:bookmark text:name="NC_025469.1_4441"/><text:span text:style-name="T1">tcttgagacg agcacggggc cagtcaactt tgaggctatt ttccctaggc atcaaacatt</text:span></text:p>
      <text:p text:style-name="P6"><text:s text:c="5"/><text:span text:style-name="T1">4501 </text:span><text:bookmark text:name="NC_025469.1_4501"/><text:span text:style-name="T1">tgatgatgtt acattctgga tggcagttaa gaagaggctt agtttctcca atcccctggt</text:span></text:p>
      <text:p text:style-name="P6"><text:s text:c="5"/><text:span text:style-name="T1">4561 </text:span><text:bookmark text:name="NC_025469.1_4561"/><text:span text:style-name="T1">ggagtcagag aaattaaaca aggcttggat caaaggctct atacttcaca aagagtttac</text:span></text:p>
      <text:p text:style-name="P6"><text:s text:c="5"/><text:span text:style-name="T1">4621 </text:span><text:bookmark text:name="NC_025469.1_4621"/><text:span text:style-name="T1">gagattgata agagttaact ctcatttcag acctgacctt tttgaaaaag ctttgaatga</text:span></text:p>
      <text:p text:style-name="P6"><text:s text:c="5"/><text:span text:style-name="T1">4681 </text:span><text:bookmark text:name="NC_025469.1_4681"/><text:span text:style-name="T1">ttttgaggat gtcagaatga gaaagtcaga gaaattgatc atggctcatg cggggagaag</text:span></text:p>
      <text:p text:style-name="P6"><text:s text:c="5"/><text:span text:style-name="T1">4741 </text:span><text:bookmark text:name="NC_025469.1_4741"/><text:span text:style-name="T1">tgatccagat tgggatataa gaaatttctt gctattcatg aagagtcaac tttgcaaaaa</text:span></text:p>
      <text:p text:style-name="P6"><text:s text:c="5"/><text:span text:style-name="T1">4801 </text:span><text:bookmark text:name="NC_025469.1_4801"/><text:span text:style-name="T1">agcagaaaag gccttttgtg atgccaaggc agggcaaacc atagcctgtt tcgcgcatgg</text:span></text:p>
      <text:p text:style-name="P6"><text:s text:c="5"/><text:span text:style-name="T1">4861 </text:span><text:bookmark text:name="NC_025469.1_4861"/><text:span text:style-name="T1">tgttctgttc aaattctctg cttggtgcag gtatgctgag ctcaaaataa atgaagtcat</text:span></text:p>
      <text:p text:style-name="P6"><text:s text:c="5"/><text:span text:style-name="T1">4921 </text:span><text:bookmark text:name="NC_025469.1_4921"/><text:span text:style-name="T1">gccagaggct ttctatgtgc atagcaagaa aaattttgat gagctggaga gat</text:span><text:bookmark-start text:name="__DdeLink__15070_127468092"/><text:span text:style-name="T1">gggtcaa</text:span></text:p>
      <text:p text:style-name="P6"><text:s text:c="5"/><text:span text:style-name="T1">4981 </text:span><text:bookmark text:name="NC_025469.1_4981"/><text:span text:style-name="T1">aggcaacttc attggtccaa tctgtgtcga gagtgattat gaggcctttg atgcatctca</text:span></text:p>
      <text:p text:style-name="P6"><text:s text:c="5"/><text:span text:style-name="T1">5041 </text:span><text:bookmark text:name="NC_025469.1_5041"/><text:span text:style-name="T1">ggactcaaca atattggctt ttgaatgcct aattttgaaa gatgtaggtt ggccacatga</text:span></text:p>
      <text:p text:style-name="P6"><text:s text:c="5"/><text:span text:style-name="T1">5101 </text:span><text:bookmark text:name="NC_025469.1_5101"/><text:span text:style-name="T1">tcttattgag gattacaaaa ctctgaagtt agagctggga tgtaagcttg gtatgctggc</text:span></text:p>
      <text:p text:style-name="P6"><text:s text:c="5"/><text:span text:style-name="T1">5161 </text:span><text:bookmark text:name="NC_025469.1_5161"/><text:span text:style-name="T1">cataatgcga ttcactgggg aatttggaac gttcttcttc aatactttag cgaacatggc</text:span></text:p>
      <text:p text:style-name="P6"><text:s text:c="5"/><text:span text:style-name="T1">5221 </text:span><text:bookmark text:name="NC_025469.1_5221"/><text:span text:style-name="T1">tttcaccttt tgcaggtata atgtcaatag aaccacaccg atttgctttg ctggagatga</text:span></text:p>
      <text:p text:style-name="P6"><text:s text:c="5"/><text:span text:style-name="T1">5281 </text:span><text:bookmark text:name="NC_025469.1_5281"/><text:span text:style-name="T1">tatgtgtata ctcacaaatg caaagattag aaatgaaatg aatgacttca ttgg</text:span><text:bookmark-end text:name="__DdeLink__15070_127468092"/><text:span text:style-name="T1">ttcttt</text:span></text:p>
      <text:p text:style-name="P6"><text:s text:c="5"/><text:span text:style-name="T1">5341 </text:span><text:bookmark text:name="NC_025469.1_5341"/><text:span text:style-name="T1">gaagctgaaa gccaaagtgg aatggaagat taatccaata ttctgtggtt ggattttgag</text:span></text:p>
      <text:p text:style-name="P6"><text:s text:c="5"/><text:span text:style-name="T1">5401 </text:span><text:bookmark text:name="NC_025469.1_5401"/><text:span text:style-name="T1">tcggagaggc attttgaaac taccaagctt ggtgtattac aggttgaaca tagctaagga</text:span></text:p>
      <text:p text:style-name="P6"><text:s text:c="5"/><text:span text:style-name="T1">5461 </text:span><text:bookmark text:name="NC_025469.1_5461"/><text:span text:style-name="T1">aaaaggtaat ctcaaagatt gcattgattc ttacatgata gaagccggct atgc</text:span><text:bookmark-start text:name="__DdeLink__4131_3062245043"/><text:span text:style-name="T1">ttacag</text:span></text:p>
      <text:p text:style-name="P6"><text:s text:c="5"/><text:span text:style-name="T1">5521 </text:span><text:bookmark text:name="NC_025469.1_5521"/><text:span text:style-name="T1">gaagggagcc ttcatagagg agctcttgga tgaggatcaa atgagctttc atcaattggt</text:span></text:p>
      <text:p text:style-name="P6"><text:s text:c="5"/><text:span text:style-name="T1">5581 </text:span><text:bookmark text:name="NC_025469.1_5581"/><text:span text:style-name="T1">tataagatca atgatcaaat ctaaacattt aatgaagggc tcatctatcc acatactgga</text:span></text:p>
      <text:p text:style-name="P6"><text:s text:c="5"/><text:span text:style-name="T1">5641 </text:span><text:bookmark text:name="NC_025469.1_5641"/><text:span text:style-name="T1">gga</text:span><text:bookmark-end text:name="__DdeLink__4131_3062245043"/><text:span text:style-name="T1">tctagtg gatagttact ctgatggagt gtaagttcat ctagctttgt ttaaaccttt</text:span></text:p>
      <text:p text:style-name="P6"><text:s text:c="5"/><text:span text:style-name="T1">5701 </text:span><text:bookmark text:name="NC_025469.1_5701"/><text:span text:style-name="T1">aggtgtaggt agctagtgat atatatatag agagtcagaa tatgtcttta gtcgacgtta</text:span></text:p>
      <text:p text:style-name="P6"><text:s text:c="5"/><text:span text:style-name="T1">5761 </text:span><text:bookmark text:name="NC_025469.1_5761"/><text:span text:style-name="T1">acaagttttg ctcattggta tctggaggaa aatcttcaac tgaagctatc tcatccagta</text:span></text:p>
      <text:p text:style-name="P6"><text:s text:c="5"/><text:span text:style-name="T1">5821 </text:span><text:bookmark text:name="NC_025469.1_5821"/><text:span text:style-name="T1">atatctatgg tgattctagt tggttgaaat tgaagaatat aacagcaatc aagaagtttg</text:span></text:p>
      <text:p text:style-name="P6"><text:s text:c="5"/><text:span text:style-name="T1">5881 </text:span><text:bookmark text:name="NC_025469.1_5881"/><text:span text:style-name="T1">aaactaatat agagttagag ttagaagatg gtgattccaa gttggttatt ccaaatctac</text:span></text:p>
      <text:p text:style-name="P6"><text:s text:c="5"/><text:span text:style-name="T1">5941 </text:span><text:bookmark text:name="NC_025469.1_5941"/><text:span text:style-name="T1">ccctcatttc tgattctgag ataagagcgg taaagaagaa tatgcccagt gtaaactttg</text:span></text:p>
      <text:p text:style-name="P6"><text:s text:c="5"/><text:span text:style-name="T1">6001 </text:span><text:bookmark text:name="NC_025469.1_6001"/><text:span text:style-name="T1">tccatcttgg tggtatagtg gtgtccattc aagctctctt tgctgctaac aaaggggtaa</text:span></text:p>
      <text:p text:style-name="P6"><text:s text:c="5"/><text:span text:style-name="T1">6061 </text:span><text:bookmark text:name="NC_025469.1_6061"/><text:span text:style-name="T1">aagggacagc tgttcttgtt gatagaagat ggagaaactt ggatcaagct ataattggta</text:span></text:p>
      <text:p text:style-name="P6"><text:s text:c="5"/><text:span text:style-name="T1">6121 </text:span><text:bookmark text:name="NC_025469.1_6121"/><text:span text:style-name="T1">gctttgcatt caatctagat aagagaaggg cggattttat gatgagacca aacttcgatg</text:span></text:p>
      <text:p text:style-name="P6"><text:s text:c="5"/><text:span text:style-name="T1">6181 </text:span><text:bookmark text:name="NC_025469.1_6181"/><text:span text:style-name="T1">tgagtcttaa agattcacag ctgagtgatt ctctgagtat aatgctaaat ttcgaaaatc</text:span></text:p>
      <text:p text:style-name="P6"><text:s text:c="5"/><text:span text:style-name="T1">6241 </text:span><text:bookmark text:name="NC_025469.1_6241"/><text:span text:style-name="T1">tggatatgtt tgctggtagt gtacctatta acattagtat aggattaatt gctagatttt</text:span></text:p>
      <text:p text:style-name="P6"><text:s text:c="5"/><text:span text:style-name="T1">6301 </text:span><text:bookmark text:name="NC_025469.1_6301"/><text:span text:style-name="T1">acaatacaat agatccagga gttaggatca tatctgatga tttaaacttc cagggcctta</text:span></text:p>
      <text:p text:style-name="P6"><text:s text:c="5"/><text:span text:style-name="T1">6361 </text:span><text:bookmark text:name="NC_025469.1_6361"/><text:span text:style-name="T1">taggtgctga aggtataagt aatcaagata tgctatctaa cttaggagat atgaaagatc</text:span></text:p>
      <text:p text:style-name="P6"><text:s text:c="5"/><text:span text:style-name="T1">6421 </text:span><text:bookmark text:name="NC_025469.1_6421"/><text:span text:style-name="T1">tgtttagtga ttccgttata tttaaaccta ccattgtgag caattcaaaa tttgataggg</text:span></text:p>
      <text:p text:style-name="P6"><text:s text:c="5"/><text:span text:style-name="T1">6481 </text:span><text:bookmark text:name="NC_025469.1_6481"/><text:span text:style-name="T1">gtatgtttaa gagtaagggt cttattaaac agataagagg agctagatca ggtaaggaaa</text:span></text:p>
      <text:p text:style-name="P6"><text:s text:c="5"/><text:span text:style-name="T1">6541 </text:span><text:bookmark text:name="NC_025469.1_6541"/><text:span text:style-name="T1">taattagtac tggagaggtg aaaagaccga agtcatcatc atttcggttt gatcaactta</text:span></text:p>
      <text:p text:style-name="P6"><text:soft-page-break/><text:s text:c="5"/><text:span text:style-name="T1">6601 </text:span><text:bookmark text:name="NC_025469.1_6601"/><text:span text:style-name="T1">aggtggatcc agtattatat gataaattaa agagagatca agtaaacctc tggctgaata</text:span></text:p>
      <text:p text:style-name="P6"><text:s text:c="5"/><text:span text:style-name="T1">6661 </text:span><text:bookmark text:name="NC_025469.1_6661"/><text:span text:style-name="T1">agaataatga gttgccgatc aagaatgttg aagacgagga gatcgttcat gatgacaatt</text:span></text:p>
      <text:p text:style-name="P6"><text:s text:c="5"/><text:span text:style-name="T1">6721 </text:span><text:bookmark text:name="NC_025469.1_6721"/><text:span text:style-name="T1">cttctggaag agttgatatc tttgaacacg ggaactgaga ttggcaaatc aatagattct</text:span></text:p>
      <text:p text:style-name="P6"><text:s text:c="5"/><text:span text:style-name="T1">6781 </text:span><text:bookmark text:name="NC_025469.1_6781"/><text:span text:style-name="T1">ttagatttga taggtaatag tctgttaaat aattatagag atcacttctt gattaatatg</text:span></text:p>
      <text:p text:style-name="P6"><text:s text:c="5"/><text:span text:style-name="T1">6841 </text:span><text:bookmark text:name="NC_025469.1_6841"/><text:span text:style-name="T1">gctgaattgg gtacatctcc agatactctg tatgaaatgg aaccttttga attaccaaag</text:span></text:p>
      <text:p text:style-name="P6"><text:s text:c="5"/><text:span text:style-name="T1">6901 </text:span><text:bookmark text:name="NC_025469.1_6901"/><text:span text:style-name="T1">gtcactttag tgtccaatgg tgaaaagaaa gattacaaac tcaaaatgag cattgggagt</text:span></text:p>
      <text:p text:style-name="P6"><text:s text:c="5"/><text:span text:style-name="T1">6961 </text:span><text:bookmark text:name="NC_025469.1_6961"/><text:span text:style-name="T1">gcagtcaatt caatcatgaa tcaaattgaa ggtgatcata gattactaac ttgtaatacg</text:span></text:p>
      <text:p text:style-name="P6"><text:s text:c="5"/><text:span text:style-name="T1">7021 </text:span><text:bookmark text:name="NC_025469.1_7021"/><text:span text:style-name="T1">actcttagga acactttagg tgccttcggt acagaaacaa aaaggcaact aaagaatagg</text:span></text:p>
      <text:p text:style-name="P6"><text:s text:c="5"/><text:span text:style-name="T1">7081 </text:span><text:bookmark text:name="NC_025469.1_7081"/><text:span text:style-name="T1">aagattgatg ggattttggc tagaaaatat cctaaactgt gcaagcaagc aatgcatatg</text:span></text:p>
      <text:p text:style-name="P6"><text:s text:c="5"/><text:span text:style-name="T1">7141 </text:span><text:bookmark text:name="NC_025469.1_7141"/><text:span text:style-name="T1">ggttttgatt ttaaccagga tattccgact aacgaattaa gtaaatcgga aatgaaggtg</text:span></text:p>
      <text:p text:style-name="P6"><text:s text:c="5"/><text:span text:style-name="T1">7201 </text:span><text:bookmark text:name="NC_025469.1_7201"/><text:span text:style-name="T1">aaacaatatc tatatcagca attgaagagg aaggaagcta gaaggggtca atacgaggaa</text:span></text:p>
      <text:p text:style-name="P6"><text:s text:c="5"/><text:span text:style-name="T1">7261 </text:span><text:bookmark text:name="NC_025469.1_7261"/><text:span text:style-name="T1">gacatatctg ttgtcgactt tgaatgatta tctggcttct aaagttacta attaaagcag</text:span></text:p>
      <text:p text:style-name="P6"><text:s text:c="5"/><text:span text:style-name="T1">7321 </text:span><text:bookmark text:name="NC_025469.1_7321"/><text:span text:style-name="T1">cagttaaagt tataatcaac caaagactca ttgaatttaa taataatgtt tagtactggt</text:span></text:p>
      <text:p text:style-name="P6"><text:s text:c="5"/><text:span text:style-name="T1">7381 </text:span><text:bookmark text:name="NC_025469.1_7381"/><text:span text:style-name="T1">actctgaatg accagatgtt agaaataact agggatagtc atagactaat tagttcaatc</text:span></text:p>
      <text:p text:style-name="P6"><text:s text:c="5"/><text:span text:style-name="T1">7441 </text:span><text:bookmark text:name="NC_025469.1_7441"/><text:span text:style-name="T1">aataagtcct taatggatgt caaggaactt ctcaaaggta gagttgatga tgtatcaaac</text:span></text:p>
      <text:p text:style-name="P6"><text:s text:c="5"/><text:span text:style-name="T1">7501 </text:span><text:bookmark text:name="NC_025469.1_7501"/><text:span text:style-name="T1">gatagtacat tttctctaat caaagataag gacttgatta aaattgaggc tggagctcgg</text:span></text:p>
      <text:p text:style-name="P6"><text:s text:c="5"/><text:span text:style-name="T1">7561 </text:span><text:bookmark text:name="NC_025469.1_7561"/><text:span text:style-name="T1">aaaagcaata atcaacttat tctgaatctt attgaaaaag agtatagagt aaggggatta</text:span></text:p>
      <text:p text:style-name="P6"><text:s text:c="5"/><text:span text:style-name="T1">7621 </text:span><text:bookmark text:name="NC_025469.1_7621"/><text:span text:style-name="T1">ttcatgaaga gtgacaaaat gcttctcagt acagagggtg atgaaaaggt aactgttaac</text:span></text:p>
      <text:p text:style-name="P6"><text:s text:c="5"/><text:span text:style-name="T1">7681 </text:span><text:bookmark text:name="NC_025469.1_7681"/><text:span text:style-name="T1">cgtttacgga acaggtgaac cgagtaagat cctgactaga aaggagcatg aagattcata</text:span></text:p>
      <text:p text:style-name="P6"><text:s text:c="5"/><text:span text:style-name="T1">7741 </text:span><text:bookmark text:name="NC_025469.1_7741"/><text:span text:style-name="T1">tatcttaaat atgatagaga gttacccttc tttcgataaa actgaaaagg gtggtgttga</text:span></text:p>
      <text:p text:style-name="P6"><text:s text:c="5"/><text:span text:style-name="T1">7801 </text:span><text:bookmark text:name="NC_025469.1_7801"/><text:span text:style-name="T1">gtctttacca ggaacatgac tatgattgtc ataaattgac agtttataat ccgaacatga</text:span></text:p>
      <text:p text:style-name="P6"><text:s text:c="5"/><text:span text:style-name="T1">7861 </text:span><text:bookmark text:name="NC_025469.1_7861"/><text:span text:style-name="T1">aatggatgta aaacaatgat gtggagttat tggacctaac caatagaatt tgaataatta</text:span></text:p>
      <text:p text:style-name="P6"><text:s text:c="5"/><text:span text:style-name="T1">7921 </text:span><text:bookmark text:name="NC_025469.1_7921"/><text:span text:style-name="T1">tagtgcttta gtttatatat tatataatcc gaacatgaaa tggatttcaa ataatgatgt</text:span></text:p>
      <text:p text:style-name="P6"><text:s text:c="5"/><text:span text:style-name="T1">7981 </text:span><text:bookmark text:name="NC_025469.1_7981"/><text:span text:style-name="T1">ggagtcattg gacctaacca atgtagtttg atatgctata tgtacttata taagtttgtg</text:span></text:p>
      <text:p text:style-name="P6"><text:s text:c="5"/><text:span text:style-name="T1">8041 </text:span><text:bookmark text:name="NC_025469.1_8041"/><text:span text:style-name="T1">tatttaatat attgagtgtt gtgcctactg tttaaaagga cctttgttgc gttagtaaac</text:span></text:p>
      <text:p text:style-name="P6"><text:s text:c="5"/><text:span text:style-name="T1">8101 </text:span><text:bookmark text:name="NC_025469.1_8101"/><text:span text:style-name="T1">gttaaaagac ccgacttaat ggtggctgat actctagttt tatacaaaaa ttttc</text:span><text:bookmark-end text:name="__DdeLink__15061_127468092"/><text:bookmark-end text:name="__DdeLink__4126_3062245043"/></text:p>
      <text:p text:style-name="Standard"/>
      <text:p text:style-name="P1">Citrivirus </text:p>
      <text:p text:style-name="P3"><text:bookmark-start text:name="__DdeLink__15383_127468092"/><text:bookmark-start text:name="__DdeLink__4290_3062245043"/>1 <text:bookmark text:name="NC_003877.1_1"/>gaaaagcaac gaaagcaacc tacacaaccc aaaattaata tattgcaata actgttatca</text:p>
      <text:p text:style-name="P6"><text:s text:c="7"/><text:span text:style-name="T1">61 </text:span><text:bookmark text:name="NC_003877.1_61"/><text:span text:style-name="T1">ctcaatataa gccatggctt tgatgagcaa caaaactgca attgaatcta ttttgggtaa</text:span></text:p>
      <text:p text:style-name="P6"><text:s text:c="6"/><text:span text:style-name="T1">121 </text:span><text:bookmark text:name="NC_003877.1_121"/><text:span text:style-name="T1">ctttgaaaag aaacacgtcg atgcaatcta caatgccgcc gcacaaacta tcctctctca</text:span></text:p>
      <text:p text:style-name="P6"><text:s text:c="6"/><text:span text:style-name="T1">181 </text:span><text:bookmark text:name="NC_003877.1_181"/><text:span text:style-name="T1">ctctgaattt aggaataagc attttgctta ttcactcaat tcttatcaaa agaagatagc</text:span></text:p>
      <text:p text:style-name="P6"><text:s text:c="6"/><text:span text:style-name="T1">241 </text:span><text:bookmark text:name="NC_003877.1_241"/><text:span text:style-name="T1">ctcaaaggtg ggtattgaat tgtatccaaa tggttattta ccacattccc atccattgtc</text:span></text:p>
      <text:p text:style-name="P6"><text:s text:c="6"/><text:span text:style-name="T1">301 </text:span><text:bookmark text:name="NC_003877.1_301"/><text:span text:style-name="T1">aaaaattttt gagaaccatt tgctttttga tgtacttcct ggcgtagtaa atactagtag</text:span></text:p>
      <text:p text:style-name="P6"><text:s text:c="6"/><text:span text:style-name="T1">361 </text:span><text:bookmark text:name="NC_003877.1_361"/><text:span text:style-name="T1">attagttatg tgtagcataa aggagtccaa agttctggtt tttaaaggga ttcgcgacaa</text:span></text:p>
      <text:p text:style-name="P6"><text:s text:c="6"/><text:span text:style-name="T1">421 </text:span><text:bookmark text:name="NC_003877.1_421"/><text:span text:style-name="T1">atccagaaga caggtttcag acctcaatgc cctcaattcc ttaaataata gtcatacatc</text:span></text:p>
      <text:p text:style-name="P6"><text:s text:c="6"/><text:span text:style-name="T1">481 </text:span><text:bookmark text:name="NC_003877.1_481"/><text:span text:style-name="T1">attcattaat aggttagttg catccaaaga tgtgagtaga tatacggaag aagctgatgc</text:span></text:p>
      <text:p text:style-name="P6"><text:s text:c="6"/><text:span text:style-name="T1">541 </text:span><text:bookmark text:name="NC_003877.1_541"/><text:span text:style-name="T1">tttttttcaa tccaagaaag ggagtccgga gctattttca aggaatttca tcaaaagctt</text:span></text:p>
      <text:p text:style-name="P6"><text:s text:c="6"/><text:span text:style-name="T1">601 </text:span><text:bookmark text:name="NC_003877.1_601"/><text:span text:style-name="T1">ggaaaataaa gaggctgttt tttttcatga tgaagttcat cactggacta aggcccaaat</text:span></text:p>
      <text:p text:style-name="P6"><text:s text:c="6"/><text:span text:style-name="T1">661 </text:span><text:bookmark text:name="NC_003877.1_661"/><text:span text:style-name="T1">gttctcattt cttaaaagca cgaaggtcaa aaggttcatt ttcactgtag tctatccacc</text:span></text:p>
      <text:p text:style-name="P6"><text:s text:c="6"/><text:span text:style-name="T1">721 </text:span><text:bookmark text:name="NC_003877.1_721"/><text:span text:style-name="T1">agaaattctc aaaaaatttg ccaattccca gaacccaaag gtttatgatt tcaaagttga</text:span></text:p>
      <text:p text:style-name="P6"><text:s text:c="6"/><text:span text:style-name="T1">781 </text:span><text:bookmark text:name="NC_003877.1_781"/><text:span text:style-name="T1">taagggtcgg cttttttttt ttccggatgg ggttaagaca gaggcctatg agcagaaatt</text:span></text:p>
      <text:p text:style-name="P6"><text:s text:c="6"/><text:span text:style-name="T1">841 </text:span><text:bookmark text:name="NC_003877.1_841"/><text:span text:style-name="T1">gaatatggag tggctctttt cagcatcaca tcttcgcagt ggagactgtg tatggactgt</text:span></text:p>
      <text:p text:style-name="P6"><text:s text:c="6"/><text:span text:style-name="T1">901 </text:span><text:bookmark text:name="NC_003877.1_901"/><text:span text:style-name="T1">aacaagacat aagagtattt atgctcatca cctgtttgag atatccattg gcgaactagt</text:span></text:p>
      <text:p text:style-name="P6"><text:s text:c="6"/><text:span text:style-name="T1">961 </text:span><text:bookmark text:name="NC_003877.1_961"/><text:span text:style-name="T1">cacggactca aaactttttt tttccgatta taactccatt gacatgtcta aaatatttct</text:span></text:p>
      <text:p text:style-name="P6"><text:s text:c="5"/><text:span text:style-name="T1">1021 </text:span><text:bookmark text:name="NC_003877.1_1021"/><text:span text:style-name="T1">tgatcgtttt cggagttatg aggtattccc catttcgatt gagcaccttt ataaggtcta</text:span></text:p>
      <text:p text:style-name="P6"><text:s text:c="5"/><text:span text:style-name="T1">1081 </text:span><text:bookmark text:name="NC_003877.1_1081"/><text:span text:style-name="T1">ctcttatctg ctttgcctca aaaaacctga cttggagagt ggtctagcta aattaaggca</text:span></text:p>
      <text:p text:style-name="P6"><text:s text:c="5"/><text:span text:style-name="T1">1141 </text:span><text:bookmark text:name="NC_003877.1_1141"/><text:span text:style-name="T1">aattattgga gatgatgtcg aaatcaaaga attcctcttc tttgaacaat tttgtaagcg</text:span></text:p>
      <text:p text:style-name="P6"><text:s text:c="5"/><text:span text:style-name="T1">1201 </text:span><text:bookmark text:name="NC_003877.1_1201"/><text:span text:style-name="T1">cttaattgaa cgccaaacct cttgggggct atttgggcac tctttctttg aaaaattaac</text:span></text:p>
      <text:p text:style-name="P6"><text:s text:c="5"/><text:span text:style-name="T1">1261 </text:span><text:bookmark text:name="NC_003877.1_1261"/><text:span text:style-name="T1">cgatatggca ttgtcatcct tgcccaactc tatagcccga atttttcctc aatggaaaaa</text:span></text:p>
      <text:p text:style-name="P6"><text:s text:c="5"/><text:span text:style-name="T1">1321 </text:span><text:bookmark text:name="NC_003877.1_1321"/><text:span text:style-name="T1">aaaaaacaca tttgagttcc ttttctcact tgggactctt gttgtggatg tggagagaaa</text:span></text:p>
      <text:p text:style-name="P6"><text:s text:c="5"/><text:span text:style-name="T1">1381 </text:span><text:bookmark text:name="NC_003877.1_1381"/><text:span text:style-name="T1">ggtgtgtttt gaacatgtgc ttgaggaatg gggatttgaa gttgttatca ctgatgaaaa</text:span></text:p>
      <text:p text:style-name="P6"><text:s text:c="5"/><text:span text:style-name="T1">1441 </text:span><text:bookmark text:name="NC_003877.1_1441"/><text:span text:style-name="T1">tgcctatctt gatccactat ctatctttgc tatcaatgaa aattttaatg aggatagagt</text:span></text:p>
      <text:p text:style-name="P6"><text:s text:c="5"/><text:span text:style-name="T1">1501 </text:span><text:bookmark text:name="NC_003877.1_1501"/><text:span text:style-name="T1">ggacgatggt tatttggaaa gaatccgtct tcccttctgg aatctgaatg actatgactt</text:span></text:p>
      <text:p text:style-name="P6"><text:s text:c="5"/><text:span text:style-name="T1">1561 </text:span><text:bookmark text:name="NC_003877.1_1561"/><text:span text:style-name="T1">gaaaagaaag agggtaaatg cgtataacat tctctcttat cgatttgaag aggagcgaaa</text:span></text:p>
      <text:p text:style-name="P6"><text:s text:c="5"/><text:span text:style-name="T1">1621 </text:span><text:bookmark text:name="NC_003877.1_1621"/><text:span text:style-name="T1">aattgaatca gcgcaaaaag gtccaaataa gatgctccag attgagtggt acgggattaa</text:span></text:p>
      <text:p text:style-name="P6"><text:soft-page-break/><text:s text:c="5"/><text:span text:style-name="T1">1681 </text:span><text:bookmark text:name="NC_003877.1_1681"/><text:span text:style-name="T1">agaatttaaa gttgaccctt ttatcagcaa ctccataact gaatttactc ttttagaagc</text:span></text:p>
      <text:p text:style-name="P6"><text:s text:c="5"/><text:span text:style-name="T1">1741 </text:span><text:bookmark text:name="NC_003877.1_1741"/><text:span text:style-name="T1">attgctggga aagaggatag atccaaaaaa atactcatat tcaaagcaag cctgcactct</text:span></text:p>
      <text:p text:style-name="P6"><text:s text:c="5"/><text:span text:style-name="T1">1801 </text:span><text:bookmark text:name="NC_003877.1_1801"/><text:span text:style-name="T1">ttccaactat ctcacatttt tgtgtgctga gggtttggat ggattcaatt tggaagagca</text:span></text:p>
      <text:p text:style-name="P6"><text:s text:c="5"/><text:span text:style-name="T1">1861 </text:span><text:bookmark text:name="NC_003877.1_1861"/><text:span text:style-name="T1">ccttgaacga aggttgaaag cggccggtca tgacgtttca gatgacgagg aggaagaatt</text:span></text:p>
      <text:p text:style-name="P6"><text:s text:c="5"/><text:span text:style-name="T1">1921 </text:span><text:bookmark text:name="NC_003877.1_1921"/><text:span text:style-name="T1">gacttcagct gaacaagcgg ggcctatcaa gatattggct gatccacttg gttttatgaa</text:span></text:p>
      <text:p text:style-name="P6"><text:s text:c="5"/><text:span text:style-name="T1">1981 </text:span><text:bookmark text:name="NC_003877.1_1981"/><text:span text:style-name="T1">agagtgtttg gaggagatcc caatcgaaac tgaaccatca ctggaagaaa gagggcagtt</text:span></text:p>
      <text:p text:style-name="P6"><text:s text:c="5"/><text:span text:style-name="T1">2041 </text:span><text:bookmark text:name="NC_003877.1_2041"/><text:span text:style-name="T1">ttccactgat tatcattctg agaaatttga aatcaattac aatgacattt ttaatcctca</text:span></text:p>
      <text:p text:style-name="P6"><text:s text:c="5"/><text:span text:style-name="T1">2101 </text:span><text:bookmark text:name="NC_003877.1_2101"/><text:span text:style-name="T1">caattgcatg aacactcacg gcgatgaaat tcccacaccg tcagatggca attgtttttt</text:span></text:p>
      <text:p text:style-name="P6"><text:s text:c="5"/><text:span text:style-name="T1">2161 </text:span><text:bookmark text:name="NC_003877.1_2161"/><text:span text:style-name="T1">ttcagcattt actgaaactt ttgaagttga aagacctgac accttgaggt ctgatttctc</text:span></text:p>
      <text:p text:style-name="P6"><text:s text:c="5"/><text:span text:style-name="T1">2221 </text:span><text:bookmark text:name="NC_003877.1_2221"/><text:span text:style-name="T1">agactggctt atggaattta atggggggtc ctatgcttca cttgcagaaa tgatcagacc</text:span></text:p>
      <text:p text:style-name="P6"><text:s text:c="5"/><text:span text:style-name="T1">2281 </text:span><text:bookmark text:name="NC_003877.1_2281"/><text:span text:style-name="T1">gaatggagtt tttatggagg cagaactcat atacttgttt tgtgtattta gaggagtcac</text:span></text:p>
      <text:p text:style-name="P6"><text:s text:c="5"/><text:span text:style-name="T1">2341 </text:span><text:bookmark text:name="NC_003877.1_2341"/><text:span text:style-name="T1">gttgattatt catgatagaa ctcatgaaaa agagaatgtt tatgctgtac accgcgggtt</text:span></text:p>
      <text:p text:style-name="P6"><text:s text:c="5"/><text:span text:style-name="T1">2401 </text:span><text:bookmark text:name="NC_003877.1_2401"/><text:span text:style-name="T1">tgaggagggc catatggtac atagaggcaa tcattttgtc gggattgaaa cttacaatat</text:span></text:p>
      <text:p text:style-name="P6"><text:s text:c="5"/><text:span text:style-name="T1">2461 </text:span><text:bookmark text:name="NC_003877.1_2461"/><text:span text:style-name="T1">tagtacttta acctcagacc ccttacttgg tgacatccca tgcggttttt cagaggaaat</text:span></text:p>
      <text:p text:style-name="P6"><text:s text:c="5"/><text:span text:style-name="T1">2521 </text:span><text:bookmark text:name="NC_003877.1_2521"/><text:span text:style-name="T1">tacaaaattc cattttcggc ctgatcattt caactgtgcc cagttcagag gaaggaaggc</text:span></text:p>
      <text:p text:style-name="P6"><text:s text:c="5"/><text:span text:style-name="T1">2581 </text:span><text:bookmark text:name="NC_003877.1_2581"/><text:span text:style-name="T1">ggcttttatc accaaagttg atgcagatta cgggcacaac ggtatggttt acccccacaa</text:span></text:p>
      <text:p text:style-name="P6"><text:s text:c="5"/><text:span text:style-name="T1">2641 </text:span><text:bookmark text:name="NC_003877.1_2641"/><text:span text:style-name="T1">ttcatgggta ccttctttag aagagatcat tcagatctgt ggtcagggag atgatttcaa</text:span></text:p>
      <text:p text:style-name="P6"><text:s text:c="5"/><text:span text:style-name="T1">2701 </text:span><text:bookmark text:name="NC_003877.1_2701"/><text:span text:style-name="T1">ttgtgcatta ataaatttct atgaggcaaa ctcatctctt gggttccata gggataatga</text:span></text:p>
      <text:p text:style-name="P6"><text:s text:c="5"/><text:span text:style-name="T1">2761 </text:span><text:bookmark text:name="NC_003877.1_2761"/><text:span text:style-name="T1">acgggtgtac aatgatgatc ctattttgac cgtctgcaca ttcggtgaag gtagattcac</text:span></text:p>
      <text:p text:style-name="P6"><text:s text:c="5"/><text:span text:style-name="T1">2821 </text:span><text:bookmark text:name="NC_003877.1_2821"/><text:span text:style-name="T1">cattgaattt aaggatcagg taacttcttt tctaatgact gctggctctt tctttttaat</text:span></text:p>
      <text:p text:style-name="P6"><text:s text:c="5"/><text:span text:style-name="T1">2881 </text:span><text:bookmark text:name="NC_003877.1_2881"/><text:span text:style-name="T1">gcctaaaggg ttccagaaga aggcaagaca ctctgtctca aatgaaatgt cgagagtctc</text:span></text:p>
      <text:p text:style-name="P6"><text:s text:c="5"/><text:span text:style-name="T1">2941 </text:span><text:bookmark text:name="NC_003877.1_2941"/><text:span text:style-name="T1">gattactttc aggaagcatg ttagaaggtt gaatgggtca ccgattgcca tcagggaaga</text:span></text:p>
      <text:p text:style-name="P6"><text:s text:c="5"/><text:span text:style-name="T1">3001 </text:span><text:bookmark text:name="NC_003877.1_3001"/><text:span text:style-name="T1">aaattacaaa aatacatgcc tcattaatgc cttttcaaaa gcaatgaaaa ggagcaaaca</text:span></text:p>
      <text:p text:style-name="P6"><text:s text:c="5"/><text:span text:style-name="T1">3061 </text:span><text:bookmark text:name="NC_003877.1_3061"/><text:span text:style-name="T1">ggcaatcatt gcaaaactga agactgttaa tagccctttc tggagtagat acctatctga</text:span></text:p>
      <text:p text:style-name="P6"><text:s text:c="5"/><text:span text:style-name="T1">3121 </text:span><text:bookmark text:name="NC_003877.1_3121"/><text:span text:style-name="T1">gggtaacggt ggctccattg aagattgtca atcggcctgt gaggcactgg atgttactgt</text:span></text:p>
      <text:p text:style-name="P6"><text:s text:c="5"/><text:span text:style-name="T1">3181 </text:span><text:bookmark text:name="NC_003877.1_3181"/><text:span text:style-name="T1">cgacc</text:span><text:bookmark-start text:name="__DdeLink__4295_3062245043"/><text:span text:style-name="T1">ttaat gtaaatg</text:span><text:bookmark-end text:name="__DdeLink__4295_3062245043"/><text:span text:style-name="T1">gaa aatgtgtggt tcttggaaaa ggggctttaa gaatctcaat</text:span></text:p>
      <text:p text:style-name="P6"><text:s text:c="5"/><text:span text:style-name="T1">3241 </text:span><text:bookmark text:name="NC_003877.1_3241"/><text:span text:style-name="T1">ggctttaaga aacaaccatt tttcagttat caatgctgca caactgatgg agaggacttt</text:span></text:p>
      <text:p text:style-name="P6"><text:s text:c="5"/><text:span text:style-name="T1">3301 </text:span><text:bookmark text:name="NC_003877.1_3301"/><text:span text:style-name="T1">tgttagccac ttgcttgaaa aaggaaatgt caatgtgtta gaaggatttg acgcaatgct</text:span></text:p>
      <text:p text:style-name="P6"><text:s text:c="5"/><text:span text:style-name="T1">3361 </text:span><text:bookmark text:name="NC_003877.1_3361"/><text:span text:style-name="T1">aagtggtgat gtgggcgcag caggtgttaa caaaattcaa tttgcagcca attttgaatt</text:span></text:p>
      <text:p text:style-name="P6"><text:s text:c="5"/><text:span text:style-name="T1">3421 </text:span><text:bookmark text:name="NC_003877.1_3421"/><text:span text:style-name="T1">tgctagaatt ttggcaaatt catttctaaa tatgacaact ggcatctgcc tgggcaaggc</text:span></text:p>
      <text:p text:style-name="P6"><text:s text:c="5"/><text:span text:style-name="T1">3481 </text:span><text:bookmark text:name="NC_003877.1_3481"/><text:span text:style-name="T1">attggataat ggggaaaagt attttctcca cattttgaaa gatagagtga aacagattgg</text:span></text:p>
      <text:p text:style-name="P6"><text:s text:c="5"/><text:span text:style-name="T1">3541 </text:span><text:bookmark text:name="NC_003877.1_3541"/><text:span text:style-name="T1">tatagacgtc acaatggtgt gcggatttgc tggatcgggg aaaagtcgca aactgcagtc</text:span></text:p>
      <text:p text:style-name="P6"><text:s text:c="5"/><text:span text:style-name="T1">3601 </text:span><text:bookmark text:name="NC_003877.1_3601"/><text:span text:style-name="T1">ctggctgcat tcaaggaaaa aagggaactt ctgtgtggtt tccccaagaa caaacttagc</text:span></text:p>
      <text:p text:style-name="P6"><text:s text:c="5"/><text:span text:style-name="T1">3661 </text:span><text:bookmark text:name="NC_003877.1_3661"/><text:span text:style-name="T1">cgctgactgg gcattcaagt tagaattaga gcccaatgaa cagagaaagg tttcaacatt</text:span></text:p>
      <text:p text:style-name="P6"><text:s text:c="5"/><text:span text:style-name="T1">3721 </text:span><text:bookmark text:name="NC_003877.1_3721"/><text:span text:style-name="T1">tgaaaaattc atcaaaactg ataaaagcaa attagatctc atagttattg atgaattgac</text:span></text:p>
      <text:p text:style-name="P6"><text:s text:c="5"/><text:span text:style-name="T1">3781 </text:span><text:bookmark text:name="NC_003877.1_3781"/><text:span text:style-name="T1">attgtttcca aatggttacc tggatctcct cgtgtatgaa ttggctgatg tcaataggca</text:span></text:p>
      <text:p text:style-name="P6"><text:s text:c="5"/><text:span text:style-name="T1">3841 </text:span><text:bookmark text:name="NC_003877.1_3841"/><text:span text:style-name="T1">ttgtcaaatc atccttctgt ttgatccatt gcaagcaaga taccacaaca aaatggatga</text:span></text:p>
      <text:p text:style-name="P6"><text:s text:c="5"/><text:span text:style-name="T1">3901 </text:span><text:bookmark text:name="NC_003877.1_3901"/><text:span text:style-name="T1">atcaatcctg acatttgaac atgacgtgga caggcttatt ggtggacaga acattgagta</text:span></text:p>
      <text:p text:style-name="P6"><text:s text:c="5"/><text:span text:style-name="T1">3961 </text:span><text:bookmark text:name="NC_003877.1_3961"/><text:span text:style-name="T1">catttacagc acgcatcgga tgtccagata cttcaataga ttttttgatg taccttgctt</text:span></text:p>
      <text:p text:style-name="P6"><text:s text:c="5"/><text:span text:style-name="T1">4021 </text:span><text:bookmark text:name="NC_003877.1_4021"/><text:span text:style-name="T1">caatcaggct gatagaacag aggaacaaag gttgtggata tttgatgacg tttactccat</text:span></text:p>
      <text:p text:style-name="P6"><text:s text:c="5"/><text:span text:style-name="T1">4081 </text:span><text:bookmark text:name="NC_003877.1_4081"/><text:span text:style-name="T1">accatccatt tgctccgacc gtcaggaacc atgtgatgtt cttttggttg aatctgacct</text:span></text:p>
      <text:p text:style-name="P6"><text:s text:c="5"/><text:span text:style-name="T1">4141 </text:span><text:bookmark text:name="NC_003877.1_4141"/><text:span text:style-name="T1">tgaaaagaag gcattttcac ccatcataaa tgttatgaca tttggtgaat cccagggact</text:span></text:p>
      <text:p text:style-name="P6"><text:s text:c="5"/><text:span text:style-name="T1">4201 </text:span><text:bookmark text:name="NC_003877.1_4201"/><text:span text:style-name="T1">cacatttaat catgtttgta ttttgctgtc agagtccagt gcagcttcaa acgaatttag</text:span></text:p>
      <text:p text:style-name="P6"><text:s text:c="5"/><text:span text:style-name="T1">4261 </text:span><text:bookmark text:name="NC_003877.1_4261"/><text:span text:style-name="T1">atggatggtg gcgctgacga gagcaaggac caggttttca ctctgttcaa ccttcttagg</text:span></text:p>
      <text:p text:style-name="P6"><text:s text:c="5"/><text:span text:style-name="T1">4321 </text:span><text:bookmark text:name="NC_003877.1_4321"/><text:span text:style-name="T1">tggaattgaa gaatttaaag tcaaaaggaa ggaaagtctc atcacatcca tactccaagg</text:span></text:p>
      <text:p text:style-name="P6"><text:s text:c="5"/><text:span text:style-name="T1">4381 </text:span><text:bookmark text:name="NC_003877.1_4381"/><text:span text:style-name="T1">cgagaagatc acattcaaca gattaaatct gatgctgaaa tgcaatttaa ttaggagaga</text:span></text:p>
      <text:p text:style-name="P6"><text:s text:c="5"/><text:span text:style-name="T1">4441 </text:span><text:bookmark text:name="NC_003877.1_4441"/><text:span text:style-name="T1">aaaagaaaat gggtgcagag atgaggtcga tagggaggaa aggttggagg gtgacccttt</text:span></text:p>
      <text:p text:style-name="P6"><text:s text:c="5"/><text:span text:style-name="T1">4501 </text:span><text:bookmark text:name="NC_003877.1_4501"/><text:span text:style-name="T1">cctcaaacca tttatcttct tgggacaaag agttgagaag gatgaagatg aggtagaaga</text:span></text:p>
      <text:p text:style-name="P6"><text:s text:c="5"/><text:span text:style-name="T1">4561 </text:span><text:bookmark text:name="NC_003877.1_4561"/><text:span text:style-name="T1">agtgaagatc agggaaccaa cctgtcaaac tcatctgtat ataacagagc ctaattttgg</text:span></text:p>
      <text:p text:style-name="P6"><text:s text:c="5"/><text:span text:style-name="T1">4621 </text:span><text:bookmark text:name="NC_003877.1_4621"/><text:span text:style-name="T1">tttgtgctac aatttcgact tcattaggga aaaagaacag cgggaataca gagaggatat</text:span></text:p>
      <text:p text:style-name="P6"><text:s text:c="5"/><text:span text:style-name="T1">4681 </text:span><text:bookmark text:name="NC_003877.1_4681"/><text:span text:style-name="T1">gcttgtaact aaccaattct gtgacagtta tgataaggtt catataaacg gcaaaagaga</text:span></text:p>
      <text:p text:style-name="P6"><text:s text:c="5"/><text:span text:style-name="T1">4741 </text:span><text:bookmark text:name="NC_003877.1_4741"/><text:span text:style-name="T1">aacccctggt cccctgcgat tcaaagcgat ttatccaaag cactcagccg atgatgacat</text:span></text:p>
      <text:p text:style-name="P6"><text:s text:c="5"/><text:span text:style-name="T1">4801 </text:span><text:bookmark text:name="NC_003877.1_4801"/><text:span text:style-name="T1">gacgttctgg atggccgtca gaaaaaggct tgtatttaga gaagaggagg agaattatca</text:span></text:p>
      <text:p text:style-name="P6"><text:s text:c="5"/><text:span text:style-name="T1">4861 </text:span><text:bookmark text:name="NC_003877.1_4861"/><text:span text:style-name="T1">aaggttgtca agggcgcatt tagttggggg tttgctatac accaacttca aaaaaaaaat</text:span></text:p>
      <text:p text:style-name="P6"><text:s text:c="5"/><text:span text:style-name="T1">4921 </text:span><text:bookmark text:name="NC_003877.1_4921"/><text:span text:style-name="T1">gggcctggaa tttacgtttg accaaggtct actggaggaa agcataaatg catttgaaaa</text:span></text:p>
      <text:p text:style-name="P6"><text:s text:c="5"/><text:span text:style-name="T1">4981 </text:span><text:bookmark text:name="NC_003877.1_4981"/><text:span text:style-name="T1">gaaaaagctg gaaaaatcat gtggcacaat taaatctcat agcataaggt cggacattga</text:span></text:p>
      <text:p text:style-name="P6"><text:soft-page-break/><text:s text:c="5"/><text:span text:style-name="T1">5041 </text:span><text:bookmark text:name="NC_003877.1_5041"/><text:span text:style-name="T1">ttgggcgctg aatgatgtat ttcttttcat gaaaagccag ttatgcacca agtacgaaaa</text:span></text:p>
      <text:p text:style-name="P6"><text:s text:c="5"/><text:span text:style-name="T1">5101 </text:span><text:bookmark text:name="NC_003877.1_5101"/><text:span text:style-name="T1">acaatttgtt gatgctaaag cgggtcaaac tcttgcctgt tttcagcacc tgattttggt</text:span></text:p>
      <text:p text:style-name="P6"><text:s text:c="5"/><text:span text:style-name="T1">5161 </text:span><text:bookmark text:name="NC_003877.1_5161"/><text:span text:style-name="T1">acagttcgct ccatg</text:span><text:bookmark-start text:name="__DdeLink__15391_127468092"/><text:span text:style-name="T1">gtgta gatacctaga aacccagatc agaaatcagt tgcctgaaga</text:span></text:p>
      <text:p text:style-name="P6"><text:s text:c="5"/><text:span text:style-name="T1">5221 </text:span><text:bookmark text:name="NC_003877.1_5221"/><text:span text:style-name="T1">aatttacatt cactcaaata aaaattttga tgatttgaat gcatgggtca aaaaattttt</text:span></text:p>
      <text:p text:style-name="P6"><text:s text:c="5"/><text:span text:style-name="T1">5281 </text:span><text:bookmark text:name="NC_003877.1_5281"/><text:span text:style-name="T1">ccagagggat atctgtgttg agtctgatta tgaagcattt gatgcaagcc aggatgaata</text:span></text:p>
      <text:p text:style-name="P6"><text:s text:c="5"/><text:span text:style-name="T1">5341 </text:span><text:bookmark text:name="NC_003877.1_5341"/><text:span text:style-name="T1">catattatcc ttcgagattc atctgatgaa agatgcgcat tttccgcaga aaatcattga</text:span></text:p>
      <text:p text:style-name="P6"><text:s text:c="5"/><text:span text:style-name="T1">5401 </text:span><text:bookmark text:name="NC_003877.1_5401"/><text:span text:style-name="T1">tgcatacata gaccttaaat gcaaattggg atgcaaattg ggccattttt caataatgag</text:span></text:p>
      <text:p text:style-name="P6"><text:s text:c="5"/><text:span text:style-name="T1">5461 </text:span><text:bookmark text:name="NC_003877.1_5461"/><text:span text:style-name="T1">atttacaggg gaattttgca ccttcctatt caacacactg gccaatatgg cattcactat</text:span></text:p>
      <text:p text:style-name="P6"><text:s text:c="5"/><text:span text:style-name="T1">5521 </text:span><text:bookmark text:name="NC_003877.1_5521"/><text:span text:style-name="T1">gtgtagatac gaatgg</text:span><text:bookmark-end text:name="__DdeLink__15391_127468092"/><text:span text:style-name="T1">agga gaggacaacc aattgcattc gcaggagatg atatgtgtgc</text:span></text:p>
      <text:p text:style-name="P6"><text:s text:c="5"/><text:span text:style-name="T1">5581 </text:span><text:bookmark text:name="NC_003877.1_5581"/><text:span text:style-name="T1">attaaacaat ttggctgttt gtcatgattt cgatgacctt tttgaactca tcagcctaaa</text:span></text:p>
      <text:p text:style-name="P6"><text:s text:c="5"/><text:span text:style-name="T1">5641 </text:span><text:bookmark text:name="NC_003877.1_5641"/><text:span text:style-name="T1">agctaaggtg gaaaggacag aaaccccaat gttttgtgga tggagactaa ctccatatgg</text:span></text:p>
      <text:p text:style-name="P6"><text:s text:c="5"/><text:span text:style-name="T1">5701 </text:span><text:bookmark text:name="NC_003877.1_5701"/><text:span text:style-name="T1">gattgtgaag gagcctgaat tagtctataa tcgctttcaa gtggccattg aagagggaaa</text:span></text:p>
      <text:p text:style-name="P6"><text:s text:c="5"/><text:span text:style-name="T1">5761 </text:span><text:bookmark text:name="NC_003877.1_5761"/><text:span text:style-name="T1">ggtcttggag tgtctggaaa attatgcaat cgaggtttct tatgcctaca gtttaagtga</text:span></text:p>
      <text:p text:style-name="P6"><text:s text:c="5"/><text:span text:style-name="T1">5821 </text:span><text:bookmark text:name="NC_003877.1_5821"/><text:span text:style-name="T1">gaggctgtat gaagttttga aaagtgaaag gcaagttcag tatcatcaag ctgtggttag</text:span></text:p>
      <text:p text:style-name="P6"><text:s text:c="5"/><text:span text:style-name="T1">5881 </text:span><text:bookmark text:name="NC_003877.1_5881"/><text:span text:style-name="T1">atttatagtc acgcacattg acaaactcaa aacaaaagtg agggaccttt tcttagaaca</text:span></text:p>
      <text:p text:style-name="P6"><text:s text:c="5"/><text:span text:style-name="T1">5941 </text:span><text:bookmark text:name="NC_003877.1_5941"/><text:span text:style-name="T1">atcttccgac gaagatatct gatggcatcc ctgatcaatg taagttcact tgtaaatagg</text:span></text:p>
      <text:p text:style-name="P6"><text:s text:c="5"/><text:span text:style-name="T1">6001 </text:span><text:bookmark text:name="NC_003877.1_6001"/><text:span text:style-name="T1">gtgaagttgg atcaaagtat aataggtagt gatgaaataa acaaactgta tggttccgat</text:span></text:p>
      <text:p text:style-name="P6"><text:s text:c="5"/><text:span text:style-name="T1">6061 </text:span><text:bookmark text:name="NC_003877.1_6061"/><text:span text:style-name="T1">gcaccattgg tgttcaaaga tgaagttaaa atggttattc ctgggaatgc tgagggtgag</text:span></text:p>
      <text:p text:style-name="P6"><text:s text:c="5"/><text:span text:style-name="T1">6121 </text:span><text:bookmark text:name="NC_003877.1_6121"/><text:span text:style-name="T1">gcaatcaaat tgcaagcaaa tattctgacc gctgacagat tgcagtcaat aagaaatgca</text:span></text:p>
      <text:p text:style-name="P6"><text:s text:c="5"/><text:span text:style-name="T1">6181 </text:span><text:bookmark text:name="NC_003877.1_6181"/><text:span text:style-name="T1">aaagtcaatg gcaaagaagc ggcttatctg catttgggat ttgttccaat tgcaattaga</text:span></text:p>
      <text:p text:style-name="P6"><text:s text:c="5"/><text:span text:style-name="T1">6241 </text:span><text:bookmark text:name="NC_003877.1_6241"/><text:span text:style-name="T1">tctctattac cttctggaaa tgaacagatc tggggtagat gcgcactggt agatactagc</text:span></text:p>
      <text:p text:style-name="P6"><text:s text:c="5"/><text:span text:style-name="T1">6301 </text:span><text:bookmark text:name="NC_003877.1_6301"/><text:span text:style-name="T1">agaactcgag ccgaaacagc tgttattgat gaatttgaat tcaagttcac aaagaaacag</text:span></text:p>
      <text:p text:style-name="P6"><text:s text:c="5"/><text:span text:style-name="T1">6361 </text:span><text:bookmark text:name="NC_003877.1_6361"/><text:span text:style-name="T1">ccatttgctg caaaactact aaccatcaac gctgcagtgg atattaattg caaagtgagt</text:span></text:p>
      <text:p text:style-name="P6"><text:s text:c="5"/><text:span text:style-name="T1">6421 </text:span><text:bookmark text:name="NC_003877.1_6421"/><text:span text:style-name="T1">gtcggtagca ttcaggtgct gctggagctc catggtgttg atctgaggga agaacgttct</text:span></text:p>
      <text:p text:style-name="P6"><text:s text:c="5"/><text:span text:style-name="T1">6481 </text:span><text:bookmark text:name="NC_003877.1_6481"/><text:span text:style-name="T1">gtagcagcaa tcatcactgg cttaacatgc actcccacca acaaaatggt gttgctgcat</text:span></text:p>
      <text:p text:style-name="P6"><text:s text:c="5"/><text:span text:style-name="T1">6541 </text:span><text:bookmark text:name="NC_003877.1_6541"/><text:span text:style-name="T1">aagatagagt gcgacacgcc caaatggtct ttgtgcaata taatagagca ggttgaggat</text:span></text:p>
      <text:p text:style-name="P6"><text:s text:c="5"/><text:span text:style-name="T1">6601 </text:span><text:bookmark text:name="NC_003877.1_6601"/><text:span text:style-name="T1">gaggaagaat ccaagaaggc atttgaaaac atgtttaatg catcttcttc caacttgatc</text:span></text:p>
      <text:p text:style-name="P6"><text:s text:c="5"/><text:span text:style-name="T1">6661 </text:span><text:bookmark text:name="NC_003877.1_6661"/><text:span text:style-name="T1">gacttgggtc aagaacagtg gctcgacgaa ggtaagcgaa cacctttgat tggcagcttg</text:span></text:p>
      <text:p text:style-name="P6"><text:s text:c="5"/><text:span text:style-name="T1">6721 </text:span><text:bookmark text:name="NC_003877.1_6721"/><text:span text:style-name="T1">gcaattaaag ggtttggacg caaagtgatg cctgttcgca gacgaaacct caccacgaga</text:span></text:p>
      <text:p text:style-name="P6"><text:s text:c="5"/><text:span text:style-name="T1">6781 </text:span><text:bookmark text:name="NC_003877.1_6781"/><text:span text:style-name="T1">aatctcatga aggattatgt gtctcatgtt aagtcagaga cggcttcact gaaaagaagt</text:span></text:p>
      <text:p text:style-name="P6"><text:s text:c="5"/><text:span text:style-name="T1">6841 </text:span><text:bookmark text:name="NC_003877.1_6841"/><text:span text:style-name="T1">caaagtggaa gagattgggg taatgataga ttgagaaaat atctagaaga gcaggctctg</text:span></text:p>
      <text:p text:style-name="P6"><text:s text:c="5"/><text:span text:style-name="T1">6901 </text:span><text:bookmark text:name="NC_003877.1_6901"/><text:span text:style-name="T1">gagcaggcca gatcatcgac tgatcatcag ttggttaaag caccaaaatt taaaaccatc</text:span></text:p>
      <text:p text:style-name="P6"><text:s text:c="5"/><text:span text:style-name="T1">6961 </text:span><text:bookmark text:name="NC_003877.1_6961"/><text:span text:style-name="T1">gaagtgactg gtttggaaac tgtgcatgat ctaaaagata aaattgacaa ggcagagtct</text:span></text:p>
      <text:p text:style-name="P6"><text:s text:c="5"/><text:span text:style-name="T1">7021 </text:span><text:bookmark text:name="NC_003877.1_7021"/><text:span text:style-name="T1">tcaactgcca gtgacactgg aaccaagtga gtataacgtg tgactagtgt aaatagttag</text:span></text:p>
      <text:p text:style-name="P6"><text:s text:c="5"/><text:span text:style-name="T1">7081 </text:span><text:bookmark text:name="NC_003877.1_7081"/><text:span text:style-name="T1">tacttatttg aattaatata gatagtgtac atccatgaaa atcaccaatg ataatgccgc</text:span></text:p>
      <text:p text:style-name="P6"><text:s text:c="5"/><text:span text:style-name="T1">7141 </text:span><text:bookmark text:name="NC_003877.1_7141"/><text:span text:style-name="T1">aactatcaac tattggttag ccatagttga accattcctc acatctgatg aggacagaaa</text:span></text:p>
      <text:p text:style-name="P6"><text:s text:c="5"/><text:span text:style-name="T1">7201 </text:span><text:bookmark text:name="NC_003877.1_7201"/><text:span text:style-name="T1">ttctgatgac atcattcgaa aattcagagc tgtagtggcc gagcatggag acacagagga</text:span></text:p>
      <text:p text:style-name="P6"><text:s text:c="5"/><text:span text:style-name="T1">7261 </text:span><text:bookmark text:name="NC_003877.1_7261"/><text:span text:style-name="T1">ggtggaccct gaggtcttct tcgccatttt ttccatcttg gccacaaagt acggcagagt</text:span></text:p>
      <text:p text:style-name="P6"><text:s text:c="5"/><text:span text:style-name="T1">7321 </text:span><text:bookmark text:name="NC_003877.1_7321"/><text:span text:style-name="T1">ttattcaaaa aaagttgaag aattgaatga gtcactcaaa gctgcaattt tggctggggc</text:span></text:p>
      <text:p text:style-name="P6"><text:s text:c="5"/><text:span text:style-name="T1">7381 </text:span><text:bookmark text:name="NC_003877.1_7381"/><text:span text:style-name="T1">agaagcagaa gatctgagaa acaagttgaa agacatttcc caaagatatg catcacagct</text:span></text:p>
      <text:p text:style-name="P6"><text:s text:c="5"/><text:span text:style-name="T1">7441 </text:span><text:bookmark text:name="NC_003877.1_7441"/><text:span text:style-name="T1">tgagatcaca gcagatagag agcagcagct tgaaagtttg aaaaaaaaag ggcatgagca</text:span></text:p>
      <text:p text:style-name="P6"><text:s text:c="5"/><text:span text:style-name="T1">7501 </text:span><text:bookmark text:name="NC_003877.1_7501"/><text:span text:style-name="T1">accactgacc ggcagtggat cttctgaacc ggtacatgct gaatcagcac acgctccaca</text:span></text:p>
      <text:p text:style-name="P6"><text:s text:c="5"/><text:span text:style-name="T1">7561 </text:span><text:bookmark text:name="NC_003877.1_7561"/><text:span text:style-name="T1">gttgcatgtg gtgaatgatc tgcaacaatt ctacatacca ttcaatgaat acccaagtct</text:span></text:p>
      <text:p text:style-name="P6"><text:s text:c="5"/><text:span text:style-name="T1">7621 </text:span><text:bookmark text:name="NC_003877.1_7621"/><text:span text:style-name="T1">aactcagtca ataggtactt ctgacattgc aaatgatgag cacctcaaaa gagtgcaact</text:span></text:p>
      <text:p text:style-name="P6"><text:s text:c="5"/><text:span text:style-name="T1">7681 </text:span><text:bookmark text:name="NC_003877.1_7681"/><text:span text:style-name="T1">tacgcttaag attacagaca cgaaggtctt ttcaagaact ggatttgaat ttgcgataag</text:span></text:p>
      <text:p text:style-name="P6"><text:s text:c="5"/><text:span text:style-name="T1">7741 </text:span><text:bookmark text:name="NC_003877.1_7741"/><text:span text:style-name="T1">ttgtggatca agaagtacgt cagacaagga cccatatgat ggtataatca agatcagcgg</text:span></text:p>
      <text:p text:style-name="P6"><text:s text:c="5"/><text:span text:style-name="T1">7801 </text:span><text:bookmark text:name="NC_003877.1_7801"/><text:span text:style-name="T1">aaaaagtcat atgaggaaag atatagcata tgcaataaga acttcgggaa tcactgtgag</text:span></text:p>
      <text:p text:style-name="P6"><text:s text:c="5"/><text:span text:style-name="T1">7861 </text:span><text:bookmark text:name="NC_003877.1_7861"/><text:span text:style-name="T1">gcaattctgt gcagcctttg cgaatctata ttggaatttc aatttggcca gaaatactcc</text:span></text:p>
      <text:p text:style-name="P6"><text:s text:c="5"/><text:span text:style-name="T1">7921 </text:span><text:bookmark text:name="NC_003877.1_7921"/><text:span text:style-name="T1">tcctgaaaac tggaggaaga aggggttcac agagggaaca aagtttgcag cttttgactt</text:span></text:p>
      <text:p text:style-name="P6"><text:s text:c="5"/><text:span text:style-name="T1">7981 </text:span><text:bookmark text:name="NC_003877.1_7981"/><text:span text:style-name="T1">tttctatgca gtaggtagca atgcagcaat tccaactgaa gctgatggga gcgttagact</text:span></text:p>
      <text:p text:style-name="P6"><text:s text:c="5"/><text:span text:style-name="T1">8041 </text:span><text:bookmark text:name="NC_003877.1_8041"/><text:span text:style-name="T1">gataaggcct ccaacaaatg aagaaaatga ggctaactct gctatgaggt atgctgacat</text:span></text:p>
      <text:p text:style-name="P6"><text:s text:c="5"/><text:span text:style-name="T1">8101 </text:span><text:bookmark text:name="NC_003877.1_8101"/><text:span text:style-name="T1">atacgagcaa aattcaaaaa cagctggaca tgtaacttca agtccactgt acaatcgtgg</text:span></text:p>
      <text:p text:style-name="P6"><text:s text:c="5"/><text:span text:style-name="T1">8161 </text:span><text:bookmark text:name="NC_003877.1_8161"/><text:span text:style-name="T1">gagcagttat gagagcaaaa acaaagcaaa actcttagaa atgtagtccc gaattctggc</text:span></text:p>
      <text:p text:style-name="P6"><text:s text:c="5"/><text:span text:style-name="T1">8221 </text:span><text:bookmark text:name="NC_003877.1_8221"/><text:span text:style-name="T1">atgggcggat gggtgggcca ggactttaca ctcttaaagt ataagtaagg ggtaactcag</text:span></text:p>
      <text:p text:style-name="P6"><text:s text:c="5"/><text:span text:style-name="T1">8281 </text:span><text:bookmark text:name="NC_003877.1_8281"/><text:span text:style-name="T1">ccgcacgggt gaagattgtg cggagcctca tgaatctgaa tccaagatgc taaaggggat</text:span></text:p>
      <text:p text:style-name="P6"><text:s text:c="5"/><text:span text:style-name="T1">8341 </text:span><text:bookmark text:name="NC_003877.1_8341"/><text:span text:style-name="T1">accgcgatct gaggggtcat gggggttagc ctgaagaaca gaacactcat taagtatgtg</text:span></text:p>
      <text:p text:style-name="P6"><text:soft-page-break/><text:s text:c="5"/><text:span text:style-name="T1">8401 </text:span><text:bookmark text:name="NC_003877.1_8401"/><text:span text:style-name="T1">gtgacgcagg tcccgacaac ccaaaaaggt gagctgaacc tgatccaatt ggagcagtac</text:span></text:p>
      <text:p text:style-name="P6"><text:s text:c="5"/><text:span text:style-name="T1">8461 </text:span><text:bookmark text:name="NC_003877.1_8461"/><text:span text:style-name="T1">aggtaaagtt atatcctttc tataaattga aaggtagttt ggacagatac atgtcattca</text:span></text:p>
      <text:p text:style-name="P6"><text:s text:c="5"/><text:span text:style-name="T1">8521 </text:span><text:bookmark text:name="NC_003877.1_8521"/><text:span text:style-name="T1">attggtgtgg aacgttagtc caaatgaaac atttatgctt ggatggaaag tcaagcaaac</text:span></text:p>
      <text:p text:style-name="P6"><text:s text:c="5"/><text:span text:style-name="T1">8581 </text:span><text:bookmark text:name="NC_003877.1_8581"/><text:span text:style-name="T1">gttgtcaatg tgtacgtgaa attgtcaaat aaacctcagc aatttctatg ccctctttgt</text:span></text:p>
      <text:p text:style-name="P6"><text:s text:c="5"/><text:span text:style-name="T1">8641 </text:span><text:bookmark text:name="NC_003877.1_8641"/><text:span text:style-name="T1">gctgagtatt gtagagggtg aaggtgtgtt ttccatttta tacgtcaata aaataaaata</text:span></text:p>
      <text:p text:style-name="P6"><text:s text:c="5"/><text:span text:style-name="T1">8701 </text:span><text:bookmark text:name="NC_003877.1_8701"/><text:span text:style-name="T1">tgtattactt aaatacacat agggatgtct tttaagaact tttagac</text:span><text:bookmark-end text:name="__DdeLink__15383_127468092"/><text:bookmark-end text:name="__DdeLink__4290_3062245043"/></text:p>
      <text:p text:style-name="P1"/>
      <text:p text:style-name="P1">Divavirus</text:p>
      <text:p text:style-name="P2"><text:s/><text:bookmark-start text:name="__DdeLink__4417_3062245043"/><text:bookmark-start text:name="__DdeLink__15520_127468092"/><text:span text:style-name="T1">1 </text:span><text:bookmark text:name="NC_019029.1_1"/><text:span text:style-name="T1">ttccgatctt gcctcttatc cggcgtcccg tacaatagat ggccctatcg taccgtacgc</text:span></text:p>
      <text:p text:style-name="P6"><text:s text:c="7"/><text:span text:style-name="T1">61 </text:span><text:bookmark text:name="NC_019029.1_61"/><text:span text:style-name="T1">cgaccgagta cttaataaat caattaccag ctagattaac tgataatata gcagtgaaac</text:span></text:p>
      <text:p text:style-name="P6"><text:s text:c="6"/><text:span text:style-name="T1">121 </text:span><text:bookmark text:name="NC_019029.1_121"/><text:span text:style-name="T1">aggtagactt aatacagtct gatgaggact gctatggatc atatctgaac tataaccttt</text:span></text:p>
      <text:p text:style-name="P6"><text:s text:c="6"/><text:span text:style-name="T1">181 </text:span><text:bookmark text:name="NC_019029.1_181"/><text:span text:style-name="T1">caaaggagca aaaaaaattt ttagtggaca aagggttata tttgtcacca tactcttgga</text:span></text:p>
      <text:p text:style-name="P6"><text:s text:c="6"/><text:span text:style-name="T1">241 </text:span><text:bookmark text:name="NC_019029.1_241"/><text:span text:style-name="T1">gacatcactc acatcctgct tgcaagacca ttgaaaattg gttattgtat aaggaaatag</text:span></text:p>
      <text:p text:style-name="P6"><text:s text:c="6"/><text:span text:style-name="T1">301 </text:span><text:bookmark text:name="NC_019029.1_301"/><text:span text:style-name="T1">gtagctatgc aaagcatgtg agcaagcaac aaaccatagc tttcatatct ctaagggagg</text:span></text:p>
      <text:p text:style-name="P6"><text:s text:c="6"/><text:span text:style-name="T1">361 </text:span><text:bookmark text:name="NC_019029.1_361"/><text:span text:style-name="T1">ggaagctaaa tgctattaaa aaaatacact ttgaaaaaaa aaataacaaa gtggcatgtg</text:span></text:p>
      <text:p text:style-name="P6"><text:s text:c="6"/><text:span text:style-name="T1">421 </text:span><text:bookmark text:name="NC_019029.1_421"/><text:span text:style-name="T1">agaagatatg ctcatttaat aggtactacc acacaaagga taggcttagg tattcggata</text:span></text:p>
      <text:p text:style-name="P6"><text:s text:c="6"/><text:span text:style-name="T1">481 </text:span><text:bookmark text:name="NC_019029.1_481"/><text:span text:style-name="T1">gtagcgggag agagataatt tataagtctt ttgacaaaat aggtgatcaa ataggaccta</text:span></text:p>
      <text:p text:style-name="P6"><text:s text:c="6"/><text:span text:style-name="T1">541 </text:span><text:bookmark text:name="NC_019029.1_541"/><text:span text:style-name="T1">gggcttcatt ttatatacat gatgaatgcc attattggtc accaaatgat ttgagcaatt</text:span></text:p>
      <text:p text:style-name="P6"><text:s text:c="6"/><text:span text:style-name="T1">601 </text:span><text:bookmark text:name="NC_019029.1_601"/><text:span text:style-name="T1">tcttga</text:span><text:bookmark-start text:name="__DdeLink__15528_127468092"/><text:span text:style-name="T1">gtag aacaaaagca gaatcaatat tggcaactgt tattcatcca acagaaattg</text:span></text:p>
      <text:p text:style-name="P6"><text:s text:c="6"/><text:span text:style-name="T1">661 </text:span><text:bookmark text:name="NC_019029.1_661"/><text:span text:style-name="T1">atgtagggaa ggactgttca catctacctt tcttatatga gtttgaagtt agcgataata</text:span></text:p>
      <text:p text:style-name="P6"><text:s text:c="6"/><text:span text:style-name="T1">721 </text:span><text:bookmark text:name="NC_019029.1_721"/><text:span text:style-name="T1">atatattctt ctttcctgat ggaaacagaa gtgaaggtta tgagcaacca aagactgctg</text:span></text:p>
      <text:p text:style-name="P6"><text:s text:c="6"/><text:span text:style-name="T1">781 </text:span><text:bookmark text:name="NC_019029.1_781"/><text:span text:style-name="T1">gctggtggtt aaaaatgaga cggttctata gtgacggaga ggtatatagt gttacgctct</text:span></text:p>
      <text:p text:style-name="P6"><text:s text:c="6"/><text:span text:style-name="T1">841 </text:span><text:bookmark text:name="NC_019029.1_841"/><text:span text:style-name="T1">taagaacaat aggacccttt cacttgattt acatatctag aggctctcta gcttcagagt</text:span></text:p>
      <text:p text:style-name="P6"><text:s text:c="6"/><text:span text:style-name="T1">901 </text:span><text:bookmark text:name="NC_019029.1_901"/><text:span text:style-name="T1">cacggaggtt ttttgatgat ttcaacattt tagatctgcc agtaaaatat gccaaaaata</text:span></text:p>
      <text:p text:style-name="P6"><text:s text:c="6"/><text:span text:style-name="T1">961 </text:span><text:bookmark text:name="NC_019029.1_961"/><text:span text:style-name="T1">atctaat</text:span><text:bookmark-end text:name="__DdeLink__15528_127468092"/><text:span text:style-name="T1">taa gaaaatgaag ttactgttga ggaacaattt tatgatcaaa atagtcagtt</text:span></text:p>
      <text:p text:style-name="P6"><text:s text:c="5"/><text:span text:style-name="T1">1021 </text:span><text:bookmark text:name="NC_019029.1_1021"/><text:span text:style-name="T1">atatcaaatc actgaagaag ccagataagg agtcagcaat agcaaaactg agaatgctca</text:span></text:p>
      <text:p text:style-name="P6"><text:s text:c="5"/><text:span text:style-name="T1">1081 </text:span><text:bookmark text:name="NC_019029.1_1081"/><text:span text:style-name="T1">gtgaggatga attctctctt gaagagatga tttttgtaga tggtttggtg gacactctac</text:span></text:p>
      <text:p text:style-name="P6"><text:s text:c="5"/><text:span text:style-name="T1">1141 </text:span><text:bookmark text:name="NC_019029.1_1141"/><text:span text:style-name="T1">ttaaaaatgg ctataaaagt atatgggaaa atggttgggt agaatggttt atatgcggcc</text:span></text:p>
      <text:p text:style-name="P6"><text:s text:c="5"/><text:span text:style-name="T1">1201 </text:span><text:bookmark text:name="NC_019029.1_1201"/><text:span text:style-name="T1">ttaaggattg tttacctgat gcccttcact cagctatgtt taggagtcat tttaaggcta</text:span></text:p>
      <text:p text:style-name="P6"><text:s text:c="5"/><text:span text:style-name="T1">1261 </text:span><text:bookmark text:name="NC_019029.1_1261"/><text:span text:style-name="T1">agcagaattt ggatttatta atgaacatga aaactctatc aatagtggtt gaaactgagg</text:span></text:p>
      <text:p text:style-name="P6"><text:s text:c="5"/><text:span text:style-name="T1">1321 </text:span><text:bookmark text:name="NC_019029.1_1321"/><text:span text:style-name="T1">atttctaccc ttattcaaaa gttgactgca ttaaagagat taaagagtat ttcttgaatt</text:span></text:p>
      <text:p text:style-name="P6"><text:s text:c="5"/><text:span text:style-name="T1">1381 </text:span><text:bookmark text:name="NC_019029.1_1381"/><text:span text:style-name="T1">cttgtgatta cctacaaaga gacaatattg acaaaataat caggagcagc tttagagggg</text:span></text:p>
      <text:p text:style-name="P6"><text:s text:c="5"/><text:span text:style-name="T1">1441 </text:span><text:bookmark text:name="NC_019029.1_1441"/><text:span text:style-name="T1">aatatattta tgattatgat acttctggct actacagcat aagaaccaca agtggcaaaa</text:span></text:p>
      <text:p text:style-name="P6"><text:s text:c="5"/><text:span text:style-name="T1">1501 </text:span><text:bookmark text:name="NC_019029.1_1501"/><text:span text:style-name="T1">tggaattgca tggtccagat tcaagacatt tgatgagaag tgcacatgat tgcattagct</text:span></text:p>
      <text:p text:style-name="P6"><text:s text:c="5"/><text:span text:style-name="T1">1561 </text:span><text:bookmark text:name="NC_019029.1_1561"/><text:span text:style-name="T1">atgaggccaa cattaaatta tttggcaata atcatatgga gaaaatgagg atagagaaca</text:span></text:p>
      <text:p text:style-name="P6"><text:s text:c="5"/><text:span text:style-name="T1">1621 </text:span><text:bookmark text:name="NC_019029.1_1621"/><text:span text:style-name="T1">gattctggtt cttgaatgat gaaaaaagat ttgagaatgc aaaaagagaa agtataagta</text:span></text:p>
      <text:p text:style-name="P6"><text:s text:c="5"/><text:span text:style-name="T1">1681 </text:span><text:bookmark text:name="NC_019029.1_1681"/><text:span text:style-name="T1">gatgtaaaac aatatttgat gagtatgatg caatattgga ggaagaatta ccagatgact</text:span></text:p>
      <text:p text:style-name="P6"><text:s text:c="5"/><text:span text:style-name="T1">1741 </text:span><text:bookmark text:name="NC_019029.1_1741"/><text:span text:style-name="T1">caattttcaa aggttttaac aaaggcgtga gtttttttaa aaaaaaaaca atgagaatga</text:span></text:p>
      <text:p text:style-name="P6"><text:s text:c="5"/><text:span text:style-name="T1">1801 </text:span><text:bookmark text:name="NC_019029.1_1801"/><text:span text:style-name="T1">atgagtgctt gataatgtta agaactggcg tgtataacaa atcaaagctg atatcaaata</text:span></text:p>
      <text:p text:style-name="P6"><text:s text:c="5"/><text:span text:style-name="T1">1861 </text:span><text:bookmark text:name="NC_019029.1_1861"/><text:span text:style-name="T1">ttaaacatgt ggatgaccca ttttcaacga tggagaagca caaaagagat agattaaaca</text:span></text:p>
      <text:p text:style-name="P6"><text:s text:c="5"/><text:span text:style-name="T1">1921 </text:span><text:bookmark text:name="NC_019029.1_1921"/><text:span text:style-name="T1">aggtgattaa gtattacatt ggcggtgtgg aatacgagat gccttctagc caagttagtg</text:span></text:p>
      <text:p text:style-name="P6"><text:s text:c="5"/><text:span text:style-name="T1">1981 </text:span><text:bookmark text:name="NC_019029.1_1981"/><text:span text:style-name="T1">aattagaaga aattactgag ataacaccta ttaataggtt aagttcatca aacccaatgg</text:span></text:p>
      <text:p text:style-name="P6"><text:s text:c="5"/><text:span text:style-name="T1">2041 </text:span><text:bookmark text:name="NC_019029.1_2041"/><text:span text:style-name="T1">atgaaaagac ctttagaaat ctggctaata aatgctgctt tgattgcatt atggagatta</text:span></text:p>
      <text:p text:style-name="P6"><text:s text:c="5"/><text:span text:style-name="T1">2101 </text:span><text:bookmark text:name="NC_019029.1_2101"/><text:span text:style-name="T1">aaaaaataga tcatgtagca ctggtgaatt acataactga aacaaaattt atggatcttc</text:span></text:p>
      <text:p text:style-name="P6"><text:s text:c="5"/><text:span text:style-name="T1">2161 </text:span><text:bookmark text:name="NC_019029.1_2161"/><text:span text:style-name="T1">tactcaaaga taatgggctc cttcaaaaag aacttattga attatgcaat tttctaaata</text:span></text:p>
      <text:p text:style-name="P6"><text:s text:c="5"/><text:span text:style-name="T1">2221 </text:span><text:bookmark text:name="NC_019029.1_2221"/><text:span text:style-name="T1">ttaaagtaaa cataataaat caatctggca ctagacttat ttatgaaaat gataatgaca</text:span></text:p>
      <text:p text:style-name="P6"><text:s text:c="5"/><text:span text:style-name="T1">2281 </text:span><text:bookmark text:name="NC_019029.1_2281"/><text:span text:style-name="T1">acactctaat tttaaccgaa agacattgca agctagtgaa gacagagagc ataagtgact</text:span></text:p>
      <text:p text:style-name="P6"><text:s text:c="5"/><text:span text:style-name="T1">2341 </text:span><text:bookmark text:name="NC_019029.1_2341"/><text:span text:style-name="T1">ggcttctaga tgataataag gatttcttgg atgtcactgg cgttagttca attatcaaga</text:span></text:p>
      <text:p text:style-name="P6"><text:s text:c="5"/><text:span text:style-name="T1">2401 </text:span><text:bookmark text:name="NC_019029.1_2401"/><text:span text:style-name="T1">acgtttttga ctataaaaga tcaaagaaac tctatgatag cttgtcaaaa ggaacatctg</text:span></text:p>
      <text:p text:style-name="P6"><text:s text:c="5"/><text:span text:style-name="T1">2461 </text:span><text:bookmark text:name="NC_019029.1_2461"/><text:span text:style-name="T1">gagttttttt taatatgatt aaaaaaaaaa atgatgagtc tgaaaaaaaa aaagataaga</text:span></text:p>
      <text:p text:style-name="P6"><text:s text:c="5"/><text:span text:style-name="T1">2521 </text:span><text:bookmark text:name="NC_019029.1_2521"/><text:span text:style-name="T1">atagagtaat agaaatgatg aatttctttt ttgaagatga gataaatgaa aaaagaaaac</text:span></text:p>
      <text:p text:style-name="P6"><text:s text:c="5"/><text:span text:style-name="T1">2581 </text:span><text:bookmark text:name="NC_019029.1_2581"/><text:span text:style-name="T1">tgactggaag atcagagcca atttatggtt tttttggttt tgctgggtca ggaaagagta</text:span></text:p>
      <text:p text:style-name="P6"><text:s text:c="5"/><text:span text:style-name="T1">2641 </text:span><text:bookmark text:name="NC_019029.1_2641"/><text:span text:style-name="T1">gagaaataca gaattacata aatacaaatt ataacatgga tggctgtgtc actgtggtga</text:span></text:p>
      <text:p text:style-name="P6"><text:s text:c="5"/><text:span text:style-name="T1">2701 </text:span><text:bookmark text:name="NC_019029.1_2701"/><text:span text:style-name="T1">gtccaagagt agagctactc aaggattggg aaaagaaaat aagtgtagca aataaaaaaa</text:span></text:p>
      <text:p text:style-name="P6"><text:s text:c="5"/><text:span text:style-name="T1">2761 </text:span><text:bookmark text:name="NC_019029.1_2761"/><text:span text:style-name="T1">taaggtttag tacttatgaa aaggcactaa ccttatcata ttatgaagat gaattggtgg</text:span></text:p>
      <text:p text:style-name="P6"><text:s text:c="5"/><text:span text:style-name="T1">2821 </text:span><text:bookmark text:name="NC_019029.1_2821"/><text:span text:style-name="T1">tggtggatga aatagggttg ttgccacctg ggtatatatc tttgttatct ttggtaactg</text:span></text:p>
      <text:p text:style-name="P6"><text:soft-page-break/><text:s text:c="5"/><text:span text:style-name="T1">2881 </text:span><text:bookmark text:name="NC_019029.1_2881"/><text:span text:style-name="T1">cttttagagt aaataaaata tcccataata taagattatc aaagagaaat tattctaagt</text:span></text:p>
      <text:p text:style-name="P6"><text:s text:c="5"/><text:span text:style-name="T1">2941 </text:span><text:bookmark text:name="NC_019029.1_2941"/><text:span text:style-name="T1">atgtggagaa tcaatccagt agactagtac tgttgggtga tcatctacag ggtagatatt</text:span></text:p>
      <text:p text:style-name="P6"><text:s text:c="5"/><text:span text:style-name="T1">3001 </text:span><text:bookmark text:name="NC_019029.1_3001"/><text:span text:style-name="T1">ataatgaaag tgactttaga tcattatcac aacctgatga aatagatttc attatgatga</text:span></text:p>
      <text:p text:style-name="P6"><text:s text:c="5"/><text:span text:style-name="T1">3061 </text:span><text:bookmark text:name="NC_019029.1_3061"/><text:span text:style-name="T1">atgaagaaat actttatttg aattacagtc atagactgaa taagatgcat ttttacaagc</text:span></text:p>
      <text:p text:style-name="P6"><text:s text:c="5"/><text:span text:style-name="T1">3121 </text:span><text:bookmark text:name="NC_019029.1_3121"/><text:span text:style-name="T1">ctggtgtaga aatgctcgga gaagatgaaa atataatatc caggcgattt tcaaacgtct</text:span></text:p>
      <text:p text:style-name="P6"><text:s text:c="5"/><text:span text:style-name="T1">3181 </text:span><text:bookmark text:name="NC_019029.1_3181"/><text:span text:style-name="T1">ttagcgcaaa aaaaacaata ccagaagcac agttgcttgt ggcttctaga gatgagcaag</text:span></text:p>
      <text:p text:style-name="P6"><text:s text:c="5"/><text:span text:style-name="T1">3241 </text:span><text:bookmark text:name="NC_019029.1_3241"/><text:span text:style-name="T1">ttagatttaa agaattagat gccaaaactt ttggtgaatc acaaggtcta acatttgatg</text:span></text:p>
      <text:p text:style-name="P6"><text:s text:c="5"/><text:span text:style-name="T1">3301 </text:span><text:bookmark text:name="NC_019029.1_3301"/><text:span text:style-name="T1">aaataatcat agtcctgtct ccccctgctg tcaattgctc aataaatatg tggaacgtag</text:span></text:p>
      <text:p text:style-name="P6"><text:s text:c="5"/><text:span text:style-name="T1">3361 </text:span><text:bookmark text:name="NC_019029.1_3361"/><text:span text:style-name="T1">ctatgactag agcaagaaaa ggagtacact ttgctctcaa tggttttgat accgttgatg</text:span></text:p>
      <text:p text:style-name="P6"><text:s text:c="5"/><text:span text:style-name="T1">3421 </text:span><text:bookmark text:name="NC_019029.1_3421"/><text:span text:style-name="T1">attttatcaa tagagtaaag ggcactcctg taaatgccat gatattagga agtccgttcg</text:span></text:p>
      <text:p text:style-name="P6"><text:s text:c="5"/><text:span text:style-name="T1">3481 </text:span><text:bookmark text:name="NC_019029.1_3481"/><text:span text:style-name="T1">aaatacatcg aacaccaggt gggaaagaca aggaaattaa aataattaaa gtgtgtagac</text:span></text:p>
      <text:p text:style-name="P6"><text:s text:c="5"/><text:span text:style-name="T1">3541 </text:span><text:bookmark text:name="NC_019029.1_3541"/><text:span text:style-name="T1">ttggaatgag caatgaggac gtggaaatga agctaatggg cgaccctttt ttaaaatcca</text:span></text:p>
      <text:p text:style-name="P6"><text:s text:c="5"/><text:span text:style-name="T1">3601 </text:span><text:bookmark text:name="NC_019029.1_3601"/><text:span text:style-name="T1">taataccatc tttagatgag gggttgtcaa tcgaacaaga atatcatgat ataatatgtg</text:span></text:p>
      <text:p text:style-name="P6"><text:s text:c="5"/><text:span text:style-name="T1">3661 </text:span><text:bookmark text:name="NC_019029.1_3661"/><text:span text:style-name="T1">agagcccagt accaaaaata catttaccaa tagaatcaat acagggtcat gtcagctatg</text:span></text:p>
      <text:p text:style-name="P6"><text:s text:c="5"/><text:span text:style-name="T1">3721 </text:span><text:bookmark text:name="NC_019029.1_3721"/><text:span text:style-name="T1">tgtctagtat gttaaaagaa aggggtgaaa gagaatttaa gggtgacggc tgcatgagtg</text:span></text:p>
      <text:p text:style-name="P6"><text:s text:c="5"/><text:span text:style-name="T1">3781 </text:span><text:bookmark text:name="NC_019029.1_3781"/><text:span text:style-name="T1">aacaatttcc tgacttttgg aaaactggtg aaccaggcca ctacttgagt caaagtgaaa</text:span></text:p>
      <text:p text:style-name="P6"><text:s text:c="5"/><text:span text:style-name="T1">3841 </text:span><text:bookmark text:name="NC_019029.1_3841"/><text:span text:style-name="T1">ggtttcagag catatttcca aaacaccaaa atagtgattc attgaccttt ttagcagctg</text:span></text:p>
      <text:p text:style-name="P6"><text:s text:c="5"/><text:span text:style-name="T1">3901 </text:span><text:bookmark text:name="NC_019029.1_3901"/><text:span text:style-name="T1">ttaaaaaaag attaaaattc tctagtccat cagttgaaag agaaagattt gaaaaggtta</text:span></text:p>
      <text:p text:style-name="P6"><text:s text:c="5"/><text:span text:style-name="T1">3961 </text:span><text:bookmark text:name="NC_019029.1_3961"/><text:span text:style-name="T1">gacatctggg taatgagatg ttggacatct ttttggataa aataaagata gacaataaat</text:span></text:p>
      <text:p text:style-name="P6"><text:s text:c="5"/><text:span text:style-name="T1">4021 </text:span><text:bookmark text:name="NC_019029.1_4021"/><text:span text:style-name="T1">taaacagcga gatgatggcc agaagctata atgagtatgt gcttaaaaag gtgtcaaaga</text:span></text:p>
      <text:p text:style-name="P6"><text:s text:c="5"/><text:span text:style-name="T1">4081 </text:span><text:bookmark text:name="NC_019029.1_4081"/><text:span text:style-name="T1">cagcgaacac aatagcttct catagctcca gatcagaacc tgattggaag ctcaatgaga</text:span></text:p>
      <text:p text:style-name="P6"><text:s text:c="5"/><text:span text:style-name="T1">4141 </text:span><text:bookmark text:name="NC_019029.1_4141"/><text:span text:style-name="T1">tttttttatt catgaagaca caattgtgta ctaaatttga gaaaaggttc tctgatgcca</text:span></text:p>
      <text:p text:style-name="P6"><text:s text:c="5"/><text:span text:style-name="T1">4201 </text:span><text:bookmark text:name="NC_019029.1_4201"/><text:span text:style-name="T1">aagctggaca aactttggca tgtttcagtc atattatact a</text:span><text:bookmark-start text:name="__DdeLink__4422_3062245043"/><text:span text:style-name="T1">aatagattt gc</text:span><text:bookmark-start text:name="__DdeLink__4427_3062245043"/><text:span text:style-name="T1">tgccccaa</text:span></text:p>
      <text:p text:style-name="P6"><text:s text:c="5"/><text:span text:style-name="T1">4261 </text:span><text:bookmark text:name="NC_019029.1_4261"/><text:span text:style-name="T1">caagatatgt tgaaaagaaa ataagtgaag gtcttggaaa gaacttctac atacatcaaa</text:span></text:p>
      <text:p text:style-name="P6"><text:s text:c="5"/><text:span text:style-name="T1">4321 </text:span><text:bookmark text:name="NC_019029.1_4321"/><text:span text:style-name="T1">agaagaattt tgatgtgtta aatgattggg tagtagcaaa taattttgat tcttattgct</text:span></text:p>
      <text:p text:style-name="P6"><text:s text:c="5"/><text:span text:style-name="T1">4381 </text:span><text:bookmark text:name="NC_019029.1_4381"/><text:span text:style-name="T1">tagaaagtga ttatgaagct tttgattcat cccaagat</text:span><text:bookmark-end text:name="__DdeLink__4422_3062245043"/><text:bookmark-end text:name="__DdeLink__4427_3062245043"/><text:span text:style-name="T1">tg cttgatattg gcttttgaat</text:span></text:p>
      <text:p text:style-name="P6"><text:s text:c="5"/><text:span text:style-name="T1">4441 </text:span><text:bookmark text:name="NC_019029.1_4441"/><text:span text:style-name="T1">atgaattgct caagtatctt ggttgggatc aaagtttact tgatgattac ttagacctca</text:span></text:p>
      <text:p text:style-name="P6"><text:s text:c="5"/><text:span text:style-name="T1">4501 </text:span><text:bookmark text:name="NC_019029.1_4501"/><text:span text:style-name="T1">agtttaattt ggggtgcaga ttggggaatc tggctgtaat gaggtttact ggcgagtttg</text:span></text:p>
      <text:p text:style-name="P6"><text:s text:c="5"/><text:span text:style-name="T1">4561 </text:span><text:bookmark text:name="NC_019029.1_4561"/><text:span text:style-name="T1">gtacttttct gtttaacact ctcgcaaaca tggttttcac attcatgaca tatgacttga</text:span></text:p>
      <text:p text:style-name="P6"><text:s text:c="5"/><text:span text:style-name="T1">4621 </text:span><text:bookmark text:name="NC_019029.1_4621"/><text:span text:style-name="T1">atggtaccga atcaatatgt tttgctgggg atgatatgtg ttgcaacagg ggtataaaag</text:span></text:p>
      <text:p text:style-name="P6"><text:s text:c="5"/><text:span text:style-name="T1">4681 </text:span><text:bookmark text:name="NC_019029.1_4681"/><text:span text:style-name="T1">ccagagtcga tggaaagtat gatcacatac ttaagagatt gactttaaaa gctaaggctg</text:span></text:p>
      <text:p text:style-name="P6"><text:s text:c="5"/><text:span text:style-name="T1">4741 </text:span><text:bookmark text:name="NC_019029.1_4741"/><text:span text:style-name="T1">tgatcactaa agaacccact ttctgtgggt ggagattaac taaatacggt atttttaaaa</text:span></text:p>
      <text:p text:style-name="P6"><text:s text:c="5"/><text:span text:style-name="T1">4801 </text:span><text:bookmark text:name="NC_019029.1_4801"/><text:span text:style-name="T1">aacctgaact tgttctggag cgatttctca ttgctattga gaaaggaaga ctactagatg</text:span></text:p>
      <text:p text:style-name="P6"><text:s text:c="5"/><text:span text:style-name="T1">4861 </text:span><text:bookmark text:name="NC_019029.1_4861"/><text:span text:style-name="T1">taatagatag ctattatatc gaatgtagtt atgcctacaa tttaggtgag agactattcg</text:span></text:p>
      <text:p text:style-name="P6"><text:s text:c="5"/><text:span text:style-name="T1">4921 </text:span><text:bookmark text:name="NC_019029.1_4921"/><text:span text:style-name="T1">aatgtttttc tgaaaaagat tttagtgcac attattgttg tattagaata gtgcacaaga</text:span></text:p>
      <text:p text:style-name="P6"><text:s text:c="5"/><text:span text:style-name="T1">4981 </text:span><text:bookmark text:name="NC_019029.1_4981"/><text:span text:style-name="T1">ataagtcttt attgaagggg ttgagtcttg aaagatacag agagaataga cgtttcaagc</text:span></text:p>
      <text:p text:style-name="P6"><text:s text:c="5"/><text:span text:style-name="T1">5041 </text:span><text:bookmark text:name="NC_019029.1_5041"/><text:span text:style-name="T1">actcatgcaa gtcgtggatc caaaggcctt catacagaag ttcgacaatg gaggacgaaa</text:span></text:p>
      <text:p text:style-name="P6"><text:s text:c="5"/><text:span text:style-name="T1">5101 </text:span><text:bookmark text:name="NC_019029.1_5101"/><text:span text:style-name="T1">cattgattgc atcagggtca gtgaggtgta ctcagatggg ggtttcatca aaaacgagaa</text:span></text:p>
      <text:p text:style-name="P6"><text:s text:c="5"/><text:span text:style-name="T1">5161 </text:span><text:bookmark text:name="NC_019029.1_5161"/><text:span text:style-name="T1">ggttgacgca gttcagagaa cagaaagttc aatttcaatt aaatcaatta atggggagtc</text:span></text:p>
      <text:p text:style-name="P6"><text:s text:c="5"/><text:span text:style-name="T1">5221 </text:span><text:bookmark text:name="NC_019029.1_5221"/><text:span text:style-name="T1">caggattatt aaaggaatac ctattattga cccaaatgtt attgatgagg agagaaacaa</text:span></text:p>
      <text:p text:style-name="P6"><text:s text:c="5"/><text:span text:style-name="T1">5281 </text:span><text:bookmark text:name="NC_019029.1_5281"/><text:span text:style-name="T1">gaagaagtat tcaaaagtca atattggagc aattatcatc agtatccaca agcttggtta</text:span></text:p>
      <text:p text:style-name="P6"><text:s text:c="5"/><text:span text:style-name="T1">5341 </text:span><text:bookmark text:name="NC_019029.1_5341"/><text:span text:style-name="T1">ttatgaacgt gagatgtcaa gaggaagatg tttgttggtt gacggtagaa gaagtggagg</text:span></text:p>
      <text:p text:style-name="P6"><text:s text:c="5"/><text:span text:style-name="T1">5401 </text:span><text:bookmark text:name="NC_019029.1_5401"/><text:span text:style-name="T1">aggtggaatt atcaaagcct ttgagtttga tatatccaaa ggaccagccc acttcgtgct</text:span></text:p>
      <text:p text:style-name="P6"><text:s text:c="5"/><text:span text:style-name="T1">5461 </text:span><text:bookmark text:name="NC_019029.1_5461"/><text:span text:style-name="T1">cgtaccaaat gcagtctttg acattcatga tgagttactt gacagggcct gtgaagtgtt</text:span></text:p>
      <text:p text:style-name="P6"><text:s text:c="5"/><text:span text:style-name="T1">5521 </text:span><text:bookmark text:name="NC_019029.1_5521"/><text:span text:style-name="T1">catcatcttt gacaatgtta attaccgtgg tggttcctac ccatttgcta ttgagattgg</text:span></text:p>
      <text:p text:style-name="P6"><text:s text:c="5"/><text:span text:style-name="T1">5581 </text:span><text:bookmark text:name="NC_019029.1_5581"/><text:span text:style-name="T1">ggcaatatat cgcatgtcta atgtcttcaa ttgctatcac agaatgggag ttccaggaag</text:span></text:p>
      <text:p text:style-name="P6"><text:s text:c="5"/><text:span text:style-name="T1">5641 </text:span><text:bookmark text:name="NC_019029.1_5641"/><text:span text:style-name="T1">aaagggttcc attggaagta tctatcagga agtacattgc actaagacca tatcagagga</text:span></text:p>
      <text:p text:style-name="P6"><text:s text:c="5"/><text:span text:style-name="T1">5701 </text:span><text:bookmark text:name="NC_019029.1_5701"/><text:span text:style-name="T1">agatgaggag tcagtgctgt cagagatgtg tgtcgcaaga gaggctggaa gaatatctga</text:span></text:p>
      <text:p text:style-name="P6"><text:s text:c="5"/><text:span text:style-name="T1">5761 </text:span><text:bookmark text:name="NC_019029.1_5761"/><text:span text:style-name="T1">tgctgagaga agctttggct ttgaatctga aaggggtaag agaagtctta tcatgccttg</text:span></text:p>
      <text:p text:style-name="P6"><text:s text:c="5"/><text:span text:style-name="T1">5821 </text:span><text:bookmark text:name="NC_019029.1_5821"/><text:span text:style-name="T1">gagaaaaaga ggcccttctt tctttcgaga ttatagtgtc ggagaagggt ctagtgaaac</text:span></text:p>
      <text:p text:style-name="P6"><text:s text:c="5"/><text:span text:style-name="T1">5881 </text:span><text:bookmark text:name="NC_019029.1_5881"/><text:span text:style-name="T1">tgaggaaaat ttatgcaggg ttaggtcaag cacaggaagt attgatgaaa gagacattcc</text:span></text:p>
      <text:p text:style-name="P6"><text:s text:c="5"/><text:span text:style-name="T1">5941 </text:span><text:bookmark text:name="NC_019029.1_5941"/><text:span text:style-name="T1">tgaaaaggtt ctggataata aatttaggtc tgccagtgaa cgcagaaaac ttcaaagtaa</text:span></text:p>
      <text:p text:style-name="P6"><text:s text:c="5"/><text:span text:style-name="T1">6001 </text:span><text:bookmark text:name="NC_019029.1_6001"/><text:span text:style-name="T1">cttccgggaa gcaagccatg gtagatcaag ctgcaaacct cgctctgtca aattggataa</text:span></text:p>
      <text:p text:style-name="P6"><text:s text:c="5"/><text:span text:style-name="T1">6061 </text:span><text:bookmark text:name="NC_019029.1_6061"/><text:span text:style-name="T1">acgagacgac agggttccag ggggaagctt atggcgtgag gttgaggaaa ttgaggagga</text:span></text:p>
      <text:p text:style-name="P6"><text:s text:c="5"/><text:span text:style-name="T1">6121 </text:span><text:bookmark text:name="NC_019029.1_6121"/><text:span text:style-name="T1">ggacattact gaggcagcat tgggtgagtg ttttcaagga gtacgtgaaa aacttagggc</text:span></text:p>
      <text:p text:style-name="P6"><text:s text:c="5"/><text:span text:style-name="T1">6181 </text:span><text:bookmark text:name="NC_019029.1_6181"/><text:span text:style-name="T1">acgcgaacac cccagcggag ttcacggctg ctgagagtga gatatatggg agagttatga</text:span></text:p>
      <text:p text:style-name="P6"><text:soft-page-break/><text:s text:c="5"/><text:span text:style-name="T1">6241 </text:span><text:bookmark text:name="NC_019029.1_6241"/><text:span text:style-name="T1">gcgacttcgc cgcgtatgct tttggcatta tggcagaaga gggtttctcc cctgccacca</text:span></text:p>
      <text:p text:style-name="P6"><text:s text:c="5"/><text:span text:style-name="T1">6301 </text:span><text:bookmark text:name="NC_019029.1_6301"/><text:span text:style-name="T1">tatacaatga agtgcctgct agctacacta tcgagtaccc ccaacctgtg ggggctctga</text:span></text:p>
      <text:p text:style-name="P6"><text:s text:c="5"/><text:span text:style-name="T1">6361 </text:span><text:bookmark text:name="NC_019029.1_6361"/><text:span text:style-name="T1">atgtgtcatt ttcacctgca gaagtttcaa gacagtttaa gtattatgca aacagttcag</text:span></text:p>
      <text:p text:style-name="P6"><text:s text:c="5"/><text:span text:style-name="T1">6421 </text:span><text:bookmark text:name="NC_019029.1_6421"/><text:span text:style-name="T1">ggaatagctg ttttgctaat ataacttggc gacaaattgg tgagagtttt gctgaggaca</text:span></text:p>
      <text:p text:style-name="P6"><text:s text:c="5"/><text:span text:style-name="T1">6481 </text:span><text:bookmark text:name="NC_019029.1_6481"/><text:span text:style-name="T1">tcgtcaggta cttcaaagaa ttgcaggttg atgcacagag ttggctagta aggtcaaacc</text:span></text:p>
      <text:p text:style-name="P6"><text:s text:c="5"/><text:span text:style-name="T1">6541 </text:span><text:bookmark text:name="NC_019029.1_6541"/><text:span text:style-name="T1">cggtgctggc tggaaatgct ccttgggttg cgttagatgt gacggatggt ctggatgtca</text:span></text:p>
      <text:p text:style-name="P6"><text:s text:c="5"/><text:span text:style-name="T1">6601 </text:span><text:bookmark text:name="NC_019029.1_6601"/><text:span text:style-name="T1">ggaggctgaa tccagaagag aagaaggtga tagcaagagc taagaatcac ttgctgaagt</text:span></text:p>
      <text:p text:style-name="P6"><text:s text:c="5"/><text:span text:style-name="T1">6661 </text:span><text:bookmark text:name="NC_019029.1_6661"/><text:span text:style-name="T1">ccatgcagtt gaagggaagg gagtccctgt cagctgaggc cctgcttgaa agttaatact</text:span></text:p>
      <text:p text:style-name="P6"><text:s text:c="5"/><text:span text:style-name="T1">6721 </text:span><text:bookmark text:name="NC_019029.1_6721"/><text:span text:style-name="T1">tttggggcct acgaccaaca actatcaggt tctgttgtgg tcaccttggt gtttctaggg</text:span></text:p>
      <text:p text:style-name="P6"><text:s text:c="5"/><text:span text:style-name="T1">6781 </text:span><text:bookmark text:name="NC_019029.1_6781"/><text:span text:style-name="T1">aaacacccgc cccgtttgtt cggaaggttc tttgggggtc caagttttag aaccaactct</text:span></text:p>
      <text:p text:style-name="P6"><text:s text:c="5"/><text:span text:style-name="T1">6841 </text:span><text:bookmark text:name="NC_019029.1_6841"/><text:span text:style-name="T1">gttttagata ttatataata ttagtatttc tgccacctat aggcagtagc tctgcagttt</text:span></text:p>
      <text:p text:style-name="P6"><text:s text:c="5"/><text:span text:style-name="T1">6901 </text:span><text:bookmark text:name="NC_019029.1_6901"/><text:span text:style-name="T1">ttctttgcgc ttttctgttg ttttcttaag tattttctta aaaaaaaaaa aaaaaa</text:span><text:bookmark-end text:name="__DdeLink__15520_127468092"/><text:bookmark-end text:name="__DdeLink__4417_3062245043"/></text:p>
      <text:p text:style-name="P1"/>
      <text:p text:style-name="P1"/>
      <text:p text:style-name="P1">Tepovirus</text:p>
      <text:p text:style-name="P2"><text:bookmark-start text:name="__DdeLink__15652_127468092"/><text:bookmark-start text:name="__DdeLink__15764_127468092"/><text:bookmark-start text:name="__DdeLink__4548_3062245043"/><text:s/><text:span text:style-name="T1">1 </text:span><text:bookmark text:name="NC_011062.1_1"/><text:span text:style-name="T1">ggataagctt gccggtaagc cgaaaaacta cctggccttg aacctcaaaa gacactaatt</text:span></text:p>
      <text:p text:style-name="P6"><text:s text:c="7"/><text:span text:style-name="T1">61 </text:span><text:bookmark text:name="NC_011062.1_61"/><text:span text:style-name="T1">gtctacaatt aaaaatgtct ttctccttca ggacgccagc agaacttttc gttcagtctt</text:span></text:p>
      <text:p text:style-name="P6"><text:s text:c="6"/><text:span text:style-name="T1">121 </text:span><text:bookmark text:name="NC_011062.1_121"/><text:span text:style-name="T1">tgcctaaaga atatgcggaa gcatgtttta aatctcatgc agctaatttc cagatccgat</text:span></text:p>
      <text:p text:style-name="P6"><text:s text:c="6"/><text:span text:style-name="T1">181 </text:span><text:bookmark text:name="NC_011062.1_181"/><text:span text:style-name="T1">ccgataaggg agttggctta tttgattttg catgttcttc tgtggtcaag gaaagactca</text:span></text:p>
      <text:p text:style-name="P6"><text:s text:c="6"/><text:span text:style-name="T1">241 </text:span><text:bookmark text:name="NC_011062.1_241"/><text:span text:style-name="T1">ctaaggccgg tatacccgtt tctgcctttt gcaatcaaga acattctcac cccgcatcta</text:span></text:p>
      <text:p text:style-name="P6"><text:s text:c="6"/><text:span text:style-name="T1">301 </text:span><text:bookmark text:name="NC_011062.1_301"/><text:span text:style-name="T1">agatgattga aaaccatctc ctgtacaata ttttacctaa ttacctgaac ctcaagaatt</text:span></text:p>
      <text:p text:style-name="P6"><text:s text:c="6"/><text:span text:style-name="T1">361 </text:span><text:bookmark text:name="NC_011062.1_361"/><text:span text:style-name="T1">acaccgcaat ttcaattaag gattccaaag ttagaaagtt gttgaagaat ggtgtagata</text:span></text:p>
      <text:p text:style-name="P6"><text:s text:c="6"/><text:span text:style-name="T1">421 </text:span><text:bookmark text:name="NC_011062.1_421"/><text:span text:style-name="T1">gtttagaaac cttcaataga ttatttagct gtaaagatgc tttgagatat gtagatcccg</text:span></text:p>
      <text:p text:style-name="P6"><text:s text:c="6"/><text:span text:style-name="T1">481 </text:span><text:bookmark text:name="NC_011062.1_481"/><text:span text:style-name="T1">agacttgtga tatggataaa ttcatagcta gggttcatca ttcaactagg atatttctat</text:span></text:p>
      <text:p text:style-name="P6"><text:s text:c="6"/><text:span text:style-name="T1">541 </text:span><text:bookmark text:name="NC_011062.1_541"/><text:span text:style-name="T1">ttgatgagct ccattactgg tccatgaact ccctatctga ctttttggat aggtctaatg</text:span></text:p>
      <text:p text:style-name="P6"><text:s text:c="6"/><text:span text:style-name="T1">601 </text:span><text:bookmark text:name="NC_011062.1_601"/><text:span text:style-name="T1">tcaaagagct gttggccact atagtttttc caattgaaat tctgcttgga tcaaaaagga</text:span></text:p>
      <text:p text:style-name="P6"><text:s text:c="6"/><text:span text:style-name="T1">661 </text:span><text:bookmark text:name="NC_011062.1_661"/><text:span text:style-name="T1">gtttgaatcc agaactctat gaatttgaga tttcaagagg aaagttacat ttctttccag</text:span></text:p>
      <text:p text:style-name="P6"><text:s text:c="6"/><text:span text:style-name="T1">721 </text:span><text:bookmark text:name="NC_011062.1_721"/><text:span text:style-name="T1">atggttgcac ttcagagtca tattcacaac caaaagattg tgatatcttg aaggtgaaca</text:span></text:p>
      <text:p text:style-name="P6"><text:s text:c="6"/><text:span text:style-name="T1">781 </text:span><text:bookmark text:name="NC_011062.1_781"/><text:span text:style-name="T1">gaattgtgac taagactggg aaaatcttct cagttgagct tattcacacc attggggcca</text:span></text:p>
      <text:p text:style-name="P6"><text:s text:c="6"/><text:span text:style-name="T1">841 </text:span><text:bookmark text:name="NC_011062.1_841"/><text:span text:style-name="T1">atcacatggt gatgataaaa gaaggttcct ttgatgttga ctcagaaagg ttctttgaca</text:span></text:p>
      <text:p text:style-name="P6"><text:s text:c="6"/><text:span text:style-name="T1">901 </text:span><text:bookmark text:name="NC_011062.1_901"/><text:span text:style-name="T1">gatcctcagc tttgaccact agtcttttaa tgcccactag agcaggtaag gcccttagaa</text:span></text:p>
      <text:p text:style-name="P6"><text:s text:c="6"/><text:span text:style-name="T1">961 </text:span><text:bookmark text:name="NC_011062.1_961"/><text:span text:style-name="T1">tcagaaggaa gtttcttttg agattgataa tttacctgtt ttcactgaaa aaacctgatc</text:span></text:p>
      <text:p text:style-name="P6"><text:s text:c="5"/><text:span text:style-name="T1">1021 </text:span><text:bookmark text:name="NC_011062.1_1021"/><text:span text:style-name="T1">atcactctgc aatcgccaag atcaggcaaa gctcagatga ctctatcttt tgtgatgaga</text:span></text:p>
      <text:p text:style-name="P6"><text:s text:c="5"/><text:span text:style-name="T1">1081 </text:span><text:bookmark text:name="NC_011062.1_1081"/><text:span text:style-name="T1">taatgttggc tgatcatgtt ggcaagatat tcgagaaatt ggatcctgct agcccttttg</text:span></text:p>
      <text:p text:style-name="P6"><text:s text:c="5"/><text:span text:style-name="T1">1141 </text:span><text:bookmark text:name="NC_011062.1_1141"/><text:span text:style-name="T1">gagtcaaggg ggtctttgat ttgttaacaa gtatctttaa agatattttc ctactcgatg</text:span></text:p>
      <text:p text:style-name="P6"><text:s text:c="5"/><text:span text:style-name="T1">1201 </text:span><text:bookmark text:name="NC_011062.1_1201"/><text:span text:style-name="T1">gtctcttcaa ttggtctgat agaagaaaat ctgagaagtt tgtagaattc atgagagctt</text:span></text:p>
      <text:p text:style-name="P6"><text:s text:c="5"/><text:span text:style-name="T1">1261 </text:span><text:bookmark text:name="NC_011062.1_1261"/><text:span text:style-name="T1">tagattatca aaccaacaag gttgtcacct gcactttttc gggtggagtc atgaggagtg</text:span></text:p>
      <text:p text:style-name="P6"><text:s text:c="5"/><text:span text:style-name="T1">1321 </text:span><text:bookmark text:name="NC_011062.1_1321"/><text:span text:style-name="T1">gcttcttagc ggaattcttc ttggacaacg attgcgaagc gagtgaaggg ctggatgagg</text:span></text:p>
      <text:p text:style-name="P6"><text:s text:c="5"/><text:span text:style-name="T1">1381 </text:span><text:bookmark text:name="NC_011062.1_1381"/><text:span text:style-name="T1">taatttcaag gttcgacact ttctttgacc caaaaaaaga atattcggcg catgctttga</text:span></text:p>
      <text:p text:style-name="P6"><text:s text:c="5"/><text:span text:style-name="T1">1441 </text:span><text:bookmark text:name="NC_011062.1_1441"/><text:span text:style-name="T1">gggtgaacat caaggacagg acaccaaacc catatggtcc aatgaaggca agaactccaa</text:span></text:p>
      <text:p text:style-name="P6"><text:s text:c="5"/><text:span text:style-name="T1">1501 </text:span><text:bookmark text:name="NC_011062.1_1501"/><text:span text:style-name="T1">gtgtcgtact gcatagagag tacataacaa aggttgagtt ctctagcaag gcgaagaagg</text:span></text:p>
      <text:p text:style-name="P6"><text:s text:c="5"/><text:span text:style-name="T1">1561 </text:span><text:bookmark text:name="NC_011062.1_1561"/><text:span text:style-name="T1">tcaatgtctt aaaagagcgg ttgactggag aggtgtcttt tgaagaggcc aggttgcaga</text:span></text:p>
      <text:p text:style-name="P6"><text:s text:c="5"/><text:span text:style-name="T1">1621 </text:span><text:bookmark text:name="NC_011062.1_1621"/><text:span text:style-name="T1">gaatgcggta ctccgattct caatttgttg ctgggctggc gccgaaactg agatatgtca</text:span></text:p>
      <text:p text:style-name="P6"><text:s text:c="5"/><text:span text:style-name="T1">1681 </text:span><text:bookmark text:name="NC_011062.1_1681"/><text:span text:style-name="T1">agatgttgac atggaaaaaa gatcagaagc tgttcagtga attcccctca gaagagtcaa</text:span></text:p>
      <text:p text:style-name="P6"><text:s text:c="5"/><text:span text:style-name="T1">1741 </text:span><text:bookmark text:name="NC_011062.1_1741"/><text:span text:style-name="T1">atgaagttga gatggaggat gcatttgaat tgaggaaagg gagaactctg aagagaggga</text:span></text:p>
      <text:p text:style-name="P6"><text:s text:c="5"/><text:span text:style-name="T1">1801 </text:span><text:bookmark text:name="NC_011062.1_1801"/><text:span text:style-name="T1">ccaaagagag ggatgaggat ggagcaaatt ctgaagagtg tgagcaactg gattcagaag</text:span></text:p>
      <text:p text:style-name="P6"><text:s text:c="5"/><text:span text:style-name="T1">1861 </text:span><text:bookmark text:name="NC_011062.1_1861"/><text:span text:style-name="T1">atgatgttgg ttcatttgat tatgaggaaa caaaggctga ttcctatgaa attgactttg</text:span></text:p>
      <text:p text:style-name="P6"><text:s text:c="5"/><text:span text:style-name="T1">1921 </text:span><text:bookmark text:name="NC_011062.1_1921"/><text:span text:style-name="T1">aggcaatttt aaatagagtc aactccggag gtcttcgagg tgtttgcttg ttggatgccc</text:span></text:p>
      <text:p text:style-name="P6"><text:s text:c="5"/><text:span text:style-name="T1">1981 </text:span><text:bookmark text:name="NC_011062.1_1981"/><text:span text:style-name="T1">tggcaaaaat aactgggaca aaaagagaga tcaccctctc tattcttcta gggagggatg</text:span></text:p>
      <text:p text:style-name="P6"><text:s text:c="5"/><text:span text:style-name="T1">2041 </text:span><text:bookmark text:name="NC_011062.1_2041"/><text:span text:style-name="T1">gcacctgggc cgattggttt ctgaaggaca agggcgccac ttttgatgat gtcttcaaag</text:span></text:p>
      <text:p text:style-name="P6"><text:s text:c="5"/><text:span text:style-name="T1">2101 </text:span><text:bookmark text:name="NC_011062.1_2101"/><text:span text:style-name="T1">cagtctcgga tcttgatctg aattgtacaa tatgcacgaa agagggctca ttcaatgcac</text:span></text:p>
      <text:p text:style-name="P6"><text:s text:c="5"/><text:span text:style-name="T1">2161 </text:span><text:bookmark text:name="NC_011062.1_2161"/><text:span text:style-name="T1">atgtgaatag gaattataag cataacttcc tttatctatt tgatgaacat gttagcctgg</text:span></text:p>
      <text:p text:style-name="P6"><text:s text:c="5"/><text:span text:style-name="T1">2221 </text:span><text:bookmark text:name="NC_011062.1_2221"/><text:span text:style-name="T1">agaggccaaa agtcatgctc tttgaacagg taagacatca gaagatagac tttttgggtg</text:span></text:p>
      <text:p text:style-name="P6"><text:s text:c="5"/><text:span text:style-name="T1">2281 </text:span><text:bookmark text:name="NC_011062.1_2281"/><text:span text:style-name="T1">cctttgaaaa atgtcccggg gctggtaagt tccgctacga ggcgttagct gagagaggaa</text:span></text:p>
      <text:p text:style-name="P6"><text:s text:c="5"/><text:span text:style-name="T1">2341 </text:span><text:bookmark text:name="NC_011062.1_2341"/><text:span text:style-name="T1">gtctgctagc ttctgcttta aaagacaatc tcactggagt catttcaagc aaattcaatt</text:span></text:p>
      <text:p text:style-name="P6"><text:soft-page-break/><text:s text:c="5"/><text:span text:style-name="T1">2401 </text:span><text:bookmark text:name="NC_011062.1_2401"/><text:span text:style-name="T1">gggaccccaa atgtgagttc gtggatattg aaaaggaaat tcttgttgtg gctggttttg</text:span></text:p>
      <text:p text:style-name="P6"><text:s text:c="5"/><text:span text:style-name="T1">2461 </text:span><text:bookmark text:name="NC_011062.1_2461"/><text:span text:style-name="T1">caggttctgg aaagactcgg ggcatatgtc aaatcgtcaa gagcatgttt aacaacaaga</text:span></text:p>
      <text:p text:style-name="P6"><text:s text:c="5"/><text:span text:style-name="T1">2521 </text:span><text:bookmark text:name="NC_011062.1_2521"/><text:span text:style-name="T1">aaactctcgt tcttagtcca aggaagaatc tggcggatga ttgggttaag aacttggcca</text:span></text:p>
      <text:p text:style-name="P6"><text:s text:c="5"/><text:span text:style-name="T1">2581 </text:span><text:bookmark text:name="NC_011062.1_2581"/><text:span text:style-name="T1">atttgcacag gccaagtcat gtgaaggtaa tgacatttga agctggtttg aggcgagtgc</text:span></text:p>
      <text:p text:style-name="P6"><text:s text:c="5"/><text:span text:style-name="T1">2641 </text:span><text:bookmark text:name="NC_011062.1_2641"/><text:span text:style-name="T1">agaagtcttc tctaattgtg atagatgagt tatctttgat gccaaatggt tatctagata</text:span></text:p>
      <text:p text:style-name="P6"><text:s text:c="5"/><text:span text:style-name="T1">2701 </text:span><text:bookmark text:name="NC_011062.1_2701"/><text:span text:style-name="T1">tgctcataaa tatgaatgag gaggccacat tcataacact ttttgatcca ctgcaggcta</text:span></text:p>
      <text:p text:style-name="P6"><text:s text:c="5"/><text:span text:style-name="T1">2761 </text:span><text:bookmark text:name="NC_011062.1_2761"/><text:span text:style-name="T1">gataccatgc aaaaagtgat gtgctcaggg tgagccctga aaatgacgtt gacagaataa</text:span></text:p>
      <text:p text:style-name="P6"><text:s text:c="5"/><text:span text:style-name="T1">2821 </text:span><text:bookmark text:name="NC_011062.1_2821"/><text:span text:style-name="T1">aggtgccgaa atacctcttc ttctcaaaga gaatgagttc agagctagat ttcttcgatg</text:span></text:p>
      <text:p text:style-name="P6"><text:s text:c="5"/><text:span text:style-name="T1">2881 </text:span><text:bookmark text:name="NC_011062.1_2881"/><text:span text:style-name="T1">ttagatgctc atctgatcaa aaaaaatggg aacttcatgg aaagcaatat cgtgagccag</text:span></text:p>
      <text:p text:style-name="P6"><text:s text:c="5"/><text:span text:style-name="T1">2941 </text:span><text:bookmark text:name="NC_011062.1_2941"/><text:span text:style-name="T1">ccgcactatt cagagacatc aaaggtcagg aattcacaat actatcacca tcatttgaga</text:span></text:p>
      <text:p text:style-name="P6"><text:s text:c="5"/><text:span text:style-name="T1">3001 </text:span><text:bookmark text:name="NC_011062.1_3001"/><text:span text:style-name="T1">ctgctagaga aatgtccaag tatgcagaca tcaaggatgg gtgcaaatca atgacctttg</text:span></text:p>
      <text:p text:style-name="P6"><text:s text:c="5"/><text:span text:style-name="T1">3061 </text:span><text:bookmark text:name="NC_011062.1_3061"/><text:span text:style-name="T1">gtgaatcaca aggtctaaca gtcaacaagg cagtgattgt agttgaccaa gatctggttg</text:span></text:p>
      <text:p text:style-name="P6"><text:s text:c="5"/><text:span text:style-name="T1">3121 </text:span><text:bookmark text:name="NC_011062.1_3121"/><text:span text:style-name="T1">caacatcagt gttgcattgg atagttgcat tgactaggag cagacagggt tttgtcatac</text:span></text:p>
      <text:p text:style-name="P6"><text:s text:c="5"/><text:span text:style-name="T1">3181 </text:span><text:bookmark text:name="NC_011062.1_3181"/><text:span text:style-name="T1">tggtgcacaa agtctttgac atgaaaacat tgattcaacc tgttcagaat tctataattg</text:span></text:p>
      <text:p text:style-name="P6"><text:s text:c="5"/><text:span text:style-name="T1">3241 </text:span><text:bookmark text:name="NC_011062.1_3241"/><text:span text:style-name="T1">gtctcgtgct aagaggggtt aaggttcaag agaacatctt tatcaacaca gctggaaagt</text:span></text:p>
      <text:p text:style-name="P6"><text:s text:c="5"/><text:span text:style-name="T1">3301 </text:span><text:bookmark text:name="NC_011062.1_3301"/><text:span text:style-name="T1">gtctgtctga agcagaaata gtggaggagt tggagacctt caaaaggaca gaagaggatg</text:span></text:p>
      <text:p text:style-name="P6"><text:s text:c="5"/><text:span text:style-name="T1">3361 </text:span><text:bookmark text:name="NC_011062.1_3361"/><text:span text:style-name="T1">aagacctgct cgaaggtgac ccttggttaa agggtcagct ctttctttgt caaagtgttg</text:span></text:p>
      <text:p text:style-name="P6"><text:s text:c="5"/><text:span text:style-name="T1">3421 </text:span><text:bookmark text:name="NC_011062.1_3421"/><text:span text:style-name="T1">aattggatga agttacacct gaggaaccat tgaggcatga gagcccacct aggacacatt</text:span></text:p>
      <text:p text:style-name="P6"><text:s text:c="5"/><text:span text:style-name="T1">3481 </text:span><text:bookmark text:name="NC_011062.1_3481"/><text:span text:style-name="T1">tacctctccc ggttgaagga ttgacaccgc ttttaatgtc aaatgttaag gcaagagagg</text:span></text:p>
      <text:p text:style-name="P6"><text:s text:c="5"/><text:span text:style-name="T1">3541 </text:span><text:bookmark text:name="NC_011062.1_3541"/><text:span text:style-name="T1">atagagagtt cataactcca agtggatgga gcaaacaatt cagggatgat aaagaaaatg</text:span></text:p>
      <text:p text:style-name="P6"><text:s text:c="5"/><text:span text:style-name="T1">3601 </text:span><text:bookmark text:name="NC_011062.1_3601"/><text:span text:style-name="T1">tggactggag aaatgtctca tatgctgatg cctttgaaac aatttatccg aaacatgagg</text:span></text:p>
      <text:p text:style-name="P6"><text:s text:c="5"/><text:span text:style-name="T1">3661 </text:span><text:bookmark text:name="NC_011062.1_3661"/><text:span text:style-name="T1">caagtgatga tataacttta tgggccgcca ttcaaaagag aatcgtgatg gcagatccat</text:span></text:p>
      <text:p text:style-name="P6"><text:s text:c="5"/><text:span text:style-name="T1">3721 </text:span><text:bookmark text:name="NC_011062.1_3721"/><text:span text:style-name="T1">tcagaaatgc aatgaagctg caaaaagtgg aaccaatctc agctgagatt ttcaatgaaa</text:span></text:p>
      <text:p text:style-name="P6"><text:s text:c="5"/><text:span text:style-name="T1">3781 </text:span><text:bookmark text:name="NC_011062.1_3781"/><text:span text:style-name="T1">tgaacaaaat acttctcttg aatccacatg tgagtgttga tagagatcaa gtctacaaag</text:span></text:p>
      <text:p text:style-name="P6"><text:s text:c="5"/><text:span text:style-name="T1">3841 </text:span><text:bookmark text:name="NC_011062.1_3841"/><text:span text:style-name="T1">agttcttgag aaagaggtta aataagtcaa agaagttgat agaatcccac tctgaaaggt</text:span></text:p>
      <text:p text:style-name="P6"><text:s text:c="5"/><text:span text:style-name="T1">3901 </text:span><text:bookmark text:name="NC_011062.1_3901"/><text:span text:style-name="T1">catctgatga ttggccaata gatcacttct tcctgtttat gaagagccag ctatgtacaa</text:span></text:p>
      <text:p text:style-name="P6"><text:s text:c="5"/><text:span text:style-name="T1">3961 </text:span><text:bookmark text:name="NC_011062.1_3961"/><text:span text:style-name="T1">agttcgagaa gaggtttgtg gatgcaaagg ctggtcaaac actggcttgt ttttcgcaca</text:span></text:p>
      <text:p text:style-name="P6"><text:s text:c="5"/><text:span text:style-name="T1">4021 </text:span><text:bookmark text:name="NC_011062.1_4021"/><text:span text:style-name="T1">agttattgac aagatttggg cctgcattta gagagtttga aaagaagttc acagcaaatt</text:span></text:p>
      <text:p text:style-name="P6"><text:s text:c="5"/><text:span text:style-name="T1">4081 </text:span><text:bookmark text:name="NC_011062.1_4081"/><text:span text:style-name="T1">tgccgccatc atggtatatt cacacaatga agaatttcga tcaactgaac aa</text:span><text:bookmark-start text:name="__DdeLink__15775_127468092"/><text:span text:style-name="T1">ctgggtca</text:span></text:p>
      <text:p text:style-name="P6"><text:s text:c="5"/><text:span text:style-name="T1">4141 </text:span><text:bookmark text:name="NC_011062.1_4141"/><text:span text:style-name="T1">ttaactacgt tgatcaagaa gagggcactg aatctgatta tgaagctttc gatagatcac</text:span></text:p>
      <text:p text:style-name="P6"><text:s text:c="5"/><text:span text:style-name="T1">4201 </text:span><text:bookmark text:name="NC_011062.1_4201"/><text:span text:style-name="T1">aggatgcaat cattctaggt cttgaaatag aatgtctgaa attgtttgga tgggatcaag</text:span></text:p>
      <text:p text:style-name="P6"><text:s text:c="5"/><text:span text:style-name="T1">4261 </text:span><text:bookmark text:name="NC_011062.1_4261"/><text:span text:style-name="T1">acctgatcga tgattacaga aagctgaaac ttcggatggg atgtagatgg ggggcaa</text:span><text:bookmark-start text:name="__DdeLink__4551_3062245043"/><text:span text:style-name="T1">ttg</text:span></text:p>
      <text:p text:style-name="P6"><text:s text:c="5"/><text:span text:style-name="T1">4321 </text:span><text:bookmark text:name="NC_011062.1_4321"/><text:span text:style-name="T1">caattatgag attcacaggt ga</text:span><text:bookmark-end text:name="__DdeLink__4551_3062245043"/><text:span text:style-name="T1">atttggaa cattcttttt caacacaatt gcaaacatcg</text:span></text:p>
      <text:p text:style-name="P6"><text:s text:c="5"/><text:span text:style-name="T1">4381 </text:span><text:bookmark text:name="NC_011062.1_4381"/><text:span text:style-name="T1">cattcacatg tttgaggtat aatatcacca gagacactgt gattgcgttt gcaggagatg</text:span></text:p>
      <text:p text:style-name="P6"><text:s text:c="5"/><text:span text:style-name="T1">4441 </text:span><text:bookmark text:name="NC_011062.1_4441"/><text:span text:style-name="T1">acatgtatgc atccggaaaa ctcgaaatca ggaaagatag agaagacctg ctg</text:span><text:bookmark-end text:name="__DdeLink__15775_127468092"/><text:span text:style-name="T1">gcccatc</text:span></text:p>
      <text:p text:style-name="P6"><text:s text:c="5"/><text:span text:style-name="T1">4501 </text:span><text:bookmark text:name="NC_011062.1_4501"/><text:span text:style-name="T1">taactttaaa ggcaaaagta cagttcacag aaaagccaat gttctgtggg tggtacatca</text:span></text:p>
      <text:p text:style-name="P6"><text:s text:c="5"/><text:span text:style-name="T1">4561 </text:span><text:bookmark text:name="NC_011062.1_4561"/><text:span text:style-name="T1">agaagatggg aattgtaaag gagccaagat tggtacttga gaggtggttg atagctgaaa</text:span></text:p>
      <text:p text:style-name="P6"><text:s text:c="5"/><text:span text:style-name="T1">4621 </text:span><text:bookmark text:name="NC_011062.1_4621"/><text:span text:style-name="T1">gaaagaaggt gatagatcaa tgcttcatca actactcaat cgaggtatcc tatggataca</text:span></text:p>
      <text:p text:style-name="P6"><text:s text:c="5"/><text:span text:style-name="T1">4681 </text:span><text:bookmark text:name="NC_011062.1_4681"/><text:span text:style-name="T1">gattaggtga gtacctctgg gagtattttg ataatttaga ggatttccaa gcaatagtga</text:span></text:p>
      <text:p text:style-name="P6"><text:s text:c="5"/><text:span text:style-name="T1">4741 </text:span><text:bookmark text:name="NC_011062.1_4741"/><text:span text:style-name="T1">gattggtgat aaagaagaag aagcaactgc caccagctat aagaaggatt tttgaaacaa</text:span></text:p>
      <text:p text:style-name="P6"><text:s text:c="5"/><text:span text:style-name="T1">4801 </text:span><text:bookmark text:name="NC_011062.1_4801"/><text:span text:style-name="T1">gcaatggagt tgatttcagt ggagaagttc aggagacaat gggaggagag ggagagcatc</text:span></text:p>
      <text:p text:style-name="P6"><text:s text:c="5"/><text:span text:style-name="T1">4861 </text:span><text:bookmark text:name="NC_011062.1_4861"/><text:span text:style-name="T1">acgggtcctg tggactctgg tgcaatctac actaactccg cgtttcacaa tctgaagacc</text:span></text:p>
      <text:p text:style-name="P6"><text:s text:c="5"/><text:span text:style-name="T1">4921 </text:span><text:bookmark text:name="NC_011062.1_4921"/><text:span text:style-name="T1">aaatggcacg tttacaagtc tgagtgcagt attggtcttg atttgcccga taacggaaaa</text:span></text:p>
      <text:p text:style-name="P6"><text:s text:c="5"/><text:span text:style-name="T1">4981 </text:span><text:bookmark text:name="NC_011062.1_4981"/><text:span text:style-name="T1">ataatatcaa aggacatccc cctctttgat caagaggaga ttgataacat catgaaagac</text:span></text:p>
      <text:p text:style-name="P6"><text:s text:c="5"/><text:span text:style-name="T1">5041 </text:span><text:bookmark text:name="NC_011062.1_5041"/><text:span text:style-name="T1">gacaaacagg tattcgtcca tctgggagcc tttgtattcg gacttgttgc acactttcct</text:span></text:p>
      <text:p text:style-name="P6"><text:s text:c="5"/><text:span text:style-name="T1">5101 </text:span><text:bookmark text:name="NC_011062.1_5101"/><text:span text:style-name="T1">gtcgatgagg aagtggaagg attagtctct atcattgaca aacgtcggac tgatctaagg</text:span></text:p>
      <text:p text:style-name="P6"><text:s text:c="5"/><text:span text:style-name="T1">5161 </text:span><text:bookmark text:name="NC_011062.1_5161"/><text:span text:style-name="T1">agggcaaccc tagcttgcag gaaaattaaa tttgtgaatg gaagatgcgc tttcatgatg</text:span></text:p>
      <text:p text:style-name="P6"><text:s text:c="5"/><text:span text:style-name="T1">5221 </text:span><text:bookmark text:name="NC_011062.1_5221"/><text:span text:style-name="T1">aaaccaaact tttcagtcag gaaggaggat ttaagggatg gtgacacttt ttgtgccgcc</text:span></text:p>
      <text:p text:style-name="P6"><text:s text:c="5"/><text:span text:style-name="T1">5281 </text:span><text:bookmark text:name="NC_011062.1_5281"/><text:span text:style-name="T1">atcaaaatca aaaaccttgg ctttgaaggt gggttctttc cattttcagc atgtggcgga</text:span></text:p>
      <text:p text:style-name="P6"><text:s text:c="5"/><text:span text:style-name="T1">5341 </text:span><text:bookmark text:name="NC_011062.1_5341"/><text:span text:style-name="T1">gtgatttaca gaacctcaaa tgtgagtttt gcacatgctg ttgacaaaac ctttgcttct</text:span></text:p>
      <text:p text:style-name="P6"><text:s text:c="5"/><text:span text:style-name="T1">5401 </text:span><text:bookmark text:name="NC_011062.1_5401"/><text:span text:style-name="T1">aggactgtgc atgatttggt gggtactgat atactctctt tggatcaact ggaccgagcc</text:span></text:p>
      <text:p text:style-name="P6"><text:s text:c="5"/><text:span text:style-name="T1">5461 </text:span><text:bookmark text:name="NC_011062.1_5461"/><text:span text:style-name="T1">actctggagg accttgagga agtgagaagg agccccattc taaggttaac cgctcctgat</text:span></text:p>
      <text:p text:style-name="P6"><text:s text:c="5"/><text:span text:style-name="T1">5521 </text:span><text:bookmark text:name="NC_011062.1_5521"/><text:span text:style-name="T1">gagagagtaa tgatagaaag agggaattgg ttccagaaga aaccggcaat aaggaggaga</text:span></text:p>
      <text:p text:style-name="P6"><text:s text:c="5"/><text:span text:style-name="T1">5581 </text:span><text:bookmark text:name="NC_011062.1_5581"/><text:span text:style-name="T1">agttttggga aaaggagacc ccaaaaaagt tcgtcagtta ggtcggcgag tttgcctcga</text:span></text:p>
      <text:p text:style-name="P6"><text:s text:c="5"/><text:span text:style-name="T1">5641 </text:span><text:bookmark text:name="NC_011062.1_5641"/><text:span text:style-name="T1">ttttcatgtt ctgagaggtt agaaaggggc tttgaatcag agagtctggc tggattagtg</text:span></text:p>
      <text:p text:style-name="P6"><text:s text:c="5"/><text:span text:style-name="T1">5701 </text:span><text:bookmark text:name="NC_011062.1_5701"/><text:span text:style-name="T1">ctagatcaga aatatggacc caacaacttt tgtgcagata agagacgaag tcctgaatct</text:span></text:p>
      <text:p text:style-name="P6"><text:soft-page-break/><text:s text:c="5"/><text:span text:style-name="T1">5761 </text:span><text:bookmark text:name="NC_011062.1_5761"/><text:span text:style-name="T1">gacagtggca gcttacagca gtcaatggga cggtcaagcc actcaggctc tgaaggatgg</text:span></text:p>
      <text:p text:style-name="P6"><text:s text:c="5"/><text:span text:style-name="T1">5821 </text:span><text:bookmark text:name="NC_011062.1_5821"/><text:span text:style-name="T1">ggcaaaggaa cagatgttgc gattcctctt cggaagaatc gcaatatctt cagcgagtag</text:span></text:p>
      <text:p text:style-name="P6"><text:s text:c="5"/><text:span text:style-name="T1">5881 </text:span><text:bookmark text:name="NC_011062.1_5881"/><text:span text:style-name="T1">aaacaccatc tggcctgaca cggagatcgc gtcggaggat ctccagatag gtatgtcagc</text:span></text:p>
      <text:p text:style-name="P6"><text:s text:c="5"/><text:span text:style-name="T1">5941 </text:span><text:bookmark text:name="NC_011062.1_5941"/><text:span text:style-name="T1">ggcttcagcg ggtccacctc cagtggctgc tgccccgata agccttatat ttagggtaaa</text:span></text:p>
      <text:p text:style-name="P6"><text:s text:c="5"/><text:span text:style-name="T1">6001 </text:span><text:bookmark text:name="NC_011062.1_6001"/><text:span text:style-name="T1">ttttaattct tatgtcaaaa tgctaatagc tttgtccaac acttcaacaa attcctttgt</text:span></text:p>
      <text:p text:style-name="P6"><text:s text:c="5"/><text:span text:style-name="T1">6061 </text:span><text:bookmark text:name="NC_011062.1_6061"/><text:span text:style-name="T1">aaagaataaa acactcagac aaatgtgtat gccttttgca aaatatgctt atggatactt</text:span></text:p>
      <text:p text:style-name="P6"><text:s text:c="5"/><text:span text:style-name="T1">6121 </text:span><text:bookmark text:name="NC_011062.1_6121"/><text:span text:style-name="T1">atctgaaatg ggctatgcaa cttgggcata tgagaagatg cccaaacttt gtcgaaaggc</text:span></text:p>
      <text:p text:style-name="P6"><text:s text:c="5"/><text:span text:style-name="T1">6181 </text:span><text:bookmark text:name="NC_011062.1_6181"/><text:span text:style-name="T1">taaatgggtt gcttttgatt ttgcatctgg gttgttgatt gatacaacaa tgcagttgaa</text:span></text:p>
      <text:p text:style-name="P6"><text:s text:c="5"/><text:span text:style-name="T1">6241 </text:span><text:bookmark text:name="NC_011062.1_6241"/><text:span text:style-name="T1">tgatgatgaa aagaccgtca ttcaaggtct gggagctaga ttattcaaaa ctcaacagtc</text:span></text:p>
      <text:p text:style-name="P6"><text:s text:c="5"/><text:span text:style-name="T1">6301 </text:span><text:bookmark text:name="NC_011062.1_6301"/><text:span text:style-name="T1">cattcaaatt gctgattcca caatggacgg tgaagctatc aatcgtgaaa tttgactgag</text:span></text:p>
      <text:p text:style-name="P6"><text:s text:c="5"/><text:span text:style-name="T1">6361 </text:span><text:bookmark text:name="NC_011062.1_6361"/><text:span text:style-name="T1">aaagaggaga agagttggtc gtttgttaaa tccgcataat tggtcgcggt cttgagggtt</text:span></text:p>
      <text:p text:style-name="P6"><text:s text:c="5"/><text:span text:style-name="T1">6421 </text:span><text:bookmark text:name="NC_011062.1_6421"/><text:span text:style-name="T1">gactggccct catttgaata aatttaaaat ctgcataatt gatcgcagtc tagggagttg</text:span></text:p>
      <text:p text:style-name="P6"><text:s text:c="5"/><text:span text:style-name="T1">6481 </text:span><text:bookmark text:name="NC_011062.1_6481"/><text:span text:style-name="T1">atatgctccc cccgatgttc ttaatctagg gtttgcatgg tttttcaagt ttttaaagc</text:span><text:bookmark-end text:name="__DdeLink__15652_127468092"/><text:bookmark-end text:name="__DdeLink__15764_127468092"/><text:bookmark-end text:name="__DdeLink__4548_3062245043"/></text:p>
      <text:p text:style-name="P9"/>
      <text:p text:style-name="P9"/>
      <text:p text:style-name="P8">Prunevirus</text:p>
      <text:p text:style-name="P7"><text:bookmark-start text:name="__DdeLink__15909_127468092"/><text:bookmark-start text:name="__DdeLink__4681_3062245043"/><text:span text:style-name="T1"><text:s/>1 </text:span><text:bookmark text:name="NC_023295.1_1"/><text:span text:style-name="T1">gaaaagcacc gacagcaact tactcaactc aaatttataa tactgctata attgttctca</text:span></text:p>
      <text:p text:style-name="P6"><text:s text:c="7"/><text:span text:style-name="T1">61 </text:span><text:bookmark text:name="NC_023295.1_61"/><text:span text:style-name="T1">ctctttataa ggcatggctt tgttgtacag aacgccgcag gtgaatcttt tgggtagctt</text:span></text:p>
      <text:p text:style-name="P6"><text:s text:c="6"/><text:span text:style-name="T1">121 </text:span><text:bookmark text:name="NC_023295.1_121"/><text:span text:style-name="T1">tccccagaaa cacgtcgaga taatctacaa tctgcaattc gagagattca aaaagatctg</text:span></text:p>
      <text:p text:style-name="P6"><text:s text:c="6"/><text:span text:style-name="T1">181 </text:span><text:bookmark text:name="NC_023295.1_181"/><text:span text:style-name="T1">tatttgtagg ttctgcattt ttcttactca ctcagagaaa aaccaaaaga aggtagcctc</text:span></text:p>
      <text:p text:style-name="P6"><text:s text:c="6"/><text:span text:style-name="T1">241 </text:span><text:bookmark text:name="NC_023295.1_241"/><text:span text:style-name="T1">aatcaggggt tggttgggtg ttcctttaca tccaactcct tacctggccc atagccaccc</text:span></text:p>
      <text:p text:style-name="P6"><text:s text:c="6"/><text:span text:style-name="T1">301 </text:span><text:bookmark text:name="NC_023295.1_301"/><text:span text:style-name="T1">tttttcaaag atgttagaga accacatact ccttaatgtg ttacctggac acattactgg</text:span></text:p>
      <text:p text:style-name="P6"><text:s text:c="6"/><text:span text:style-name="T1">361 </text:span><text:bookmark text:name="NC_023295.1_361"/><text:span text:style-name="T1">aagctgggtg ttctcctcaa tcaagccttc caaagttgag agccttgcca ccaaaggcaa</text:span></text:p>
      <text:p text:style-name="P6"><text:s text:c="6"/><text:span text:style-name="T1">421 </text:span><text:bookmark text:name="NC_023295.1_421"/><text:span text:style-name="T1">gaagtctgtg ctcaaaacta taaatagatt actttgtgca aaggattttg gtaggtatga</text:span></text:p>
      <text:p text:style-name="P6"><text:s text:c="6"/><text:span text:style-name="T1">481 </text:span><text:bookmark text:name="NC_023295.1_481"/><text:span text:style-name="T1">tgtcgatact gacagtagtg taattagatc cattagtcgt gaggccccag acatccttcc</text:span></text:p>
      <text:p text:style-name="P6"><text:s text:c="6"/><text:span text:style-name="T1">541 </text:span><text:bookmark text:name="NC_023295.1_541"/><text:span text:style-name="T1">tgagccattt gttcgtgctg ttaaggggcg taacgtgatg atccatgatg aggtacatca</text:span></text:p>
      <text:p text:style-name="P6"><text:s text:c="6"/><text:span text:style-name="T1">601 </text:span><text:bookmark text:name="NC_023295.1_601"/><text:span text:style-name="T1">ctggaccctt gacgacatgc ttggcttcct cgatagagct aggcctaata gatttgtttt</text:span></text:p>
      <text:p text:style-name="P6"><text:s text:c="6"/><text:span text:style-name="T1">661 </text:span><text:bookmark text:name="NC_023295.1_661"/><text:span text:style-name="T1">ttcagttgtt tatcctgttg aacttttggc tggcatccta gaatcccaaa atccaaaaat</text:span></text:p>
      <text:p text:style-name="P6"><text:s text:c="6"/><text:span text:style-name="T1">721 </text:span><text:bookmark text:name="NC_023295.1_721"/><text:span text:style-name="T1">gtacaaattt caagattcca agagtgataa gatcgttttc ttccctgatg gcagagcttc</text:span></text:p>
      <text:p text:style-name="P6"><text:s text:c="6"/><text:span text:style-name="T1">781 </text:span><text:bookmark text:name="NC_023295.1_781"/><text:span text:style-name="T1">tgaaggctat gaacagcgtg caaacttgag atggctcttc tgtgcttcgc acttcagaac</text:span></text:p>
      <text:p text:style-name="P6"><text:s text:c="6"/><text:span text:style-name="T1">841 </text:span><text:bookmark text:name="NC_023295.1_841"/><text:span text:style-name="T1">ctcaggttct atctggacag tgaaaaggat ttactccgcc tactctcatc atctgtttga</text:span></text:p>
      <text:p text:style-name="P6"><text:s text:c="6"/><text:span text:style-name="T1">901 </text:span><text:bookmark text:name="NC_023295.1_901"/><text:span text:style-name="T1">agttgtgcct ggaaattatt ttactgatga aatccggttc ttcaatgatt tcgagaccat</text:span></text:p>
      <text:p text:style-name="P6"><text:s text:c="6"/><text:span text:style-name="T1">961 </text:span><text:bookmark text:name="NC_023295.1_961"/><text:span text:style-name="T1">agatctccag tgcatcttta aatccagatt tctttgcagg gactttgtcc caataagcaa</text:span></text:p>
      <text:p text:style-name="P6"><text:s text:c="5"/><text:span text:style-name="T1">1021 </text:span><text:bookmark text:name="NC_023295.1_1021"/><text:span text:style-name="T1">agatcttgtg gaaagagtgt attcttattt aatctgtctt aagaagcctg acatgcagag</text:span></text:p>
      <text:p text:style-name="P6"><text:s text:c="5"/><text:span text:style-name="T1">1081 </text:span><text:bookmark text:name="NC_023295.1_1081"/><text:span text:style-name="T1">cgctatggct aagctcaagc agcttatggg tgatgatctg gatgttcgcg ttcaggtgtt</text:span></text:p>
      <text:p text:style-name="P6"><text:s text:c="5"/><text:span text:style-name="T1">1141 </text:span><text:bookmark text:name="NC_023295.1_1141"/><text:span text:style-name="T1">cttcagatct cttgtgcaca gaatattaaa tgagtctgaa tgcttctccc tgtttgatgt</text:span></text:p>
      <text:p text:style-name="P6"><text:s text:c="5"/><text:span text:style-name="T1">1201 </text:span><text:bookmark text:name="NC_023295.1_1201"/><text:span text:style-name="T1">ctctattgtc aataaatgga agaagaaatt tcttgatttt gctccagatt ggttacttaa</text:span></text:p>
      <text:p text:style-name="P6"><text:s text:c="5"/><text:span text:style-name="T1">1261 </text:span><text:bookmark text:name="NC_023295.1_1261"/><text:span text:style-name="T1">tggtttcatg acatggaaat ctggcaactt tatcaaaaaa ttgggtgaac atgaagcagc</text:span></text:p>
      <text:p text:style-name="P6"><text:s text:c="5"/><text:span text:style-name="T1">1321 </text:span><text:bookmark text:name="NC_023295.1_1321"/><text:span text:style-name="T1">caggcaggtg caggaagggg cttatccaga gggctggatg ataaatcttt ttctggccaa</text:span></text:p>
      <text:p text:style-name="P6"><text:s text:c="5"/><text:span text:style-name="T1">1381 </text:span><text:bookmark text:name="NC_023295.1_1381"/><text:span text:style-name="T1">ctatggcatt cggatgtgtt gccatcaaca cagtgctgat ggggtcacca ttgagactgg</text:span></text:p>
      <text:p text:style-name="P6"><text:s text:c="5"/><text:span text:style-name="T1">1441 </text:span><text:bookmark text:name="NC_023295.1_1441"/><text:span text:style-name="T1">atctggccca atatccttct gctcactcaa aatggagaat cattttgatt acttacgttg</text:span></text:p>
      <text:p text:style-name="P6"><text:s text:c="5"/><text:span text:style-name="T1">1501 </text:span><text:bookmark text:name="NC_023295.1_1501"/><text:span text:style-name="T1">cttatcgagt ggggtttcta aggagcatac tggtttgctt gggaagacca cctacccctc</text:span></text:p>
      <text:p text:style-name="P6"><text:s text:c="5"/><text:span text:style-name="T1">1561 </text:span><text:bookmark text:name="NC_023295.1_1561"/><text:span text:style-name="T1">tggccccatc atcaatgcat tgcaaggcct caagccgaag tcttttagag ggcgtagttc</text:span></text:p>
      <text:p text:style-name="P6"><text:s text:c="5"/><text:span text:style-name="T1">1621 </text:span><text:bookmark text:name="NC_023295.1_1621"/><text:span text:style-name="T1">ctttttcttt gccagaagca atgagattga ttatggtcat aatggtttca agtataggac</text:span></text:p>
      <text:p text:style-name="P6"><text:s text:c="5"/><text:span text:style-name="T1">1681 </text:span><text:bookmark text:name="NC_023295.1_1681"/><text:span text:style-name="T1">cgaaaattgg tttgcagagc tggatgactt tatcccttct gatctaattt ttaatgcttg</text:span></text:p>
      <text:p text:style-name="P6"><text:s text:c="5"/><text:span text:style-name="T1">1741 </text:span><text:bookmark text:name="NC_023295.1_1741"/><text:span text:style-name="T1">ccttgtgcaa gtttatgaca aaggttccaa gatcggtttc cataaggaca atgagcagtg</text:span></text:p>
      <text:p text:style-name="P6"><text:s text:c="5"/><text:span text:style-name="T1">1801 </text:span><text:bookmark text:name="NC_023295.1_1801"/><text:span text:style-name="T1">ttatgctggc tacccaattc tcacagtcaa ttttggacta gcactttttg aatttgactc</text:span></text:p>
      <text:p text:style-name="P6"><text:s text:c="5"/><text:span text:style-name="T1">1861 </text:span><text:bookmark text:name="NC_023295.1_1861"/><text:span text:style-name="T1">tggagaagca ttcaatctta ctgatgggga cacaattctg ttgagtggtg attacttaag</text:span></text:p>
      <text:p text:style-name="P6"><text:s text:c="5"/><text:span text:style-name="T1">1921 </text:span><text:bookmark text:name="NC_023295.1_1921"/><text:span text:style-name="T1">aaagaaaaga catcgtgtca cctcattgtc agatagtagg atatccctca ccttcaggag</text:span></text:p>
      <text:p text:style-name="P6"><text:s text:c="5"/><text:span text:style-name="T1">1981 </text:span><text:bookmark text:name="NC_023295.1_1981"/><text:span text:style-name="T1">acatgtttgc agaatgaata aaagtcctct tgagttcttc tcaaataatg gaaagcttgg</text:span></text:p>
      <text:p text:style-name="P6"><text:s text:c="5"/><text:span text:style-name="T1">2041 </text:span><text:bookmark text:name="NC_023295.1_2041"/><text:span text:style-name="T1">aaagaataaa tgcatcattc atgcagtcgc catggcattg gggcagacgt ccaacaccgt</text:span></text:p>
      <text:p text:style-name="P6"><text:s text:c="5"/><text:span text:style-name="T1">2101 </text:span><text:bookmark text:name="NC_023295.1_2101"/><text:span text:style-name="T1">tgccaacaaa attgttgcac aaagacctga cctgcttcaa tgtttagttg atgatgagat</text:span></text:p>
      <text:p text:style-name="P6"><text:s text:c="5"/><text:span text:style-name="T1">2161 </text:span><text:bookmark text:name="NC_023295.1_2161"/><text:span text:style-name="T1">gcttgacaaa cagacgaccg aaaccatttg tgtgatcatg aaccttcatg caacaattgt</text:span></text:p>
      <text:p text:style-name="P6"><text:s text:c="5"/><text:span text:style-name="T1">2221 </text:span><text:bookmark text:name="NC_023295.1_2221"/><text:span text:style-name="T1">caatgaagat gagggtgaga caatggaact aaatccggaa ggtctgatta aatcttcatt</text:span></text:p>
      <text:p text:style-name="P6"><text:s text:c="5"/><text:span text:style-name="T1">2281 </text:span><text:bookmark text:name="NC_023295.1_2281"/><text:span text:style-name="T1">ttcagtcttg gacgagcaca tgatggtgct gagtgatatt ccaaactgta ggtccaagaa</text:span></text:p>
      <text:p text:style-name="P6"><text:s text:c="5"/><text:span text:style-name="T1">2341 </text:span><text:bookmark text:name="NC_023295.1_2341"/><text:span text:style-name="T1">agggatagat atctgcatga gccccgatct ggcaaattca aattgtgcag ctaattatga</text:span></text:p>
      <text:p text:style-name="P6"><text:soft-page-break/><text:s text:c="5"/><text:span text:style-name="T1">2401 </text:span><text:bookmark text:name="NC_023295.1_2401"/><text:span text:style-name="T1">ggtcacatgc caaaacctgc aggtcattca atatcaagct gaccatgaga gagcaattaa</text:span></text:p>
      <text:p text:style-name="P6"><text:s text:c="5"/><text:span text:style-name="T1">2461 </text:span><text:bookmark text:name="NC_023295.1_2461"/><text:span text:style-name="T1">attgatgaat agctttttag caggaaccac tggggcagtt ttgaatgaac ttgttttcaa</text:span></text:p>
      <text:p text:style-name="P6"><text:s text:c="5"/><text:span text:style-name="T1">2521 </text:span><text:bookmark text:name="NC_023295.1_2521"/><text:span text:style-name="T1">gggctcaaga ttctttactt ttatggacag cgttaatgag cgtaaatctg attttgttga</text:span></text:p>
      <text:p text:style-name="P6"><text:s text:c="5"/><text:span text:style-name="T1">2581 </text:span><text:bookmark text:name="NC_023295.1_2581"/><text:span text:style-name="T1">ggagctctcg tttgtgccag gatttgctgg gtcggggaag agtttggggc tgttgaatga</text:span></text:p>
      <text:p text:style-name="P6"><text:s text:c="5"/><text:span text:style-name="T1">2641 </text:span><text:bookmark text:name="NC_023295.1_2641"/><text:span text:style-name="T1">agttaagagg atcagcaggg agattcattt ggcaaaagaa aaaaaaggaa tgggcaaagg</text:span></text:p>
      <text:p text:style-name="P6"><text:s text:c="5"/><text:span text:style-name="T1">2701 </text:span><text:bookmark text:name="NC_023295.1_2701"/><text:span text:style-name="T1">gagtggaaag ggtcatgaga agaaggaaag gaacagaggc aatctcaaaa gcatgtgcat</text:span></text:p>
      <text:p text:style-name="P6"><text:s text:c="5"/><text:span text:style-name="T1">2761 </text:span><text:bookmark text:name="NC_023295.1_2761"/><text:span text:style-name="T1">tatttcacct aggcgtaacc tggctgatga ctgggagacg aagcttggtc cttcagctct</text:span></text:p>
      <text:p text:style-name="P6"><text:s text:c="5"/><text:span text:style-name="T1">2821 </text:span><text:bookmark text:name="NC_023295.1_2821"/><text:span text:style-name="T1">tgaacactgc tctgtaacaa cttttgaggt cctttttaaa gcttcaatat ccaaaatcaa</text:span></text:p>
      <text:p text:style-name="P6"><text:s text:c="5"/><text:span text:style-name="T1">2881 </text:span><text:bookmark text:name="NC_023295.1_2881"/><text:span text:style-name="T1">actgatcgtg gttgatgaac taacgctctt tccaaatgga tacattgatc tgcttatttt</text:span></text:p>
      <text:p text:style-name="P6"><text:s text:c="5"/><text:span text:style-name="T1">2941 </text:span><text:bookmark text:name="NC_023295.1_2941"/><text:span text:style-name="T1">cagaatcaga actgagagtc cagattgcaa gctcatcctg atctttgacc cattgcaggc</text:span></text:p>
      <text:p text:style-name="P6"><text:s text:c="5"/><text:span text:style-name="T1">3001 </text:span><text:bookmark text:name="NC_023295.1_3001"/><text:span text:style-name="T1">aagatacgat agtgcacagg atagagcgat ccttggttct gaacatgatg ttgacctaat</text:span></text:p>
      <text:p text:style-name="P6"><text:s text:c="5"/><text:span text:style-name="T1">3061 </text:span><text:bookmark text:name="NC_023295.1_3061"/><text:span text:style-name="T1">tcttggggat tcagaagttg attacatgta tcaaagtaaa cgttttgaga gtgaagaact</text:span></text:p>
      <text:p text:style-name="P6"><text:s text:c="5"/><text:span text:style-name="T1">3121 </text:span><text:bookmark text:name="NC_023295.1_3121"/><text:span text:style-name="T1">cttcaatctt tttgaggatc tcaaaaaaaa tgaggtggat gctgagtctc gggagacggg</text:span></text:p>
      <text:p text:style-name="P6"><text:s text:c="5"/><text:span text:style-name="T1">3181 </text:span><text:bookmark text:name="NC_023295.1_3181"/><text:span text:style-name="T1">gaagggggcc aaatttagac ccaggatgta cacaaatttg cttacgatga aagttgaaga</text:span></text:p>
      <text:p text:style-name="P6"><text:s text:c="5"/><text:span text:style-name="T1">3241 </text:span><text:bookmark text:name="NC_023295.1_3241"/><text:span text:style-name="T1">ggaaaaccag ggaaacccca ttgacgtcct gcttgttggt tcctttgatg aggctgggtt</text:span></text:p>
      <text:p text:style-name="P6"><text:s text:c="5"/><text:span text:style-name="T1">3301 </text:span><text:bookmark text:name="NC_023295.1_3301"/><text:span text:style-name="T1">gtttgctagc agcatcaaaa ctatgacttt tggagaatca caaggtctaa ccgtggacca</text:span></text:p>
      <text:p text:style-name="P6"><text:s text:c="5"/><text:span text:style-name="T1">3361 </text:span><text:bookmark text:name="NC_023295.1_3361"/><text:span text:style-name="T1">tgccgctata ttgctctcag agaactctgc cttatctgat gatcataggt ggttagtggc</text:span></text:p>
      <text:p text:style-name="P6"><text:s text:c="5"/><text:span text:style-name="T1">3421 </text:span><text:bookmark text:name="NC_023295.1_3421"/><text:span text:style-name="T1">ccttacaagg gcaaggaaaa aagtgacctt cctgtgcctt cacctcagcg gcctaaacgg</text:span></text:p>
      <text:p text:style-name="P6"><text:s text:c="5"/><text:span text:style-name="T1">3481 </text:span><text:bookmark text:name="NC_023295.1_3481"/><text:span text:style-name="T1">ctttctgagc actatggaga ataggctggt tgctgctgtg ataaacaagg gccttgtcac</text:span></text:p>
      <text:p text:style-name="P6"><text:s text:c="5"/><text:span text:style-name="T1">3541 </text:span><text:bookmark text:name="NC_023295.1_3541"/><text:span text:style-name="T1">aaaaaaaagg ttatcttcca tggttagagc gaagcttaac tatgttaaat tcaaaggttt</text:span></text:p>
      <text:p text:style-name="P6"><text:s text:c="5"/><text:span text:style-name="T1">3601 </text:span><text:bookmark text:name="NC_023295.1_3601"/><text:span text:style-name="T1">ggctggtaag gacgaggttg acagggagga tcggttggag ggcgatcttt tcctcaaagg</text:span></text:p>
      <text:p text:style-name="P6"><text:s text:c="5"/><text:span text:style-name="T1">3661 </text:span><text:bookmark text:name="NC_023295.1_3661"/><text:span text:style-name="T1">tgttatcttt cttggacaaa ggtgtgagat tatggagcca gaaattgttg agcctgtaat</text:span></text:p>
      <text:p text:style-name="P6"><text:s text:c="5"/><text:span text:style-name="T1">3721 </text:span><text:bookmark text:name="NC_023295.1_3721"/><text:span text:style-name="T1">ggccaaagag gatatgaaaa cacatttctt cgtatgtcaa gagaattttg cccaatgtta</text:span></text:p>
      <text:p text:style-name="P6"><text:s text:c="5"/><text:span text:style-name="T1">3781 </text:span><text:bookmark text:name="NC_023295.1_3781"/><text:span text:style-name="T1">caattttgac aatatcagag ctaaagagct aagggaattc agaattggac atagagtgac</text:span></text:p>
      <text:p text:style-name="P6"><text:s text:c="5"/><text:span text:style-name="T1">3841 </text:span><text:bookmark text:name="NC_023295.1_3841"/><text:span text:style-name="T1">caatcaattc attgacaact atgaaattgt ccaacatgtt cagaagaagc acactgcagg</text:span></text:p>
      <text:p text:style-name="P6"><text:s text:c="5"/><text:span text:style-name="T1">3901 </text:span><text:bookmark text:name="NC_023295.1_3901"/><text:span text:style-name="T1">gccattgcgg tttgaggcaa tatatccacg acattgtgca gatgatgatg ttactttcct</text:span></text:p>
      <text:p text:style-name="P6"><text:s text:c="5"/><text:span text:style-name="T1">3961 </text:span><text:bookmark text:name="NC_023295.1_3961"/><text:span text:style-name="T1">gatggccgtg cataagcgct taaggttctc aaacgagatg aaggagagag agaagcttga</text:span></text:p>
      <text:p text:style-name="P6"><text:s text:c="5"/><text:span text:style-name="T1">4021 </text:span><text:bookmark text:name="NC_023295.1_4021"/><text:span text:style-name="T1">aagggcacac ggcactggtt caattctgtt ccacaacttg atccagaagt tgggtttgaa</text:span></text:p>
      <text:p text:style-name="P6"><text:s text:c="5"/><text:span text:style-name="T1">4081 </text:span><text:bookmark text:name="NC_023295.1_4081"/><text:span text:style-name="T1">tttcacttgg gacaatcaat tgtttgaaga atgtgtgaat gattttgagt gcaaaaagct</text:span></text:p>
      <text:p text:style-name="P6"><text:s text:c="5"/><text:span text:style-name="T1">4141 </text:span><text:bookmark text:name="NC_023295.1_4141"/><text:span text:style-name="T1">tgagaagagc aaggctgttt tggccaatca cagcattagg tctgataatg actggagtcc</text:span></text:p>
      <text:p text:style-name="P6"><text:s text:c="5"/><text:span text:style-name="T1">4201 </text:span><text:bookmark text:name="NC_023295.1_4201"/><text:span text:style-name="T1">taactgggtc ttcctattca tgaagtctca gctctgcaca aagtatgaaa aacagtatgt</text:span></text:p>
      <text:p text:style-name="P6"><text:s text:c="5"/><text:span text:style-name="T1">4261 </text:span><text:bookmark text:name="NC_023295.1_4261"/><text:span text:style-name="T1">ggacgcgaaa gccggtcaaa ctttggcttg ttttcaacac atgatccttg tgacatttgc</text:span></text:p>
      <text:p text:style-name="P6"><text:s text:c="5"/><text:span text:style-name="T1">4321 </text:span><text:bookmark text:name="NC_023295.1_4321"/><text:span text:style-name="T1">accg</text:span><text:bookmark-start text:name="__DdeLink__15917_127468092"/><text:span text:style-name="T1">tactgc aggtacatgg agaagcaatt aagagctcag ctgcctggtg aaatatatat</text:span></text:p>
      <text:p text:style-name="P6"><text:s text:c="5"/><text:span text:style-name="T1">4381 </text:span><text:bookmark text:name="NC_023295.1_4381"/><text:span text:style-name="T1">acactcgaac aaaaacttca atgatttgaa tgaatgggtc aaaaagcacg ctggtgatga</text:span></text:p>
      <text:p text:style-name="P6"><text:s text:c="5"/><text:span text:style-name="T1">4441 </text:span><text:bookmark text:name="NC_023295.1_4441"/><text:span text:style-name="T1">tctgtgtgtt gagtctgatt acgaagcatt tgatgcctca caagaccaat acattttatc</text:span></text:p>
      <text:p text:style-name="P6"><text:s text:c="5"/><text:span text:style-name="T1">4501 </text:span><text:bookmark text:name="NC_023295.1_4501"/><text:span text:style-name="T1">atttgagctc tttatgatga gacatatgca tataccagaa caaatcatcc aggcttacat</text:span></text:p>
      <text:p text:style-name="P6"><text:s text:c="5"/><text:span text:style-name="T1">4561 </text:span><text:bookmark text:name="NC_023295.1_4561"/><text:span text:style-name="T1">tgatctcaag gtcaacctgg gttgcaagtt gggacatttt gccatcatga ggttcacggg</text:span></text:p>
      <text:p text:style-name="P6"><text:s text:c="5"/><text:span text:style-name="T1">4621 </text:span><text:bookmark text:name="NC_023295.1_4621"/><text:span text:style-name="T1">tgagttttca acattcctct tcaatacttt ggctaatatg gcattcacca tgtgcaggta</text:span></text:p>
      <text:p text:style-name="P6"><text:s text:c="5"/><text:span text:style-name="T1">4681 </text:span><text:bookmark text:name="NC_023295.1_4681"/><text:span text:style-name="T1">tgagt</text:span><text:bookmark-end text:name="__DdeLink__15917_127468092"/><text:span text:style-name="T1">ggaac tcaggtgatc cgatagcctt tgctggggat gacatgtgcg ctcttaagaa</text:span></text:p>
      <text:p text:style-name="P6"><text:s text:c="5"/><text:span text:style-name="T1">4741 </text:span><text:bookmark text:name="NC_023295.1_4741"/><text:span text:style-name="T1">tctaaaagtc acagatcagt tcaataacgt tttcgaaaaa atatcactta aagctaagac</text:span></text:p>
      <text:p text:style-name="P6"><text:s text:c="5"/><text:span text:style-name="T1">4801 </text:span><text:bookmark text:name="NC_023295.1_4801"/><text:span text:style-name="T1">gcaaatcact gaagtgccaa tgttttgcgg atggaggtta tctagattcg gaattgttaa</text:span></text:p>
      <text:p text:style-name="P6"><text:s text:c="5"/><text:span text:style-name="T1">4861 </text:span><text:bookmark text:name="NC_023295.1_4861"/><text:span text:style-name="T1">agaacctgaa ctggtctaca atagatttat ggtggcctta gaaaggggga acgtcaaaga</text:span></text:p>
      <text:p text:style-name="P6"><text:s text:c="5"/><text:span text:style-name="T1">4921 </text:span><text:bookmark text:name="NC_023295.1_4921"/><text:span text:style-name="T1">ctgtctagag aattatgcca ttgaagtttc ctacgcctac agtttaggtg agaggctctt</text:span></text:p>
      <text:p text:style-name="P6"><text:s text:c="5"/><text:span text:style-name="T1">4981 </text:span><text:bookmark text:name="NC_023295.1_4981"/><text:span text:style-name="T1">tgatattttg aagagagagg agcagcttga gtatcaccaa gcagtcgtaa ggttcattgt</text:span></text:p>
      <text:p text:style-name="P6"><text:s text:c="5"/><text:span text:style-name="T1">5041 </text:span><text:bookmark text:name="NC_023295.1_5041"/><text:span text:style-name="T1">gaagcatctg ggcaacctgc ggacaaaagt taaagatctt tttgcggaac agagtaacga</text:span></text:p>
      <text:p text:style-name="P6"><text:s text:c="5"/><text:span text:style-name="T1">5101 </text:span><text:bookmark text:name="NC_023295.1_5101"/><text:span text:style-name="T1">agatagctgt tgatggcttt aattaatgtt cagagtctgt gtgagaaatt gtctttagat</text:span></text:p>
      <text:p text:style-name="P6"><text:s text:c="5"/><text:span text:style-name="T1">5161 </text:span><text:bookmark text:name="NC_023295.1_5161"/><text:span text:style-name="T1">gagtctatat taggtagcag tgaaataaat aagctttacc ccaaagatca tcatgaattc</text:span></text:p>
      <text:p text:style-name="P6"><text:s text:c="5"/><text:span text:style-name="T1">5221 </text:span><text:bookmark text:name="NC_023295.1_5221"/><text:span text:style-name="T1">attttcaaag atgaagtcaa attgatgatt ggtgggaatt tggatggttc actcgttagt</text:span></text:p>
      <text:p text:style-name="P6"><text:s text:c="5"/><text:span text:style-name="T1">5281 </text:span><text:bookmark text:name="NC_023295.1_5281"/><text:span text:style-name="T1">ttacaggcac caattttgac ctctgagaga ctgtctcaaa tcaaaactgc aaagccaaag</text:span></text:p>
      <text:p text:style-name="P6"><text:s text:c="5"/><text:span text:style-name="T1">5341 </text:span><text:bookmark text:name="NC_023295.1_5341"/><text:span text:style-name="T1">tctgcatact tgcatctcgg ttttgttccc attgtgttgc agtcacttct tccaagtggt</text:span></text:p>
      <text:p text:style-name="P6"><text:s text:c="5"/><text:span text:style-name="T1">5401 </text:span><text:bookmark text:name="NC_023295.1_5401"/><text:span text:style-name="T1">aatgatttaa ttaaaggcac ctgtgcttta attgacacaa gtcgttgcag tttgagcact</text:span></text:p>
      <text:p text:style-name="P6"><text:s text:c="5"/><text:span text:style-name="T1">5461 </text:span><text:bookmark text:name="NC_023295.1_5461"/><text:span text:style-name="T1">ggtttgattg atatttttaa attcaagttc accagtaaaa accccagagc cggcaaactg</text:span></text:p>
      <text:p text:style-name="P6"><text:s text:c="5"/><text:span text:style-name="T1">5521 </text:span><text:bookmark text:name="NC_023295.1_5521"/><text:span text:style-name="T1">ttgacaatca atgcgccaat tgacattaat gatgaggtct ctgtgggtag tgtgcaatta</text:span></text:p>
      <text:p text:style-name="P6"><text:s text:c="5"/><text:span text:style-name="T1">5581 </text:span><text:bookmark text:name="NC_023295.1_5581"/><text:span text:style-name="T1">cttttgcagg tggagggggt agatcttcgc gaaaaaagga gtgtgatgtc cataactgtg</text:span></text:p>
      <text:p text:style-name="P6"><text:s text:c="5"/><text:span text:style-name="T1">5641 </text:span><text:bookmark text:name="NC_023295.1_5641"/><text:span text:style-name="T1">gggatgagct gcgtgcccac caccaatgct tcattgctcc ataaattgag cggagagagg</text:span></text:p>
      <text:p text:style-name="P6"><text:s text:c="5"/><text:span text:style-name="T1">5701 </text:span><text:bookmark text:name="NC_023295.1_5701"/><text:span text:style-name="T1">ccatcatgga acctactcaa tgtggaaagt ttaagcagtg aggacaaaga gtcggaacag</text:span></text:p>
      <text:p text:style-name="P6"><text:soft-page-break/><text:s text:c="5"/><text:span text:style-name="T1">5761 </text:span><text:bookmark text:name="NC_023295.1_5761"/><text:span text:style-name="T1">gcttttcaag atctcttcct aaattgcaag accggagttg ttgagactgg taagatagaa</text:span></text:p>
      <text:p text:style-name="P6"><text:s text:c="5"/><text:span text:style-name="T1">5821 </text:span><text:bookmark text:name="NC_023295.1_5821"/><text:span text:style-name="T1">tatctaaagg gagggaggaa attgcccttt tttggaaaga ggttccaacc tgttttcagg</text:span></text:p>
      <text:p text:style-name="P6"><text:s text:c="5"/><text:span text:style-name="T1">5881 </text:span><text:bookmark text:name="NC_023295.1_5881"/><text:span text:style-name="T1">agagatatca aaacaacagg ccttttggaa atccccaccg aatctaggag tctttcacgc</text:span></text:p>
      <text:p text:style-name="P6"><text:s text:c="5"/><text:span text:style-name="T1">5941 </text:span><text:bookmark text:name="NC_023295.1_5941"/><text:span text:style-name="T1">tctttaagtc agcgaagcat tggttctgaa tataatagtg ggtttgtttg aaaagccctg</text:span></text:p>
      <text:p text:style-name="P6"><text:s text:c="5"/><text:span text:style-name="T1">6001 </text:span><text:bookmark text:name="NC_023295.1_6001"/><text:span text:style-name="T1">attttcattg gagaggaatt tcaaggatgt ctttgaaaaa tcagaaaaga gatgcccttt</text:span></text:p>
      <text:p text:style-name="P6"><text:s text:c="5"/><text:span text:style-name="T1">6061 </text:span><text:bookmark text:name="NC_023295.1_6061"/><text:span text:style-name="T1">tccgggatat ctgcacaatg acttgggatc aatttatcga tccaacagac caatgggcct</text:span></text:p>
      <text:p text:style-name="P6"><text:s text:c="5"/><text:span text:style-name="T1">6121 </text:span><text:bookmark text:name="NC_023295.1_6121"/><text:span text:style-name="T1">tgaagaccac tgtggaagga gcggcaagga atttgactgc cgatcatcta aggaggaagg</text:span></text:p>
      <text:p text:style-name="P6"><text:s text:c="5"/><text:span text:style-name="T1">6181 </text:span><text:bookmark text:name="NC_023295.1_6181"/><text:span text:style-name="T1">ctgcaatcct aaatcatcat ctgaaactaa ttgctgggaa tgtcgcagag attggggcca</text:span></text:p>
      <text:p text:style-name="P6"><text:s text:c="5"/><text:span text:style-name="T1">6241 </text:span><text:bookmark text:name="NC_023295.1_6241"/><text:span text:style-name="T1">acgagaatta ccaatggccc aacgaggaca tacctgtacc ggcatattcc ccccctcaag</text:span></text:p>
      <text:p text:style-name="P6"><text:s text:c="5"/><text:span text:style-name="T1">6301 </text:span><text:bookmark text:name="NC_023295.1_6301"/><text:span text:style-name="T1">agcaggtaaa ttgcgcagtc ccgatcaact tgagggattg ggtgaatgca ctgatgcttc</text:span></text:p>
      <text:p text:style-name="P6"><text:s text:c="5"/><text:span text:style-name="T1">6361 </text:span><text:bookmark text:name="NC_023295.1_6361"/><text:span text:style-name="T1">tcataaggaa ccaccagaac aggaattgga ggcaaacaac tatgagggag gcaatgaaat</text:span></text:p>
      <text:p text:style-name="P6"><text:s text:c="5"/><text:span text:style-name="T1">6421 </text:span><text:bookmark text:name="NC_023295.1_6421"/><text:span text:style-name="T1">ctttagcaga tcaggctttg gattacttct tggaggatcc aactcgagtg ggtcatcttg</text:span></text:p>
      <text:p text:style-name="P6"><text:s text:c="5"/><text:span text:style-name="T1">6481 </text:span><text:bookmark text:name="NC_023295.1_6481"/><text:span text:style-name="T1">ccgaaaaaat gcctgatttt gctgatactg ctagggaggt tatgtttgac ttcgcaacag</text:span></text:p>
      <text:p text:style-name="P6"><text:s text:c="5"/><text:span text:style-name="T1">6541 </text:span><text:bookmark text:name="NC_023295.1_6541"/><text:span text:style-name="T1">gtttgtcgca gcgccacatc attgggccca tccataaaaa taggcgaatg gccatccaaa</text:span></text:p>
      <text:p text:style-name="P6"><text:s text:c="5"/><text:span text:style-name="T1">6601 </text:span><text:bookmark text:name="NC_023295.1_6601"/><text:span text:style-name="T1">atgcacaaag cagactgttt aagactgaag ggacaaagat gtttttcgag gcgagaggta</text:span></text:p>
      <text:p text:style-name="P6"><text:s text:c="5"/><text:span text:style-name="T1">6661 </text:span><text:bookmark text:name="NC_023295.1_6661"/><text:span text:style-name="T1">ctgtagatag ggttgcaagt tatgagctgt aattagtgag tttggtcttt taccggtcag</text:span></text:p>
      <text:p text:style-name="P6"><text:s text:c="5"/><text:span text:style-name="T1">6721 </text:span><text:bookmark text:name="NC_023295.1_6721"/><text:span text:style-name="T1">acgttaaaga actggttgct tccaatgttt ctttaaatca tgcatttaga taaacatgtg</text:span></text:p>
      <text:p text:style-name="P6"><text:s text:c="5"/><text:span text:style-name="T1">6781 </text:span><text:bookmark text:name="NC_023295.1_6781"/><text:span text:style-name="T1">ttagtgttag gtgtctgtct taagaggctt gggcttccaa caggtccaat gtcttttgtg</text:span></text:p>
      <text:p text:style-name="P6"><text:s text:c="5"/><text:span text:style-name="T1">6841 </text:span><text:bookmark text:name="NC_023295.1_6841"/><text:span text:style-name="T1">ctgtataagg ctatgttggt gaggaagttg gaaatccaag aagagcaagc caaacctcta</text:span></text:p>
      <text:p text:style-name="P6"><text:s text:c="5"/><text:span text:style-name="T1">6901 </text:span><text:bookmark text:name="NC_023295.1_6901"/><text:span text:style-name="T1">tgtggtgttt cgacgttcgc cattaagagg agagctaaac gtcttggagt atgttataga</text:span></text:p>
      <text:p text:style-name="P6"><text:s text:c="5"/><text:span text:style-name="T1">6961 </text:span><text:bookmark text:name="NC_023295.1_6961"/><text:span text:style-name="T1">tgcatgagag tcaatcccaa attctatttc actactcgct gtgacaacct gacatgtcat</text:span></text:p>
      <text:p text:style-name="P6"><text:s text:c="5"/><text:span text:style-name="T1">7021 </text:span><text:bookmark text:name="NC_023295.1_7021"/><text:span text:style-name="T1">ttccgaagct ttggtcttaa ggagagatat gtgagatttg gtctaggtaa gaatggcgta</text:span></text:p>
      <text:p text:style-name="P6"><text:s text:c="5"/><text:span text:style-name="T1">7081 </text:span><text:bookmark text:name="NC_023295.1_7081"/><text:span text:style-name="T1">gaattgagag attctggaca ttttgaactg accaaaactg gcaaggtctc tgaaacttca</text:span></text:p>
      <text:p text:style-name="P6"><text:s text:c="5"/><text:span text:style-name="T1">7141 </text:span><text:bookmark text:name="NC_023295.1_7141"/><text:span text:style-name="T1">aggttcattg agattgaagt gtctagatgt tacagataaa gtcttggcga tctgactgta</text:span></text:p>
      <text:p text:style-name="P6"><text:s text:c="5"/><text:span text:style-name="T1">7201 </text:span><text:bookmark text:name="NC_023295.1_7201"/><text:span text:style-name="T1">aaagagccct gtggaatttc tatgccctct ttggccacag tattgtagag ggtgttttcc</text:span></text:p>
      <text:p text:style-name="P6"><text:s text:c="5"/><text:span text:style-name="T1">7261 </text:span><text:bookmark text:name="NC_023295.1_7261"/><text:span text:style-name="T1">tttaacgtaa tgtttgaaac ctgcaactta atgctcagat tgggatgtct tttta</text:span><text:bookmark-end text:name="__DdeLink__15909_127468092"/><text:bookmark-end text:name="__DdeLink__4681_3062245043"/></text:p>
      <text:p text:style-name="P8"/>
      <text:p text:style-name="P8"/>
      <text:p text:style-name="P8">Robigovirus</text:p>
      <text:p text:style-name="P8"><text:bookmark-start text:name="__DdeLink__16087_127468092"/><text:bookmark-start text:name="__DdeLink__4831_3062245043"/>1 <text:bookmark text:name="NC_020996.1_1"/>gaaaacaaac agaccaaaac tagcacagat taacacaatc tgccctagca cataggcttg</text:p>
      <text:p text:style-name="P6"><text:s text:c="7"/><text:span text:style-name="T1">61 </text:span><text:bookmark text:name="NC_020996.1_61"/><text:span text:style-name="T1">cagtctgccc tcttcgaacc taacacgttc aaagagcaca atctacaacc ctataatggc</text:span></text:p>
      <text:p text:style-name="P6"><text:s text:c="6"/><text:span text:style-name="T1">121 </text:span><text:bookmark text:name="NC_020996.1_121"/><text:span text:style-name="T1">cttgcacaca attactccag ctgaaggtgt tctcgctcaa ttctcctctg aggaggctag</text:span></text:p>
      <text:p text:style-name="P6"><text:s text:c="6"/><text:span text:style-name="T1">181 </text:span><text:bookmark text:name="NC_020996.1_181"/><text:span text:style-name="T1">ccgaattgga gcttctgcaa tctccaattt ctctaaactt gagtcagaat accactccct</text:span></text:p>
      <text:p text:style-name="P6"><text:s text:c="6"/><text:span text:style-name="T1">241 </text:span><text:bookmark text:name="NC_020996.1_241"/><text:span text:style-name="T1">cttccatttc catctccctg cttatgcaaa aagtaagctc tccaacaggg gtttctacct</text:span></text:p>
      <text:p text:style-name="P6"><text:s text:c="6"/><text:span text:style-name="T1">301 </text:span><text:bookmark text:name="NC_020996.1_301"/><text:span text:style-name="T1">ttctcctttc tcttatgaga ctcatagtca ccctgtcagt aaaactattg agtcccattt</text:span></text:p>
      <text:p text:style-name="P6"><text:s text:c="6"/><text:span text:style-name="T1">361 </text:span><text:bookmark text:name="NC_020996.1_361"/><text:span text:style-name="T1">aattaatgta aagttaccaa attacataac tgaggatttt cttatagtag gaattaagga</text:span></text:p>
      <text:p text:style-name="P6"><text:s text:c="6"/><text:span text:style-name="T1">421 </text:span><text:bookmark text:name="NC_020996.1_421"/><text:span text:style-name="T1">aaataaattg agtgtactta ggaaagacaa aaaaatgagg ttccttgaag ccctcaatcg</text:span></text:p>
      <text:p text:style-name="P6"><text:s text:c="6"/><text:span text:style-name="T1">481 </text:span><text:bookmark text:name="NC_020996.1_481"/><text:span text:style-name="T1">ctgcgtgacg tctcacgata ttcaaaggta tgggccaagc ttccactttg aaaaagcgag</text:span></text:p>
      <text:p text:style-name="P6"><text:s text:c="6"/><text:span text:style-name="T1">541 </text:span><text:bookmark text:name="NC_020996.1_541"/><text:span text:style-name="T1">gtccaactgg agaagtgact tttctggagt taatctatcc gccggtgtgc aaagtttatt</text:span></text:p>
      <text:p text:style-name="P6"><text:s text:c="6"/><text:span text:style-name="T1">601 </text:span><text:bookmark text:name="NC_020996.1_601"/><text:span text:style-name="T1">accaaggatt ctgtttgata aaggcaagat gtttgactcc cagatctttc tgtatgatga</text:span></text:p>
      <text:p text:style-name="P6"><text:s text:c="6"/><text:span text:style-name="T1">661 </text:span><text:bookmark text:name="NC_020996.1_661"/><text:span text:style-name="T1">gctccactat tggagcatga aggacatagt ggatttcttg gaaatttcta aggccaagac</text:span></text:p>
      <text:p text:style-name="P6"><text:s text:c="6"/><text:span text:style-name="T1">721 </text:span><text:bookmark text:name="NC_020996.1_721"/><text:span text:style-name="T1">cattatcgga tcttttgttt ttccttctga aatactggct ggtgctcgaa ccagtttgaa</text:span></text:p>
      <text:p text:style-name="P6"><text:s text:c="6"/><text:span text:style-name="T1">781 </text:span><text:bookmark text:name="NC_020996.1_781"/><text:span text:style-name="T1">tccctgggct tatgaattca aaattaaagg ggataagctg atatatgccc cagatggggt</text:span></text:p>
      <text:p text:style-name="P6"><text:s text:c="6"/><text:span text:style-name="T1">841 </text:span><text:bookmark text:name="NC_020996.1_841"/><text:span text:style-name="T1">ctggtctgaa tcctatgagc aacccttgtc agctgggcag ttactgaagt ttaacaagat</text:span></text:p>
      <text:p text:style-name="P6"><text:s text:c="6"/><text:span text:style-name="T1">901 </text:span><text:bookmark text:name="NC_020996.1_901"/><text:span text:style-name="T1">aatgactagg aatggcagct attctgttca agtgagagat tccatctata gccattgcct</text:span></text:p>
      <text:p text:style-name="P6"><text:s text:c="6"/><text:span text:style-name="T1">961 </text:span><text:bookmark text:name="NC_020996.1_961"/><text:span text:style-name="T1">agttatcata aatagggatg aactgctttg cgaggagttt agggttttta gtgattttga</text:span></text:p>
      <text:p text:style-name="P6"><text:s text:c="5"/><text:span text:style-name="T1">1021 </text:span><text:bookmark text:name="NC_020996.1_1021"/><text:span text:style-name="T1">tgcaatctct attcgcaaaa ttggctacct tgggggtaat gctgatgata tcattcctgt</text:span></text:p>
      <text:p text:style-name="P6"><text:s text:c="5"/><text:span text:style-name="T1">1081 </text:span><text:bookmark text:name="NC_020996.1_1081"/><text:span text:style-name="T1">gaggcatgag gttgttctat caatattcaa gtacattagg accttaaaga aacctgacct</text:span></text:p>
      <text:p text:style-name="P6"><text:s text:c="5"/><text:span text:style-name="T1">1141 </text:span><text:bookmark text:name="NC_020996.1_1141"/><text:span text:style-name="T1">tcagtcagga atggcaaagc atagacagct ggttgataac cccactggtt ttgaaatcag</text:span></text:p>
      <text:p text:style-name="P6"><text:s text:c="5"/><text:span text:style-name="T1">1201 </text:span><text:bookmark text:name="NC_020996.1_1201"/><text:span text:style-name="T1">attcatagag gactttgtgc agtttatact agagcaccat gaaaagttca atctcattga</text:span></text:p>
      <text:p text:style-name="P6"><text:s text:c="5"/><text:span text:style-name="T1">1261 </text:span><text:bookmark text:name="NC_020996.1_1261"/><text:span text:style-name="T1">gcaaaaattt tccaactttt ttagctctgc ttgcattaat ctattgccaa ggtacatgca</text:span></text:p>
      <text:p text:style-name="P6"><text:s text:c="5"/><text:span text:style-name="T1">1321 </text:span><text:bookmark text:name="NC_020996.1_1321"/><text:span text:style-name="T1">aaggtttttc aacagcttca agggttatag tcttggcaaa ttcattgaag agatagagcc</text:span></text:p>
      <text:p text:style-name="P6"><text:s text:c="5"/><text:span text:style-name="T1">1381 </text:span><text:bookmark text:name="NC_020996.1_1381"/><text:span text:style-name="T1">attctcattc actctgaggt gcagcactta ctcacgattt ggcttcaaaa ctagctttat</text:span></text:p>
      <text:p text:style-name="P6"><text:s text:c="5"/><text:span text:style-name="T1">1441 </text:span><text:bookmark text:name="NC_020996.1_1441"/><text:span text:style-name="T1">cgaggaagaa gaagcggccg ttgccgataa agatccactg tgtctgaccc tcaagttagc</text:span></text:p>
      <text:p text:style-name="P6"><text:s text:c="5"/><text:span text:style-name="T1">1501 </text:span><text:bookmark text:name="NC_020996.1_1501"/><text:span text:style-name="T1">caacaataaa ccatcttgct ttgagagcta cccagatctg attttcaacg cacacacatt</text:span></text:p>
      <text:p text:style-name="P6"><text:s text:c="5"/><text:span text:style-name="T1">1561 </text:span><text:bookmark text:name="NC_020996.1_1561"/><text:span text:style-name="T1">ggtttttgct agctcacatc caagcattac cctaatgctc gtgaaatcct ttatcaacat</text:span></text:p>
      <text:p text:style-name="P6"><text:soft-page-break/><text:s text:c="5"/><text:span text:style-name="T1">1621 </text:span><text:bookmark text:name="NC_020996.1_1621"/><text:span text:style-name="T1">gtgggttggt aaaactaatg accgctatta ccaatctctt gtggctctga ggcaggcact</text:span></text:p>
      <text:p text:style-name="P6"><text:s text:c="5"/><text:span text:style-name="T1">1681 </text:span><text:bookmark text:name="NC_020996.1_1681"/><text:span text:style-name="T1">aaatcagaaa ggggcaaaac tgttcatgct ccacaatgag agttacaatt cacttgtgat</text:span></text:p>
      <text:p text:style-name="P6"><text:s text:c="5"/><text:span text:style-name="T1">1741 </text:span><text:bookmark text:name="NC_020996.1_1741"/><text:span text:style-name="T1">tctcgctaat ctcatggatt cacacctgtt caaaaatctt ttgcggaatg agatcagaaa</text:span></text:p>
      <text:p text:style-name="P6"><text:s text:c="5"/><text:span text:style-name="T1">1801 </text:span><text:bookmark text:name="NC_020996.1_1801"/><text:span text:style-name="T1">gagattaagg ttgaggaata gcgtgagagg gcttttgaga aatgatcttc caccaagctg</text:span></text:p>
      <text:p text:style-name="P6"><text:s text:c="5"/><text:span text:style-name="T1">1861 </text:span><text:bookmark text:name="NC_020996.1_1861"/><text:span text:style-name="T1">ccccgatgca aaaagggaag ttaggttcat ctcctgttac aagtccctat tggctgactt</text:span></text:p>
      <text:p text:style-name="P6"><text:s text:c="5"/><text:span text:style-name="T1">1921 </text:span><text:bookmark text:name="NC_020996.1_1921"/><text:span text:style-name="T1">caaaaaaatg agtgaagagt gctctccaat acttactctg attgctacag gtggcccatt</text:span></text:p>
      <text:p text:style-name="P6"><text:s text:c="5"/><text:span text:style-name="T1">1981 </text:span><text:bookmark text:name="NC_020996.1_1981"/><text:span text:style-name="T1">cgagcaactc aatgccatga agaaagattt tgtcttgatt aatcaaccgt cagttgggaa</text:span></text:p>
      <text:p text:style-name="P6"><text:s text:c="5"/><text:span text:style-name="T1">2041 </text:span><text:bookmark text:name="NC_020996.1_2041"/><text:span text:style-name="T1">atttgaaaag gtgaagaagt gcatttccaa atcaactgat gcaagtcccg atggtggtaa</text:span></text:p>
      <text:p text:style-name="P6"><text:s text:c="5"/><text:span text:style-name="T1">2101 </text:span><text:bookmark text:name="NC_020996.1_2101"/><text:span text:style-name="T1">agaacataag ttagaacccc agcatagtga gggagtgaat gcaaagacag atgaagtaat</text:span></text:p>
      <text:p text:style-name="P6"><text:s text:c="5"/><text:span text:style-name="T1">2161 </text:span><text:bookmark text:name="NC_020996.1_2161"/><text:span text:style-name="T1">cccaaagagg gttgatcaac ctgaaccaaa aactgaagag ggcaaaacag gaagcagtga</text:span></text:p>
      <text:p text:style-name="P6"><text:s text:c="5"/><text:span text:style-name="T1">2221 </text:span><text:bookmark text:name="NC_020996.1_2221"/><text:span text:style-name="T1">tcaattcatt tcaagcatca taaaggttgg acccttcaaa gaaccttcaa ccatctcttt</text:span></text:p>
      <text:p text:style-name="P6"><text:s text:c="5"/><text:span text:style-name="T1">2281 </text:span><text:bookmark text:name="NC_020996.1_2281"/><text:span text:style-name="T1">tgttgagggc cttgatttct caaaggggca caatcacaaa ggaagaaagt cacttttttt</text:span></text:p>
      <text:p text:style-name="P6"><text:s text:c="5"/><text:span text:style-name="T1">2341 </text:span><text:bookmark text:name="NC_020996.1_2341"/><text:span text:style-name="T1">ttcagaaggt ggattttcat atggatttgg cagtattgtg tacccatcac agggttggcc</text:span></text:p>
      <text:p text:style-name="P6"><text:s text:c="5"/><text:span text:style-name="T1">2401 </text:span><text:bookmark text:name="NC_020996.1_2401"/><text:span text:style-name="T1">taatgctttc aaagaattgt atggggacag attcaactcc tgccttgtgc agaaatataa</text:span></text:p>
      <text:p text:style-name="P6"><text:s text:c="5"/><text:span text:style-name="T1">2461 </text:span><text:bookmark text:name="NC_020996.1_2461"/><text:span text:style-name="T1">tgctgatgca actcttggat tccatgccga tgatgaacag tgctatgatc aggatcatga</text:span></text:p>
      <text:p text:style-name="P6"><text:s text:c="5"/><text:span text:style-name="T1">2521 </text:span><text:bookmark text:name="NC_020996.1_2521"/><text:span text:style-name="T1">ggttttaacc atcaaccttt ttgggtcagc caccatatgc ttcacgaagg gagatttttc</text:span></text:p>
      <text:p text:style-name="P6"><text:s text:c="5"/><text:span text:style-name="T1">2581 </text:span><text:bookmark text:name="NC_020996.1_2581"/><text:span text:style-name="T1">tgctctgaac acaagcaacc caaaattata cttggaagtg gggttagatc actgtgattg</text:span></text:p>
      <text:p text:style-name="P6"><text:s text:c="5"/><text:span text:style-name="T1">2641 </text:span><text:bookmark text:name="NC_020996.1_2641"/><text:span text:style-name="T1">gctccttatg cctagaggtt tccaaaggaa ttataagcac agcatcaagg gcacctctga</text:span></text:p>
      <text:p text:style-name="P6"><text:s text:c="5"/><text:span text:style-name="T1">2701 </text:span><text:bookmark text:name="NC_020996.1_2701"/><text:span text:style-name="T1">aggcaggatt tctctcacct tcagaaaaca gcgccgaaca ttggaagggt ccttgattca</text:span></text:p>
      <text:p text:style-name="P6"><text:s text:c="5"/><text:span text:style-name="T1">2761 </text:span><text:bookmark text:name="NC_020996.1_2761"/><text:span text:style-name="T1">gagcagagct gagagtggtg attccaattc agatgatggt gaaggcgggt tctattttga</text:span></text:p>
      <text:p text:style-name="P6"><text:s text:c="5"/><text:span text:style-name="T1">2821 </text:span><text:bookmark text:name="NC_020996.1_2821"/><text:span text:style-name="T1">ggaaattaat aaatgctcga tcacatctgc tcctgattct gtcaagtgta gtttgtctgt</text:span></text:p>
      <text:p text:style-name="P6"><text:s text:c="5"/><text:span text:style-name="T1">2881 </text:span><text:bookmark text:name="NC_020996.1_2881"/><text:span text:style-name="T1">atttccagtg aaagccgatg gggattgttt ctggcatgct gtttcctcca tttttgggct</text:span></text:p>
      <text:p text:style-name="P6"><text:s text:c="5"/><text:span text:style-name="T1">2941 </text:span><text:bookmark text:name="NC_020996.1_2941"/><text:span text:style-name="T1">tgaggctaaa gaattgaaac aacttgttca tgacagggcc attgctgaag gttgcataga</text:span></text:p>
      <text:p text:style-name="P6"><text:s text:c="5"/><text:span text:style-name="T1">3001 </text:span><text:bookmark text:name="NC_020996.1_3001"/><text:span text:style-name="T1">taagtgccac atgaaagatt tcctacatga gatggaacca aaggtttacg ccagcaatgc</text:span></text:p>
      <text:p text:style-name="P6"><text:s text:c="5"/><text:span text:style-name="T1">3061 </text:span><text:bookmark text:name="NC_020996.1_3061"/><text:span text:style-name="T1">ttcgttggca gccacatgct acctcatgaa tctgaagttg atcattaagc tcactggact</text:span></text:p>
      <text:p text:style-name="P6"><text:s text:c="5"/><text:span text:style-name="T1">3121 </text:span><text:bookmark text:name="NC_020996.1_3121"/><text:span text:style-name="T1">tgaggacgat agttgggtcg tcgtggaacc cctggcttta tctaatgaga gggcttctat</text:span></text:p>
      <text:p text:style-name="P6"><text:s text:c="5"/><text:span text:style-name="T1">3181 </text:span><text:bookmark text:name="NC_020996.1_3181"/><text:span text:style-name="T1">tggttatttg gtgttgaacc aaaagtgtca ccactttgac ttggctgtgc caaaagaggg</text:span></text:p>
      <text:p text:style-name="P6"><text:s text:c="5"/><text:span text:style-name="T1">3241 </text:span><text:bookmark text:name="NC_020996.1_3241"/><text:span text:style-name="T1">ttgtgttgtt agagcagtga gtgagttttt aaagcagaac ccaaccaaaa tcctaagtgt</text:span></text:p>
      <text:p text:style-name="P6"><text:s text:c="5"/><text:span text:style-name="T1">3301 </text:span><text:bookmark text:name="NC_020996.1_3301"/><text:span text:style-name="T1">ccttagtgct aactgctcca aggatttgtt gcatgagctg atgagcgggt taggtataca</text:span></text:p>
      <text:p text:style-name="P6"><text:s text:c="5"/><text:span text:style-name="T1">3361 </text:span><text:bookmark text:name="NC_020996.1_3361"/><text:span text:style-name="T1">agagtttcat cttgaggaaa ttttttcaat ttttgacatt tgcgctgaag ttagtgatgg</text:span></text:p>
      <text:p text:style-name="P6"><text:s text:c="5"/><text:span text:style-name="T1">3421 </text:span><text:bookmark text:name="NC_020996.1_3421"/><text:span text:style-name="T1">ggcaagctca agggtgttga ataagaaggg atctaggtca gcaaaattca ttgtggataa</text:span></text:p>
      <text:p text:style-name="P6"><text:s text:c="5"/><text:span text:style-name="T1">3481 </text:span><text:bookmark text:name="NC_020996.1_3481"/><text:span text:style-name="T1">ggatcacttt tctttttgtc ctggtacgaa agcatccacc aatttgggag ttttcaaggc</text:span></text:p>
      <text:p text:style-name="P6"><text:s text:c="5"/><text:span text:style-name="T1">3541 </text:span><text:bookmark text:name="NC_020996.1_3541"/><text:span text:style-name="T1">tccaagcggt tgccctatga ttgccattga aaagtatgat gagttcttga gatccagtgc</text:span></text:p>
      <text:p text:style-name="P6"><text:s text:c="5"/><text:span text:style-name="T1">3601 </text:span><text:bookmark text:name="NC_020996.1_3601"/><text:span text:style-name="T1">caacgttgta ccctttaccc cttctctccc cctggcaaag aaacttgcag actcctttct</text:span></text:p>
      <text:p text:style-name="P6"><text:s text:c="5"/><text:span text:style-name="T1">3661 </text:span><text:bookmark text:name="NC_020996.1_3661"/><text:span text:style-name="T1">cagtgggcaa actggtgtca tcaattctaa aatagttgcg ggccaatacg actggttggc</text:span></text:p>
      <text:p text:style-name="P6"><text:s text:c="5"/><text:span text:style-name="T1">3721 </text:span><text:bookmark text:name="NC_020996.1_3721"/><text:span text:style-name="T1">taatactaac aaactttgct tcgaagagag aagagttggt gccattgtgg gcacatttgg</text:span></text:p>
      <text:p text:style-name="P6"><text:s text:c="5"/><text:span text:style-name="T1">3781 </text:span><text:bookmark text:name="NC_020996.1_3781"/><text:span text:style-name="T1">ttccggcaag agtcacaatg ttattgagtt aataaggcac aatctggggt atcaaaatct</text:span></text:p>
      <text:p text:style-name="P6"><text:s text:c="5"/><text:span text:style-name="T1">3841 </text:span><text:bookmark text:name="NC_020996.1_3841"/><text:span text:style-name="T1">gatcatttcg ccaaggagga acttgaagga tcaattcata aacatgcttg atttggtgaa</text:span></text:p>
      <text:p text:style-name="P6"><text:s text:c="5"/><text:span text:style-name="T1">3901 </text:span><text:bookmark text:name="NC_020996.1_3901"/><text:span text:style-name="T1">cgctagaagt aaaggaaaga agacctccac ggatgttgta acatttgaag tggctctcaa</text:span></text:p>
      <text:p text:style-name="P6"><text:s text:c="5"/><text:span text:style-name="T1">3961 </text:span><text:bookmark text:name="NC_020996.1_3961"/><text:span text:style-name="T1">aaagaatggt ctcctcaaga aagccagaat tttcattgat gaagctcagt tattgcctcc</text:span></text:p>
      <text:p text:style-name="P6"><text:s text:c="5"/><text:span text:style-name="T1">4021 </text:span><text:bookmark text:name="NC_020996.1_4021"/><text:span text:style-name="T1">tggctacctt gacttgattt gccttatcgc aggaagtgat tcgtccatac ttgttatggg</text:span></text:p>
      <text:p text:style-name="P6"><text:s text:c="5"/><text:span text:style-name="T1">4081 </text:span><text:bookmark text:name="NC_020996.1_4081"/><text:span text:style-name="T1">tgatccagca cagagtagtt atgactcagc tgaggacaga atgatgtttg ctggagataa</text:span></text:p>
      <text:p text:style-name="P6"><text:s text:c="5"/><text:span text:style-name="T1">4141 </text:span><text:bookmark text:name="NC_020996.1_4141"/><text:span text:style-name="T1">gggatgcttg gatagattgc ttgaggggaa gaaatatgtt taccttagtg agtcaaagcg</text:span></text:p>
      <text:p text:style-name="P6"><text:s text:c="5"/><text:span text:style-name="T1">4201 </text:span><text:bookmark text:name="NC_020996.1_4201"/><text:span text:style-name="T1">tttcaggaac ccgatgtttg ttgggaggtt gccatgcact tttgattcta gcaggttgac</text:span></text:p>
      <text:p text:style-name="P6"><text:s text:c="5"/><text:span text:style-name="T1">4261 </text:span><text:bookmark text:name="NC_020996.1_4261"/><text:span text:style-name="T1">tcttgagaag gaggagtatg cagtttttga ctcattcaag gctttcaagg ctgactattt</text:span></text:p>
      <text:p text:style-name="P6"><text:s text:c="5"/><text:span text:style-name="T1">4321 </text:span><text:bookmark text:name="NC_020996.1_4321"/><text:span text:style-name="T1">gtccccaaag attaagactt ttctagtgag ttcattcaca gagaaaacag tggttaaggc</text:span></text:p>
      <text:p text:style-name="P6"><text:s text:c="5"/><text:span text:style-name="T1">4381 </text:span><text:bookmark text:name="NC_020996.1_4381"/><text:span text:style-name="T1">caacatgggg cgaaatgttt caatctttac ttttggggaa agcactggta tgaatttcga</text:span></text:p>
      <text:p text:style-name="P6"><text:s text:c="5"/><text:span text:style-name="T1">4441 </text:span><text:bookmark text:name="NC_020996.1_4441"/><text:span text:style-name="T1">ttacgtttgc gttcttctca ctcaggatag catgttagtt gatgagcgaa gatgggttgt</text:span></text:p>
      <text:p text:style-name="P6"><text:s text:c="5"/><text:span text:style-name="T1">4501 </text:span><text:bookmark text:name="NC_020996.1_4501"/><text:span text:style-name="T1">tgcactttca agagcaaaaa ttaatatctc tttcataaat ctgtctggct taactcttcc</text:span></text:p>
      <text:p text:style-name="P6"><text:s text:c="5"/><text:span text:style-name="T1">4561 </text:span><text:bookmark text:name="NC_020996.1_4561"/><text:span text:style-name="T1">cgagttctgc acccaaatga tgggtggggt tgtgcataag ttctttacct ccactgcaac</text:span></text:p>
      <text:p text:style-name="P6"><text:s text:c="5"/><text:span text:style-name="T1">4621 </text:span><text:bookmark text:name="NC_020996.1_4621"/><text:span text:style-name="T1">tttcaatgat ttaagagaac tccttcctgg tgatccaatt ttttcaaaaa ggttccagag</text:span></text:p>
      <text:p text:style-name="P6"><text:s text:c="5"/><text:span text:style-name="T1">4681 </text:span><text:bookmark text:name="NC_020996.1_4681"/><text:span text:style-name="T1">acttggcaag gatgaagttg atagagaggc aaggttgttg ggtgatccct ggttgaaagc</text:span></text:p>
      <text:p text:style-name="P6"><text:s text:c="5"/><text:span text:style-name="T1">4741 </text:span><text:bookmark text:name="NC_020996.1_4741"/><text:span text:style-name="T1">taaagtgttc cttgggcaga gagaagaaaa gattgaaagt atccatgtca atgatgaggg</text:span></text:p>
      <text:p text:style-name="P6"><text:s text:c="5"/><text:span text:style-name="T1">4801 </text:span><text:bookmark text:name="NC_020996.1_4801"/><text:span text:style-name="T1">tctaaaggac atcaaggtaa aagttcattg tccaatagga tcaattggtt caactttagc</text:span></text:p>
      <text:p text:style-name="P6"><text:s text:c="5"/><text:span text:style-name="T1">4861 </text:span><text:bookmark text:name="NC_020996.1_4861"/><text:span text:style-name="T1">cgatattcaa gctggagtga gggtgaaaga agcaagggaa ttcaggattg acaatttggt</text:span></text:p>
      <text:p text:style-name="P6"><text:s text:c="5"/><text:span text:style-name="T1">4921 </text:span><text:bookmark text:name="NC_020996.1_4921"/><text:span text:style-name="T1">cactgagcag ttttcagaag ttcacaaagg caaaggcaaa gttctaactg ccgcacctga</text:span></text:p>
      <text:p text:style-name="P6"><text:soft-page-break/><text:s text:c="5"/><text:span text:style-name="T1">4981 </text:span><text:bookmark text:name="NC_020996.1_4981"/><text:span text:style-name="T1">taactttgaa gcaatttacc caaggcacaa agctggtgat actgcaacat ttgttatggc</text:span></text:p>
      <text:p text:style-name="P6"><text:s text:c="5"/><text:span text:style-name="T1">5041 </text:span><text:bookmark text:name="NC_020996.1_5041"/><text:span text:style-name="T1">tgcacgcaag aggttaaaat tttcattccc agcaagggaa aggcaaaagt acatggccgc</text:span></text:p>
      <text:p text:style-name="P6"><text:s text:c="5"/><text:span text:style-name="T1">5101 </text:span><text:bookmark text:name="NC_020996.1_5101"/><text:span text:style-name="T1">aataccttat ggagtaagca tgttgcaggt gttcctcaaa agaatcaagc tccaatcaaa</text:span></text:p>
      <text:p text:style-name="P6"><text:s text:c="5"/><text:span text:style-name="T1">5161 </text:span><text:bookmark text:name="NC_020996.1_5161"/><text:span text:style-name="T1">ttttgatcat agattgtttg aagaagcaag agctgatttt gaagaaaaga agcttcagaa</text:span></text:p>
      <text:p text:style-name="P6"><text:s text:c="5"/><text:span text:style-name="T1">5221 </text:span><text:bookmark text:name="NC_020996.1_5221"/><text:span text:style-name="T1">atcaatggca acgctggaga atcatagtgg caggtcagat cctgactgga gtgttgagaa</text:span></text:p>
      <text:p text:style-name="P6"><text:s text:c="5"/><text:span text:style-name="T1">5281 </text:span><text:bookmark text:name="NC_020996.1_5281"/><text:span text:style-name="T1">agcgttaatt ttcatgaaga gtcagttgtg c</text:span><text:bookmark-start text:name="__DdeLink__16095_127468092"/><text:span text:style-name="T1">acgaagttt gataatagat ttaggaacgc</text:span></text:p>
      <text:p text:style-name="P6"><text:s text:c="5"/><text:span text:style-name="T1">5341 </text:span><text:bookmark text:name="NC_020996.1_5341"/><text:span text:style-name="T1">aaaagctggt caaactttag cttgcttcca tcatgatgtg ctctgtcgcc ttgctccgta</text:span></text:p>
      <text:p text:style-name="P6"><text:s text:c="5"/><text:span text:style-name="T1">5401 </text:span><text:bookmark text:name="NC_020996.1_5401"/><text:span text:style-name="T1">cattcggtac attgagaaga aagtgttcaa ggctctgcct agcaaccttt atatccactc</text:span></text:p>
      <text:p text:style-name="P6"><text:s text:c="5"/><text:span text:style-name="T1">5461 </text:span><text:bookmark text:name="NC_020996.1_5461"/><text:span text:style-name="T1">tgcacgcaat tttgatgacc ttagggattg ggttataaag aataacttca ctggggtttg</text:span></text:p>
      <text:p text:style-name="P6"><text:s text:c="5"/><text:span text:style-name="T1">5521 </text:span><text:bookmark text:name="NC_020996.1_5521"/><text:span text:style-name="T1">tactgagtct gattatgagg cttttgattc ttctcaagat gtaaacattt tggcatttga</text:span></text:p>
      <text:p text:style-name="P6"><text:s text:c="5"/><text:span text:style-name="T1">5581 </text:span><text:bookmark text:name="NC_020996.1_5581"/><text:span text:style-name="T1">ggtaagcctg atggagtatt tgagactgcc cagggatttg attgaagatt acaagtactt</text:span></text:p>
      <text:p text:style-name="P6"><text:s text:c="5"/><text:span text:style-name="T1">5641 </text:span><text:bookmark text:name="NC_020996.1_5641"/><text:span text:style-name="T1">gaaattccac actcactcaa agcttggcca at</text:span><text:bookmark-end text:name="__DdeLink__16095_127468092"/><text:span text:style-name="T1">ttgctgtt atgagattca ccggagaggc</text:span></text:p>
      <text:p text:style-name="P6"><text:s text:c="5"/><text:span text:style-name="T1">5701 </text:span><text:bookmark text:name="NC_020996.1_5701"/><text:span text:style-name="T1">aggaaccttc ctgttcaata ctttggcaaa catggtcttt acattcatga ggtatgaaat</text:span></text:p>
      <text:p text:style-name="P6"><text:s text:c="5"/><text:span text:style-name="T1">5761 </text:span><text:bookmark text:name="NC_020996.1_5761"/><text:span text:style-name="T1">caatggaaga gaggccatat gctttgctgg ggatgacatg tgcgctaaca agctcttgag</text:span></text:p>
      <text:p text:style-name="P6"><text:s text:c="5"/><text:span text:style-name="T1">5821 </text:span><text:bookmark text:name="NC_020996.1_5821"/><text:span text:style-name="T1">aaagaaaagt gagtttgaac atatattgga cagaatgaca ttgaaggcca aggttcagca</text:span></text:p>
      <text:p text:style-name="P6"><text:s text:c="5"/><text:span text:style-name="T1">5881 </text:span><text:bookmark text:name="NC_020996.1_5881"/><text:span text:style-name="T1">cactaccgaa cccactttct gtggatggcg cctggggaat tttggcatcg taaaaaggcc</text:span></text:p>
      <text:p text:style-name="P6"><text:s text:c="5"/><text:span text:style-name="T1">5941 </text:span><text:bookmark text:name="NC_020996.1_5941"/><text:span text:style-name="T1">tcaacttgtg caagagagga tactcattgc tttggagaaa ggaaattttc atgaatgcat</text:span></text:p>
      <text:p text:style-name="P6"><text:s text:c="5"/><text:span text:style-name="T1">6001 </text:span><text:bookmark text:name="NC_020996.1_6001"/><text:span text:style-name="T1">tgataattac gcaatcgagg tttcctatgc ctataattta ggtgagaggc tgatctccat</text:span></text:p>
      <text:p text:style-name="P6"><text:s text:c="5"/><text:span text:style-name="T1">6061 </text:span><text:bookmark text:name="NC_020996.1_6061"/><text:span text:style-name="T1">aatgtctgaa aaagaattgg atgcgcatta cttttgtgtg agaacattcc tgcaaaacaa</text:span></text:p>
      <text:p text:style-name="P6"><text:s text:c="5"/><text:span text:style-name="T1">6121 </text:span><text:bookmark text:name="NC_020996.1_6121"/><text:span text:style-name="T1">aaagctcttc agttctaacg cccttgaatt tttctctgag agtgaaggtt gcttgagccc</text:span></text:p>
      <text:p text:style-name="P6"><text:s text:c="5"/><text:span text:style-name="T1">6181 </text:span><text:bookmark text:name="NC_020996.1_6181"/><text:span text:style-name="T1">cgagagaaac tttggttgat ggaaattgct cacggctact tgcttgatgc taactttgag</text:span></text:p>
      <text:p text:style-name="P6"><text:s text:c="5"/><text:span text:style-name="T1">6241 </text:span><text:bookmark text:name="NC_020996.1_6241"/><text:span text:style-name="T1">cgcactgaat tttcacttag ttttcctatt gttgtgcatg gtgtgcctgg ttgcgggaaa</text:span></text:p>
      <text:p text:style-name="P6"><text:s text:c="5"/><text:span text:style-name="T1">6301 </text:span><text:bookmark text:name="NC_020996.1_6301"/><text:span text:style-name="T1">tcaacttttg ttaagcgttt actggattgt gaggactttc acgctcagtc ttacggtgtt</text:span></text:p>
      <text:p text:style-name="P6"><text:s text:c="5"/><text:span text:style-name="T1">6361 </text:span><text:bookmark text:name="NC_020996.1_6361"/><text:span text:style-name="T1">gttaagccca caaatttggc tgggcgtggt gttgaaaaag ctctacagcc tctacaatcc</text:span></text:p>
      <text:p text:style-name="P6"><text:s text:c="5"/><text:span text:style-name="T1">6421 </text:span><text:bookmark text:name="NC_020996.1_6421"/><text:span text:style-name="T1">ggattcaacg ttcttgacga gtatctgtct ggaccttctt acgagggttt tgatttgttg</text:span></text:p>
      <text:p text:style-name="P6"><text:s text:c="5"/><text:span text:style-name="T1">6481 </text:span><text:bookmark text:name="NC_020996.1_6481"/><text:span text:style-name="T1">ctttccgatc cttatcagaa tttccgcaaa ccacttactg ctcatttcat caatagttct</text:span></text:p>
      <text:p text:style-name="P6"><text:s text:c="5"/><text:span text:style-name="T1">6541 </text:span><text:bookmark text:name="NC_020996.1_6541"/><text:span text:style-name="T1">acttataggt ttggtcattc ggtttgtaaa taccttaact tattaggttt tgagatcaac</text:span></text:p>
      <text:p text:style-name="P6"><text:s text:c="5"/><text:span text:style-name="T1">6601 </text:span><text:bookmark text:name="NC_020996.1_6601"/><text:span text:style-name="T1">tctaagagag agaaggatac agagctcatc tttggcagga tttttgaagg tacaatcaag</text:span></text:p>
      <text:p text:style-name="P6"><text:s text:c="5"/><text:span text:style-name="T1">6661 </text:span><text:bookmark text:name="NC_020996.1_6661"/><text:span text:style-name="T1">ggggaaatca tttgctttga aaaagaggtt caagagcttc tagataatca ttctgctaag</text:span></text:p>
      <text:p text:style-name="P6"><text:s text:c="5"/><text:span text:style-name="T1">6721 </text:span><text:bookmark text:name="NC_020996.1_6721"/><text:span text:style-name="T1">taccatcacc cctgcaattt gagaggagct gagtttgagc acgtcacttt tatctcagcc</text:span></text:p>
      <text:p text:style-name="P6"><text:s text:c="5"/><text:span text:style-name="T1">6781 </text:span><text:bookmark text:name="NC_020996.1_6781"/><text:span text:style-name="T1">cactctgatt tgcaagaaat tgttgggcct gatctttatg tggcactcac gcgtgcatct</text:span></text:p>
      <text:p text:style-name="P6"><text:s text:c="5"/><text:span text:style-name="T1">6841 </text:span><text:bookmark text:name="NC_020996.1_6841"/><text:span text:style-name="T1">gaaagcttga caatcttgac cccataaatg agcctaaaac caccaactga ctggtccaaa</text:span></text:p>
      <text:p text:style-name="P6"><text:s text:c="5"/><text:span text:style-name="T1">6901 </text:span><text:bookmark text:name="NC_020996.1_6901"/><text:span text:style-name="T1">ccaattctat ttgcttcagt tggggttgca gcttccttgg tctgctttgt gttcaaggct</text:span></text:p>
      <text:p text:style-name="P6"><text:s text:c="5"/><text:span text:style-name="T1">6961 </text:span><text:bookmark text:name="NC_020996.1_6961"/><text:span text:style-name="T1">gattatctac cgagagtggg ggataacatt cattcacttc ctcatggcgg atcctatcga</text:span></text:p>
      <text:p text:style-name="P6"><text:s text:c="5"/><text:span text:style-name="T1">7021 </text:span><text:bookmark text:name="NC_020996.1_7021"/><text:span text:style-name="T1">gatggtacca aatccatcaa ctacaatggc ctgaagtgta ttgaaaattc tagcgttgat</text:span></text:p>
      <text:p text:style-name="P6"><text:s text:c="5"/><text:span text:style-name="T1">7081 </text:span><text:bookmark text:name="NC_020996.1_7081"/><text:span text:style-name="T1">cccttccatc attcagggaa gttcttagcc ttctgctctg tgattgttct tagtgtgcta</text:span></text:p>
      <text:p text:style-name="P6"><text:s text:c="5"/><text:span text:style-name="T1">7141 </text:span><text:bookmark text:name="NC_020996.1_7141"/><text:span text:style-name="T1">atctatgtct gtagtaaata tagtaatagg tctaaccgca ttcatcattt ctgcgtgcat</text:span></text:p>
      <text:p text:style-name="P6"><text:s text:c="5"/><text:span text:style-name="T1">7201 </text:span><text:bookmark text:name="NC_020996.1_7201"/><text:span text:style-name="T1">catcacaatc atcagtaggg atagcagtag tgtgtgtacc atagttgtaa ctggtgagag</text:span></text:p>
      <text:p text:style-name="P6"><text:s text:c="5"/><text:span text:style-name="T1">7261 </text:span><text:bookmark text:name="NC_020996.1_7261"/><text:span text:style-name="T1">ggctgttgtg tcaggctgtg aaataactca ggagttgagc aacttgctct cccatttgaa</text:span></text:p>
      <text:p text:style-name="P6"><text:s text:c="5"/><text:span text:style-name="T1">7321 </text:span><text:bookmark text:name="NC_020996.1_7321"/><text:span text:style-name="T1">gcctcataca catagcttag gtttttaatc accaaactct tgaaattgtg gtgatagtgt</text:span></text:p>
      <text:p text:style-name="P6"><text:s text:c="5"/><text:span text:style-name="T1">7381 </text:span><text:bookmark text:name="NC_020996.1_7381"/><text:span text:style-name="T1">tagagaggag ttgcaatgga ggaagagatt gagtacgaga agaatgatga tggaaccttc</text:span></text:p>
      <text:p text:style-name="P6"><text:s text:c="5"/><text:span text:style-name="T1">7441 </text:span><text:bookmark text:name="NC_020996.1_7441"/><text:span text:style-name="T1">aagttggacg ctgcagggaa aaagatccca aagaaaaaga cgaccgggcc ggaccctgtc</text:span></text:p>
      <text:p text:style-name="P6"><text:s text:c="5"/><text:span text:style-name="T1">7501 </text:span><text:bookmark text:name="NC_020996.1_7501"/><text:span text:style-name="T1">attcctggaa caggaggcca gcaatccaaa agatcggacc ttgagatcct ccgggcaaga</text:span></text:p>
      <text:p text:style-name="P6"><text:s text:c="5"/><text:span text:style-name="T1">7561 </text:span><text:bookmark text:name="NC_020996.1_7561"/><text:span text:style-name="T1">agaagaagag ttgcctttga ccccaaaaat cccacctcta gtcctggcag agacttcatc</text:span></text:p>
      <text:p text:style-name="P6"><text:s text:c="5"/><text:span text:style-name="T1">7621 </text:span><text:bookmark text:name="NC_020996.1_7621"/><text:span text:style-name="T1">agcagtattc aagattcgga cccaactacg cttaacattg cctctgacga ctccgtcaag</text:span></text:p>
      <text:p text:style-name="P6"><text:s text:c="5"/><text:span text:style-name="T1">7681 </text:span><text:bookmark text:name="NC_020996.1_7681"/><text:span text:style-name="T1">gcaattgcgg ctgattgggt cgagcatctt aagattccag cgacagaagt atttaattgc</text:span></text:p>
      <text:p text:style-name="P6"><text:s text:c="5"/><text:span text:style-name="T1">7741 </text:span><text:bookmark text:name="NC_020996.1_7741"/><text:span text:style-name="T1">atctttgata ttgtctggta ctgttatcat aacagctcca gtgacaaaac aaagtttgtt</text:span></text:p>
      <text:p text:style-name="P6"><text:s text:c="5"/><text:span text:style-name="T1">7801 </text:span><text:bookmark text:name="NC_020996.1_7801"/><text:span text:style-name="T1">ggtagagcaa agtgtggagc tgaacttgaa agtcttgcta gtactgttag gagctactgc</text:span></text:p>
      <text:p text:style-name="P6"><text:s text:c="5"/><text:span text:style-name="T1">7861 </text:span><text:bookmark text:name="NC_020996.1_7861"/><text:span text:style-name="T1">tctctacgca gtttctgctc gaaatatgct ccaatagttt ggaatcatgg gatcagcaag</text:span></text:p>
      <text:p text:style-name="P6"><text:s text:c="5"/><text:span text:style-name="T1">7921 </text:span><text:bookmark text:name="NC_020996.1_7921"/><text:span text:style-name="T1">gatatacctc cagccaactg gcaaaggagg aaggtcatag aaagcgccaa atttgcatca</text:span></text:p>
      <text:p text:style-name="P6"><text:s text:c="5"/><text:span text:style-name="T1">7981 </text:span><text:bookmark text:name="NC_020996.1_7981"/><text:span text:style-name="T1">tttgacttct ttgaggcagt aactagtgct gctgcacttc agccaattga tgggcttgtg</text:span></text:p>
      <text:p text:style-name="P6"><text:s text:c="5"/><text:span text:style-name="T1">8041 </text:span><text:bookmark text:name="NC_020996.1_8041"/><text:span text:style-name="T1">aggtacccaa ctgataagga gatgactgcc ggagcatccc ttaaagaaat cagtctaata</text:span></text:p>
      <text:p text:style-name="P6"><text:s text:c="5"/><text:span text:style-name="T1">8101 </text:span><text:bookmark text:name="NC_020996.1_8101"/><text:span text:style-name="T1">agagacgaaa tccggagagg aaccagtgcc acattgatga ctgaggttac tggaggcagg</text:span></text:p>
      <text:p text:style-name="P6"><text:s text:c="5"/><text:span text:style-name="T1">8161 </text:span><text:bookmark text:name="NC_020996.1_8161"/><text:span text:style-name="T1">actggccaag ttcaaccaat caagaaaatt ggttcggatg aatgataaac ccctgcaaac</text:span></text:p>
      <text:p text:style-name="P6"><text:s text:c="5"/><text:span text:style-name="T1">8221 </text:span><text:bookmark text:name="NC_020996.1_8221"/><text:span text:style-name="T1">ccaacttaac cgttggcccg ttttagtgat acggggcgaa gctcaaatca cttacctatc</text:span></text:p>
      <text:p text:style-name="P6"><text:s text:c="5"/><text:span text:style-name="T1">8281 </text:span><text:bookmark text:name="NC_020996.1_8281"/><text:span text:style-name="T1">tttacagttt tattaatttt tctgtatttc caagttttaa ataaacttaa agagctcctt</text:span></text:p>
      <text:p text:style-name="P6"><text:soft-page-break/><text:s text:c="5"/><text:span text:style-name="T1">8341 </text:span><text:bookmark text:name="NC_020996.1_8341"/><text:span text:style-name="T1">gatttaatta ggagctggct gtagggtttt aatatatttt cctttagttt gctatgc</text:span><text:bookmark-end text:name="__DdeLink__4831_3062245043"/></text:p>
      <text:p text:style-name="P8"/>
      <text:p text:style-name="P8"><text:bookmark-end text:name="__DdeLink__16087_127468092"/></text:p>
      <text:p text:style-name="P8">Trichovirus</text:p>
      <text:p text:style-name="P8"><text:bookmark-start text:name="__DdeLink__16244_127468092"/>1 <text:bookmark text:name="NC_001409.1_1"/>tgatactgat acagtgtaca ctcacgacgt gagtaaacag attgacgtaa cgcctcaatc</text:p>
      <text:p text:style-name="P6"><text:s text:c="7"/><text:span text:style-name="T1">61 </text:span><text:bookmark text:name="NC_001409.1_61"/><text:span text:style-name="T1">gtggtcaagg accagcattt caatgctatc acattaaata caatcacgtt gtattacaaa</text:span></text:p>
      <text:p text:style-name="P6"><text:s text:c="6"/><text:span text:style-name="T1">121 </text:span><text:bookmark text:name="NC_001409.1_121"/><text:span text:style-name="T1">actttccgtt taattacgtg aaaggttaca aatggccttc tcttacagaa cgccacagga</text:span></text:p>
      <text:p text:style-name="P6"><text:s text:c="6"/><text:span text:style-name="T1">181 </text:span><text:bookmark text:name="NC_001409.1_181"/><text:span text:style-name="T1">ggaacttctg agcagactac cacagtccca acaggaggtg atcagcggat ttcagtacga</text:span></text:p>
      <text:p text:style-name="P6"><text:s text:c="6"/><text:span text:style-name="T1">241 </text:span><text:bookmark text:name="NC_001409.1_241"/><text:span text:style-name="T1">acgcattcaa aaggaggaag agaagaaggt ggaaaacttc tctttttacc taccagagaa</text:span></text:p>
      <text:p text:style-name="P6"><text:s text:c="6"/><text:span text:style-name="T1">301 </text:span><text:bookmark text:name="NC_001409.1_301"/><text:span text:style-name="T1">aaccagggag tggtttacta agtcaggtgt ctatctttcg cctttcgctt atgttaatca</text:span></text:p>
      <text:p text:style-name="P6"><text:s text:c="6"/><text:span text:style-name="T1">361 </text:span><text:bookmark text:name="NC_001409.1_361"/><text:span text:style-name="T1">ttctcaccct ggttgtaaaa ctctggagaa ccacctttta tttaatgttg tagctagtta</text:span></text:p>
      <text:p text:style-name="P6"><text:s text:c="6"/><text:span text:style-name="T1">421 </text:span><text:bookmark text:name="NC_001409.1_421"/><text:span text:style-name="T1">tattagtaag tactcctatg tagcttgtct tagtattaaa tctaataaaa tgagcaaaat</text:span></text:p>
      <text:p text:style-name="P6"><text:s text:c="6"/><text:span text:style-name="T1">481 </text:span><text:bookmark text:name="NC_001409.1_481"/><text:span text:style-name="T1">ggaacgattg ggtcctaatt ctgttaaaac atatgatatt ttgaacagac tggtgaccgc</text:span></text:p>
      <text:p text:style-name="P6"><text:s text:c="6"/><text:span text:style-name="T1">541 </text:span><text:bookmark text:name="NC_001409.1_541"/><text:span text:style-name="T1">taaggataaa gctcgctatg gccctttggc caaaccggag aggtctccat gcccaaagaa</text:span></text:p>
      <text:p text:style-name="P6"><text:s text:c="6"/><text:span text:style-name="T1">601 </text:span><text:bookmark text:name="NC_001409.1_601"/><text:span text:style-name="T1">aactaacatt ttcattcatg atgagattca ctattggtca agggatcaac ttgagacttt</text:span></text:p>
      <text:p text:style-name="P6"><text:s text:c="6"/><text:span text:style-name="T1">661 </text:span><text:bookmark text:name="NC_001409.1_661"/><text:span text:style-name="T1">cctccaagtc cacaggccaa agaatttgtg ggcaactttg gttttccctc cagagatact</text:span></text:p>
      <text:p text:style-name="P6"><text:s text:c="6"/><text:span text:style-name="T1">721 </text:span><text:bookmark text:name="NC_001409.1_721"/><text:span text:style-name="T1">tgctggttac aaatcgtctg ttttaccatt cctttatcag tttgaaattc atgggaaaga</text:span></text:p>
      <text:p text:style-name="P6"><text:s text:c="6"/><text:span text:style-name="T1">781 </text:span><text:bookmark text:name="NC_001409.1_781"/><text:span text:style-name="T1">cttggtttat atgcctgatg gagtaagatc tgaaagttac acacagcctc ttgagaatgg</text:span></text:p>
      <text:p text:style-name="P6"><text:s text:c="6"/><text:span text:style-name="T1">841 </text:span><text:bookmark text:name="NC_001409.1_841"/><text:span text:style-name="T1">ttttttacta agctccagca gcataatcat caaaaacaga gtcacggggg ttgaaatcag</text:span></text:p>
      <text:p text:style-name="P6"><text:s text:c="6"/><text:span text:style-name="T1">901 </text:span><text:bookmark text:name="NC_001409.1_901"/><text:span text:style-name="T1">gtaccaagtt agtcttgtat attctctggg gtctcaccat ctgtttcata tttacccagc</text:span></text:p>
      <text:p text:style-name="P6"><text:s text:c="6"/><text:span text:style-name="T1">961 </text:span><text:bookmark text:name="NC_001409.1_961"/><text:span text:style-name="T1">tgaggatcta atgaaagaag aggttaggag atttgggcct tacgaccttt ttgatgtggg</text:span></text:p>
      <text:p text:style-name="P6"><text:s text:c="5"/><text:span text:style-name="T1">1021 </text:span><text:bookmark text:name="NC_001409.1_1021"/><text:span text:style-name="T1">ttcacttttt gtgaaaccag tgcgcgttcc cattcaagat tttccactta gcgtatttaa</text:span></text:p>
      <text:p text:style-name="P6"><text:s text:c="5"/><text:span text:style-name="T1">1081 </text:span><text:bookmark text:name="NC_001409.1_1081"/><text:span text:style-name="T1">gaaaatcttc atctacatga gctcactaaa gaaacctgat gtacaatcag cagtggcaaa</text:span></text:p>
      <text:p text:style-name="P6"><text:s text:c="5"/><text:span text:style-name="T1">1141 </text:span><text:bookmark text:name="NC_001409.1_1141"/><text:span text:style-name="T1">gttgaggcag ttgtctgatg ccgacatttc catagaaagt gtgttcatga ttcaggagtt</text:span></text:p>
      <text:p text:style-name="P6"><text:s text:c="5"/><text:span text:style-name="T1">1201 </text:span><text:bookmark text:name="NC_001409.1_1201"/><text:span text:style-name="T1">tgcaagtagg atagagaaga acggtgtgga gagttggtcc tgctcattct ggggatgcat</text:span></text:p>
      <text:p text:style-name="P6"><text:s text:c="5"/><text:span text:style-name="T1">1261 </text:span><text:bookmark text:name="NC_001409.1_1261"/><text:span text:style-name="T1">gaaggattgg ttctttgaca agttaccata tagggaggtg ttggaaaaaa tagggttggc</text:span></text:p>
      <text:p text:style-name="P6"><text:s text:c="5"/><text:span text:style-name="T1">1321 </text:span><text:bookmark text:name="NC_001409.1_1321"/><text:span text:style-name="T1">tgatgatttc accaggaggt tgatgaagat taaaccatta gcctttgaca ttcacacaac</text:span></text:p>
      <text:p text:style-name="P6"><text:s text:c="5"/><text:span text:style-name="T1">1381 </text:span><text:bookmark text:name="NC_001409.1_1381"/><text:span text:style-name="T1">tgacaggcca ttgacagtca gaatgattat agatcagatc tgggaagaga ggctgagctc</text:span></text:p>
      <text:p text:style-name="P6"><text:s text:c="5"/><text:span text:style-name="T1">1441 </text:span><text:bookmark text:name="NC_001409.1_1441"/><text:span text:style-name="T1">attcgacaac atttcaaata ttgtcttcta tgggagaaga gaatggctca acaatggagt</text:span></text:p>
      <text:p text:style-name="P6"><text:s text:c="5"/><text:span text:style-name="T1">1501 </text:span><text:bookmark text:name="NC_001409.1_1501"/><text:span text:style-name="T1">tttaccaaaa gtaaaaaaaa aaggtttggc caaattgatt cccggaaggg aagttgattc</text:span></text:p>
      <text:p text:style-name="P6"><text:s text:c="5"/><text:span text:style-name="T1">1561 </text:span><text:bookmark text:name="NC_001409.1_1561"/><text:span text:style-name="T1">acacaactac ccaagagaga tatattctga tttgctgtca tccacgtcga tttggaggtc</text:span></text:p>
      <text:p text:style-name="P6"><text:s text:c="5"/><text:span text:style-name="T1">1621 </text:span><text:bookmark text:name="NC_001409.1_1621"/><text:span text:style-name="T1">atatgatgat gacttcagac acaggagtgc tagcccttta gtgatcttga ggtccaatag</text:span></text:p>
      <text:p text:style-name="P6"><text:s text:c="5"/><text:span text:style-name="T1">1681 </text:span><text:bookmark text:name="NC_001409.1_1681"/><text:span text:style-name="T1">agcttactct gaagcagcaa aattcagctc aaattgtctg agtttgtgtg cagcaccctg</text:span></text:p>
      <text:p text:style-name="P6"><text:s text:c="5"/><text:span text:style-name="T1">1741 </text:span><text:bookmark text:name="NC_001409.1_1741"/><text:span text:style-name="T1">tgatgaagtc attgcaagaa ccccttttga attgaatcac agaagagaga agaaggagct</text:span></text:p>
      <text:p text:style-name="P6"><text:s text:c="5"/><text:span text:style-name="T1">1801 </text:span><text:bookmark text:name="NC_001409.1_1801"/><text:span text:style-name="T1">atccctcaaa tgcctggatt ttcatatcaa gaaaatgaag gtgaaaaacg tgctcgagct</text:span></text:p>
      <text:p text:style-name="P6"><text:s text:c="5"/><text:span text:style-name="T1">1861 </text:span><text:bookmark text:name="NC_001409.1_1861"/><text:span text:style-name="T1">tgaggtcaag ctcagagaac gcaacaccag aatttctttg agcaaaaagg gagttaagaa</text:span></text:p>
      <text:p text:style-name="P6"><text:s text:c="5"/><text:span text:style-name="T1">1921 </text:span><text:bookmark text:name="NC_001409.1_1921"/><text:span text:style-name="T1">agcagggaga tcaaggatga ttccagtgca tctgcttaaa ccaacctgcg gtgaaggaaa</text:span></text:p>
      <text:p text:style-name="P6"><text:s text:c="5"/><text:span text:style-name="T1">1981 </text:span><text:bookmark text:name="NC_001409.1_1981"/><text:span text:style-name="T1">tggcaaacct gaagagagga ataaggagga agcaaagatt ccaatgaatg aagggacaag</text:span></text:p>
      <text:p text:style-name="P6"><text:s text:c="5"/><text:span text:style-name="T1">2041 </text:span><text:bookmark text:name="NC_001409.1_2041"/><text:span text:style-name="T1">caaagaagaa aaggggtccg aacctccaca ttctgaagtt aaaagggaag gtgttagatt</text:span></text:p>
      <text:p text:style-name="P6"><text:s text:c="5"/><text:span text:style-name="T1">2101 </text:span><text:bookmark text:name="NC_001409.1_2101"/><text:span text:style-name="T1">ggatgagcaa cacatttcag aacccctttt gagttttaaa ttagacgact tcgtcggaag</text:span></text:p>
      <text:p text:style-name="P6"><text:s text:c="5"/><text:span text:style-name="T1">2161 </text:span><text:bookmark text:name="NC_001409.1_2161"/><text:span text:style-name="T1">ggagaaactt tgttctgctg gtttaatcaa aactgttgga aacgattatc tcttgttagc</text:span></text:p>
      <text:p text:style-name="P6"><text:s text:c="5"/><text:span text:style-name="T1">2221 </text:span><text:bookmark text:name="NC_001409.1_2221"/><text:span text:style-name="T1">cagacaaatt gaatgtatgc cactttctca actcagagga aagaaagcag catacttctg</text:span></text:p>
      <text:p text:style-name="P6"><text:s text:c="5"/><text:span text:style-name="T1">2281 </text:span><text:bookmark text:name="NC_001409.1_2281"/><text:span text:style-name="T1">tcttgacttt ccaatggtgt attttcatga taaagtttct tacccaacat ttgaggcaac</text:span></text:p>
      <text:p text:style-name="P6"><text:s text:c="5"/><text:span text:style-name="T1">2341 </text:span><text:bookmark text:name="NC_001409.1_2341"/><text:span text:style-name="T1">tggggaaatc agacatgtca tgatgaaagc aagaagcaaa tgggggattg atttcaacag</text:span></text:p>
      <text:p text:style-name="P6"><text:s text:c="5"/><text:span text:style-name="T1">2401 </text:span><text:bookmark text:name="NC_001409.1_2401"/><text:span text:style-name="T1">cgcactaatt caagtttata atgatggatg caggttacct ttgcacagtg ataatgagga</text:span></text:p>
      <text:p text:style-name="P6"><text:s text:c="5"/><text:span text:style-name="T1">2461 </text:span><text:bookmark text:name="NC_001409.1_2461"/><text:span text:style-name="T1">gtgttatgac gatgacggga tcctcaccat taacgtcgtg ggagatgcaa agtttcacac</text:span></text:p>
      <text:p text:style-name="P6"><text:s text:c="5"/><text:span text:style-name="T1">2521 </text:span><text:bookmark text:name="NC_001409.1_2521"/><text:span text:style-name="T1">cacctgccat gatgaggtca tagatcttaa acaagggaat gagatattga tgcctgcagg</text:span></text:p>
      <text:p text:style-name="P6"><text:s text:c="5"/><text:span text:style-name="T1">2581 </text:span><text:bookmark text:name="NC_001409.1_2581"/><text:span text:style-name="T1">ttaccaaaag aaaaatagac atgctgtgga ggtcgcttca gaaggaagga caagtgttac</text:span></text:p>
      <text:p text:style-name="P6"><text:s text:c="5"/><text:span text:style-name="T1">2641 </text:span><text:bookmark text:name="NC_001409.1_2641"/><text:span text:style-name="T1">cctcagggtt cacaaaaggg atttcagttt tgagtcaaag cttagattca tcaagggtaa</text:span></text:p>
      <text:p text:style-name="P6"><text:s text:c="5"/><text:span text:style-name="T1">2701 </text:span><text:bookmark text:name="NC_001409.1_2701"/><text:span text:style-name="T1">attcgactgc ctatttgtca gtgtggctga aataatacac aaaaaaccag aggaaatcat</text:span></text:p>
      <text:p text:style-name="P6"><text:s text:c="5"/><text:span text:style-name="T1">2761 </text:span><text:bookmark text:name="NC_001409.1_2761"/><text:span text:style-name="T1">gatgttcatc ccacacatta tggacaggtg tgtgagtaat aggggttgct cacttgatga</text:span></text:p>
      <text:p text:style-name="P6"><text:s text:c="5"/><text:span text:style-name="T1">2821 </text:span><text:bookmark text:name="NC_001409.1_2821"/><text:span text:style-name="T1">tgcaaaagca atatgtgaaa aatatgaaat caaaatagag tgcgaaggcg attgcggctt</text:span></text:p>
      <text:p text:style-name="P6"><text:s text:c="5"/><text:span text:style-name="T1">2881 </text:span><text:bookmark text:name="NC_001409.1_2881"/><text:span text:style-name="T1">ggttgagtgt gggacatcag gtctttccat tggaaggatg ctgcttaggg gaaaccactt</text:span></text:p>
      <text:p text:style-name="P6"><text:s text:c="5"/><text:span text:style-name="T1">2941 </text:span><text:bookmark text:name="NC_001409.1_2941"/><text:span text:style-name="T1">ttctgtcgct tcagttagga ggtcatctat ggattcgctt gctaactcat caaaggagat</text:span></text:p>
      <text:p text:style-name="P6"><text:s text:c="5"/><text:span text:style-name="T1">3001 </text:span><text:bookmark text:name="NC_001409.1_3001"/><text:span text:style-name="T1">caagtcagat ggagtcttag atcacgtaac attcaacttc cacaaaagac tcaaacttgt</text:span></text:p>
      <text:p text:style-name="P6"><text:s text:c="5"/><text:span text:style-name="T1">3061 </text:span><text:bookmark text:name="NC_001409.1_3061"/><text:span text:style-name="T1">tgaacctgat ttgaccaatg cagacatcaa agtggattct tcaagggcag gaaagctgct</text:span></text:p>
      <text:p text:style-name="P6"><text:soft-page-break/><text:s text:c="5"/><text:span text:style-name="T1">3121 </text:span><text:bookmark text:name="NC_001409.1_3121"/><text:span text:style-name="T1">caaaagtctg atggatggca tgactggaat tgtttctcac aattcaaccc atgaagggtg</text:span></text:p>
      <text:p text:style-name="P6"><text:s text:c="5"/><text:span text:style-name="T1">3181 </text:span><text:bookmark text:name="NC_001409.1_3181"/><text:span text:style-name="T1">gaggatgatc aaagggataa acagcacctc tgagatgaga tcgttcatga atatggtgag</text:span></text:p>
      <text:p text:style-name="P6"><text:s text:c="5"/><text:span text:style-name="T1">3241 </text:span><text:bookmark text:name="NC_001409.1_3241"/><text:span text:style-name="T1">gggtcaaatt gaagagccca aaagtgatct gtttgacaag gttcaagaac tgaactttat</text:span></text:p>
      <text:p text:style-name="P6"><text:s text:c="5"/><text:span text:style-name="T1">3301 </text:span><text:bookmark text:name="NC_001409.1_3301"/><text:span text:style-name="T1">gaaggtgaag atttatggca ttttcggatt tgctggatca ggaaaaagtc atgcaattca</text:span></text:p>
      <text:p text:style-name="P6"><text:s text:c="5"/><text:span text:style-name="T1">3361 </text:span><text:bookmark text:name="NC_001409.1_3361"/><text:span text:style-name="T1">gaatttaata caaactgaat tcaaaggttc acaagggatt atggtgatct gccccagaag</text:span></text:p>
      <text:p text:style-name="P6"><text:s text:c="5"/><text:span text:style-name="T1">3421 </text:span><text:bookmark text:name="NC_001409.1_3421"/><text:span text:style-name="T1">atttttggca aaagattgga gcgaaaaagg agtggacgaa aaggacatta aaacttttga</text:span></text:p>
      <text:p text:style-name="P6"><text:s text:c="5"/><text:span text:style-name="T1">3481 </text:span><text:bookmark text:name="NC_001409.1_3481"/><text:span text:style-name="T1">gagtgcatta aagtcagatg tcaaaggaaa gagattattt atactggatg aaatcagttt</text:span></text:p>
      <text:p text:style-name="P6"><text:s text:c="5"/><text:span text:style-name="T1">3541 </text:span><text:bookmark text:name="NC_001409.1_3541"/><text:span text:style-name="T1">gctccctaaa ggtttcactg atcttttgat gcttaagatg catatggaag gaatccttaa</text:span></text:p>
      <text:p text:style-name="P6"><text:s text:c="5"/><text:span text:style-name="T1">3601 </text:span><text:bookmark text:name="NC_001409.1_3601"/><text:span text:style-name="T1">aaagtcaaca attgtttgta taggggaccc gctccaggct ggatactttt gtcctaagga</text:span></text:p>
      <text:p text:style-name="P6"><text:s text:c="5"/><text:span text:style-name="T1">3661 </text:span><text:bookmark text:name="NC_001409.1_3661"/><text:span text:style-name="T1">tgacaactac ttgtctaggg aaggagaaat taaacggctt ttcaaaggag gggtaaacta</text:span></text:p>
      <text:p text:style-name="P6"><text:s text:c="5"/><text:span text:style-name="T1">3721 </text:span><text:bookmark text:name="NC_001409.1_3721"/><text:span text:style-name="T1">caaatggtac agttacagaa ttaacaaatt cattgcaaaa aaactggcca tagaaacaat</text:span></text:p>
      <text:p text:style-name="P6"><text:s text:c="5"/><text:span text:style-name="T1">3781 </text:span><text:bookmark text:name="NC_001409.1_3781"/><text:span text:style-name="T1">gaatgacttc attggaatag atgaacaaag ttcgatctac aaagatatgc cgtcagctca</text:span></text:p>
      <text:p text:style-name="P6"><text:s text:c="5"/><text:span text:style-name="T1">3841 </text:span><text:bookmark text:name="NC_001409.1_3841"/><text:span text:style-name="T1">ccacttcatg gaaaagaaag ggaatcatat agaggtcatc ttggttgcca gtatggtgga</text:span></text:p>
      <text:p text:style-name="P6"><text:s text:c="5"/><text:span text:style-name="T1">3901 </text:span><text:bookmark text:name="NC_001409.1_3901"/><text:span text:style-name="T1">aaaggaactt tactccaact atgggaatgt gatgacattt ggggagtcac aaggtttaac</text:span></text:p>
      <text:p text:style-name="P6"><text:s text:c="5"/><text:span text:style-name="T1">3961 </text:span><text:bookmark text:name="NC_001409.1_3961"/><text:span text:style-name="T1">attcaattgt ggagtaatag tactttccga ggaggccaag ctgtgttccg atgcgcatat</text:span></text:p>
      <text:p text:style-name="P6"><text:s text:c="5"/><text:span text:style-name="T1">4021 </text:span><text:bookmark text:name="NC_001409.1_4021"/><text:span text:style-name="T1">aatggttgca atcacaaggt tcagaagagg cttctgcttt gcgttgggga gcaaagggtc</text:span></text:p>
      <text:p text:style-name="P6"><text:s text:c="5"/><text:span text:style-name="T1">4081 </text:span><text:bookmark text:name="NC_001409.1_4081"/><text:span text:style-name="T1">aaaagaagat tatatgaggt caatgaagag cggtctgctt caaagaatat gttcgggcgt</text:span></text:p>
      <text:p text:style-name="P6"><text:s text:c="5"/><text:span text:style-name="T1">4141 </text:span><text:bookmark text:name="NC_001409.1_4141"/><text:span text:style-name="T1">tggtgcttca aaagaattca ttttggggtc ctcctccgtc aacttgattt tgagtgagaa</text:span></text:p>
      <text:p text:style-name="P6"><text:s text:c="5"/><text:span text:style-name="T1">4201 </text:span><text:bookmark text:name="NC_001409.1_4201"/><text:span text:style-name="T1">agacatcgcc aaaggagcag ggattgatga gatggataga gaagctagac tggaaggaga</text:span></text:p>
      <text:p text:style-name="P6"><text:s text:c="5"/><text:span text:style-name="T1">4261 </text:span><text:bookmark text:name="NC_001409.1_4261"/><text:span text:style-name="T1">tgtctggctc aagagtatga tataccttgg aaaaagatat cacatggttg aaccacttgg</text:span></text:p>
      <text:p text:style-name="P6"><text:s text:c="5"/><text:span text:style-name="T1">4321 </text:span><text:bookmark text:name="NC_001409.1_4321"/><text:span text:style-name="T1">tcaagtgatt aagctaactg atgatgcaat taaatgccac attccggttt gttcaagtca</text:span></text:p>
      <text:p text:style-name="P6"><text:s text:c="5"/><text:span text:style-name="T1">4381 </text:span><text:bookmark text:name="NC_001409.1_4381"/><text:span text:style-name="T1">gacactaggt cctgagctcg ataacatcca agcaagagaa tacagagaat ttaaaggaaa</text:span></text:p>
      <text:p text:style-name="P6"><text:s text:c="5"/><text:span text:style-name="T1">4441 </text:span><text:bookmark text:name="NC_001409.1_4441"/><text:span text:style-name="T1">aaatgggtgg tcgaatcagt tcagagaaga agctgggcca aattggaaat tcccttacaa</text:span></text:p>
      <text:p text:style-name="P6"><text:s text:c="5"/><text:span text:style-name="T1">4501 </text:span><text:bookmark text:name="NC_001409.1_4501"/><text:span text:style-name="T1">g</text:span><text:bookmark-start text:name="__DdeLink__16252_127468092"/><text:span text:style-name="T1">gtcaatcaa gcgatgagtt atgaggctgt gtatcccaga cacaaaatgg atgatgatct</text:span></text:p>
      <text:p text:style-name="P6"><text:s text:c="5"/><text:span text:style-name="T1">4561 </text:span><text:bookmark text:name="NC_001409.1_4561"/><text:span text:style-name="T1">cactttcctt gctgccataa agaagaggct tcgctttgac aacgttgcca acaattacgc</text:span></text:p>
      <text:p text:style-name="P6"><text:s text:c="5"/><text:span text:style-name="T1">4621 </text:span><text:bookmark text:name="NC_001409.1_4621"/><text:span text:style-name="T1">aaaattcaag gcagcagaga gcagagggaa gtatctgaca aaaatctttc tcaaacatgt</text:span></text:p>
      <text:p text:style-name="P6"><text:s text:c="5"/><text:span text:style-name="T1">4681 </text:span><text:bookmark text:name="NC_001409.1_4681"/><text:span text:style-name="T1">gcccatcaaa tgtggcaggg accaaaggct cctggatcaa tgcaggcaag aatttgagga</text:span></text:p>
      <text:p text:style-name="P6"><text:s text:c="5"/><text:span text:style-name="T1">4741 </text:span><text:bookmark text:name="NC_001409.1_4741"/><text:span text:style-name="T1">gacgaaacta tctaaaagtg cggccacaat tggagcacac tctcagaggt cagactcgga</text:span></text:p>
      <text:p text:style-name="P6"><text:s text:c="5"/><text:span text:style-name="T1">4801 </text:span><text:bookmark text:name="NC_001409.1_4801"/><text:span text:style-name="T1">ttggcccttg gataagattt tcctgttcat gaaatcgcaa ctttgcacaa aattcgaaaa</text:span></text:p>
      <text:p text:style-name="P6"><text:s text:c="5"/><text:span text:style-name="T1">4861 </text:span><text:bookmark text:name="NC_001409.1_4861"/><text:span text:style-name="T1">aa</text:span><text:bookmark-end text:name="__DdeLink__16252_127468092"/><text:span text:style-name="T1">gatttaca gaagctaagg caggccagac tttggcttgt tttccacaca aaattctcgt</text:span></text:p>
      <text:p text:style-name="P6"><text:s text:c="5"/><text:span text:style-name="T1">4921 </text:span><text:bookmark text:name="NC_001409.1_4921"/><text:span text:style-name="T1">ggaatttagc ccatggtgtc gatacacaga aaaggtgctc actgcaaact taccggataa</text:span></text:p>
      <text:p text:style-name="P6"><text:s text:c="5"/><text:span text:style-name="T1">4981 </text:span><text:bookmark text:name="NC_001409.1_4981"/><text:span text:style-name="T1">ttactacatt catcaaagga aaaatttcag tgaattggag gattttgcca gaagattttc</text:span></text:p>
      <text:p text:style-name="P6"><text:s text:c="5"/><text:span text:style-name="T1">5041 </text:span><text:bookmark text:name="NC_001409.1_5041"/><text:span text:style-name="T1">aaatggttca atatgtgtgg aatcagatta tacagctttt gacgtttcac aagatcacac</text:span></text:p>
      <text:p text:style-name="P6"><text:s text:c="5"/><text:span text:style-name="T1">5101 </text:span><text:bookmark text:name="NC_001409.1_5101"/><text:span text:style-name="T1">cattttagca tttgaggtgg aattgctcag acattttggt tgggacgaca gagtccttca</text:span></text:p>
      <text:p text:style-name="P6"><text:s text:c="5"/><text:span text:style-name="T1">5161 </text:span><text:bookmark text:name="NC_001409.1_5161"/><text:span text:style-name="T1">gagttacatt aagatgaagt gtactttggg ttgcagactt ggaggttttg ctataatgag</text:span></text:p>
      <text:p text:style-name="P6"><text:s text:c="5"/><text:span text:style-name="T1">5221 </text:span><text:bookmark text:name="NC_001409.1_5221"/><text:span text:style-name="T1">gttcactggg gaattttcaa cctttctgtt caatacgctt gcaaacatgg ttttcacatt</text:span></text:p>
      <text:p text:style-name="P6"><text:s text:c="5"/><text:span text:style-name="T1">5281 </text:span><text:bookmark text:name="NC_001409.1_5281"/><text:span text:style-name="T1">ttgcagatac gaggttcctg atggaacccc aatctgcttc gccggtgatg acatgtgcgc</text:span></text:p>
      <text:p text:style-name="P6"><text:s text:c="5"/><text:span text:style-name="T1">5341 </text:span><text:bookmark text:name="NC_001409.1_5341"/><text:span text:style-name="T1">tctgaga</text:span><text:bookmark-start text:name="__DdeLink__4836_3062245043"/><text:span text:style-name="T1">aac ttgagggaga ttgacaccca tgaattcatc ttgagcaagc tgagtttgaa</text:span></text:p>
      <text:p text:style-name="P6"><text:s text:c="5"/><text:span text:style-name="T1">5401 </text:span><text:bookmark text:name="NC_001409.1_5401"/><text:span text:style-name="T1">ggccaaggtt aacagaacaa aagtgccaat gttttgtgga tggcgattgt gctgcgatgg</text:span></text:p>
      <text:p text:style-name="P6"><text:s text:c="5"/><text:span text:style-name="T1">5461 </text:span><text:bookmark text:name="NC_001409.1_5461"/><text:span text:style-name="T1">tttgatcaaa gaaccttgct taatctatga aaggctgcag gtggcaattg agaatgggag</text:span></text:p>
      <text:p text:style-name="P6"><text:s text:c="5"/><text:span text:style-name="T1">5521 </text:span><text:bookmark text:name="NC_001409.1_5521"/><text:span text:style-name="T1">attgatggat gtgatagact catattttct ggagttttca t</text:span><text:bookmark-end text:name="__DdeLink__4836_3062245043"/><text:span text:style-name="T1">tcgcctaca aattaggtga</text:span></text:p>
      <text:p text:style-name="P6"><text:s text:c="5"/><text:span text:style-name="T1">5581 </text:span><text:bookmark text:name="NC_001409.1_5581"/><text:span text:style-name="T1">gaggctctat tcacatcttg aaattgaaca actgaattat catcaggttt taacaagatt</text:span></text:p>
      <text:p text:style-name="P6"><text:s text:c="5"/><text:span text:style-name="T1">5641 </text:span><text:bookmark text:name="NC_001409.1_5641"/><text:span text:style-name="T1">cttcataagg aataaacatc tactcagagg ggattcaagg cataacattt ctgaacttga</text:span></text:p>
      <text:p text:style-name="P6"><text:s text:c="5"/><text:span text:style-name="T1">5701 </text:span><text:bookmark text:name="NC_001409.1_5701"/><text:span text:style-name="T1">gtggttgtct gacgaagatg gcgacaatga taaggggtca cagattgagg atcgcagaag</text:span></text:p>
      <text:p text:style-name="P6"><text:s text:c="5"/><text:span text:style-name="T1">5761 </text:span><text:bookmark text:name="NC_001409.1_5761"/><text:span text:style-name="T1">gggatattcc aattgctggg gtgaaaagct ccagaattta ttctgacatt agccccttca</text:span></text:p>
      <text:p text:style-name="P6"><text:s text:c="5"/><text:span text:style-name="T1">5821 </text:span><text:bookmark text:name="NC_001409.1_5821"/><text:span text:style-name="T1">aaaaggcgtc tgaccttatg atccattgga atgaattcgt tttcaaggtc atgcctgaag</text:span></text:p>
      <text:p text:style-name="P6"><text:s text:c="5"/><text:span text:style-name="T1">5881 </text:span><text:bookmark text:name="NC_001409.1_5881"/><text:span text:style-name="T1">acatagcagg ggatggtttc agattggcgt cgatacctgt gataccctcg tctgaagtgc</text:span></text:p>
      <text:p text:style-name="P6"><text:s text:c="5"/><text:span text:style-name="T1">5941 </text:span><text:bookmark text:name="NC_001409.1_5941"/><text:span text:style-name="T1">aagcagtttt aaggaaaaga gaaagtacaa attatgtgca ctggggggca ctgtccatat</text:span></text:p>
      <text:p text:style-name="P6"><text:s text:c="5"/><text:span text:style-name="T1">6001 </text:span><text:bookmark text:name="NC_001409.1_6001"/><text:span text:style-name="T1">caattgatgc attgttcagg aagaatgcag gggtgtcagg ttggtgttac gtttatgata</text:span></text:p>
      <text:p text:style-name="P6"><text:s text:c="5"/><text:span text:style-name="T1">6061 </text:span><text:bookmark text:name="NC_001409.1_6061"/><text:span text:style-name="T1">acaggtggga gacatttgag caggccatgc tgcagaagtt tcatttcaat ctggatagtg</text:span></text:p>
      <text:p text:style-name="P6"><text:s text:c="5"/><text:span text:style-name="T1">6121 </text:span><text:bookmark text:name="NC_001409.1_6121"/><text:span text:style-name="T1">gttccgccac cttggtgact tcaccaaact ttccagtttc actggatgac cctggcttgt</text:span></text:p>
      <text:p text:style-name="P6"><text:s text:c="5"/><text:span text:style-name="T1">6181 </text:span><text:bookmark text:name="NC_001409.1_6181"/><text:span text:style-name="T1">caaactcaat tagtgtggca gtgatgttcg agaacctcaa ctttaagttt gagagctacc</text:span></text:p>
      <text:p text:style-name="P6"><text:s text:c="5"/><text:span text:style-name="T1">6241 </text:span><text:bookmark text:name="NC_001409.1_6241"/><text:span text:style-name="T1">caattagtgt gagagttgga aatatgtgca ggttctttga tagcttcttg agcagtgtta</text:span></text:p>
      <text:p text:style-name="P6"><text:s text:c="5"/><text:span text:style-name="T1">6301 </text:span><text:bookmark text:name="NC_001409.1_6301"/><text:span text:style-name="T1">agaataaagt tgactcaaat tttttgcttg aagcttcgaa tgcagatccg ctgggagtgg</text:span></text:p>
      <text:p text:style-name="P6"><text:s text:c="5"/><text:span text:style-name="T1">6361 </text:span><text:bookmark text:name="NC_001409.1_6361"/><text:span text:style-name="T1">gtgcttttgg atttgagcaa gatgaccaag ttagtgaact tttcaattac attcaaacgg</text:span></text:p>
      <text:p text:style-name="P6"><text:s text:c="5"/><text:span text:style-name="T1">6421 </text:span><text:bookmark text:name="NC_001409.1_6421"/><text:span text:style-name="T1">tcccaactca agccatcaaa ttcagagagc atgagatacc taaagggttt ttgggtatga</text:span></text:p>
      <text:p text:style-name="P6"><text:soft-page-break/><text:s text:c="5"/><text:span text:style-name="T1">6481 </text:span><text:bookmark text:name="NC_001409.1_6481"/><text:span text:style-name="T1">tgggaaagaa aaagatcaaa tcttttgagt ttgcctcagg ttcaaagggt atggagagaa</text:span></text:p>
      <text:p text:style-name="P6"><text:s text:c="5"/><text:span text:style-name="T1">6541 </text:span><text:bookmark text:name="NC_001409.1_6541"/><text:span text:style-name="T1">ggaaaccaaa tagaggaaag caaattgaca gatcattcag ccaaagggct gtccctggat</text:span></text:p>
      <text:p text:style-name="P6"><text:s text:c="5"/><text:span text:style-name="T1">6601 </text:span><text:bookmark text:name="NC_001409.1_6601"/><text:span text:style-name="T1">ttaggtccca gaatgagaag gttgaacatc aaggcttatc aacagacagc gatttcgaga</text:span></text:p>
      <text:p text:style-name="P6"><text:s text:c="5"/><text:span text:style-name="T1">6661 </text:span><text:bookmark text:name="NC_001409.1_6661"/><text:span text:style-name="T1">attttctcag aaacaagagg ggtaataaag ctggagttaa atccactgct tcagaagggt</text:span></text:p>
      <text:p text:style-name="P6"><text:s text:c="5"/><text:span text:style-name="T1">6721 </text:span><text:bookmark text:name="NC_001409.1_6721"/><text:span text:style-name="T1">catcagttga taacatttct tcaagagaat ttcagtttgc tcgacagaac caggcgaagg</text:span></text:p>
      <text:p text:style-name="P6"><text:s text:c="5"/><text:span text:style-name="T1">6781 </text:span><text:bookmark text:name="NC_001409.1_6781"/><text:span text:style-name="T1">aggatggcag cagttctgaa tttgcagctc aaggtggacg caagtctaaa ggcatttctg</text:span></text:p>
      <text:p text:style-name="P6"><text:s text:c="5"/><text:span text:style-name="T1">6841 </text:span><text:bookmark text:name="NC_001409.1_6841"/><text:span text:style-name="T1">ggcgcagaaa acagacctct tcatggaaag acaggggcaa ccctggaaca gatactggag</text:span></text:p>
      <text:p text:style-name="P6"><text:s text:c="5"/><text:span text:style-name="T1">6901 </text:span><text:bookmark text:name="NC_001409.1_6901"/><text:span text:style-name="T1">tccatcttcg cgaacatagc gatccaggga acgtcagagc agacggagtt tctggaccta</text:span></text:p>
      <text:p text:style-name="P6"><text:s text:c="5"/><text:span text:style-name="T1">6961 </text:span><text:bookmark text:name="NC_001409.1_6961"/><text:span text:style-name="T1">gtggtggaag tgaaatcaat ggaggatcaa tcagtcctcg ggtcttacaa cctgaaggaa</text:span></text:p>
      <text:p text:style-name="P6"><text:s text:c="5"/><text:span text:style-name="T1">7021 </text:span><text:bookmark text:name="NC_001409.1_7021"/><text:span text:style-name="T1">gtggtcaact tgatcaaagc tttcaagact acctcttcgg acccgaacat caacaaaatg</text:span></text:p>
      <text:p text:style-name="P6"><text:s text:c="5"/><text:span text:style-name="T1">7081 </text:span><text:bookmark text:name="NC_001409.1_7081"/><text:span text:style-name="T1">acattccgtc aggtctgtga agctttcgca ccagaggcaa gaaatggact ggtcaaattg</text:span></text:p>
      <text:p text:style-name="P6"><text:s text:c="5"/><text:span text:style-name="T1">7141 </text:span><text:bookmark text:name="NC_001409.1_7141"/><text:span text:style-name="T1">aaatacaaag gggtttttac aaacctcttt acaactatgc cggaagtggg gagcaagtac</text:span></text:p>
      <text:p text:style-name="P6"><text:s text:c="5"/><text:span text:style-name="T1">7201 </text:span><text:bookmark text:name="NC_001409.1_7201"/><text:span text:style-name="T1">ccggagctaa tgtttgattt caataagggt ctgaatatgt tcatcatgaa caaggcccag</text:span></text:p>
      <text:p text:style-name="P6"><text:s text:c="5"/><text:span text:style-name="T1">7261 </text:span><text:bookmark text:name="NC_001409.1_7261"/><text:span text:style-name="T1">cagaaagtta taaccaatat gaatcggcgt cttttacaga ctgaattcgc aaagagcgag</text:span></text:p>
      <text:p text:style-name="P6"><text:s text:c="5"/><text:span text:style-name="T1">7321 </text:span><text:bookmark text:name="NC_001409.1_7321"/><text:span text:style-name="T1">aacgaggcaa agctctcgtc tgtgtcgact gatctttgca tttagtctgt tcaggaagtt</text:span></text:p>
      <text:p text:style-name="P6"><text:s text:c="5"/><text:span text:style-name="T1">7381 </text:span><text:bookmark text:name="NC_001409.1_7381"/><text:span text:style-name="T1">tggttcaata aataaaataa acaaatagtg tgttgtgtgc tcaagtgtgt ttactttaag</text:span></text:p>
      <text:p text:style-name="P6"><text:s text:c="5"/><text:span text:style-name="T1">7441 </text:span><text:bookmark text:name="NC_001409.1_7441"/><text:span text:style-name="T1">catgtttacg caaataaact cttgaaccca tgaaagagta taaagagtca tggtatttaa</text:span></text:p>
      <text:p text:style-name="P6"><text:s text:c="5"/><text:span text:style-name="T1">7501 </text:span><text:bookmark text:name="NC_001409.1_7501"/><text:span text:style-name="T1">ttggagtgtt tagacttata ataaatagcc tgtagacttt taaatatttt actac</text:span><text:bookmark-end text:name="__DdeLink__16244_127468092"/></text:p>
      <text:p text:style-name="P9"/>
      <text:p text:style-name="P9"/>
      <text:p text:style-name="P8">Vitivirus</text:p>
      <text:p text:style-name="P7"><text:bookmark-start text:name="__DdeLink__16387_127468092"/><text:bookmark-start text:name="__DdeLink__4968_3062245043"/><text:span text:style-name="T1"><text:s/>1 </text:span><text:bookmark text:name="NC_003604.2_1"/><text:span text:style-name="T1">gaatatttaa cttgattccc atcgattata agtgaacaaa cgttgccagc acccacgctc</text:span></text:p>
      <text:p text:style-name="P6"><text:s text:c="7"/><text:span text:style-name="T1">61 </text:span><text:bookmark text:name="NC_003604.2_61"/><text:span text:style-name="T1">tgcaaagcac ctgctaattc actaccatgt cgatatcagt atcctcccaa cgtgtcgcag</text:span></text:p>
      <text:p text:style-name="P6"><text:s text:c="6"/><text:span text:style-name="T1">121 </text:span><text:bookmark text:name="NC_003604.2_121"/><text:span text:style-name="T1">tctccaacct gtacacgaat ggatctgagg agtcagttaa agctattaag gagttgaaaa</text:span></text:p>
      <text:p text:style-name="P6"><text:s text:c="6"/><text:span text:style-name="T1">181 </text:span><text:bookmark text:name="NC_003604.2_181"/><text:span text:style-name="T1">gcaaacggtt attggaaacc gaaaccaggc tagatggact atttgattac tacattccag</text:span></text:p>
      <text:p text:style-name="P6"><text:s text:c="6"/><text:span text:style-name="T1">241 </text:span><text:bookmark text:name="NC_003604.2_241"/><text:span text:style-name="T1">ataccttaag agaaattctt acaggctatg gtatggagtt cagtgtccac tctttccaag</text:span></text:p>
      <text:p text:style-name="P6"><text:s text:c="6"/><text:span text:style-name="T1">301 </text:span><text:bookmark text:name="NC_003604.2_301"/><text:span text:style-name="T1">gacatgctca ccccgtaagt aagatgatag aaaaccacat gttgtataga gtagcaccaa</text:span></text:p>
      <text:p text:style-name="P6"><text:s text:c="6"/><text:span text:style-name="T1">361 </text:span><text:bookmark text:name="NC_003604.2_361"/><text:span text:style-name="T1">attacttttc tagtaataca ttggtagtta gttgtaaaga gagcaagata aagcgcctac</text:span></text:p>
      <text:p text:style-name="P6"><text:s text:c="6"/><text:span text:style-name="T1">421 </text:span><text:bookmark text:name="NC_003604.2_421"/><text:span text:style-name="T1">gtctgaagaa tgcaaacaat aggaatttga acttcacaca gtacaataga ttggtgcatg</text:span></text:p>
      <text:p text:style-name="P6"><text:s text:c="6"/><text:span text:style-name="T1">481 </text:span><text:bookmark text:name="NC_003604.2_481"/><text:span text:style-name="T1">caaaccatca ccacagatac gaaaacgcat tcagagaact cgacgttggg aatttgacaa</text:span></text:p>
      <text:p text:style-name="P6"><text:s text:c="6"/><text:span text:style-name="T1">541 </text:span><text:bookmark text:name="NC_003604.2_541"/><text:span text:style-name="T1">atctcataaa caaggaagat cagagtgaat gcatattcat acatgatgag gttcaatact</text:span></text:p>
      <text:p text:style-name="P6"><text:s text:c="6"/><text:span text:style-name="T1">601 </text:span><text:bookmark text:name="NC_003604.2_601"/><text:span text:style-name="T1">ggagtctaga cgagatgcaa aggttcttag gtagtctctc caaagtcgat agagtagtgt</text:span></text:p>
      <text:p text:style-name="P6"><text:s text:c="6"/><text:span text:style-name="T1">661 </text:span><text:bookmark text:name="NC_003604.2_661"/><text:span text:style-name="T1">atagtatcat atacccatca gaggtcgagg ctggatattc acaaagccta tttccagagg</text:span></text:p>
      <text:p text:style-name="P6"><text:s text:c="6"/><text:span text:style-name="T1">721 </text:span><text:bookmark text:name="NC_003604.2_721"/><text:span text:style-name="T1">cgtacacttt tgacctcaaa gacaggagat tagtatggta cccggacggg aaggctgaag</text:span></text:p>
      <text:p text:style-name="P6"><text:s text:c="6"/><text:span text:style-name="T1">781 </text:span><text:bookmark text:name="NC_003604.2_781"/><text:span text:style-name="T1">gagcctatac gcagcctgtg aacccttggc tgctcagatg ctcaaaaacg gaggattcga</text:span></text:p>
      <text:p text:style-name="P6"><text:s text:c="6"/><text:span text:style-name="T1">841 </text:span><text:bookmark text:name="NC_003604.2_841"/><text:span text:style-name="T1">aggggcgatc atggacgatc acaaagctcc aaaccatcgg agctcatcac ctctttagtg</text:span></text:p>
      <text:p text:style-name="P6"><text:s text:c="6"/><text:span text:style-name="T1">901 </text:span><text:bookmark text:name="NC_003604.2_901"/><text:span text:style-name="T1">caataaaggg cagctacttg acggaggaat cgtacaagta cgataacttc acgatcataa</text:span></text:p>
      <text:p text:style-name="P6"><text:s text:c="6"/><text:span text:style-name="T1">961 </text:span><text:bookmark text:name="NC_003604.2_961"/><text:span text:style-name="T1">accctaacga tgttctgaag ggaaagagag gcgggaaacc actctatcta cgggcccgca</text:span></text:p>
      <text:p text:style-name="P6"><text:s text:c="5"/><text:span text:style-name="T1">1021 </text:span><text:bookmark text:name="NC_003604.2_1021"/><text:span text:style-name="T1">tgatcaagcc aacacttctg tacctcttgg ctctgaagaa aagcgactcc aactccgcag</text:span></text:p>
      <text:p text:style-name="P6"><text:s text:c="5"/><text:span text:style-name="T1">1081 </text:span><text:bookmark text:name="NC_003604.2_1081"/><text:span text:style-name="T1">tcgcaaagct aaggatgctg agcagccggg aggagaacat ggacgaggcc ctatttgtgg</text:span></text:p>
      <text:p text:style-name="P6"><text:s text:c="5"/><text:span text:style-name="T1">1141 </text:span><text:bookmark text:name="NC_003604.2_1141"/><text:span text:style-name="T1">cacaactcgc aaagcagata aaggacacgg ctctgtatga caagatgggg aaccctaacc</text:span></text:p>
      <text:p text:style-name="P6"><text:s text:c="5"/><text:span text:style-name="T1">1201 </text:span><text:bookmark text:name="NC_003604.2_1201"/><text:span text:style-name="T1">tgaggagtat actgtctgaa tccttctatg atatcgcagg aagcctcttt actcgcttat</text:span></text:p>
      <text:p text:style-name="P6"><text:s text:c="5"/><text:span text:style-name="T1">1261 </text:span><text:bookmark text:name="NC_003604.2_1261"/><text:span text:style-name="T1">tcaatcgccc cgagtatgat gcgaggtgcc tggagaaatt cataaggagc tgtgaaacga</text:span></text:p>
      <text:p text:style-name="P6"><text:s text:c="5"/><text:span text:style-name="T1">1321 </text:span><text:bookmark text:name="NC_003604.2_1321"/><text:span text:style-name="T1">cagagataca tgtggaacgg agatacatgg aaggcataag aagaggggcc tcattcaagg</text:span></text:p>
      <text:p text:style-name="P6"><text:s text:c="5"/><text:span text:style-name="T1">1381 </text:span><text:bookmark text:name="NC_003604.2_1381"/><text:span text:style-name="T1">ttcaaaatgt catggactgg gtcgaggacg acagcgccaa cgcgctcagt gaggtgaact</text:span></text:p>
      <text:p text:style-name="P6"><text:s text:c="5"/><text:span text:style-name="T1">1441 </text:span><text:bookmark text:name="NC_003604.2_1441"/><text:span text:style-name="T1">tcctcgacat cagctggaac gatagagtgt cagagcccta tggcatcgaa tgcattcacg</text:span></text:p>
      <text:p text:style-name="P6"><text:s text:c="5"/><text:span text:style-name="T1">1501 </text:span><text:bookmark text:name="NC_003604.2_1501"/><text:span text:style-name="T1">gagaagggag taggataagg gtcccactat ccagaatact cagggcccac gaattgattg</text:span></text:p>
      <text:p text:style-name="P6"><text:s text:c="5"/><text:span text:style-name="T1">1561 </text:span><text:bookmark text:name="NC_003604.2_1561"/><text:span text:style-name="T1">caggggtcca aacagatgtg gaaatcaact tcccgcggta tgtgtgctcc tctagagccc</text:span></text:p>
      <text:p text:style-name="P6"><text:s text:c="5"/><text:span text:style-name="T1">1621 </text:span><text:bookmark text:name="NC_003604.2_1621"/><text:span text:style-name="T1">tcatacactt caggcagtac ctcatcaagc ttgggaggtt cagtttcatg gagagcaggg</text:span></text:p>
      <text:p text:style-name="P6"><text:s text:c="5"/><text:span text:style-name="T1">1681 </text:span><text:bookmark text:name="NC_003604.2_1681"/><text:span text:style-name="T1">ccatcaagga catcgaagac atacaagcag gactcgaaga gggggtgatc acagaggaag</text:span></text:p>
      <text:p text:style-name="P6"><text:s text:c="5"/><text:span text:style-name="T1">1741 </text:span><text:bookmark text:name="NC_003604.2_1741"/><text:span text:style-name="T1">aagcggaact gcgcttatta cccaccacaa agccgaagat cacagaaatc cacatggatg</text:span></text:p>
      <text:p text:style-name="P6"><text:s text:c="5"/><text:span text:style-name="T1">1801 </text:span><text:bookmark text:name="NC_003604.2_1801"/><text:span text:style-name="T1">atgacacgcc aggaaccagt ggcgagagtg atgtggagaa gttcaaaagt gtgaggagcc</text:span></text:p>
      <text:p text:style-name="P6"><text:s text:c="5"/><text:span text:style-name="T1">1861 </text:span><text:bookmark text:name="NC_003604.2_1861"/><text:span text:style-name="T1">tgtgtcgtga ggaaatctac tccgagaaac tgaaagggcg cgaggtggcg ttctatagca</text:span></text:p>
      <text:p text:style-name="P6"><text:s text:c="5"/><text:span text:style-name="T1">1921 </text:span><text:bookmark text:name="NC_003604.2_1921"/><text:span text:style-name="T1">ggcacagcaa ggagtacaaa tacaatgggg gctcccatcg ttccctcggt tgggatgagg</text:span></text:p>
      <text:p text:style-name="P6"><text:s text:c="5"/><text:span text:style-name="T1">1981 </text:span><text:bookmark text:name="NC_003604.2_1981"/><text:span text:style-name="T1">ctctaaatga gctcacacag gaactgggcc tagatgatag ctacgatcat tgtctgatcc</text:span></text:p>
      <text:p text:style-name="P6"><text:s text:c="5"/><text:span text:style-name="T1">2041 </text:span><text:bookmark text:name="NC_003604.2_2041"/><text:span text:style-name="T1">aaagatacac ggcagggggc agtataggat tccacgcaga tgatgaacca tgctacctac</text:span></text:p>
      <text:p text:style-name="P6"><text:soft-page-break/><text:s text:c="5"/><text:span text:style-name="T1">2101 </text:span><text:bookmark text:name="NC_003604.2_2101"/><text:span text:style-name="T1">cagggggttc cgtcgtgacc gtcaatttac acggcgacgc tacttttgag gtgaaagaga</text:span></text:p>
      <text:p text:style-name="P6"><text:s text:c="5"/><text:span text:style-name="T1">2161 </text:span><text:bookmark text:name="NC_003604.2_2161"/><text:span text:style-name="T1">atcaatccgg gaagatcgag aagaaggagc tacacgacgg ggatgtgtac gtgatgggtc</text:span></text:p>
      <text:p text:style-name="P6"><text:s text:c="5"/><text:span text:style-name="T1">2221 </text:span><text:bookmark text:name="NC_003604.2_2221"/><text:span text:style-name="T1">caggaatgca acaaactcac aagcacagag ttacctctca cacggatggc cgctgcagca</text:span></text:p>
      <text:p text:style-name="P6"><text:s text:c="5"/><text:span text:style-name="T1">2281 </text:span><text:bookmark text:name="NC_003604.2_2281"/><text:span text:style-name="T1">tcacccttcg gaacaaaacg gtagattatg aagccagaaa gggcgacgag gattctgagt</text:span></text:p>
      <text:p text:style-name="P6"><text:s text:c="5"/><text:span text:style-name="T1">2341 </text:span><text:bookmark text:name="NC_003604.2_2341"/><text:span text:style-name="T1">atgaggagga caaagctgaa ctggatgaag gcattgacta cctacagaaa aatcaaggca</text:span></text:p>
      <text:p text:style-name="P6"><text:s text:c="5"/><text:span text:style-name="T1">2401 </text:span><text:bookmark text:name="NC_003604.2_2401"/><text:span text:style-name="T1">acatgtgctc cctcaaagct ttcgctgacc acatgcagtt gagcacccca agcgtcatag</text:span></text:p>
      <text:p text:style-name="P6"><text:s text:c="5"/><text:span text:style-name="T1">2461 </text:span><text:bookmark text:name="NC_003604.2_2461"/><text:span text:style-name="T1">ccatagtcaa cggggcatcg ccacaaaccc tgagggaaat agaggatggc gggtacagtc</text:span></text:p>
      <text:p text:style-name="P6"><text:s text:c="5"/><text:span text:style-name="T1">2521 </text:span><text:bookmark text:name="NC_003604.2_2521"/><text:span text:style-name="T1">tggctacact agtcaacctc tcaaaggcac tcgattttcc aatagctata cacggcgaga</text:span></text:p>
      <text:p text:style-name="P6"><text:s text:c="5"/><text:span text:style-name="T1">2581 </text:span><text:bookmark text:name="NC_003604.2_2581"/><text:span text:style-name="T1">gggggtacgc tgagacacca gggtcttaca ggcgtctgca cctgaagatc acatcagggc</text:span></text:p>
      <text:p text:style-name="P6"><text:s text:c="5"/><text:span text:style-name="T1">2641 </text:span><text:bookmark text:name="NC_003604.2_2641"/><text:span text:style-name="T1">acgtggagcc tttcgagggc gtgacaagca aagggggctt tagggaggcc atgctgcttg</text:span></text:p>
      <text:p text:style-name="P6"><text:s text:c="5"/><text:span text:style-name="T1">2701 </text:span><text:bookmark text:name="NC_003604.2_2701"/><text:span text:style-name="T1">gtgacggcgt cggagtcggg catttcaggg tggacaaagc caaggccgac cgtctggctc</text:span></text:p>
      <text:p text:style-name="P6"><text:s text:c="5"/><text:span text:style-name="T1">2761 </text:span><text:bookmark text:name="NC_003604.2_2761"/><text:span text:style-name="T1">aaagtttcta caatggaaac acgggggttc tgctcggcaa gtacaataaa ggcaagatgc</text:span></text:p>
      <text:p text:style-name="P6"><text:s text:c="5"/><text:span text:style-name="T1">2821 </text:span><text:bookmark text:name="NC_003604.2_2821"/><text:span text:style-name="T1">atacgggcga gatagaggag ccaaaagagg ttctaacggc ctttggattt gcaggatcag</text:span></text:p>
      <text:p text:style-name="P6"><text:s text:c="5"/><text:span text:style-name="T1">2881 </text:span><text:bookmark text:name="NC_003604.2_2881"/><text:span text:style-name="T1">ggaaaagtca ctggtgccaa accatactta aacactgttc cgtggagaaa gtgcttgtga</text:span></text:p>
      <text:p text:style-name="P6"><text:s text:c="5"/><text:span text:style-name="T1">2941 </text:span><text:bookmark text:name="NC_003604.2_2941"/><text:span text:style-name="T1">ttagcccaag gaaagtgctc agagatgatt gggtagcaaa aatatccaag aagcatagag</text:span></text:p>
      <text:p text:style-name="P6"><text:s text:c="5"/><text:span text:style-name="T1">3001 </text:span><text:bookmark text:name="NC_003604.2_3001"/><text:span text:style-name="T1">tggtaacttt cgaggtggca ttcatggacg actacggctg caaagatatc gtgatagacg</text:span></text:p>
      <text:p text:style-name="P6"><text:s text:c="5"/><text:span text:style-name="T1">3061 </text:span><text:bookmark text:name="NC_003604.2_3061"/><text:span text:style-name="T1">agatcggtct tctaccacct gggtacatag accttgtgat agccgcacat cagccacgca</text:span></text:p>
      <text:p text:style-name="P6"><text:s text:c="5"/><text:span text:style-name="T1">3121 </text:span><text:bookmark text:name="NC_003604.2_3121"/><text:span text:style-name="T1">ccctggtgct cctgggagat cctcttcaaa gcacctacca cagtaaacgt gacaatgtgg</text:span></text:p>
      <text:p text:style-name="P6"><text:s text:c="5"/><text:span text:style-name="T1">3181 </text:span><text:bookmark text:name="NC_003604.2_3181"/><text:span text:style-name="T1">tcctggaggc tagtcaagag gatgtcttca atcgggtgag agggaaacta ccatacttat</text:span></text:p>
      <text:p text:style-name="P6"><text:s text:c="5"/><text:span text:style-name="T1">3241 </text:span><text:bookmark text:name="NC_003604.2_3241"/><text:span text:style-name="T1">gctactcaca taggttaccc agaaactgca agctgttcga aatagaatgc atgggggccg</text:span></text:p>
      <text:p text:style-name="P6"><text:s text:c="5"/><text:span text:style-name="T1">3301 </text:span><text:bookmark text:name="NC_003604.2_3301"/><text:span text:style-name="T1">agagcgagaa gagggtggtg taccgctcta acaggctgaa agatgagccc accatatgcg</text:span></text:p>
      <text:p text:style-name="P6"><text:s text:c="5"/><text:span text:style-name="T1">3361 </text:span><text:bookmark text:name="NC_003604.2_3361"/><text:span text:style-name="T1">ccaccagagc aatgaaggaa gagaaggggt ccgggtggta caccgtcagt gagacgcaag</text:span></text:p>
      <text:p text:style-name="P6"><text:s text:c="5"/><text:span text:style-name="T1">3421 </text:span><text:bookmark text:name="NC_003604.2_3421"/><text:span text:style-name="T1">gtctgagctt caaatcatgc ctcatttatc tggacgagca ctgggcaaag aaagaagatg</text:span></text:p>
      <text:p text:style-name="P6"><text:s text:c="5"/><text:span text:style-name="T1">3481 </text:span><text:bookmark text:name="NC_003604.2_3481"/><text:span text:style-name="T1">aggacgtgat ggtggcctta acccgctcca gaggcg</text:span><text:bookmark-start text:name="__DdeLink__4970_3062245043"/><text:span text:style-name="T1">aaat cggcata</text:span><text:bookmark-end text:name="__DdeLink__4970_3062245043"/><text:span text:style-name="T1">cat gtaacccctg</text:span></text:p>
      <text:p text:style-name="P6"><text:s text:c="5"/><text:span text:style-name="T1">3541 </text:span><text:bookmark text:name="NC_003604.2_3541"/><text:span text:style-name="T1">ctctgaagaa gaaactgatc accaatgcta aaagcacact gctgaagaaa gtactcaagg</text:span></text:p>
      <text:p text:style-name="P6"><text:s text:c="5"/><text:span text:style-name="T1">3601 </text:span><text:bookmark text:name="NC_003604.2_3601"/><text:span text:style-name="T1">gcgaaaccta cagaagatcg gagatagtgg caatggtccg aaagcacata ccagagacca</text:span></text:p>
      <text:p text:style-name="P6"><text:s text:c="5"/><text:span text:style-name="T1">3661 </text:span><text:bookmark text:name="NC_003604.2_3661"/><text:span text:style-name="T1">cagtgctgtt tgaggaaagc agactggccg agacggtgga ctacgaggct aggctggctg</text:span></text:p>
      <text:p text:style-name="P6"><text:s text:c="5"/><text:span text:style-name="T1">3721 </text:span><text:bookmark text:name="NC_003604.2_3721"/><text:span text:style-name="T1">gcgaccccta ccttaaatcc cttctggccc tgtacgacga gatagagatg gaggacatag</text:span></text:p>
      <text:p text:style-name="P6"><text:s text:c="5"/><text:span text:style-name="T1">3781 </text:span><text:bookmark text:name="NC_003604.2_3781"/><text:span text:style-name="T1">agatagagga gccggtgaca ctcgagccca ccaagaccca tttagccctg agcacaaaga</text:span></text:p>
      <text:p text:style-name="P6"><text:s text:c="5"/><text:span text:style-name="T1">3841 </text:span><text:bookmark text:name="NC_003604.2_3841"/><text:span text:style-name="T1">tgaacgagct tgcaccattt gacctcaaag caaaagagca ccgggagcaa cacacagagg</text:span></text:p>
      <text:p text:style-name="P6"><text:s text:c="5"/><text:span text:style-name="T1">3901 </text:span><text:bookmark text:name="NC_003604.2_3901"/><text:span text:style-name="T1">cagggcggac cgaacagata gacgagaatg ggtaccaggg agaagtgggt gaccccatga</text:span></text:p>
      <text:p text:style-name="P6"><text:s text:c="5"/><text:span text:style-name="T1">3961 </text:span><text:bookmark text:name="NC_003604.2_3961"/><text:span text:style-name="T1">cccacaaggc gttgtacctg aggcatacat ctgatgatac agctaccttc atgatgtcag</text:span></text:p>
      <text:p text:style-name="P6"><text:s text:c="5"/><text:span text:style-name="T1">4021 </text:span><text:bookmark text:name="NC_003604.2_4021"/><text:span text:style-name="T1">tcaaaaagag gttgcgcttc agaaactatg aagccaacag aaggaagtac aagacttgcc</text:span></text:p>
      <text:p text:style-name="P6"><text:s text:c="5"/><text:span text:style-name="T1">4081 </text:span><text:bookmark text:name="NC_003604.2_4081"/><text:span text:style-name="T1">acggtatagg gcaccaaatg ttctcggtgt tcaaggacac ataccagctc aaagagattg</text:span></text:p>
      <text:p text:style-name="P6"><text:s text:c="5"/><text:span text:style-name="T1">4141 </text:span><text:bookmark text:name="NC_003604.2_4141"/><text:span text:style-name="T1">actcactgcc cgaactggaa aggtgcgaaa tggagttcat gaagaagagg atagagaaga</text:span></text:p>
      <text:p text:style-name="P6"><text:s text:c="5"/><text:span text:style-name="T1">4201 </text:span><text:bookmark text:name="NC_003604.2_4201"/><text:span text:style-name="T1">gcaccgggct tatcgaaaag catgccggaa ggagtgaccc agactggccg agcaattacc</text:span></text:p>
      <text:p text:style-name="P6"><text:s text:c="5"/><text:span text:style-name="T1">4261 </text:span><text:bookmark text:name="NC_003604.2_4261"/><text:span text:style-name="T1">tcaaaatatt cctaaagcag cagacctgca caaaaatgga aaagaggg</text:span><text:bookmark-start text:name="__DdeLink__16397_127468092"/><text:span text:style-name="T1">gg gtggatgcta</text:span></text:p>
      <text:p text:style-name="P6"><text:s text:c="5"/><text:span text:style-name="T1">4321 </text:span><text:bookmark text:name="NC_003604.2_4321"/><text:span text:style-name="T1">aggcgggaca aaccatcgcc tgtttcgctc attcggtgct gtgtagattc gggcccattc</text:span></text:p>
      <text:p text:style-name="P6"><text:s text:c="5"/><text:span text:style-name="T1">4381 </text:span><text:bookmark text:name="NC_003604.2_4381"/><text:span text:style-name="T1">tgcgtcaaac tgagaaagcg ctacgggagc tcctgcccga gaagctcatg atatactctc</text:span></text:p>
      <text:p text:style-name="P6"><text:s text:c="5"/><text:span text:style-name="T1">4441 </text:span><text:bookmark text:name="NC_003604.2_4441"/><text:span text:style-name="T1">agaaaaagta catggacttg gataaatggg ctaagacgtg ggtagagagc atgatgggga</text:span></text:p>
      <text:p text:style-name="P6"><text:s text:c="5"/><text:span text:style-name="T1">4501 </text:span><text:bookmark text:name="NC_003604.2_4501"/><text:span text:style-name="T1">cggactccga ctacgaggca ttcgacagat cacaagacga gaaagtgctg gacttggagg</text:span></text:p>
      <text:p text:style-name="P6"><text:s text:c="5"/><text:span text:style-name="T1">4561 </text:span><text:bookmark text:name="NC_003604.2_4561"/><text:span text:style-name="T1">tggaggtctt gcgcttcttt ctatggcccg aagatttaat cagggagtac gaggagctta</text:span></text:p>
      <text:p text:style-name="P6"><text:s text:c="5"/><text:span text:style-name="T1">4621 </text:span><text:bookmark text:name="NC_003604.2_4621"/><text:span text:style-name="T1">agctgatgat gggatgtgca ttaggcgacc tggcggtgat gaggttctc</text:span><text:bookmark-end text:name="__DdeLink__16397_127468092"/><text:span text:style-name="T1">c ggggaattcg</text:span></text:p>
      <text:p text:style-name="P6"><text:s text:c="5"/><text:span text:style-name="T1">4681 </text:span><text:bookmark text:name="NC_003604.2_4681"/><text:span text:style-name="T1">gcaccttctt cttcaacacc gtgtgcaaca tggtgtttag ttgtatgcgt taccacatag</text:span></text:p>
      <text:p text:style-name="P6"><text:s text:c="5"/><text:span text:style-name="T1">4741 </text:span><text:bookmark text:name="NC_003604.2_4741"/><text:span text:style-name="T1">acaggaatac cccgatgtgc tttgcggggg atgatatgta ttcgccaggc attctgagag</text:span></text:p>
      <text:p text:style-name="P6"><text:s text:c="5"/><text:span text:style-name="T1">4801 </text:span><text:bookmark text:name="NC_003604.2_4801"/><text:span text:style-name="T1">tgaagaagga ttacgaagcc actctcgacc agttgacact taaagccaaa gtccatatat</text:span></text:p>
      <text:p text:style-name="P6"><text:s text:c="5"/><text:span text:style-name="T1">4861 </text:span><text:bookmark text:name="NC_003604.2_4861"/><text:span text:style-name="T1">ctgaggaacc cctcttctgt gggtggagga tgagcccatt cggaataatc aaggagccaa</text:span></text:p>
      <text:p text:style-name="P6"><text:s text:c="5"/><text:span text:style-name="T1">4921 </text:span><text:bookmark text:name="NC_003604.2_4921"/><text:span text:style-name="T1">atctcatact cgacaggtgg aagatagcgc tgaggagcgg gaatctatca ctatgtttgg</text:span></text:p>
      <text:p text:style-name="P6"><text:s text:c="5"/><text:span text:style-name="T1">4981 </text:span><text:bookmark text:name="NC_003604.2_4981"/><text:span text:style-name="T1">tgaactatgc gatcgaggca agctttgggt acaggttaag tgagcacctg tatgatgtga</text:span></text:p>
      <text:p text:style-name="P6"><text:s text:c="5"/><text:span text:style-name="T1">5041 </text:span><text:bookmark text:name="NC_003604.2_5041"/><text:span text:style-name="T1">atattgatgt tgatgcacag caagagctcg tgagggaaat agtgatcaaa aagcacttgc</text:span></text:p>
      <text:p text:style-name="P6"><text:s text:c="5"/><text:span text:style-name="T1">5101 </text:span><text:bookmark text:name="NC_003604.2_5101"/><text:span text:style-name="T1">taccaaagaa gatatctgat cttttcagcg aagacgagtg cgaacgtcac agcgacgggg</text:span></text:p>
      <text:p text:style-name="P6"><text:s text:c="5"/><text:span text:style-name="T1">5161 </text:span><text:bookmark text:name="NC_003604.2_5161"/><text:span text:style-name="T1">atgaagattt cttaagcaat gacgtcgcga gattgtacag gattgagtga atttctagga</text:span></text:p>
      <text:p text:style-name="P6"><text:s text:c="5"/><text:span text:style-name="T1">5221 </text:span><text:bookmark text:name="NC_003604.2_5221"/><text:span text:style-name="T1">catggtagtg atagctgtga ttcaggtagt gggtctctag ggtctttgtc ctatgtacag</text:span></text:p>
      <text:p text:style-name="P6"><text:s text:c="5"/><text:span text:style-name="T1">5281 </text:span><text:bookmark text:name="NC_003604.2_5281"/><text:span text:style-name="T1">tgtgtcaatc ttttgagtga tctaaagagt ttagggtacc agagtataga tagcatacta</text:span></text:p>
      <text:p text:style-name="P6"><text:s text:c="5"/><text:span text:style-name="T1">5341 </text:span><text:bookmark text:name="NC_003604.2_5341"/><text:span text:style-name="T1">tatattttgg gtggtggcga ggcggaacga ttcgagatct atcgaatctt ccggaggcac</text:span></text:p>
      <text:p text:style-name="P6"><text:s text:c="5"/><text:span text:style-name="T1">5401 </text:span><text:bookmark text:name="NC_003604.2_5401"/><text:span text:style-name="T1">ggaatcggga tcggagaggc tttacagcta ggcgtcaaaa agagtttgtg caacagtcca</text:span></text:p>
      <text:p text:style-name="P6"><text:soft-page-break/><text:s text:c="5"/><text:span text:style-name="T1">5461 </text:span><text:bookmark text:name="NC_003604.2_5461"/><text:span text:style-name="T1">agaagtctac tggcaatact agatgacttg ttgtctagac ttgggagagg cagcgctttc</text:span></text:p>
      <text:p text:style-name="P6"><text:s text:c="5"/><text:span text:style-name="T1">5521 </text:span><text:bookmark text:name="NC_003604.2_5521"/><text:span text:style-name="T1">cttccaagtg atctgggggc agtcaaaggt gagctggtag caacgttcca ctcgtccaga</text:span></text:p>
      <text:p text:style-name="P6"><text:s text:c="5"/><text:span text:style-name="T1">5581 </text:span><text:bookmark text:name="NC_003604.2_5581"/><text:span text:style-name="T1">ttaagtgtag acctttacgt taataacaag aaggttgtca cgcgatcagt gcaagcggaa</text:span></text:p>
      <text:p text:style-name="P6"><text:s text:c="5"/><text:span text:style-name="T1">5641 </text:span><text:bookmark text:name="NC_003604.2_5641"/><text:span text:style-name="T1">ggtgattaca gctatgtcgc aagaaggttc tctgggtaca aaggcctcat ccttcgagcc</text:span></text:p>
      <text:p text:style-name="P6"><text:s text:c="5"/><text:span text:style-name="T1">5701 </text:span><text:bookmark text:name="NC_003604.2_5701"/><text:span text:style-name="T1">acaagatatt aaggtctttc acgtcaaaag gagcaccaga gacctcgaaa ctctcaacaa</text:span></text:p>
      <text:p text:style-name="P6"><text:s text:c="5"/><text:span text:style-name="T1">5761 </text:span><text:bookmark text:name="NC_003604.2_5761"/><text:span text:style-name="T1">gagcctgcat cggggtgacg tgtataacac agagctcata gagaaggttt ttccaaggag</text:span></text:p>
      <text:p text:style-name="P6"><text:s text:c="5"/><text:span text:style-name="T1">5821 </text:span><text:bookmark text:name="NC_003604.2_5821"/><text:span text:style-name="T1">aacgaagaag tgcgtcatcc acaaagacgt catcgttaag gacggccgcg tggactgcga</text:span></text:p>
      <text:p text:style-name="P6"><text:s text:c="5"/><text:span text:style-name="T1">5881 </text:span><text:bookmark text:name="NC_003604.2_5881"/><text:span text:style-name="T1">tctggacatc atggatgagg gcctagacga cataaatgaa gaggaattcc cactctacca</text:span></text:p>
      <text:p text:style-name="P6"><text:s text:c="5"/><text:span text:style-name="T1">5941 </text:span><text:bookmark text:name="NC_003604.2_5941"/><text:span text:style-name="T1">tgtagggtgc atagtggtgg cgctgatgcc acatggtaag aaccttcaag gcaaggtgag</text:span></text:p>
      <text:p text:style-name="P6"><text:s text:c="5"/><text:span text:style-name="T1">6001 </text:span><text:bookmark text:name="NC_003604.2_6001"/><text:span text:style-name="T1">tgtcgaagtt ttagacacca ggctggtaga cggggcatca aggatatcta ggaccctcat</text:span></text:p>
      <text:p text:style-name="P6"><text:s text:c="5"/><text:span text:style-name="T1">6061 </text:span><text:bookmark text:name="NC_003604.2_6061"/><text:span text:style-name="T1">ggatatgtca aagccattga gcgcctgtgc tgacttcccg gggtacttca ttagcaccag</text:span></text:p>
      <text:p text:style-name="P6"><text:s text:c="5"/><text:span text:style-name="T1">6121 </text:span><text:bookmark text:name="NC_003604.2_6121"/><text:span text:style-name="T1">tgatctgctg aacggataca cactgcatct ctcgataacc acaactgatc tgcagtttgt</text:span></text:p>
      <text:p text:style-name="P6"><text:s text:c="5"/><text:span text:style-name="T1">6181 </text:span><text:bookmark text:name="NC_003604.2_6181"/><text:span text:style-name="T1">ggacggagta catcctttca gtgttcaact gatgagcata gggcgattct gcggtgaaga</text:span></text:p>
      <text:p text:style-name="P6"><text:s text:c="5"/><text:span text:style-name="T1">6241 </text:span><text:bookmark text:name="NC_003604.2_6241"/><text:span text:style-name="T1">catgaagaca aggtacgcga tcactgagac ctccaaaatg ctgcaccaga acatattgaa</text:span></text:p>
      <text:p text:style-name="P6"><text:s text:c="5"/><text:span text:style-name="T1">6301 </text:span><text:bookmark text:name="NC_003604.2_6301"/><text:span text:style-name="T1">cacggaaggc gatggcgaac taatcccaag gggcgtgcag gttcagaaag taccggatac</text:span></text:p>
      <text:p text:style-name="P6"><text:s text:c="5"/><text:span text:style-name="T1">6361 </text:span><text:bookmark text:name="NC_003604.2_6361"/><text:span text:style-name="T1">cctagttatg ccagaggtgt ttgagacaat aaagaagttt ggtttgaaga caaatggcac</text:span></text:p>
      <text:p text:style-name="P6"><text:s text:c="5"/><text:span text:style-name="T1">6421 </text:span><text:bookmark text:name="NC_003604.2_6421"/><text:span text:style-name="T1">actacgccaa gagggtagag ataagggcga taatagaaga gttggtgttg gcgaaagccc</text:span></text:p>
      <text:p text:style-name="P6"><text:s text:c="5"/><text:span text:style-name="T1">6481 </text:span><text:bookmark text:name="NC_003604.2_6481"/><text:span text:style-name="T1">aaccaactga cgacgcttct gagagcggct acgaccgaaa tatgtacctg aacactctct</text:span></text:p>
      <text:p text:style-name="P6"><text:s text:c="5"/><text:span text:style-name="T1">6541 </text:span><text:bookmark text:name="NC_003604.2_6541"/><text:span text:style-name="T1">tcgggtacat cgccttggtc gggacaagca aaaaggcgat tcattatggg gaggtagata</text:span></text:p>
      <text:p text:style-name="P6"><text:s text:c="5"/><text:span text:style-name="T1">6601 </text:span><text:bookmark text:name="NC_003604.2_6601"/><text:span text:style-name="T1">tagtaggtcc taaagctagc aagaagacgg ggatcgaccc cagggggaag atggtggtgt</text:span></text:p>
      <text:p text:style-name="P6"><text:s text:c="5"/><text:span text:style-name="T1">6661 </text:span><text:bookmark text:name="NC_003604.2_6661"/><text:span text:style-name="T1">cggagctggt cggcaggatg cgcacgctga gtgtggcagt aagcgaggga cccgtcaagg</text:span></text:p>
      <text:p text:style-name="P6"><text:s text:c="5"/><text:span text:style-name="T1">6721 </text:span><text:bookmark text:name="NC_003604.2_6721"/><text:span text:style-name="T1">gcgcaactct gaggcagatg tgcgagccat tcgcacagaa cgcctacgat ttcctcgtag</text:span></text:p>
      <text:p text:style-name="P6"><text:s text:c="5"/><text:span text:style-name="T1">6781 </text:span><text:bookmark text:name="NC_003604.2_6781"/><text:span text:style-name="T1">tgatggctga aatgggcaca tactcacagt tagccaccaa gatgactagg tcaggcttta</text:span></text:p>
      <text:p text:style-name="P6"><text:s text:c="5"/><text:span text:style-name="T1">6841 </text:span><text:bookmark text:name="NC_003604.2_6841"/><text:span text:style-name="T1">aagagccaca ggttatgttc gacttcgcgt cgggcttaga tctgaaagca ctgacactac</text:span></text:p>
      <text:p text:style-name="P6"><text:s text:c="5"/><text:span text:style-name="T1">6901 </text:span><text:bookmark text:name="NC_003604.2_6901"/><text:span text:style-name="T1">aagaagctac tgtgatacag gctatgcact ctcgcctctt tcgtacggaa ggcgcgaagg</text:span></text:p>
      <text:p text:style-name="P6"><text:s text:c="5"/><text:span text:style-name="T1">6961 </text:span><text:bookmark text:name="NC_003604.2_6961"/><text:span text:style-name="T1">gagtattcaa cgctcagtca tcaatcggcg agcaggctgt tgagatatag atggatgacc</text:span></text:p>
      <text:p text:style-name="P6"><text:s text:c="5"/><text:span text:style-name="T1">7021 </text:span><text:bookmark text:name="NC_003604.2_7021"/><text:span text:style-name="T1">catcatttct cacgggtagg tccacgtttg ctaagcgtag gcgcgctagg cgcatgaatg</text:span></text:p>
      <text:p text:style-name="P6"><text:s text:c="5"/><text:span text:style-name="T1">7081 </text:span><text:bookmark text:name="NC_003604.2_7081"/><text:span text:style-name="T1">tgtgtaagtg tggtgcaata atgcacaata ataaggattg caaatccagc agtatatcca</text:span></text:p>
      <text:p text:style-name="P6"><text:s text:c="5"/><text:span text:style-name="T1">7141 </text:span><text:bookmark text:name="NC_003604.2_7141"/><text:span text:style-name="T1">gtcataaact cgacagatta cggttcgtga aagagggaag agtagcctta acaggcgaga</text:span></text:p>
      <text:p text:style-name="P6"><text:s text:c="5"/><text:span text:style-name="T1">7201 </text:span><text:bookmark text:name="NC_003604.2_7201"/><text:span text:style-name="T1">ctcctgttta ccgaacttgg gtcaaatggg ttgagactga gtatcatata tatatagtag</text:span></text:p>
      <text:p text:style-name="P6"><text:s text:c="5"/><text:span text:style-name="T1">7261 </text:span><text:bookmark text:name="NC_003604.2_7261"/><text:span text:style-name="T1">aaacctcaga cgatgaggat taatcgtcta tcctagctaa aaagtaaagt ataacttaat</text:span></text:p>
      <text:p text:style-name="P6"><text:s text:c="5"/><text:span text:style-name="T1">7321 </text:span><text:bookmark text:name="NC_003604.2_7321"/><text:span text:style-name="T1">aataaagcga gctaggttgt cacacgaaga c</text:span><text:bookmark-end text:name="__DdeLink__16387_127468092"/><text:bookmark-end text:name="__DdeLink__4968_3062245043"/></text:p>
      <text:p text:style-name="P8"/>
      <text:p text:style-name="P8"/>
      <text:p text:style-name="P8">Carlavirus</text:p>
      <text:p text:style-name="P10"><text:bookmark-start text:name="__DdeLink__5121_3062245043"/></text:p>
      <text:p text:style-name="P3"><text:bookmark-start text:name="__DdeLink__16552_127468092"/>1 <text:bookmark text:name="NC_001361.2_1"/>taaacaaaca tacaatatct ggacttacac tacaatatac taccaggaaa tactatattc</text:p>
      <text:p text:style-name="P6"><text:s text:c="7"/><text:span text:style-name="T1">61 </text:span><text:bookmark text:name="NC_001361.2_61"/><text:span text:style-name="T1">ggtctaagtc agcatggcag tcacatacag aacgccaatg gaagatattg ttaattgctt</text:span></text:p>
      <text:p text:style-name="P6"><text:s text:c="6"/><text:span text:style-name="T1">121 </text:span><text:bookmark text:name="NC_001361.2_121"/><text:span text:style-name="T1">cgagccagca actcaggctg tgatagctaa tagcgctgct acactgtaca agaacttcga</text:span></text:p>
      <text:p text:style-name="P6"><text:s text:c="6"/><text:span text:style-name="T1">181 </text:span><text:bookmark text:name="NC_001361.2_181"/><text:span text:style-name="T1">ggagcaacac tgccaatact tcaattacta cctttctccc ttggcgaaaa ggaaattgag</text:span></text:p>
      <text:p text:style-name="P6"><text:s text:c="6"/><text:span text:style-name="T1">241 </text:span><text:bookmark text:name="NC_001361.2_241"/><text:span text:style-name="T1">catggcaggc atatacttga gtccgtactc ggcagtcgtg cattcgcatc cggtttgtaa</text:span></text:p>
      <text:p text:style-name="P6"><text:s text:c="6"/><text:span text:style-name="T1">301 </text:span><text:bookmark text:name="NC_001361.2_301"/><text:span text:style-name="T1">gacgctggaa aattacatat tgtatagtgt tttaccttcg tacataaatt ctagctttta</text:span></text:p>
      <text:p text:style-name="P6"><text:s text:c="6"/><text:span text:style-name="T1">361 </text:span><text:bookmark text:name="NC_001361.2_361"/><text:span text:style-name="T1">ctttgtaggt attaaggaga gaaaactgca gctgttgaaa tcaaaatgca aaaatttgga</text:span></text:p>
      <text:p text:style-name="P6"><text:s text:c="6"/><text:span text:style-name="T1">421 </text:span><text:bookmark text:name="NC_001361.2_421"/><text:span text:style-name="T1">cagtgtgcag gtggtgaata gatacgtgac cagtgcagac agaatgaggt acacaaatga</text:span></text:p>
      <text:p text:style-name="P6"><text:s text:c="6"/><text:span text:style-name="T1">481 </text:span><text:bookmark text:name="NC_001361.2_481"/><text:span text:style-name="T1">tttcgtgcca tatggctcat acgagcatga atgcctggtg cacaaaggag ttggtctgga</text:span></text:p>
      <text:p text:style-name="P6"><text:s text:c="6"/><text:span text:style-name="T1">541 </text:span><text:bookmark text:name="NC_001361.2_541"/><text:span text:style-name="T1">caacgaagcg ctcagaggac tagtaggtcc actaaggcgt cacaaagcaa aaaacctatt</text:span></text:p>
      <text:p text:style-name="P6"><text:s text:c="6"/><text:span text:style-name="T1">601 </text:span><text:bookmark text:name="NC_001361.2_601"/><text:span text:style-name="T1">tttccatgat gagttgcatt actggagtag taaggtgctt attgatttct tagatgtcat</text:span></text:p>
      <text:p text:style-name="P6"><text:s text:c="6"/><text:span text:style-name="T1">661 </text:span><text:bookmark text:name="NC_001361.2_661"/><text:span text:style-name="T1">gcgtccagat aagctacttg gtactgttgt gtacccccca gaattactat tcaagccaac</text:span></text:p>
      <text:p text:style-name="P6"><text:s text:c="6"/><text:span text:style-name="T1">721 </text:span><text:bookmark text:name="NC_001361.2_721"/><text:span text:style-name="T1">acgtagcttg aatgagtggt gctacactta tgatatagtg ggggacacac tgatgttttt</text:span></text:p>
      <text:p text:style-name="P6"><text:s text:c="6"/><text:span text:style-name="T1">781 </text:span><text:bookmark text:name="NC_001361.2_781"/><text:span text:style-name="T1">ccctgatggc gtgcagagcg agggctatca gcagccatta aagggtggtt acctactggg</text:span></text:p>
      <text:p text:style-name="P6"><text:s text:c="6"/><text:span text:style-name="T1">841 </text:span><text:bookmark text:name="NC_001361.2_841"/><text:span text:style-name="T1">ggcaaggagt ttgaaattgc cggacggtac agtgtacatg gttgatgtgc tgtgcagtaa</text:span></text:p>
      <text:p text:style-name="P6"><text:s text:c="6"/><text:span text:style-name="T1">901 </text:span><text:bookmark text:name="NC_001361.2_901"/><text:span text:style-name="T1">atttccccac catttgattt cgataacaaa aggtgaagcg gcagcgccga cgcatcgtgc</text:span></text:p>
      <text:p text:style-name="P6"><text:s text:c="6"/><text:span text:style-name="T1">961 </text:span><text:bookmark text:name="NC_001361.2_961"/><text:span text:style-name="T1">gttcggccca tttgaggcgg ttgcatcgga agctttgaaa gcgaccctta gtcctgatta</text:span></text:p>
      <text:p text:style-name="P6"><text:s text:c="5"/><text:span text:style-name="T1">1021 </text:span><text:bookmark text:name="NC_001361.2_1021"/><text:span text:style-name="T1">cccgtgtgct ttccccgtta gctatgaggt ggttaacaag atttacaggt acttacgtac</text:span></text:p>
      <text:p text:style-name="P6"><text:s text:c="5"/><text:span text:style-name="T1">1081 </text:span><text:bookmark text:name="NC_001361.2_1081"/><text:span text:style-name="T1">actgaaaaaa cccgatgagc agtccgccat agcaaagcta agccaaataa ttgctgagcc</text:span></text:p>
      <text:p text:style-name="P6"><text:s text:c="5"/><text:span text:style-name="T1">1141 </text:span><text:bookmark text:name="NC_001361.2_1141"/><text:span text:style-name="T1">gtccgggagg gaaattgatt tcgtggagtg cttcgcgcgg ctggtgattc acaattctag</text:span></text:p>
      <text:p text:style-name="P6"><text:soft-page-break/><text:s text:c="5"/><text:span text:style-name="T1">1201 </text:span><text:bookmark text:name="NC_001361.2_1201"/><text:span text:style-name="T1">catgtgcgcc acaatcatgc cagagcaact gaaagaattc atggggaact ggctcggaaa</text:span></text:p>
      <text:p text:style-name="P6"><text:s text:c="5"/><text:span text:style-name="T1">1261 </text:span><text:bookmark text:name="NC_001361.2_1261"/><text:span text:style-name="T1">gatgccttct gtgctggcac gccgctttag tagtgttaga gctgtgtgtg tgaacaaatt</text:span></text:p>
      <text:p text:style-name="P6"><text:s text:c="5"/><text:span text:style-name="T1">1321 </text:span><text:bookmark text:name="NC_001361.2_1321"/><text:span text:style-name="T1">catccggggt ctaaaaccgt acagcttcac cctgcgcttg aatgagataa cctggtggaa</text:span></text:p>
      <text:p text:style-name="P6"><text:s text:c="5"/><text:span text:style-name="T1">1381 </text:span><text:bookmark text:name="NC_001361.2_1381"/><text:span text:style-name="T1">catttgggaa aacagttacg cctggttctt tgatacagat gctgaggtcg acgtaccaga</text:span></text:p>
      <text:p text:style-name="P6"><text:s text:c="5"/><text:span text:style-name="T1">1441 </text:span><text:bookmark text:name="NC_001361.2_1441"/><text:span text:style-name="T1">aaaattggac tcgctattca tgggagaagg tgctggcctt gttgcacata tcacctctag</text:span></text:p>
      <text:p text:style-name="P6"><text:s text:c="5"/><text:span text:style-name="T1">1501 </text:span><text:bookmark text:name="NC_001361.2_1501"/><text:span text:style-name="T1">gccctatgta gggacagtcc cgttagcaga ccgggagtgg aatgccctgt tgtgcatgga</text:span></text:p>
      <text:p text:style-name="P6"><text:s text:c="5"/><text:span text:style-name="T1">1561 </text:span><text:bookmark text:name="NC_001361.2_1561"/><text:span text:style-name="T1">ctcgcagaag ttgttgcacg caatgaggcg catgttcatg agaggcgctt ggggggcgca</text:span></text:p>
      <text:p text:style-name="P6"><text:s text:c="5"/><text:span text:style-name="T1">1621 </text:span><text:bookmark text:name="NC_001361.2_1621"/><text:span text:style-name="T1">catgtgcgtc atttccaggg aatttttgct caaatatgtg gaggcaaggt tgaaatcaag</text:span></text:p>
      <text:p text:style-name="P6"><text:s text:c="5"/><text:span text:style-name="T1">1681 </text:span><text:bookmark text:name="NC_001361.2_1681"/><text:span text:style-name="T1">ctgtttaatt gcaaaggccc ggagaagggg tcaacacaaa gagaagcttg aggcatggga</text:span></text:p>
      <text:p text:style-name="P6"><text:s text:c="5"/><text:span text:style-name="T1">1741 </text:span><text:bookmark text:name="NC_001361.2_1741"/><text:span text:style-name="T1">agtcctgggg ttgaagagct cagatgcact gtttagggcc atgacgtacc tgtgcaacgc</text:span></text:p>
      <text:p text:style-name="P6"><text:s text:c="5"/><text:span text:style-name="T1">1801 </text:span><text:bookmark text:name="NC_001361.2_1801"/><text:span text:style-name="T1">gagattggag cccatgttct ctgagtcagg cctgagattt ttcttaacgc gcggaaggaa</text:span></text:p>
      <text:p text:style-name="P6"><text:s text:c="5"/><text:span text:style-name="T1">1861 </text:span><text:bookmark text:name="NC_001361.2_1861"/><text:span text:style-name="T1">taatctgtac ggcctcacca attatacaga gggaaagcgt gcagtaactg gggtgcagaa</text:span></text:p>
      <text:p text:style-name="P6"><text:s text:c="5"/><text:span text:style-name="T1">1921 </text:span><text:bookmark text:name="NC_001361.2_1921"/><text:span text:style-name="T1">cctatggagc aatgtggtgc atgaggtgag taccaagcgg cacaaaggca tgataaggct</text:span></text:p>
      <text:p text:style-name="P6"><text:s text:c="5"/><text:span text:style-name="T1">1981 </text:span><text:bookmark text:name="NC_001361.2_1981"/><text:span text:style-name="T1">agagaaggcc cgagttacag agcagcccag aagtgagttc gcaagttgcg tgttagagcc</text:span></text:p>
      <text:p text:style-name="P6"><text:s text:c="5"/><text:span text:style-name="T1">2041 </text:span><text:bookmark text:name="NC_001361.2_2041"/><text:span text:style-name="T1">cgaggtatgg cgcgatgtgg aagctgcgct cgatatcgaa ttgggcgaag ttgcttgtgc</text:span></text:p>
      <text:p text:style-name="P6"><text:s text:c="5"/><text:span text:style-name="T1">2101 </text:span><text:bookmark text:name="NC_001361.2_2101"/><text:span text:style-name="T1">ttgcaacgca cgattcgtgc aaggggtggt actgagcaac caggcaggtc ttaatgtccg</text:span></text:p>
      <text:p text:style-name="P6"><text:s text:c="5"/><text:span text:style-name="T1">2161 </text:span><text:bookmark text:name="NC_001361.2_2161"/><text:span text:style-name="T1">tgagcaagtt gcaggtgctt ctgtggggct gtacacgaaa gatagaagca acttgaagtg</text:span></text:p>
      <text:p text:style-name="P6"><text:s text:c="5"/><text:span text:style-name="T1">2221 </text:span><text:bookmark text:name="NC_001361.2_2221"/><text:span text:style-name="T1">gggtaacagt gagctgctta gcaatggttg gggaaggagc ttgagcgtct ggatggagat</text:span></text:p>
      <text:p text:style-name="P6"><text:s text:c="5"/><text:span text:style-name="T1">2281 </text:span><text:bookmark text:name="NC_001361.2_2281"/><text:span text:style-name="T1">taactccgtg agccaaaaat ttgatgtcgc cgtgcgtttg agttacagca aggagactca</text:span></text:p>
      <text:p text:style-name="P6"><text:s text:c="5"/><text:span text:style-name="T1">2341 </text:span><text:bookmark text:name="NC_001361.2_2341"/><text:span text:style-name="T1">aatgaatgtg ctgctgccga gccttgatgg aatagaacgg ggcgcgggcg caactgtggt</text:span></text:p>
      <text:p text:style-name="P6"><text:s text:c="5"/><text:span text:style-name="T1">2401 </text:span><text:bookmark text:name="NC_001361.2_2401"/><text:span text:style-name="T1">taatctgcgg aagtgtggtg cattcatcgt aaggtgcgct cgagggtgga gactggcgct</text:span></text:p>
      <text:p text:style-name="P6"><text:s text:c="5"/><text:span text:style-name="T1">2461 </text:span><text:bookmark text:name="NC_001361.2_2461"/><text:span text:style-name="T1">ggcgtggatg gaccacattt gtttggaggt gatggccaac gttgcatacg gtcatgaatg</text:span></text:p>
      <text:p text:style-name="P6"><text:s text:c="5"/><text:span text:style-name="T1">2521 </text:span><text:bookmark text:name="NC_001361.2_2521"/><text:span text:style-name="T1">ctatatgagg tcttggggca caatggatgt tgtggtcttc ctgaaaaggg ccactgtttc</text:span></text:p>
      <text:p text:style-name="P6"><text:s text:c="5"/><text:span text:style-name="T1">2581 </text:span><text:bookmark text:name="NC_001361.2_2581"/><text:span text:style-name="T1">tgagcaggta acttttgaga gtgcacagga ggtgggcccc attgagggta agagtgattc</text:span></text:p>
      <text:p text:style-name="P6"><text:s text:c="5"/><text:span text:style-name="T1">2641 </text:span><text:bookmark text:name="NC_001361.2_2641"/><text:span text:style-name="T1">gggggcacca ggagttggag tgaacctcga cttgggtggg gtcgttggca gcgagtaccc</text:span></text:p>
      <text:p text:style-name="P6"><text:s text:c="5"/><text:span text:style-name="T1">2701 </text:span><text:bookmark text:name="NC_001361.2_2701"/><text:span text:style-name="T1">cgccaatggt gctgagcgat ataagcgggt gtctgggccc ggtgatggtt gctgttgctg</text:span></text:p>
      <text:p text:style-name="P6"><text:s text:c="5"/><text:span text:style-name="T1">2761 </text:span><text:bookmark text:name="NC_001361.2_2761"/><text:span text:style-name="T1">gcacagtttt gcatacctag ttggcatgca ccacatggag ttgaagcgat tgtgcacttc</text:span></text:p>
      <text:p text:style-name="P6"><text:s text:c="5"/><text:span text:style-name="T1">2821 </text:span><text:bookmark text:name="NC_001361.2_2821"/><text:span text:style-name="T1">tcatgttttt gaaaatgccg cactcaatgt tgagctggag cagtgcaagg catctggcgc</text:span></text:p>
      <text:p text:style-name="P6"><text:s text:c="5"/><text:span text:style-name="T1">2881 </text:span><text:bookmark text:name="NC_001361.2_2881"/><text:span text:style-name="T1">attcgtcact catgccgcca tactggcaac agctttgaga ctcagagctg aaattagagt</text:span></text:p>
      <text:p text:style-name="P6"><text:s text:c="5"/><text:span text:style-name="T1">2941 </text:span><text:bookmark text:name="NC_001361.2_2941"/><text:span text:style-name="T1">gcacaacgct ggcacaggta gagttcatcg ttttgctccc aagcagaaga acatggcact</text:span></text:p>
      <text:p text:style-name="P6"><text:s text:c="5"/><text:span text:style-name="T1">3001 </text:span><text:bookmark text:name="NC_001361.2_3001"/><text:span text:style-name="T1">tgatttgtgg ctcgagtcgg agcactatga accacaggta cttcgcaatg gttgtgtaat</text:span></text:p>
      <text:p text:style-name="P6"><text:s text:c="5"/><text:span text:style-name="T1">3061 </text:span><text:bookmark text:name="NC_001361.2_3061"/><text:span text:style-name="T1">tgaatccgtg gcacaagcac tgggcacgcg gaatgccgat atcctggctg ttgtagaaga</text:span></text:p>
      <text:p text:style-name="P6"><text:s text:c="5"/><text:span text:style-name="T1">3121 </text:span><text:bookmark text:name="NC_001361.2_3121"/><text:span text:style-name="T1">gcggtgctgt gaggaggttg ttgaaagcgt gcaagctggt cttggtctaa atctgcatca</text:span></text:p>
      <text:p text:style-name="P6"><text:s text:c="5"/><text:span text:style-name="T1">3181 </text:span><text:bookmark text:name="NC_001361.2_3181"/><text:span text:style-name="T1">tgtggagatt gtgctgcaat gtttcgacat tgtagggcat tgcaacttag gggataagga</text:span></text:p>
      <text:p text:style-name="P6"><text:s text:c="5"/><text:span text:style-name="T1">3241 </text:span><text:bookmark text:name="NC_001361.2_3241"/><text:span text:style-name="T1">aatcacgctt aatgctggtg gtaagatgcc cttctgcttc gatatctctg atgaacacat</text:span></text:p>
      <text:p text:style-name="P6"><text:s text:c="5"/><text:span text:style-name="T1">3301 </text:span><text:bookmark text:name="NC_001361.2_3301"/><text:span text:style-name="T1">gagtttttgc ggacggcgca aagaccccat ctgcaagtta gtaagtggtg cattacacgg</text:span></text:p>
      <text:p text:style-name="P6"><text:s text:c="5"/><text:span text:style-name="T1">3361 </text:span><text:bookmark text:name="NC_001361.2_3361"/><text:span text:style-name="T1">caaaatgttt gccgaatctg cgttgctaga tctggagaac tgcggcttaa aaatagactt</text:span></text:p>
      <text:p text:style-name="P6"><text:s text:c="5"/><text:span text:style-name="T1">3421 </text:span><text:bookmark text:name="NC_001361.2_3421"/><text:span text:style-name="T1">cgaaccaaat tggaatcgcg caggaatgct cgcagatagc atgtatcaag gagccacagg</text:span></text:p>
      <text:p text:style-name="P6"><text:s text:c="5"/><text:span text:style-name="T1">3481 </text:span><text:bookmark text:name="NC_001361.2_3481"/><text:span text:style-name="T1">agttttgggt tctgcactct tcaataataa gagaaatatg cgtgagaaat ttgtgcgtaa</text:span></text:p>
      <text:p text:style-name="P6"><text:s text:c="5"/><text:span text:style-name="T1">3541 </text:span><text:bookmark text:name="NC_001361.2_3541"/><text:span text:style-name="T1">tgtatctttg agcttgcatg cgatagtggg aacctttggc tctgggaaga gtacgctgtt</text:span></text:p>
      <text:p text:style-name="P6"><text:s text:c="5"/><text:span text:style-name="T1">3601 </text:span><text:bookmark text:name="NC_001361.2_3601"/><text:span text:style-name="T1">caaaaaccta ctgaagtatg gtgcaggcaa atcgctggat tttgtgtcac cgaggcgtgc</text:span></text:p>
      <text:p text:style-name="P6"><text:s text:c="5"/><text:span text:style-name="T1">3661 </text:span><text:bookmark text:name="NC_001361.2_3661"/><text:span text:style-name="T1">gttggccgaa gacttcaagc gtacagttgg gatgaacgag cgtggcggga gagcaaaagc</text:span></text:p>
      <text:p text:style-name="P6"><text:s text:c="5"/><text:span text:style-name="T1">3721 </text:span><text:bookmark text:name="NC_001361.2_3721"/><text:span text:style-name="T1">agggcaagag aactggagag ttaccacgtt ggagacattc ttagcaagag tggaatttct</text:span></text:p>
      <text:p text:style-name="P6"><text:s text:c="5"/><text:span text:style-name="T1">3781 </text:span><text:bookmark text:name="NC_001361.2_3781"/><text:span text:style-name="T1">aacagagggc caggtggtta ttttggacga gatgcagctg tatccacctg ggtactttga</text:span></text:p>
      <text:p text:style-name="P6"><text:s text:c="5"/><text:span text:style-name="T1">3841 </text:span><text:bookmark text:name="NC_001361.2_3841"/><text:span text:style-name="T1">cctagttgtg agtatgctta aagtggatgt gagacttttc ctcgtgggcg atcctgcaca</text:span></text:p>
      <text:p text:style-name="P6"><text:s text:c="5"/><text:span text:style-name="T1">3901 </text:span><text:bookmark text:name="NC_001361.2_3901"/><text:span text:style-name="T1">aagcgactac gacagcgaga aggatagatt ggtgctggga gctatggagg agaacatgag</text:span></text:p>
      <text:p text:style-name="P6"><text:s text:c="5"/><text:span text:style-name="T1">3961 </text:span><text:bookmark text:name="NC_001361.2_3961"/><text:span text:style-name="T1">cgtcgtgctt ggggcacgcg agtacaatta caaagtgcgg agtcatcggt ttttgaattg</text:span></text:p>
      <text:p text:style-name="P6"><text:s text:c="5"/><text:span text:style-name="T1">4021 </text:span><text:bookmark text:name="NC_001361.2_4021"/><text:span text:style-name="T1">caatttcata gggagacttc catgtgaaat aaataaagat gattgcacga ttgatgagcc</text:span></text:p>
      <text:p text:style-name="P6"><text:s text:c="5"/><text:span text:style-name="T1">4081 </text:span><text:bookmark text:name="NC_001361.2_4081"/><text:span text:style-name="T1">tcacattatg cgcatgcacc ttgaaaatct tctggacgtg gcagaagagt ataaatctgt</text:span></text:p>
      <text:p text:style-name="P6"><text:s text:c="5"/><text:span text:style-name="T1">4141 </text:span><text:bookmark text:name="NC_001361.2_4141"/><text:span text:style-name="T1">ggtgctcgta agctcttttg atgagaaaat ggtagtgtgc gcgcatctcc cagaggcgaa</text:span></text:p>
      <text:p text:style-name="P6"><text:s text:c="5"/><text:span text:style-name="T1">4201 </text:span><text:bookmark text:name="NC_001361.2_4201"/><text:span text:style-name="T1">ggtgctcact tttggagaga gcactggatt aacattcatg catggcacaa tttacatctc</text:span></text:p>
      <text:p text:style-name="P6"><text:s text:c="5"/><text:span text:style-name="T1">4261 </text:span><text:bookmark text:name="NC_001361.2_4261"/><text:span text:style-name="T1">cgcggtgtca gagaggacta atgagcgaag atggataacg gctctccgtc gatttcgctt</text:span></text:p>
      <text:p text:style-name="P6"><text:s text:c="5"/><text:span text:style-name="T1">4321 </text:span><text:bookmark text:name="NC_001361.2_4321"/><text:span text:style-name="T1">caatttgtgt tttgtgaatt gcagcgggat ggattatcag caattggcag ggagatacaa</text:span></text:p>
      <text:p text:style-name="P6"><text:s text:c="5"/><text:span text:style-name="T1">4381 </text:span><text:bookmark text:name="NC_001361.2_4381"/><text:span text:style-name="T1">aggtcgagtg cggtccaaat tcctgtgcaa gactgctatt cctgacgatc taaatagcat</text:span></text:p>
      <text:p text:style-name="P6"><text:s text:c="5"/><text:span text:style-name="T1">4441 </text:span><text:bookmark text:name="NC_001361.2_4441"/><text:span text:style-name="T1">gctgcccggc caagcactct ttaagagtga gtacccgcga ttgattggta aagatgaggg</text:span></text:p>
      <text:p text:style-name="P6"><text:s text:c="5"/><text:span text:style-name="T1">4501 </text:span><text:bookmark text:name="NC_001361.2_4501"/><text:span text:style-name="T1">tgtcagagaa gagaagcttg caggcgatcc atggctcaaa acaatgatta atctatatca</text:span></text:p>
      <text:p text:style-name="P6"><text:soft-page-break/><text:s text:c="5"/><text:span text:style-name="T1">4561 </text:span><text:bookmark text:name="NC_001361.2_4561"/><text:span text:style-name="T1">agcaccggag gtggaaattg cagaagagcc tgaggtggtg atgcaggagg aatggtttcg</text:span></text:p>
      <text:p text:style-name="P6"><text:s text:c="5"/><text:span text:style-name="T1">4621 </text:span><text:bookmark text:name="NC_001361.2_4621"/><text:span text:style-name="T1">cacacatttg ccgcgtgatg agttggagag cgttagagcg caatgggttc acaagatatt</text:span></text:p>
      <text:p text:style-name="P6"><text:s text:c="5"/><text:span text:style-name="T1">4681 </text:span><text:bookmark text:name="NC_001361.2_4681"/><text:span text:style-name="T1">agccaaggag tacagagagg tgcgcatggg agatatggtg tcagagcaat tcactcacga</text:span></text:p>
      <text:p text:style-name="P6"><text:s text:c="5"/><text:span text:style-name="T1">4741 </text:span><text:bookmark text:name="NC_001361.2_4741"/><text:span text:style-name="T1">tcacaccaaa caactgggtg cgaagcaact cacaaatgca gctgagagat tcgagaccat</text:span></text:p>
      <text:p text:style-name="P6"><text:s text:c="5"/><text:span text:style-name="T1">4801 </text:span><text:bookmark text:name="NC_001361.2_4801"/><text:span text:style-name="T1">ataccccagg catagagcta gtgacaccgt cacttttcta atggccgtga agaaaagatt</text:span></text:p>
      <text:p text:style-name="P6"><text:s text:c="5"/><text:span text:style-name="T1">4861 </text:span><text:bookmark text:name="NC_001361.2_4861"/><text:span text:style-name="T1">gagcttctct aaccctggga aggaaaaggg aaacttgttc catgcagcca gctatggtaa</text:span></text:p>
      <text:p text:style-name="P6"><text:s text:c="5"/><text:span text:style-name="T1">4921 </text:span><text:bookmark text:name="NC_001361.2_4921"/><text:span text:style-name="T1">agcattgcta tcagaattcc tcaagcgtgt gccgctaaag ccgaaccaca atgtgcggtt</text:span></text:p>
      <text:p text:style-name="P6"><text:s text:c="5"/><text:span text:style-name="T1">4981 </text:span><text:bookmark text:name="NC_001361.2_4981"/><text:span text:style-name="T1">tatggaggaa gcactgtgga acttcgaaga gaagaagctg agcaaaagtg ctgccacaat</text:span></text:p>
      <text:p text:style-name="P6"><text:s text:c="5"/><text:span text:style-name="T1">5041 </text:span><text:bookmark text:name="NC_001361.2_5041"/><text:span text:style-name="T1">tgagaatcac tctggacgct catgccggga ttggcctaca gatgtggccc agattttctc</text:span></text:p>
      <text:p text:style-name="P6"><text:s text:c="5"/><text:span text:style-name="T1">5101 </text:span><text:bookmark text:name="NC_001361.2_5101"/><text:span text:style-name="T1">aaaaagtcag ttgtgcacca aattcgacaa taggttcagg gttgctaaag cagcgcagag</text:span></text:p>
      <text:p text:style-name="P6"><text:s text:c="5"/><text:span text:style-name="T1">5161 </text:span><text:bookmark text:name="NC_001361.2_5161"/><text:span text:style-name="T1">catcgt</text:span><text:bookmark-start text:name="__DdeLink__5126_3062245043"/><text:span text:style-name="T1">gtgt tttcaacatg cggtcttgtg tcgttttgcg ccctacatgc gatacattga</text:span></text:p>
      <text:p text:style-name="P6"><text:s text:c="5"/><text:span text:style-name="T1">5221 </text:span><text:bookmark text:name="NC_001361.2_5221"/><text:span text:style-name="T1">gatgaaagtg cacgaggtgc tgccgaagaa ttactacatc cactcaggaa agggtttgga</text:span></text:p>
      <text:p text:style-name="P6"><text:s text:c="5"/><text:span text:style-name="T1">5281 </text:span><text:bookmark text:name="NC_001361.2_5281"/><text:span text:style-name="T1">ggagctggat gcgtgggtca agaaagggaa gtttgaccgg atttgcacgg agtctgatta</text:span></text:p>
      <text:p text:style-name="P6"><text:s text:c="5"/><text:span text:style-name="T1">5341 </text:span><text:bookmark text:name="NC_001361.2_5341"/><text:span text:style-name="T1">tgaggcattc gatgcgtcac aagatg</text:span><text:bookmark-end text:name="__DdeLink__5126_3062245043"/><text:span text:style-name="T1">aatt tatcatggct ttcgagctgg aattgatgaa</text:span></text:p>
      <text:p text:style-name="P6"><text:s text:c="5"/><text:span text:style-name="T1">5401 </text:span><text:bookmark text:name="NC_001361.2_5401"/><text:span text:style-name="T1">gtacttaagg ttaccaagtg atctaatcga ggattacaag ttcatcaaga ctagcctagg</text:span></text:p>
      <text:p text:style-name="P6"><text:s text:c="5"/><text:span text:style-name="T1">5461 </text:span><text:bookmark text:name="NC_001361.2_5461"/><text:span text:style-name="T1">atctaaattg ggcaattttg ctataatgcg cttctccggg gaggcaagca cttttctgtt</text:span></text:p>
      <text:p text:style-name="P6"><text:s text:c="5"/><text:span text:style-name="T1">5521 </text:span><text:bookmark text:name="NC_001361.2_5521"/><text:span text:style-name="T1">taacacactg gccaatatgt tgttcacctt tatgaggtac aacatacggg gtgatgaatt</text:span></text:p>
      <text:p text:style-name="P6"><text:s text:c="5"/><text:span text:style-name="T1">5581 </text:span><text:bookmark text:name="NC_001361.2_5581"/><text:span text:style-name="T1">catatgcttt gctggggatg atatgtgcgc gtcgcgaaga ttgcaaccca caaagaagtt</text:span></text:p>
      <text:p text:style-name="P6"><text:s text:c="5"/><text:span text:style-name="T1">5641 </text:span><text:bookmark text:name="NC_001361.2_5641"/><text:span text:style-name="T1">tgctcacttc ctagacaagc ttaaactgaa agcgaaggtg caattcgtgc aattcgtgaa</text:span></text:p>
      <text:p text:style-name="P6"><text:s text:c="5"/><text:span text:style-name="T1">5701 </text:span><text:bookmark text:name="NC_001361.2_5701"/><text:span text:style-name="T1">taaaccaact ttttgcggtt ggcacctgtg tcccgatggt atatataaaa agccgcaact</text:span></text:p>
      <text:p text:style-name="P6"><text:s text:c="5"/><text:span text:style-name="T1">5761 </text:span><text:bookmark text:name="NC_001361.2_5761"/><text:span text:style-name="T1">tgtgctagag agaatgtgca tcgcgaaaga gatgaacaac ctgagcaatt gcattgataa</text:span></text:p>
      <text:p text:style-name="P6"><text:s text:c="5"/><text:span text:style-name="T1">5821 </text:span><text:bookmark text:name="NC_001361.2_5821"/><text:span text:style-name="T1">ttacgccatt gaggtggcgt acgcatataa gttgggggag aaggctgtga atagaatgga</text:span></text:p>
      <text:p text:style-name="P6"><text:s text:c="5"/><text:span text:style-name="T1">5881 </text:span><text:bookmark text:name="NC_001361.2_5881"/><text:span text:style-name="T1">tgaggaggaa gtcgcggcgt tctacaactg cgtgagaatc atagtgcgaa acaaacacct</text:span></text:p>
      <text:p text:style-name="P6"><text:s text:c="5"/><text:span text:style-name="T1">5941 </text:span><text:bookmark text:name="NC_001361.2_5941"/><text:span text:style-name="T1">cattcgctct gatgtgaaac aagtatttga agtgctttaa ttagtgtagc ttaggtattg</text:span></text:p>
      <text:p text:style-name="P6"><text:s text:c="5"/><text:span text:style-name="T1">6001 </text:span><text:bookmark text:name="NC_001361.2_6001"/><text:span text:style-name="T1">ctattgtatt gaatatttat ggatgtgatt gtagatttgt tgtataaata caagtttgag</text:span></text:p>
      <text:p text:style-name="P6"><text:s text:c="5"/><text:span text:style-name="T1">6061 </text:span><text:bookmark text:name="NC_001361.2_6061"/><text:span text:style-name="T1">cgtttaagta ataagttagt gtgccctata gttgttcact gtgtgcctgg ggctggcaag</text:span></text:p>
      <text:p text:style-name="P6"><text:s text:c="5"/><text:span text:style-name="T1">6121 </text:span><text:bookmark text:name="NC_001361.2_6121"/><text:span text:style-name="T1">agtagcttaa ttcgcgagtt gttagaatta gatagtcgct tctgtgcata cacagctggt</text:span></text:p>
      <text:p text:style-name="P6"><text:s text:c="5"/><text:span text:style-name="T1">6181 </text:span><text:bookmark text:name="NC_001361.2_6181"/><text:span text:style-name="T1">gtagaggacc aaccaaggtt gagcgggaat tggatcagga agtggagcgg gcaacaaccg</text:span></text:p>
      <text:p text:style-name="P6"><text:s text:c="5"/><text:span text:style-name="T1">6241 </text:span><text:bookmark text:name="NC_001361.2_6241"/><text:span text:style-name="T1">gaaggcaaat ttgtggttct ggacgagtac actctgttga ctgaagtgcc tccggtattt</text:span></text:p>
      <text:p text:style-name="P6"><text:s text:c="5"/><text:span text:style-name="T1">6301 </text:span><text:bookmark text:name="NC_001361.2_6301"/><text:span text:style-name="T1">gcattgttcg gtgaccccat acaatcgaac acaagcgccg ttcagcgtgc tgactttgtg</text:span></text:p>
      <text:p text:style-name="P6"><text:s text:c="5"/><text:span text:style-name="T1">6361 </text:span><text:bookmark text:name="NC_001361.2_6361"/><text:span text:style-name="T1">tgctcagtga gtagaagatt cggcagtgcc acgtgcgggc tgttacggga gttgggctgg</text:span></text:p>
      <text:p text:style-name="P6"><text:s text:c="5"/><text:span text:style-name="T1">6421 </text:span><text:bookmark text:name="NC_001361.2_6421"/><text:span text:style-name="T1">aacgttcgaa gtgaaaaggc tgacctggtg caagtatctg atatatacac aaaagacccc</text:span></text:p>
      <text:p text:style-name="P6"><text:s text:c="5"/><text:span text:style-name="T1">6481 </text:span><text:bookmark text:name="NC_001361.2_6481"/><text:span text:style-name="T1">ctgggcaaag ttgtgttctc agaggaggaa gtgggttgct tgctgagatc acacggggtg</text:span></text:p>
      <text:p text:style-name="P6"><text:s text:c="5"/><text:span text:style-name="T1">6541 </text:span><text:bookmark text:name="NC_001361.2_6541"/><text:span text:style-name="T1">gaagcattga gcttgcagga aataacaggc caaactttcg aggtggtaac gttcgtgact</text:span></text:p>
      <text:p text:style-name="P6"><text:s text:c="5"/><text:span text:style-name="T1">6601 </text:span><text:bookmark text:name="NC_001361.2_6601"/><text:span text:style-name="T1">tcagagaatt ctccagtgat caatcgagcg gctgcctatc agtgcatgac aaggcatcga</text:span></text:p>
      <text:p text:style-name="P6"><text:s text:c="5"/><text:span text:style-name="T1">6661 </text:span><text:bookmark text:name="NC_001361.2_6661"/><text:span text:style-name="T1">acggctctgc acatcttgtg tcctgatgcc acttacaccg ccgcctgact tcacaaaggt</text:span></text:p>
      <text:p text:style-name="P6"><text:s text:c="5"/><text:span text:style-name="T1">6721 </text:span><text:bookmark text:name="NC_001361.2_6721"/><text:span text:style-name="T1">atacctttct gctgcactcg gggtgtcgct tgctctagtt gtttggctgc ttataaggag</text:span></text:p>
      <text:p text:style-name="P6"><text:s text:c="5"/><text:span text:style-name="T1">6781 </text:span><text:bookmark text:name="NC_001361.2_6781"/><text:span text:style-name="T1">tacactacct gtggtggggg atagagatca caacttgcca cacggaggtt ggtacaggga</text:span></text:p>
      <text:p text:style-name="P6"><text:s text:c="5"/><text:span text:style-name="T1">6841 </text:span><text:bookmark text:name="NC_001361.2_6841"/><text:span text:style-name="T1">cgggaccaaa tcagtgtttt acaacagccc cggccggctc aactcaatag aggctagaaa</text:span></text:p>
      <text:p text:style-name="P6"><text:s text:c="5"/><text:span text:style-name="T1">6901 </text:span><text:bookmark text:name="NC_001361.2_6901"/><text:span text:style-name="T1">agctccgcta cttggtcaac cttgggctat cgtcgtcctg ctagtactgc ttatctgggc</text:span></text:p>
      <text:p text:style-name="P6"><text:s text:c="5"/><text:span text:style-name="T1">6961 </text:span><text:bookmark text:name="NC_001361.2_6961"/><text:span text:style-name="T1">gagtcacaag ctaggaaggc ctaactgtag agcctgtgcg ggctcacaca catgatagtg</text:span></text:p>
      <text:p text:style-name="P6"><text:s text:c="5"/><text:span text:style-name="T1">7021 </text:span><text:bookmark text:name="NC_001361.2_7021"/><text:span text:style-name="T1">tatgtacttg taggactgag cgccttctgc attgtgctgt atttgatctc tcagggacag</text:span></text:p>
      <text:p text:style-name="P6"><text:s text:c="5"/><text:span text:style-name="T1">7081 </text:span><text:bookmark text:name="NC_001361.2_7081"/><text:span text:style-name="T1">tctgactgcg tggtgctaat caccggcgaa tcagtgcgcg tgcaagggtg ccgaattgac</text:span></text:p>
      <text:p text:style-name="P6"><text:s text:c="5"/><text:span text:style-name="T1">7141 </text:span><text:bookmark text:name="NC_001361.2_7141"/><text:span text:style-name="T1">ggtgagttcg gaagtgtgct atcaaaattg aagccgtttg ggtgtggttc ctttaggtca</text:span></text:p>
      <text:p text:style-name="P6"><text:s text:c="5"/><text:span text:style-name="T1">7201 </text:span><text:bookmark text:name="NC_001361.2_7201"/><text:span text:style-name="T1">taaggtgaat ctgaaatagt gagtatggga gattcaacga agaaagctga aactgccaaa</text:span></text:p>
      <text:p text:style-name="P6"><text:s text:c="5"/><text:span text:style-name="T1">7261 </text:span><text:bookmark text:name="NC_001361.2_7261"/><text:span text:style-name="T1">gatgagggca cttcgcaaga aaggagagaa gcgcgaccac tgccgactgc tgctgacttt</text:span></text:p>
      <text:p text:style-name="P6"><text:s text:c="5"/><text:span text:style-name="T1">7321 </text:span><text:bookmark text:name="NC_001361.2_7321"/><text:span text:style-name="T1">gaggggaagg acacatcgga gaacactgat gggcgtgctg cagatgctga tggagaaatg</text:span></text:p>
      <text:p text:style-name="P6"><text:s text:c="5"/><text:span text:style-name="T1">7381 </text:span><text:bookmark text:name="NC_001361.2_7381"/><text:span text:style-name="T1">tcattggagc ggaggcttga cagcctccga gaattcctgc gagagcggag gggcgcaatt</text:span></text:p>
      <text:p text:style-name="P6"><text:s text:c="5"/><text:span text:style-name="T1">7441 </text:span><text:bookmark text:name="NC_001361.2_7441"/><text:span text:style-name="T1">cgagtgacaa acccagggtt agagactggc aggccaaggt tgcagctagc tgaaaatatg</text:span></text:p>
      <text:p text:style-name="P6"><text:s text:c="5"/><text:span text:style-name="T1">7501 </text:span><text:bookmark text:name="NC_001361.2_7501"/><text:span text:style-name="T1">cgccctgatc ccacgaatcc gtacaacagg ccgtccatag aagctctcag ccggatcaag</text:span></text:p>
      <text:p text:style-name="P6"><text:s text:c="5"/><text:span text:style-name="T1">7561 </text:span><text:bookmark text:name="NC_001361.2_7561"/><text:span text:style-name="T1">ccaatcgcga tctcaaacaa tatggccaca tctgaggata tgatgcgcat atatgtgaac</text:span></text:p>
      <text:p text:style-name="P6"><text:s text:c="5"/><text:span text:style-name="T1">7621 </text:span><text:bookmark text:name="NC_001361.2_7621"/><text:span text:style-name="T1">ctggaggggc taggggtgcc gactgagcac gtgcagcagg tagtgattca ggctgtgcta</text:span></text:p>
      <text:p text:style-name="P6"><text:s text:c="5"/><text:span text:style-name="T1">7681 </text:span><text:bookmark text:name="NC_001361.2_7681"/><text:span text:style-name="T1">ttttgcaagg acgcaagcag ctccgtattc ctggatccgc gaggctcgtt cgagtggcca</text:span></text:p>
      <text:p text:style-name="P6"><text:s text:c="5"/><text:span text:style-name="T1">7741 </text:span><text:bookmark text:name="NC_001361.2_7741"/><text:span text:style-name="T1">agaggtgcta taactgcaga tgccgtcttg gctgtgctga agaaggatgc agaaacactg</text:span></text:p>
      <text:p text:style-name="P6"><text:s text:c="5"/><text:span text:style-name="T1">7801 </text:span><text:bookmark text:name="NC_001361.2_7801"/><text:span text:style-name="T1">cgaagggtgt gtaggctgta tgccccggtg acatggaatc atatgctgac gcacaacgcg</text:span></text:p>
      <text:p text:style-name="P6"><text:s text:c="5"/><text:span text:style-name="T1">7861 </text:span><text:bookmark text:name="NC_001361.2_7861"/><text:span text:style-name="T1">cctccggccg attgggctgc catggggttt cagtatgagg atcgcttcgc tgctttcgac</text:span></text:p>
      <text:p text:style-name="P6"><text:soft-page-break/><text:s text:c="5"/><text:span text:style-name="T1">7921 </text:span><text:bookmark text:name="NC_001361.2_7921"/><text:span text:style-name="T1">tgctttgatt acgttgagaa tactgctgca gtccaacccc tagagggatt gatcaggcga</text:span></text:p>
      <text:p text:style-name="P6"><text:s text:c="5"/><text:span text:style-name="T1">7981 </text:span><text:bookmark text:name="NC_001361.2_7981"/><text:span text:style-name="T1">cctaccccaa gggaaaaggt agctcacaat acgcacaaag acatcgcagt gcgtggagca</text:span></text:p>
      <text:p text:style-name="P6"><text:s text:c="5"/><text:span text:style-name="T1">8041 </text:span><text:bookmark text:name="NC_001361.2_8041"/><text:span text:style-name="T1">aatcgcaatc aggtgttcag ctctctcaat gccgaggtca ctggtggtat gaatggtccg</text:span></text:p>
      <text:p text:style-name="P6"><text:s text:c="5"/><text:span text:style-name="T1">8101 </text:span><text:bookmark text:name="NC_001361.2_8101"/><text:span text:style-name="T1">gagctcacta gagattatgt aaagtctaat agaaaatgaa ggacgtaacc aaggtggctt</text:span></text:p>
      <text:p text:style-name="P6"><text:s text:c="5"/><text:span text:style-name="T1">8161 </text:span><text:bookmark text:name="NC_001361.2_8161"/><text:span text:style-name="T1">tacttatagc gagagctatg tgtgcctctt caggtacctt tgtgtttgaa ctagctttta</text:span></text:p>
      <text:p text:style-name="P6"><text:s text:c="5"/><text:span text:style-name="T1">8221 </text:span><text:bookmark text:name="NC_001361.2_8221"/><text:span text:style-name="T1">gtattactga gtatacgggt cgaccacttg gcggtgggag atccaagtac gcacgtcgta</text:span></text:p>
      <text:p text:style-name="P6"><text:s text:c="5"/><text:span text:style-name="T1">8281 </text:span><text:bookmark text:name="NC_001361.2_8281"/><text:span text:style-name="T1">gacgtgctat tagtatagct aggtgtcaca ggtgctatcg cctctggccc ccaactgtgt</text:span></text:p>
      <text:p text:style-name="P6"><text:s text:c="5"/><text:span text:style-name="T1">8341 </text:span><text:bookmark text:name="NC_001361.2_8341"/><text:span text:style-name="T1">ttactactag gtgtgataat aaacattgtg tgcctggtat ctcttacaat gtgcgcgtgg</text:span></text:p>
      <text:p text:style-name="P6"><text:s text:c="5"/><text:span text:style-name="T1">8401 </text:span><text:bookmark text:name="NC_001361.2_8401"/><text:span text:style-name="T1">cgcaatttat tgatgaagga gtaaccgagg tgataccttc agtcatcaac aagcgagagt</text:span></text:p>
      <text:p text:style-name="P6"><text:s text:c="5"/><text:span text:style-name="T1">8461 </text:span><text:bookmark text:name="NC_001361.2_8461"/><text:span text:style-name="T1">agccattaaa tcctatttaa tatataacgt gtgctactat aaataaaact tggtttttaa</text:span></text:p>
      <text:p text:style-name="P6"><text:s text:c="5"/><text:span text:style-name="T1">8521 </text:span><text:bookmark text:name="NC_001361.2_8521"/><text:span text:style-name="T1">ctatttttag cca</text:span><text:bookmark-end text:name="__DdeLink__16552_127468092"/><text:bookmark-end text:name="__DdeLink__5121_3062245043"/></text:p>
      <text:p text:style-name="P3"/>
      <text:p text:style-name="P8"/>
      <text:p text:style-name="P8"/>
      <text:p text:style-name="P8"/>
      <text:p text:style-name="P8">Foveavirus</text:p>
      <text:p text:style-name="P3"><text:bookmark-start text:name="__DdeLink__5294_3062245043"/><text:s/>1 <text:bookmark text:name="NC_003462.2_1"/>aatacgcaaa caaactctga acaagtaaat tataaaggca acttcataat ttactcgaaa</text:p>
      <text:p text:style-name="P6"><text:s text:c="7"/><text:span text:style-name="T1">61 </text:span><text:bookmark text:name="NC_003462.2_61"/><text:span text:style-name="T1">tggctcttct atcaagaaca gctgcagagg aagtaatcgc atcattcact tctgaggaac</text:span></text:p>
      <text:p text:style-name="P6"><text:s text:c="6"/><text:span text:style-name="T1">121 </text:span><text:bookmark text:name="NC_003462.2_121"/><text:span text:style-name="T1">aatccagaat ttcaacccaa gctgtgttgg ctttgacaaa cgtggagaag gacaaacatg</text:span></text:p>
      <text:p text:style-name="P6"><text:s text:c="6"/><text:span text:style-name="T1">181 </text:span><text:bookmark text:name="NC_003462.2_181"/><text:span text:style-name="T1">acctttttaa ctatgcgttg ccagagttgg caaagatgag gttgttcaat tctgggatct</text:span></text:p>
      <text:p text:style-name="P6"><text:s text:c="6"/><text:span text:style-name="T1">241 </text:span><text:bookmark text:name="NC_003462.2_241"/><text:span text:style-name="T1">acctcagccc ccattcctac agacctcatt cccacccagt ttgcaagact cttgaaaata</text:span></text:p>
      <text:p text:style-name="P6"><text:s text:c="6"/><text:span text:style-name="T1">301 </text:span><text:bookmark text:name="NC_003462.2_301"/><text:span text:style-name="T1">atattttgtt caatatttta cctagctatt tagacaattc cttttattta gttagtatta</text:span></text:p>
      <text:p text:style-name="P6"><text:s text:c="6"/><text:span text:style-name="T1">361 </text:span><text:bookmark text:name="NC_003462.2_361"/><text:span text:style-name="T1">agaaaaataa ggtcgacttt ttgaagagaa gacatccaga tttgcaaatg gttgaaacca</text:span></text:p>
      <text:p text:style-name="P6"><text:s text:c="6"/><text:span text:style-name="T1">421 </text:span><text:bookmark text:name="NC_003462.2_421"/><text:span text:style-name="T1">tcaataggta catatcaagc attgacaaga ccaggtatgg tggtttcttc catgttagcc</text:span></text:p>
      <text:p text:style-name="P6"><text:s text:c="6"/><text:span text:style-name="T1">481 </text:span><text:bookmark text:name="NC_003462.2_481"/><text:span text:style-name="T1">cttccaagat cagtgcaaaa ttcaagtgtg accggagaac aggttttgag gatgatgctt</text:span></text:p>
      <text:p text:style-name="P6"><text:s text:c="6"/><text:span text:style-name="T1">541 </text:span><text:bookmark text:name="NC_003462.2_541"/><text:span text:style-name="T1">ccttaattga tctcattcct ggatgcatgg agggtgcacg gaagagattt ttcttccatg</text:span></text:p>
      <text:p text:style-name="P6"><text:s text:c="6"/><text:span text:style-name="T1">601 </text:span><text:bookmark text:name="NC_003462.2_601"/><text:span text:style-name="T1">atgagctaca ttattggacc aaggaggctt tgataacatt tttggatcat gtgaagccgg</text:span></text:p>
      <text:p text:style-name="P6"><text:s text:c="6"/><text:span text:style-name="T1">661 </text:span><text:bookmark text:name="NC_003462.2_661"/><text:span text:style-name="T1">aagtcatgtt ggcctcaata gtcttcccac ctgagatctt ggctggggct aaggagagcc</text:span></text:p>
      <text:p text:style-name="P6"><text:s text:c="6"/><text:span text:style-name="T1">721 </text:span><text:bookmark text:name="NC_003462.2_721"/><text:span text:style-name="T1">ttaacccatg gtgttataca ttcagaatag ttgggaaaga ccttgttttc tttccagatg</text:span></text:p>
      <text:p text:style-name="P6"><text:s text:c="6"/><text:span text:style-name="T1">781 </text:span><text:bookmark text:name="NC_003462.2_781"/><text:span text:style-name="T1">gtgaacagtc tgaagcttac attcagccag tagcaggttc atatctcctg aggacaggaa</text:span></text:p>
      <text:p text:style-name="P6"><text:s text:c="6"/><text:span text:style-name="T1">841 </text:span><text:bookmark text:name="NC_003462.2_841"/><text:span text:style-name="T1">aaatcacaac accttctggg gacattttcc aacttgacct ccttaagagc agcttctctc</text:span></text:p>
      <text:p text:style-name="P6"><text:s text:c="6"/><text:span text:style-name="T1">901 </text:span><text:bookmark text:name="NC_003462.2_901"/><text:span text:style-name="T1">accatttgat ttcaattacc aagggagagg ctataggcca aaaaatgcga ttcttcaatg</text:span></text:p>
      <text:p text:style-name="P6"><text:s text:c="6"/><text:span text:style-name="T1">961 </text:span><text:bookmark text:name="NC_003462.2_961"/><text:span text:style-name="T1">gctttgaagc tgttgcaatg aagggtttga atcccttgag acgaaaggtt gaaagttgct</text:span></text:p>
      <text:p text:style-name="P6"><text:s text:c="5"/><text:span text:style-name="T1">1021 </text:span><text:bookmark text:name="NC_003462.2_1021"/><text:span text:style-name="T1">taccaatctc caagaacact attctgaaaa tctatagata cttaagaacc ctcaagaagc</text:span></text:p>
      <text:p text:style-name="P6"><text:s text:c="5"/><text:span text:style-name="T1">1081 </text:span><text:bookmark text:name="NC_003462.2_1081"/><text:span text:style-name="T1">ctgatttgca atcagccatg gccaagctca gccaggtctg caaagatcca aatggttatg</text:span></text:p>
      <text:p text:style-name="P6"><text:s text:c="5"/><text:span text:style-name="T1">1141 </text:span><text:bookmark text:name="NC_003462.2_1141"/><text:span text:style-name="T1">aaattaaatt ctttgaagaa ttctcgaagc tatgccttaa gtgcgatacc ttgaacacca</text:span></text:p>
      <text:p text:style-name="P6"><text:s text:c="5"/><text:span text:style-name="T1">1201 </text:span><text:bookmark text:name="NC_003462.2_1201"/><text:span text:style-name="T1">acatgattcc cgatat</text:span><text:bookmark-start text:name="__DdeLink__33685_127468092"/><text:span text:style-name="T1">gaag cggatcgtgc agggtttttt tctgaagctt tttccaaacc</text:span></text:p>
      <text:p text:style-name="P6"><text:s text:c="5"/><text:span text:style-name="T1">1261 </text:span><text:bookmark text:name="NC_003462.2_1261"/><text:span text:style-name="T1">caatttccag aaattttaaa gtggtccagc aattgcatct tgataatttc atcgagactt</text:span></text:p>
      <text:p text:style-name="P6"><text:s text:c="5"/><text:span text:style-name="T1">1321 </text:span><text:bookmark text:name="NC_003462.2_1321"/><text:span text:style-name="T1">tagaggagtt taacttcagc atcaacacag aaagtttgtc attgaattgg aaggatgatc</text:span></text:p>
      <text:p text:style-name="P6"><text:s text:c="5"/><text:span text:style-name="T1">1381 </text:span><text:bookmark text:name="NC_003462.2_1381"/><text:span text:style-name="T1">tggaatttgt taacttaacc tttggagaca cagactttaa tgttgaggat tcttttgctg</text:span></text:p>
      <text:p text:style-name="P6"><text:s text:c="5"/><text:span text:style-name="T1">1441 </text:span><text:bookmark text:name="NC_003462.2_1441"/><text:span text:style-name="T1">aggcatgggg cacaaagaaa gacgttgtga acatcaccac cgtgcatcac tctccatact</text:span></text:p>
      <text:p text:style-name="P6"><text:s text:c="5"/><text:span text:style-name="T1">1501 </text:span><text:bookmark text:name="NC_003462.2_1501"/><text:span text:style-name="T1">tggttagtaa gtttgagtca tacgatcatc agttccactc cattttgagc gttaaatcta</text:span></text:p>
      <text:p text:style-name="P6"><text:s text:c="5"/><text:span text:style-name="T1">1561 </text:span><text:bookmark text:name="NC_003462.2_1561"/><text:span text:style-name="T1">tctcagcact caccagg</text:span><text:bookmark-end text:name="__DdeLink__33685_127468092"/><text:span text:style-name="T1">att gcaaaaattg ttctatctct ctatgatcca tgtgttgttg</text:span></text:p>
      <text:p text:style-name="P6"><text:s text:c="5"/><text:span text:style-name="T1">1621 </text:span><text:bookmark text:name="NC_003462.2_1621"/><text:span text:style-name="T1">aagccttcag tgaaagtcga gttaccaatc tagccgttaa tgtcatcatc gcagctaatt</text:span></text:p>
      <text:p text:style-name="P6"><text:s text:c="5"/><text:span text:style-name="T1">1681 </text:span><text:bookmark text:name="NC_003462.2_1681"/><text:span text:style-name="T1">tgagagcatg tttcgcggtc acagatttgt ggaggatctt tgaaggcatc ttacttaagg</text:span></text:p>
      <text:p text:style-name="P6"><text:s text:c="5"/><text:span text:style-name="T1">1741 </text:span><text:bookmark text:name="NC_003462.2_1741"/><text:span text:style-name="T1">agtgtaagag agcacaagga aaaatgagaa agagattcca ttttgagctt ggaatccgat</text:span></text:p>
      <text:p text:style-name="P6"><text:s text:c="5"/><text:span text:style-name="T1">1801 </text:span><text:bookmark text:name="NC_003462.2_1801"/><text:span text:style-name="T1">ggtttctgtt tgtggatgtt tcaaatcagt ggttccttcc cccttgccgt gatgggctta</text:span></text:p>
      <text:p text:style-name="P6"><text:s text:c="5"/><text:span text:style-name="T1">1861 </text:span><text:bookmark text:name="NC_003462.2_1861"/><text:span text:style-name="T1">ttgcaagatc tgtatcattc gatcaattta tcaaaggctg ccaacgtgac aattcactcc</text:span></text:p>
      <text:p text:style-name="P6"><text:s text:c="5"/><text:span text:style-name="T1">1921 </text:span><text:bookmark text:name="NC_003462.2_1921"/><text:span text:style-name="T1">acaatgggag aatgtcccta cgtcaggttt taaaaggtcc caagcttcag gccctttttg</text:span></text:p>
      <text:p text:style-name="P6"><text:s text:c="5"/><text:span text:style-name="T1">1981 </text:span><text:bookmark text:name="NC_003462.2_1981"/><text:span text:style-name="T1">atgtttcaga gttgtcaata atccacaatg tcgagatgga aaatgcacca gaggctggat</text:span></text:p>
      <text:p text:style-name="P6"><text:s text:c="5"/><text:span text:style-name="T1">2041 </text:span><text:bookmark text:name="NC_003462.2_2041"/><text:span text:style-name="T1">ctaccttgga tgctggaatc aagcccacct ccagtcctct tgaagttgta cctattgaga</text:span></text:p>
      <text:p text:style-name="P6"><text:s text:c="5"/><text:span text:style-name="T1">2101 </text:span><text:bookmark text:name="NC_003462.2_2101"/><text:span text:style-name="T1">atgctagatg taatttggca ccctgcaaat gcgatttaaa ctgtttcatt cagccagcag</text:span></text:p>
      <text:p text:style-name="P6"><text:s text:c="5"/><text:span text:style-name="T1">2161 </text:span><text:bookmark text:name="NC_003462.2_2161"/><text:span text:style-name="T1">atgtcaactc ccttcatggt aatctggtgt tccttgattt cattgggggt tcaaaaggtc</text:span></text:p>
      <text:p text:style-name="P6"><text:s text:c="5"/><text:span text:style-name="T1">2221 </text:span><text:bookmark text:name="NC_003462.2_2221"/><text:span text:style-name="T1">gtggggctag tttttactcg agggatctaa aggggtacag ttacactgga ttcagccatg</text:span></text:p>
      <text:p text:style-name="P6"><text:s text:c="5"/><text:span text:style-name="T1">2281 </text:span><text:bookmark text:name="NC_003462.2_2281"/><text:span text:style-name="T1">tgtcgagggg ttggcctgcc tttctggata aattcttaag tgacaacaaa attccgctaa</text:span></text:p>
      <text:p text:style-name="P6"><text:s text:c="5"/><text:span text:style-name="T1">2341 </text:span><text:bookmark text:name="NC_003462.2_2341"/><text:span text:style-name="T1">acttctacaa ccagtgtttg gttcaggagt atagcactgg tcacggactt tccatgcata</text:span></text:p>
      <text:p text:style-name="P6"><text:soft-page-break/><text:s text:c="5"/><text:span text:style-name="T1">2401 </text:span><text:bookmark text:name="NC_003462.2_2401"/><text:span text:style-name="T1">aggatgatga gagcatttat gacatcaatc accaagtttt aacagttaat tattctggtg</text:span></text:p>
      <text:p text:style-name="P6"><text:s text:c="5"/><text:span text:style-name="T1">2461 </text:span><text:bookmark text:name="NC_003462.2_2461"/><text:span text:style-name="T1">atgccatttt ctgtatagag tgcctggggt caggtttcga aattccatta agcggacctc</text:span></text:p>
      <text:p text:style-name="P6"><text:s text:c="5"/><text:span text:style-name="T1">2521 </text:span><text:bookmark text:name="NC_003462.2_2521"/><text:span text:style-name="T1">aaatgcttct catgcctttt ggatttcaaa aggagcatag acatgggatc aaatcacctt</text:span></text:p>
      <text:p text:style-name="P6"><text:s text:c="5"/><text:span text:style-name="T1">2581 </text:span><text:bookmark text:name="NC_003462.2_2581"/><text:span text:style-name="T1">ctaaaggtag aatctctttg actttcaggc tgactaagga gggtgatagc caagtcccga</text:span></text:p>
      <text:p text:style-name="P6"><text:s text:c="5"/><text:span text:style-name="T1">2641 </text:span><text:bookmark text:name="NC_003462.2_2641"/><text:span text:style-name="T1">ttcaagaggt tgtaaccatt tgtgatcatg gtgactcaga tgatagggct gctctaaaag</text:span></text:p>
      <text:p text:style-name="P6"><text:s text:c="5"/><text:span text:style-name="T1">2701 </text:span><text:bookmark text:name="NC_003462.2_2701"/><text:span text:style-name="T1">ctttagagag gagaagtcat cagtctggag ggaggccagc agtggaatta gaggggcatg</text:span></text:p>
      <text:p text:style-name="P6"><text:s text:c="5"/><text:span text:style-name="T1">2761 </text:span><text:bookmark text:name="NC_003462.2_2761"/><text:span text:style-name="T1">agagggagaa ggtaaatagt gattcaagtg atagtgctcc agttcaagag ttcctaattc</text:span></text:p>
      <text:p text:style-name="P6"><text:s text:c="5"/><text:span text:style-name="T1">2821 </text:span><text:bookmark text:name="NC_003462.2_2821"/><text:span text:style-name="T1">aaattgattc ttcacttctt gagtatgctc ttaagagttt gtccgggctg tccaagaacg</text:span></text:p>
      <text:p text:style-name="P6"><text:s text:c="5"/><text:span text:style-name="T1">2881 </text:span><text:bookmark text:name="NC_003462.2_2881"/><text:span text:style-name="T1">ttgttaactg tgatatgtgt ttgtgcaata gcccatggct caagaatgag gaattgagat</text:span></text:p>
      <text:p text:style-name="P6"><text:s text:c="5"/><text:span text:style-name="T1">2941 </text:span><text:bookmark text:name="NC_003462.2_2941"/><text:span text:style-name="T1">tttcagaagc tttaagggat ttggcttttg ctcagggttt aatccaactg atcgattttc</text:span></text:p>
      <text:p text:style-name="P6"><text:s text:c="5"/><text:span text:style-name="T1">3001 </text:span><text:bookmark text:name="NC_003462.2_3001"/><text:span text:style-name="T1">tctgtctaaa ggtattgagg tgtgcggaag tgaatcggat aataagcgaa ctgccaaccc</text:span></text:p>
      <text:p text:style-name="P6"><text:s text:c="5"/><text:span text:style-name="T1">3061 </text:span><text:bookmark text:name="NC_003462.2_3061"/><text:span text:style-name="T1">acgtttttcc actcagagga actatgcata tagttgacct cgatgatgag agcatcagag</text:span></text:p>
      <text:p text:style-name="P6"><text:s text:c="5"/><text:span text:style-name="T1">3121 </text:span><text:bookmark text:name="NC_003462.2_3121"/><text:span text:style-name="T1">gggatgttaa ggaaggttcc ttttccggct tcaggaggtg gaaggtcatg agttgctcca</text:span></text:p>
      <text:p text:style-name="P6"><text:s text:c="5"/><text:span text:style-name="T1">3181 </text:span><text:bookmark text:name="NC_003462.2_3181"/><text:span text:style-name="T1">cagatcttat tatgttagcc tttttgaagc ccaaaatgac actaggtggt gagctccggt</text:span></text:p>
      <text:p text:style-name="P6"><text:s text:c="5"/><text:span text:style-name="T1">3241 </text:span><text:bookmark text:name="NC_003462.2_3241"/><text:span text:style-name="T1">ctcatgaaga tgaatgtgag ttgtcagatt tgactgaaaa acttcatggg tgttccgtaa</text:span></text:p>
      <text:p text:style-name="P6"><text:s text:c="5"/><text:span text:style-name="T1">3301 </text:span><text:bookmark text:name="NC_003462.2_3301"/><text:span text:style-name="T1">ttctgagcag gaagttcgaa cctgatcttt tccactcttt tgatgtcgag gcagatggga</text:span></text:p>
      <text:p text:style-name="P6"><text:s text:c="5"/><text:span text:style-name="T1">3361 </text:span><text:bookmark text:name="NC_003462.2_3361"/><text:span text:style-name="T1">attgcttttg gcattctgtg gggccattga ttggtgttga cggtgagtat ttaaagagga</text:span></text:p>
      <text:p text:style-name="P6"><text:s text:c="5"/><text:span text:style-name="T1">3421 </text:span><text:bookmark text:name="NC_003462.2_3421"/><text:span text:style-name="T1">tcctacatga ccaagctaaa aaggatgggg tcaaatgtcc aagattaagt aaacaattag</text:span></text:p>
      <text:p text:style-name="P6"><text:s text:c="5"/><text:span text:style-name="T1">3481 </text:span><text:bookmark text:name="NC_003462.2_3481"/><text:span text:style-name="T1">aagggaacac ctgggctgag agagaagcgg ttgcctattt ttgctcccac tatgggataa</text:span></text:p>
      <text:p text:style-name="P6"><text:s text:c="5"/><text:span text:style-name="T1">3541 </text:span><text:bookmark text:name="NC_003462.2_3541"/><text:span text:style-name="T1">gactgaatgt gctttacaca agagaggaat gcacctggat attcaagcct catgaggtgt</text:span></text:p>
      <text:p text:style-name="P6"><text:s text:c="5"/><text:span text:style-name="T1">3601 </text:span><text:bookmark text:name="NC_003462.2_3601"/><text:span text:style-name="T1">taaaggctgc aacattgatt tgtcaggata atcacttcaa accttgcatg ccagtgaacg</text:span></text:p>
      <text:p text:style-name="P6"><text:s text:c="5"/><text:span text:style-name="T1">3661 </text:span><text:bookmark text:name="NC_003462.2_3661"/><text:span text:style-name="T1">ggtgtgtaat tagggcaatt tcttccgcac ttaatcgcag ggaagttgat gttttggctg</text:span></text:p>
      <text:p text:style-name="P6"><text:s text:c="5"/><text:span text:style-name="T1">3721 </text:span><text:bookmark text:name="NC_003462.2_3721"/><text:span text:style-name="T1">tacttggcaa gcctgctcat gaggatctct ttgaagaagt tgcagaaggt agaggtttca</text:span></text:p>
      <text:p text:style-name="P6"><text:s text:c="5"/><text:span text:style-name="T1">3781 </text:span><text:bookmark text:name="NC_003462.2_3781"/><text:span text:style-name="T1">gcatctttga cctcaccaga ttattcgaga ttttctcaat ctgtggtagt gttgacactg</text:span></text:p>
      <text:p text:style-name="P6"><text:s text:c="5"/><text:span text:style-name="T1">3841 </text:span><text:bookmark text:name="NC_003462.2_3841"/><text:span text:style-name="T1">gtggggagtt gatcatggtt aatgaaaatg gaagaattcc tgcagaattc tctttggaga</text:span></text:p>
      <text:p text:style-name="P6"><text:s text:c="5"/><text:span text:style-name="T1">3901 </text:span><text:bookmark text:name="NC_003462.2_3901"/><text:span text:style-name="T1">aagagcactt ggcccacatt ccaaccctct caaggaggaa attcagccca atcgtctcag</text:span></text:p>
      <text:p text:style-name="P6"><text:s text:c="5"/><text:span text:style-name="T1">3961 </text:span><text:bookmark text:name="NC_003462.2_3961"/><text:span text:style-name="T1">atctgaatag agtctcaaat agtgcgatgc gtttcctggc tattaatggg gctgaagttg</text:span></text:p>
      <text:p text:style-name="P6"><text:s text:c="5"/><text:span text:style-name="T1">4021 </text:span><text:bookmark text:name="NC_003462.2_4021"/><text:span text:style-name="T1">actatagacc ttccattgat cgtgcctcaa ctctgcttga tagtttcgag attggtgcta</text:span></text:p>
      <text:p text:style-name="P6"><text:s text:c="5"/><text:span text:style-name="T1">4081 </text:span><text:bookmark text:name="NC_003462.2_4081"/><text:span text:style-name="T1">caggtgtcct ttgtcaggga attaaagagg cacagaaaga tttagcatcc aaattgattc</text:span></text:p>
      <text:p text:style-name="P6"><text:s text:c="5"/><text:span text:style-name="T1">4141 </text:span><text:bookmark text:name="NC_003462.2_4141"/><text:span text:style-name="T1">ctgaattggt ccatgagagg aaactgataa tgattcttgg aacgttcgga tgcggaaaga</text:span></text:p>
      <text:p text:style-name="P6"><text:s text:c="5"/><text:span text:style-name="T1">4201 </text:span><text:bookmark text:name="NC_003462.2_4201"/><text:span text:style-name="T1">gttccttatt caagaagttc attgagaagt cccctggaaa agccataact tttgtctcac</text:span></text:p>
      <text:p text:style-name="P6"><text:s text:c="5"/><text:span text:style-name="T1">4261 </text:span><text:bookmark text:name="NC_003462.2_4261"/><text:span text:style-name="T1">caaggaggtc acttgctgag tccattaatc atgatttggg actagcgcgt gtcggtggaa</text:span></text:p>
      <text:p text:style-name="P6"><text:s text:c="5"/><text:span text:style-name="T1">4321 </text:span><text:bookmark text:name="NC_003462.2_4321"/><text:span text:style-name="T1">agaagactgg gaagagtaag gatctgaaaa atgtgcgtgt caaaactttt gaattgttca</text:span></text:p>
      <text:p text:style-name="P6"><text:s text:c="5"/><text:span text:style-name="T1">4381 </text:span><text:bookmark text:name="NC_003462.2_4381"/><text:span text:style-name="T1">tccttcatct tgatagcatc aaggagggtc acactgttgt gatcgatgaa attcagctct</text:span></text:p>
      <text:p text:style-name="P6"><text:s text:c="5"/><text:span text:style-name="T1">4441 </text:span><text:bookmark text:name="NC_003462.2_4441"/><text:span text:style-name="T1">ttccgccagg ctatatagat ttgataattc ttgggttaaa gcctaatgtc aatattataa</text:span></text:p>
      <text:p text:style-name="P6"><text:s text:c="5"/><text:span text:style-name="T1">4501 </text:span><text:bookmark text:name="NC_003462.2_4501"/><text:span text:style-name="T1">tagctggtga cccttgtcaa agtgattatg actgcagctc agataggcac atctttgctg</text:span></text:p>
      <text:p text:style-name="P6"><text:s text:c="5"/><text:span text:style-name="T1">4561 </text:span><text:bookmark text:name="NC_003462.2_4561"/><text:span text:style-name="T1">gtagtgaaag tgatatcatg agaattctca gcgggcgaag ttacaagttc aatatcttga</text:span></text:p>
      <text:p text:style-name="P6"><text:s text:c="5"/><text:span text:style-name="T1">4621 </text:span><text:bookmark text:name="NC_003462.2_4621"/><text:span text:style-name="T1">gtcagaggtt ccggaatcca gtgttttacg gcagattgcc ttgcaacctc aataagaccc</text:span></text:p>
      <text:p text:style-name="P6"><text:s text:c="5"/><text:span text:style-name="T1">4681 </text:span><text:bookmark text:name="NC_003462.2_4681"/><text:span text:style-name="T1">gattgactct agatgaggag gagtacactc tttgggacag tatacaagag ttctcaatga</text:span></text:p>
      <text:p text:style-name="P6"><text:s text:c="5"/><text:span text:style-name="T1">4741 </text:span><text:bookmark text:name="NC_003462.2_4741"/><text:span text:style-name="T1">tgggtcgtaa ggattgtcca gttgtgctag tttcaagttt tgaggagaaa aagattgtcg</text:span></text:p>
      <text:p text:style-name="P6"><text:s text:c="5"/><text:span text:style-name="T1">4801 </text:span><text:bookmark text:name="NC_003462.2_4801"/><text:span text:style-name="T1">cagctcatct gggcctgaag atgaaatgta tcacgtacgg tgaatcaact gggttaaatt</text:span></text:p>
      <text:p text:style-name="P6"><text:s text:c="5"/><text:span text:style-name="T1">4861 </text:span><text:bookmark text:name="NC_003462.2_4861"/><text:span text:style-name="T1">tccagaaggg agcaatttta gtcacatatg agagtgctct tactagtgat cggcgttggt</text:span></text:p>
      <text:p text:style-name="P6"><text:s text:c="5"/><text:span text:style-name="T1">4921 </text:span><text:bookmark text:name="NC_003462.2_4921"/><text:span text:style-name="T1">ggactgccct ttcaaggttc agtcatgaca ttcacttcat taatggcatg ggcgtcacct</text:span></text:p>
      <text:p text:style-name="P6"><text:s text:c="5"/><text:span text:style-name="T1">4981 </text:span><text:bookmark text:name="NC_003462.2_4981"/><text:span text:style-name="T1">gggacaatgc aatcacccac tttgtgggta agccacttca caagttcttc acaaagaggg</text:span></text:p>
      <text:p text:style-name="P6"><text:s text:c="5"/><text:span text:style-name="T1">5041 </text:span><text:bookmark text:name="NC_003462.2_5041"/><text:span text:style-name="T1">catgtaacga tgacattatt gatctacttc ctggacggcc agaactcatt gaaggattcc</text:span></text:p>
      <text:p text:style-name="P6"><text:s text:c="5"/><text:span text:style-name="T1">5101 </text:span><text:bookmark text:name="NC_003462.2_5101"/><text:span text:style-name="T1">agagccaggt tggtgctgat gaaggtgtca gagaagctaa actagtgggt gatccatggt</text:span></text:p>
      <text:p text:style-name="P6"><text:s text:c="5"/><text:span text:style-name="T1">5161 </text:span><text:bookmark text:name="NC_003462.2_5161"/><text:span text:style-name="T1">taaagaccaa gatcttcctt gggcaaaatc ctgactttga aattgaaatc gcggatgagg</text:span></text:p>
      <text:p text:style-name="P6"><text:s text:c="5"/><text:span text:style-name="T1">5221 </text:span><text:bookmark text:name="NC_003462.2_5221"/><text:span text:style-name="T1">ttgaggcggc cgaggattgg ttcaagacgc acatcccaat catgagtctt gaggctgtga</text:span></text:p>
      <text:p text:style-name="P6"><text:s text:c="5"/><text:span text:style-name="T1">5281 </text:span><text:bookmark text:name="NC_003462.2_5281"/><text:span text:style-name="T1">gagctcagtg ggttcacaaa ttgatttcta gagaggatag ggagtttcgc attggtgaca</text:span></text:p>
      <text:p text:style-name="P6"><text:s text:c="5"/><text:span text:style-name="T1">5341 </text:span><text:bookmark text:name="NC_003462.2_5341"/><text:span text:style-name="T1">tcacaactga gcagttcact gatgatcaca gcaagaatcg tggtcaagag ttaactaatg</text:span></text:p>
      <text:p text:style-name="P6"><text:s text:c="5"/><text:span text:style-name="T1">5401 </text:span><text:bookmark text:name="NC_003462.2_5401"/><text:span text:style-name="T1">cggctgagcg ctatgaagct atatacccca ggcataaggg cactgatact gcaacatttc</text:span></text:p>
      <text:p text:style-name="P6"><text:s text:c="5"/><text:span text:style-name="T1">5461 </text:span><text:bookmark text:name="NC_003462.2_5461"/><text:span text:style-name="T1">ttatggcagt taagaagaga ttgagcttct cctcccctgc tgcagagcat gcaaaacttc</text:span></text:p>
      <text:p text:style-name="P6"><text:s text:c="5"/><text:span text:style-name="T1">5521 </text:span><text:bookmark text:name="NC_003462.2_5521"/><text:span text:style-name="T1">gaagagccaa acctttcggc aaattcctgc ttgacacctt tctgaaaaga gtgcctctga</text:span></text:p>
      <text:p text:style-name="P6"><text:s text:c="5"/><text:span text:style-name="T1">5581 </text:span><text:bookmark text:name="NC_003462.2_5581"/><text:span text:style-name="T1">atagcagtca tgatgaaaaa atgatgcagg aagctgttca tgcctttgag gaaaagaagt</text:span></text:p>
      <text:p text:style-name="P6"><text:s text:c="5"/><text:span text:style-name="T1">5641 </text:span><text:bookmark text:name="NC_003462.2_5641"/><text:span text:style-name="T1">tgtcaaaaag tatggccaca attgagaatc actctggaag gtcttgtgaa gattggccag</text:span></text:p>
      <text:p text:style-name="P6"><text:s text:c="5"/><text:span text:style-name="T1">5701 </text:span><text:bookmark text:name="NC_003462.2_5701"/><text:span text:style-name="T1">tggataaagc actcatcttc atgaagtccc aactttgcac caaatttgac aacaggttca</text:span></text:p>
      <text:p text:style-name="P6"><text:soft-page-break/><text:s text:c="5"/><text:span text:style-name="T1">5761 </text:span><text:bookmark text:name="NC_003462.2_5761"/><text:span text:style-name="T1">ggagtgccaa agct</text:span><text:bookmark-start text:name="__DdeLink__5302_3062245043"/><text:span text:style-name="T1">ggacag actcttgctt gctttcaaca ttcagttctt tgcagatttg</text:span></text:p>
      <text:p text:style-name="P6"><text:s text:c="5"/><text:span text:style-name="T1">5821 </text:span><text:bookmark text:name="NC_003462.2_5821"/><text:span text:style-name="T1">caccctacat gagatacatt gaatccaagg ttacagaggt gcttccaaaa aatctataca</text:span></text:p>
      <text:p text:style-name="P6"><text:s text:c="5"/><text:span text:style-name="T1">5881 </text:span><text:bookmark text:name="NC_003462.2_5881"/><text:span text:style-name="T1">ttcattctgg aaagaatatt gatgacctag cagcttgggt gactacaagt aaattcaatg</text:span></text:p>
      <text:p text:style-name="P6"><text:s text:c="5"/><text:span text:style-name="T1">5941 </text:span><text:bookmark text:name="NC_003462.2_5941"/><text:span text:style-name="T1">gtgtgtgcac cgagtctgat tatgaggcat ttgatgcctc gcaagatcat tttatcctgg</text:span></text:p>
      <text:p text:style-name="P6"><text:s text:c="5"/><text:span text:style-name="T1">6001 </text:span><text:bookmark text:name="NC_003462.2_6001"/><text:span text:style-name="T1">cttttgagct tgaagtcatg aaattcttgg gtttgccttc cgacctcatt gcggattaca</text:span></text:p>
      <text:p text:style-name="P6"><text:s text:c="5"/><text:span text:style-name="T1">6061 </text:span><text:bookmark text:name="NC_003462.2_6061"/><text:span text:style-name="T1">ccttcatcaa aacccatttg ggatccaaac taggaagttt tgccattatg cgcttcacag</text:span></text:p>
      <text:p text:style-name="P6"><text:s text:c="5"/><text:span text:style-name="T1">6121 </text:span><text:bookmark text:name="NC_003462.2_6121"/><text:span text:style-name="T1">gtga</text:span><text:bookmark-end text:name="__DdeLink__5302_3062245043"/><text:span text:style-name="T1">agcaag caccttcttg ttcaatacaa tggcaaatat gcttttcacc tttctcaggt</text:span></text:p>
      <text:p text:style-name="P6"><text:s text:c="5"/><text:span text:style-name="T1">6181 </text:span><text:bookmark text:name="NC_003462.2_6181"/><text:span text:style-name="T1">atgatctcaa tgggagggaa gcgatatgct ttgcgggtga tgacatgtgc gctaactcta</text:span></text:p>
      <text:p text:style-name="P6"><text:s text:c="5"/><text:span text:style-name="T1">6241 </text:span><text:bookmark text:name="NC_003462.2_6241"/><text:span text:style-name="T1">ggctcaaggt cacaaacagg ttctcaaatt ttcttgataa aattaagctt aaagctaagg</text:span></text:p>
      <text:p text:style-name="P6"><text:s text:c="5"/><text:span text:style-name="T1">6301 </text:span><text:bookmark text:name="NC_003462.2_6301"/><text:span text:style-name="T1">tgcaattcac tgctacgcca actttctgtg gatggggcct gtgtgaacat ggtgtattca</text:span></text:p>
      <text:p text:style-name="P6"><text:s text:c="5"/><text:span text:style-name="T1">6361 </text:span><text:bookmark text:name="NC_003462.2_6361"/><text:span text:style-name="T1">aaaaacctga tcttgtcctg gagagattgc aaattgctag agaaacaagg aacttggaaa</text:span></text:p>
      <text:p text:style-name="P6"><text:s text:c="5"/><text:span text:style-name="T1">6421 </text:span><text:bookmark text:name="NC_003462.2_6421"/><text:span text:style-name="T1">attgtattga taactatgct attgaagttt cttgcgcata caagatgggt gaaaatctca</text:span></text:p>
      <text:p text:style-name="P6"><text:s text:c="5"/><text:span text:style-name="T1">6481 </text:span><text:bookmark text:name="NC_003462.2_6481"/><text:span text:style-name="T1">atttgtacct aactccccaa gaggtggatg ctcattacaa ttgtgtgcgt ttcattgtgc</text:span></text:p>
      <text:p text:style-name="P6"><text:s text:c="5"/><text:span text:style-name="T1">6541 </text:span><text:bookmark text:name="NC_003462.2_6541"/><text:span text:style-name="T1">agcataatca tctcttaaaa tcaaacattc gtgatctttt caagggagag tctttgcctg</text:span></text:p>
      <text:p text:style-name="P6"><text:s text:c="5"/><text:span text:style-name="T1">6601 </text:span><text:bookmark text:name="NC_003462.2_6601"/><text:span text:style-name="T1">cttcatcttg acttcttcaa attcctttct agtttgttgc tttcaatctt gtgtgaatac</text:span></text:p>
      <text:p text:style-name="P6"><text:s text:c="5"/><text:span text:style-name="T1">6661 </text:span><text:bookmark text:name="NC_003462.2_6661"/><text:span text:style-name="T1">tttaggggtt tgttagttag catattaggt ttggctatag agtgtcaata atggaaactg</text:span></text:p>
      <text:p text:style-name="P6"><text:s text:c="5"/><text:span text:style-name="T1">6721 </text:span><text:bookmark text:name="NC_003462.2_6721"/><text:span text:style-name="T1">tgcttagttt gttgaatgaa tttggctttg agagaacagt tgaacctcta agtgacccca</text:span></text:p>
      <text:p text:style-name="P6"><text:s text:c="5"/><text:span text:style-name="T1">6781 </text:span><text:bookmark text:name="NC_003462.2_6781"/><text:span text:style-name="T1">tcgttgtgca tgcagttcct ggttctggaa aaaccacttt gataaagcaa gccttgattc</text:span></text:p>
      <text:p text:style-name="P6"><text:s text:c="5"/><text:span text:style-name="T1">6841 </text:span><text:bookmark text:name="NC_003462.2_6841"/><text:span text:style-name="T1">gaaataataa tattgaagct gtcacttttg gagtccctga gaaggccaac atccacggaa</text:span></text:p>
      <text:p text:style-name="P6"><text:s text:c="5"/><text:span text:style-name="T1">6901 </text:span><text:bookmark text:name="NC_003462.2_6901"/><text:span text:style-name="T1">catatatcaa gaaggctaga caaggacaaa gaggtagagg caattacagc attctagacg</text:span></text:p>
      <text:p text:style-name="P6"><text:s text:c="5"/><text:span text:style-name="T1">6961 </text:span><text:bookmark text:name="NC_003462.2_6961"/><text:span text:style-name="T1">aatacttgtc tggtgagtat tctacagggt tcaactgtct tttctctgac ccttaccaga</text:span></text:p>
      <text:p text:style-name="P6"><text:s text:c="5"/><text:span text:style-name="T1">7021 </text:span><text:bookmark text:name="NC_003462.2_7021"/><text:span text:style-name="T1">atcacgggga ttgcctaagg gctcatttca taggtcgctg ctcacaccga tttggcagac</text:span></text:p>
      <text:p text:style-name="P6"><text:s text:c="5"/><text:span text:style-name="T1">7081 </text:span><text:bookmark text:name="NC_003462.2_7081"/><text:span text:style-name="T1">aaactgttca gattctaagg gatcttggtt ataatattgc cagcagcaag gaagacattg</text:span></text:p>
      <text:p text:style-name="P6"><text:s text:c="5"/><text:span text:style-name="T1">7141 </text:span><text:bookmark text:name="NC_003462.2_7141"/><text:span text:style-name="T1">ttgagaaaaa gaacatcttt cagctgattg agccagaagg tgtcataatt tgcctggaga</text:span></text:p>
      <text:p text:style-name="P6"><text:s text:c="5"/><text:span text:style-name="T1">7201 </text:span><text:bookmark text:name="NC_003462.2_7201"/><text:span text:style-name="T1">aaggagttga ggactttctg aagtggcaca gtgttgagta caaattcccc tgtcaagttc</text:span></text:p>
      <text:p text:style-name="P6"><text:s text:c="5"/><text:span text:style-name="T1">7261 </text:span><text:bookmark text:name="NC_003462.2_7261"/><text:span text:style-name="T1">gaggtgcaac tttcgacatt gtcacgttca ttcacgaaaa accccttgag gagttggttg</text:span></text:p>
      <text:p text:style-name="P6"><text:s text:c="5"/><text:span text:style-name="T1">7321 </text:span><text:bookmark text:name="NC_003462.2_7321"/><text:span text:style-name="T1">gccctgacct atttgttgcc cttacccgcc acaggagcaa gcttgttctt gtgagtaact</text:span></text:p>
      <text:p text:style-name="P6"><text:s text:c="5"/><text:span text:style-name="T1">7381 </text:span><text:bookmark text:name="NC_003462.2_7381"/><text:span text:style-name="T1">agcatgcctt ttgctcaacc tccagattac tcaaagagcg tatttccaat tgctgtaggc</text:span></text:p>
      <text:p text:style-name="P6"><text:s text:c="5"/><text:span text:style-name="T1">7441 </text:span><text:bookmark text:name="NC_003462.2_7441"/><text:span text:style-name="T1">attgcagttg cagttgtgct gtttacatta actagaagta ccttgccaca agtgggcgat</text:span></text:p>
      <text:p text:style-name="P6"><text:s text:c="5"/><text:span text:style-name="T1">7501 </text:span><text:bookmark text:name="NC_003462.2_7501"/><text:span text:style-name="T1">aatattcata atttacctca cggaggtaat tatcaggacg gtacaaagag gataagctat</text:span></text:p>
      <text:p text:style-name="P6"><text:s text:c="5"/><text:span text:style-name="T1">7561 </text:span><text:bookmark text:name="NC_003462.2_7561"/><text:span text:style-name="T1">tgcggcccca gggattcttt tccaagtagc tccttaatat cttcgggaac tcccatgatc</text:span></text:p>
      <text:p text:style-name="P6"><text:s text:c="5"/><text:span text:style-name="T1">7621 </text:span><text:bookmark text:name="NC_003462.2_7621"/><text:span text:style-name="T1">ataggcataa tcatatttct gatatttgcg atctatgttt ccgagaagtg gtctaggtct</text:span></text:p>
      <text:p text:style-name="P6"><text:s text:c="5"/><text:span text:style-name="T1">7681 </text:span><text:bookmark text:name="NC_003462.2_7681"/><text:span text:style-name="T1">ggcagtcgcc gctgcagttg ttgcgtacct ggtgctcctg cttgcacagc aactgtacat</text:span></text:p>
      <text:p text:style-name="P6"><text:s text:c="5"/><text:span text:style-name="T1">7741 </text:span><text:bookmark text:name="NC_003462.2_7741"/><text:span text:style-name="T1">gagtaactcg agccaatgta ctatagttat cactggggag tcagtttctg ttgtaggttg</text:span></text:p>
      <text:p text:style-name="P6"><text:s text:c="5"/><text:span text:style-name="T1">7801 </text:span><text:bookmark text:name="NC_003462.2_7801"/><text:span text:style-name="T1">cgtttattct gaagctttta tagaactagt taaaggcctt aagccttatt accacccatt</text:span></text:p>
      <text:p text:style-name="P6"><text:s text:c="5"/><text:span text:style-name="T1">7861 </text:span><text:bookmark text:name="NC_003462.2_7861"/><text:span text:style-name="T1">aggttagggt gtagttgctt aatattatat aagtttgaga gtgttctact gtgtgtttaa</text:span></text:p>
      <text:p text:style-name="P6"><text:s text:c="5"/><text:span text:style-name="T1">7921 </text:span><text:bookmark text:name="NC_003462.2_7921"/><text:span text:style-name="T1">agtttaagtt tcaattgcaa taggtgcgtt caatcatgac ttccaatgga tcccagcctc</text:span></text:p>
      <text:p text:style-name="P6"><text:s text:c="5"/><text:span text:style-name="T1">7981 </text:span><text:bookmark text:name="NC_003462.2_7981"/><text:span text:style-name="T1">aagcttccac cccaatggtt tcagcagagg agcctgcagc tgcagcttca gtcccaaatt</text:span></text:p>
      <text:p text:style-name="P6"><text:s text:c="5"/><text:span text:style-name="T1">8041 </text:span><text:bookmark text:name="NC_003462.2_8041"/><text:span text:style-name="T1">ccaccccaat ggtttcagcg gaaggacctg ctgctgcagt ttcagctcca aattctagtg</text:span></text:p>
      <text:p text:style-name="P6"><text:s text:c="5"/><text:span text:style-name="T1">8101 </text:span><text:bookmark text:name="NC_003462.2_8101"/><text:span text:style-name="T1">tggttagttc agcccctgct agtgctccaa ctgccagtga gccagtcatc tctcaggtcc</text:span></text:p>
      <text:p text:style-name="P6"><text:s text:c="5"/><text:span text:style-name="T1">8161 </text:span><text:bookmark text:name="NC_003462.2_8161"/><text:span text:style-name="T1">aatcattagc tcctatagtt agtggctttg acccaaatct tcatgggcga ctgaccaatg</text:span></text:p>
      <text:p text:style-name="P6"><text:s text:c="5"/><text:span text:style-name="T1">8221 </text:span><text:bookmark text:name="NC_003462.2_8221"/><text:span text:style-name="T1">agcaaatgcg acaggcccag aatgaagctg ctatgcaagg ttatgaagag ggctcccgcc</text:span></text:p>
      <text:p text:style-name="P6"><text:s text:c="5"/><text:span text:style-name="T1">8281 </text:span><text:bookmark text:name="NC_003462.2_8281"/><text:span text:style-name="T1">gtaatccgcg tctcccatca agcacaactg ctcacaatga ctatgccagc atgaattcca</text:span></text:p>
      <text:p text:style-name="P6"><text:s text:c="5"/><text:span text:style-name="T1">8341 </text:span><text:bookmark text:name="NC_003462.2_8341"/><text:span text:style-name="T1">atccatttga aactggcact gcctatggtg gggcaccacg tgtgagtttt gggtcttacc</text:span></text:p>
      <text:p text:style-name="P6"><text:s text:c="5"/><text:span text:style-name="T1">8401 </text:span><text:bookmark text:name="NC_003462.2_8401"/><text:span text:style-name="T1">caacttttcc tggaagtgga agtgccagcg agccaaattc tcagaggatt tttcctcaac</text:span></text:p>
      <text:p text:style-name="P6"><text:s text:c="5"/><text:span text:style-name="T1">8461 </text:span><text:bookmark text:name="NC_003462.2_8461"/><text:span text:style-name="T1">aacatggagt aaaccctcca gctcacgctt ctgatcttgt gccacatcag gccacttcag</text:span></text:p>
      <text:p text:style-name="P6"><text:s text:c="5"/><text:span text:style-name="T1">8521 </text:span><text:bookmark text:name="NC_003462.2_8521"/><text:span text:style-name="T1">gtggaaatac tgggactccc ttcactctgg gcaatagagc gccaagaaat gccacagcaa</text:span></text:p>
      <text:p text:style-name="P6"><text:s text:c="5"/><text:span text:style-name="T1">8581 </text:span><text:bookmark text:name="NC_003462.2_8581"/><text:span text:style-name="T1">atactggggg aatgaggaga cgtcttgact ctgtgggtct taagaacatc aggtatgaac</text:span></text:p>
      <text:p text:style-name="P6"><text:s text:c="5"/><text:span text:style-name="T1">8641 </text:span><text:bookmark text:name="NC_003462.2_8641"/><text:span text:style-name="T1">cccaggctgg agttgtggcg agcaatcaaa agatcagagc agttggcgtt gcactcattg</text:span></text:p>
      <text:p text:style-name="P6"><text:s text:c="5"/><text:span text:style-name="T1">8701 </text:span><text:bookmark text:name="NC_003462.2_8701"/><text:span text:style-name="T1">gaatggggat ccccgagcat caactcacag aggtgggagt ttatctggct aggcattgcg</text:span></text:p>
      <text:p text:style-name="P6"><text:s text:c="5"/><text:span text:style-name="T1">8761 </text:span><text:bookmark text:name="NC_003462.2_8761"/><text:span text:style-name="T1">cagatgttgg cgcctcagac aagtctgcac tgttggggac tttccctggt tctgacatca</text:span></text:p>
      <text:p text:style-name="P6"><text:s text:c="5"/><text:span text:style-name="T1">8821 </text:span><text:bookmark text:name="NC_003462.2_8821"/><text:span text:style-name="T1">ctctagaaga ggttggaacc atgatcaagc aaactgaggg gtgtactttg aggcagtatt</text:span></text:p>
      <text:p text:style-name="P6"><text:s text:c="5"/><text:span text:style-name="T1">8881 </text:span><text:bookmark text:name="NC_003462.2_8881"/><text:span text:style-name="T1">gtgcctttta cgcaaagcat gtctggaacc tcatgctgca aactcaaagt ccaccagcca</text:span></text:p>
      <text:p text:style-name="P6"><text:s text:c="5"/><text:span text:style-name="T1">8941 </text:span><text:bookmark text:name="NC_003462.2_8941"/><text:span text:style-name="T1">attgggttgg caaagaattt aaattcgaga caaggtatgc agcttttgac ttcttctttg</text:span></text:p>
      <text:p text:style-name="P6"><text:s text:c="5"/><text:span text:style-name="T1">9001 </text:span><text:bookmark text:name="NC_003462.2_9001"/><text:span text:style-name="T1">gagttgagag taccgcatct cttgaaccag ctgatggcct aataaggctt ccaacccagg</text:span></text:p>
      <text:p text:style-name="P6"><text:s text:c="5"/><text:span text:style-name="T1">9061 </text:span><text:bookmark text:name="NC_003462.2_9061"/><text:span text:style-name="T1">ctgagagggt agccaatgcc acgagcaaag agatacaaat gtaccgcatc cgctccatgg</text:span></text:p>
      <text:p text:style-name="P6"><text:soft-page-break/><text:s text:c="5"/><text:span text:style-name="T1">9121 </text:span><text:bookmark text:name="NC_003462.2_9121"/><text:span text:style-name="T1">aaggtactca ggctgtgaac ttcggtgagg ttacaggggg aaagattgga cccaaacctg</text:span></text:p>
      <text:p text:style-name="P6"><text:s text:c="5"/><text:span text:style-name="T1">9181 </text:span><text:bookmark text:name="NC_003462.2_9181"/><text:span text:style-name="T1">ttttatccat caggaagtga ttagttaatt aattctcctg cattcaattt cagtacttat</text:span></text:p>
      <text:p text:style-name="P6"><text:s text:c="5"/><text:span text:style-name="T1">9241 </text:span><text:bookmark text:name="NC_003462.2_9241"/><text:span text:style-name="T1">gctttttagt aaagttgatc ccaacctaac cggggcggct atgtgtgtgt ttctttcatg</text:span></text:p>
      <text:p text:style-name="P6"><text:s text:c="5"/><text:span text:style-name="T1">9301 </text:span><text:bookmark text:name="NC_003462.2_9301"/><text:span text:style-name="T1">ctttagctta tttttgtttt aactagattt tc</text:span><text:bookmark-end text:name="__DdeLink__5294_3062245043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09:47:37.414739272</meta:creation-date>
    <dc:date>2019-04-02T12:04:31.716356689</dc:date>
    <meta:editing-duration>PT22M14S</meta:editing-duration>
    <meta:editing-cycles>4</meta:editing-cycles>
    <meta:generator>LibreOffice/6.1.4.2$Linux_X86_64 LibreOffice_project/10$Build-2</meta:generator>
    <meta:document-statistic meta:table-count="0" meta:image-count="0" meta:object-count="0" meta:page-count="27" meta:paragraph-count="1437" meta:word-count="9980" meta:character-count="106784" meta:non-whitespace-character-count="90971"/>
  </office:meta>
</office:document-meta>
</file>